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P16" style:parent-style-name="Normalny" style:family="paragraph">
      <style:paragraph-properties fo:text-align="justify" fo:line-height="150%"/>
    </style:style>
    <style:style style:name="T17" style:parent-style-name="Domyślnaczcionkaakapitu" style:family="text">
      <style:text-properties fo:background-color="#80FFFF"/>
    </style:style>
    <style:style style:name="T18" style:parent-style-name="Domyślnaczcionkaakapitu" style:family="text">
      <style:text-properties style:text-underline-type="single" style:text-underline-style="solid" style:text-underline-width="auto" style:text-underline-mode="continuous"/>
    </style:style>
    <style:style style:name="P19" style:parent-style-name="Normalny" style:family="paragraph">
      <style:paragraph-properties fo:text-align="justify" fo:line-height="150%"/>
    </style:style>
    <style:style style:name="T20" style:parent-style-name="Domyślnaczcionkaakapitu" style:family="text">
      <style:text-properties style:text-underline-type="single" style:text-underline-style="solid" style:text-underline-width="auto" style:text-underline-mode="continuous"/>
    </style:style>
    <style:style style:name="T21" style:parent-style-name="Domyślnaczcionkaakapitu" style:family="text">
      <style:text-properties fo:background-color="#80FFFF" style:text-underline-type="single" style:text-underline-style="solid" style:text-underline-width="auto" style:text-underline-mode="continuous"/>
    </style:style>
    <style:style style:name="P22" style:parent-style-name="Normalny" style:family="paragraph">
      <style:paragraph-properties fo:text-align="justify" fo:line-height="150%" fo:text-indent="0.2479in"/>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P28" style:parent-style-name="Normalny" style:family="paragraph">
      <style:paragraph-properties fo:text-align="justify" fo:line-height="150%" fo:text-indent="0.2479in"/>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479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P45" style:parent-style-name="Normalny" style:family="paragraph">
      <style:paragraph-properties fo:text-align="justify" fo:line-height="150%" fo:text-indent="0.2479in"/>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style:style>
    <style:style style:name="T48" style:parent-style-name="Domyślnaczcionkaakapitu" style:family="text">
      <style:text-properties style:text-underline-type="single" style:text-underline-style="solid" style:text-underline-width="auto" style:text-underline-mode="continuous"/>
    </style:style>
    <style:style style:name="P49" style:parent-style-name="Normalny" style:family="paragraph">
      <style:paragraph-properties fo:text-align="justify" fo:line-height="150%" fo:text-indent="0.2479in"/>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style:style>
    <style:style style:name="T59" style:parent-style-name="Domyślnaczcionkaakapitu" style:family="text">
      <style:text-properties style:text-underline-type="single" style:text-underline-style="solid" style:text-underline-width="auto" style:text-underline-mode="continuous"/>
    </style:style>
    <style:style style:name="P60" style:parent-style-name="Normalny" style:family="paragraph">
      <style:paragraph-properties fo:text-align="justify" fo:line-height="150%" fo:text-indent="0.2479in"/>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479in"/>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479in"/>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P73" style:parent-style-name="Normalny" style:family="paragraph">
      <style:paragraph-properties fo:text-align="justify" fo:line-height="150%"/>
    </style:style>
    <style:style style:name="T74" style:parent-style-name="Domyślnaczcionkaakapitu" style:family="text">
      <style:text-properties fo:background-color="#80FFFF" style:text-underline-type="single" style:text-underline-style="solid" style:text-underline-width="auto" style:text-underline-mode="continuous"/>
    </style:style>
    <style:style style:name="T75" style:parent-style-name="Domyślnaczcionkaakapitu" style:family="text">
      <style:text-properties style:text-underline-type="single" style:text-underline-style="solid" style:text-underline-width="auto" style:text-underline-mode="continuous"/>
    </style:style>
    <style:style style:name="T76" style:parent-style-name="Domyślnaczcionkaakapitu" style:family="text">
      <style:text-properties fo:background-color="#80FFFF" style:text-underline-type="single" style:text-underline-style="solid" style:text-underline-width="auto" style:text-underline-mode="continuous"/>
    </style:style>
    <style:style style:name="T77" style:parent-style-name="Domyślnaczcionkaakapitu" style:family="text">
      <style:text-properties style:text-underline-type="single" style:text-underline-style="solid" style:text-underline-width="auto" style:text-underline-mode="continuous"/>
    </style:style>
    <style:style style:name="T78" style:parent-style-name="Domyślnaczcionkaakapitu" style:family="text">
      <style:text-properties fo:background-color="#80FFFF" style:text-underline-type="single" style:text-underline-style="solid" style:text-underline-width="auto" style:text-underline-mode="continuous"/>
    </style:style>
    <style:style style:name="T79" style:parent-style-name="Domyślnaczcionkaakapitu" style:family="text">
      <style:text-properties style:text-underline-type="single" style:text-underline-style="solid" style:text-underline-width="auto" style:text-underline-mode="continuous"/>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style:style>
    <style:style style:name="T88" style:parent-style-name="Domyślnaczcionkaakapitu" style:family="text">
      <style:text-properties style:text-underline-type="single" style:text-underline-style="solid" style:text-underline-width="auto" style:text-underline-mode="continuous"/>
    </style:style>
    <style:style style:name="T89" style:parent-style-name="Domyślnaczcionkaakapitu" style:family="text">
      <style:text-properties fo:background-color="#80FFFF" style:text-underline-type="single" style:text-underline-style="solid" style:text-underline-width="auto" style:text-underline-mode="continuous"/>
    </style:style>
    <style:style style:name="P90" style:parent-style-name="Normalny" style:family="paragraph">
      <style:paragraph-properties fo:text-align="justify" fo:line-height="150%" fo:text-indent="0.2479in"/>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style:style>
    <style:style style:name="T93" style:parent-style-name="Domyślnaczcionkaakapitu" style:family="text">
      <style:text-properties style:text-underline-type="single" style:text-underline-style="solid" style:text-underline-width="auto" style:text-underline-mode="continuous"/>
    </style:style>
    <style:style style:name="P94" style:parent-style-name="Normalny" style:family="paragraph">
      <style:paragraph-properties fo:text-align="justify" fo:line-height="150%" fo:text-indent="0.2479in"/>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fo:text-indent="0.2479in"/>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479in"/>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479in"/>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fo:text-indent="0.2479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479in"/>
    </style:style>
    <style:style style:name="P119" style:parent-style-name="Normalny" style:family="paragraph">
      <style:paragraph-properties fo:text-align="justify" fo:line-height="150%" fo:text-indent="0.2479in"/>
    </style:style>
    <style:style style:name="P120" style:parent-style-name="Normalny" style:family="paragraph">
      <style:paragraph-properties fo:text-align="justify" fo:line-height="150%"/>
    </style:style>
    <style:style style:name="T121" style:parent-style-name="Domyślnaczcionkaakapitu" style:family="text">
      <style:text-properties style:text-underline-type="single" style:text-underline-style="solid" style:text-underline-width="auto" style:text-underline-mode="continuous"/>
    </style:style>
    <style:style style:name="T122" style:parent-style-name="Domyślnaczcionkaakapitu" style:family="text">
      <style:text-properties fo:background-color="#80FFFF" style:text-underline-type="single" style:text-underline-style="solid" style:text-underline-width="auto" style:text-underline-mode="continuous"/>
    </style:style>
    <style:style style:name="T123" style:parent-style-name="Domyślnaczcionkaakapitu" style:family="text">
      <style:text-properties style:text-underline-type="single" style:text-underline-style="solid" style:text-underline-width="auto" style:text-underline-mode="continuous"/>
    </style:style>
    <style:style style:name="P124" style:parent-style-name="Normalny" style:family="paragraph">
      <style:paragraph-properties fo:text-align="justify" fo:line-height="150%" fo:text-indent="0.2479in"/>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479in"/>
    </style:style>
    <style:style style:name="P127" style:parent-style-name="Normalny" style:family="paragraph">
      <style:paragraph-properties fo:text-align="justify" fo:line-height="150%"/>
    </style:style>
    <style:style style:name="T128" style:parent-style-name="Domyślnaczcionkaakapitu" style:family="text">
      <style:text-properties style:text-underline-type="single" style:text-underline-style="solid" style:text-underline-width="auto" style:text-underline-mode="continuous"/>
    </style:style>
    <style:style style:name="T129" style:parent-style-name="Domyślnaczcionkaakapitu" style:family="text">
      <style:text-properties fo:background-color="#80FFFF" style:text-underline-type="single" style:text-underline-style="solid" style:text-underline-width="auto" style:text-underline-mode="continuous"/>
    </style:style>
    <style:style style:name="T130" style:parent-style-name="Domyślnaczcionkaakapitu" style:family="text">
      <style:text-properties style:text-underline-type="single" style:text-underline-style="solid" style:text-underline-width="auto" style:text-underline-mode="continuous"/>
    </style:style>
    <style:style style:name="T131" style:parent-style-name="Domyślnaczcionkaakapitu" style:family="text">
      <style:text-properties style:text-underline-type="single" style:text-underline-style="solid" style:text-underline-width="auto" style:text-underline-mode="continuous"/>
    </style:style>
    <style:style style:name="T132" style:parent-style-name="Domyślnaczcionkaakapitu" style:family="text">
      <style:text-properties style:text-underline-type="single" style:text-underline-style="solid" style:text-underline-width="auto" style:text-underline-mode="continuous"/>
    </style:style>
    <style:style style:name="P133" style:parent-style-name="Normalny" style:family="paragraph">
      <style:paragraph-properties fo:text-align="justify" fo:line-height="150%" fo:text-indent="0.2479in"/>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style:style>
    <style:style style:name="T138" style:parent-style-name="Domyślnaczcionkaakapitu" style:family="text">
      <style:text-properties style:text-underline-type="single" style:text-underline-style="solid" style:text-underline-width="auto" style:text-underline-mode="continuous"/>
    </style:style>
    <style:style style:name="T139" style:parent-style-name="Domyślnaczcionkaakapitu" style:family="text">
      <style:text-properties fo:background-color="#80FFFF" style:text-underline-type="single" style:text-underline-style="solid" style:text-underline-width="auto" style:text-underline-mode="continuous"/>
    </style:style>
    <style:style style:name="T140" style:parent-style-name="Domyślnaczcionkaakapitu" style:family="text">
      <style:text-properties style:text-underline-type="single" style:text-underline-style="solid" style:text-underline-width="auto" style:text-underline-mode="continuous"/>
    </style:style>
    <style:style style:name="T141" style:parent-style-name="Domyślnaczcionkaakapitu" style:family="text">
      <style:text-properties fo:background-color="#80FFFF" style:text-underline-type="single" style:text-underline-style="solid" style:text-underline-width="auto" style:text-underline-mode="continuous"/>
    </style:style>
    <style:style style:name="P142" style:parent-style-name="Normalny" style:family="paragraph">
      <style:paragraph-properties fo:text-align="justify" fo:line-height="150%" fo:text-indent="0.2479in"/>
    </style:style>
    <style:style style:name="P143" style:parent-style-name="Normalny" style:family="paragraph">
      <style:paragraph-properties fo:text-align="justify" fo:line-height="150%"/>
    </style:style>
    <style:style style:name="T144" style:parent-style-name="Domyślnaczcionkaakapitu" style:family="text">
      <style:text-properties style:text-underline-type="single" style:text-underline-style="solid" style:text-underline-width="auto" style:text-underline-mode="continuous"/>
    </style:style>
    <style:style style:name="T145" style:parent-style-name="Domyślnaczcionkaakapitu" style:family="text">
      <style:text-properties fo:background-color="#80FFFF" style:text-underline-type="single" style:text-underline-style="solid" style:text-underline-width="auto" style:text-underline-mode="continuous"/>
    </style:style>
    <style:style style:name="T146" style:parent-style-name="Domyślnaczcionkaakapitu" style:family="text">
      <style:text-properties style:text-underline-type="single" style:text-underline-style="solid" style:text-underline-width="auto" style:text-underline-mode="continuous"/>
    </style:style>
    <style:style style:name="P147" style:parent-style-name="Normalny" style:family="paragraph">
      <style:paragraph-properties fo:text-align="justify" fo:line-height="150%" fo:text-indent="0.2479in"/>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P151" style:parent-style-name="Normalny" style:family="paragraph">
      <style:paragraph-properties fo:text-align="justify" fo:line-height="150%" fo:text-indent="0.2479in"/>
    </style:style>
    <style:style style:name="P152" style:parent-style-name="Normalny" style:family="paragraph">
      <style:paragraph-properties fo:text-align="justify" fo:line-height="150%"/>
    </style:style>
    <style:style style:name="T153" style:parent-style-name="Domyślnaczcionkaakapitu" style:family="text">
      <style:text-properties style:text-underline-type="single" style:text-underline-style="solid" style:text-underline-width="auto" style:text-underline-mode="continuous"/>
    </style:style>
    <style:style style:name="P154" style:parent-style-name="Normalny" style:family="paragraph">
      <style:paragraph-properties fo:text-align="justify" fo:line-height="150%" fo:text-indent="0.2479in"/>
    </style:style>
    <style:style style:name="P155" style:parent-style-name="Normalny" style:family="paragraph">
      <style:paragraph-properties fo:text-align="justify" fo:line-height="150%" fo:text-indent="0.2479in"/>
    </style:style>
    <style:style style:name="P156" style:parent-style-name="Normalny" style:family="paragraph">
      <style:paragraph-properties fo:text-align="justify" fo:line-height="150%">
        <style:tab-stops>
          <style:tab-stop style:type="left" style:position="3.275in"/>
        </style:tab-stops>
      </style:paragraph-properties>
    </style:style>
    <style:style style:name="T157" style:parent-style-name="Domyślnaczcionkaakapitu" style:family="text">
      <style:text-properties style:text-underline-type="single" style:text-underline-style="solid" style:text-underline-width="auto" style:text-underline-mode="continuous"/>
    </style:style>
    <style:style style:name="T158" style:parent-style-name="Domyślnaczcionkaakapitu" style:family="text">
      <style:text-properties fo:background-color="#80FFFF" style:text-underline-type="single" style:text-underline-style="solid" style:text-underline-width="auto" style:text-underline-mode="continuous"/>
    </style:style>
    <style:style style:name="T159" style:parent-style-name="Domyślnaczcionkaakapitu" style:family="text">
      <style:text-properties style:text-underline-type="single" style:text-underline-style="solid" style:text-underline-width="auto" style:text-underline-mode="continuous"/>
    </style:style>
    <style:style style:name="P160" style:parent-style-name="Normalny" style:family="paragraph">
      <style:paragraph-properties fo:text-align="justify" fo:line-height="150%" fo:text-indent="0.2479in">
        <style:tab-stops>
          <style:tab-stop style:type="left" style:position="3.275in"/>
        </style:tab-stops>
      </style:paragraph-properties>
    </style:style>
    <style:style style:name="P161" style:parent-style-name="Normalny" style:family="paragraph">
      <style:paragraph-properties fo:text-align="justify" fo:line-height="150%" fo:text-indent="0.2479in"/>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fo:text-indent="0.2479in"/>
    </style:style>
    <style:style style:name="P165" style:parent-style-name="Normalny" style:family="paragraph">
      <style:paragraph-properties fo:text-align="justify" fo:line-height="150%" fo:text-indent="0.2479in"/>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style:style>
    <style:style style:name="T175" style:parent-style-name="Domyślnaczcionkaakapitu" style:family="text">
      <style:text-properties style:text-underline-type="single" style:text-underline-style="solid" style:text-underline-width="auto" style:text-underline-mode="continuous"/>
    </style:style>
    <style:style style:name="T176" style:parent-style-name="Domyślnaczcionkaakapitu" style:family="text">
      <style:text-properties fo:background-color="#80FFFF" style:text-underline-type="single" style:text-underline-style="solid" style:text-underline-width="auto" style:text-underline-mode="continuous"/>
    </style:style>
    <style:style style:name="T177" style:parent-style-name="Domyślnaczcionkaakapitu" style:family="text">
      <style:text-properties style:text-underline-type="single" style:text-underline-style="solid" style:text-underline-width="auto" style:text-underline-mode="continuous"/>
    </style:style>
    <style:style style:name="T178" style:parent-style-name="Domyślnaczcionkaakapitu" style:family="text">
      <style:text-properties fo:background-color="#80FFFF" style:text-underline-type="single" style:text-underline-style="solid" style:text-underline-width="auto" style:text-underline-mode="continuous"/>
    </style:style>
    <style:style style:name="T179" style:parent-style-name="Domyślnaczcionkaakapitu" style:family="text">
      <style:text-properties style:text-underline-type="single" style:text-underline-style="solid" style:text-underline-width="auto" style:text-underline-mode="continuous"/>
    </style:style>
    <style:style style:name="T180" style:parent-style-name="Domyślnaczcionkaakapitu" style:family="text">
      <style:text-properties fo:background-color="#80FFFF" style:text-underline-type="single" style:text-underline-style="solid" style:text-underline-width="auto" style:text-underline-mode="continuous"/>
    </style:style>
    <style:style style:name="T181" style:parent-style-name="Domyślnaczcionkaakapitu" style:family="text">
      <style:text-properties style:text-underline-type="single" style:text-underline-style="solid" style:text-underline-width="auto" style:text-underline-mode="continuous"/>
    </style:style>
    <style:style style:name="T182" style:parent-style-name="Domyślnaczcionkaakapitu" style:family="text">
      <style:text-properties fo:background-color="#80FFFF" style:text-underline-type="single" style:text-underline-style="solid" style:text-underline-width="auto" style:text-underline-mode="continuous"/>
    </style:style>
    <style:style style:name="P183" style:parent-style-name="Normalny" style:family="paragraph">
      <style:paragraph-properties fo:text-align="justify" fo:line-height="150%" fo:text-indent="0.2479in"/>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style:style>
    <style:style style:name="T186" style:parent-style-name="Domyślnaczcionkaakapitu" style:family="text">
      <style:text-properties style:text-underline-type="single" style:text-underline-style="solid" style:text-underline-width="auto" style:text-underline-mode="continuous"/>
    </style:style>
    <style:style style:name="P187" style:parent-style-name="Normalny" style:family="paragraph">
      <style:paragraph-properties fo:text-align="justify" fo:line-height="150%" fo:text-indent="0.2479in"/>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style:style>
    <style:style style:name="T190" style:parent-style-name="Domyślnaczcionkaakapitu" style:family="text">
      <style:text-properties style:text-underline-type="single" style:text-underline-style="solid" style:text-underline-width="auto" style:text-underline-mode="continuous"/>
    </style:style>
    <style:style style:name="P191" style:parent-style-name="Normalny" style:family="paragraph">
      <style:paragraph-properties fo:text-align="justify" fo:line-height="150%" fo:text-indent="0.2479in"/>
    </style:style>
    <style:style style:name="P192" style:parent-style-name="Normalny" style:family="paragraph">
      <style:paragraph-properties fo:text-align="justify" fo:line-height="150%"/>
    </style:style>
    <style:style style:name="T193" style:parent-style-name="Domyślnaczcionkaakapitu" style:family="text">
      <style:text-properties fo:background-color="#80FFFF" style:text-underline-type="single" style:text-underline-style="solid" style:text-underline-width="auto" style:text-underline-mode="continuous"/>
    </style:style>
    <style:style style:name="T194" style:parent-style-name="Domyślnaczcionkaakapitu" style:family="text">
      <style:text-properties style:text-underline-type="single" style:text-underline-style="solid" style:text-underline-width="auto" style:text-underline-mode="continuous"/>
    </style:style>
    <style:style style:name="T195" style:parent-style-name="Domyślnaczcionkaakapitu" style:family="text">
      <style:text-properties fo:background-color="#80FFFF"/>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fo:text-indent="0.2479in"/>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fo:text-indent="0.2479in"/>
    </style:style>
    <style:style style:name="P208" style:parent-style-name="Normalny" style:family="paragraph">
      <style:paragraph-properties fo:text-align="justify" fo:line-height="150%" fo:text-indent="0.2479in"/>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P212" style:parent-style-name="Normalny" style:family="paragraph">
      <style:paragraph-properties fo:text-align="justify" fo:line-height="150%"/>
    </style:style>
    <style:style style:name="T213" style:parent-style-name="Domyślnaczcionkaakapitu" style:family="text">
      <style:text-properties style:text-underline-type="single" style:text-underline-style="solid" style:text-underline-width="auto" style:text-underline-mode="continuous"/>
    </style:style>
    <style:style style:name="T214" style:parent-style-name="Domyślnaczcionkaakapitu" style:family="text">
      <style:text-properties fo:background-color="#80FFFF" style:text-underline-type="single" style:text-underline-style="solid" style:text-underline-width="auto" style:text-underline-mode="continuous"/>
    </style:style>
    <style:style style:name="T215" style:parent-style-name="Domyślnaczcionkaakapitu" style:family="text">
      <style:text-properties style:text-underline-type="single" style:text-underline-style="solid" style:text-underline-width="auto" style:text-underline-mode="continuous"/>
    </style:style>
    <style:style style:name="T216" style:parent-style-name="Domyślnaczcionkaakapitu" style:family="text">
      <style:text-properties fo:background-color="#80FFFF" style:text-underline-type="single" style:text-underline-style="solid" style:text-underline-width="auto" style:text-underline-mode="continuous"/>
    </style:style>
    <style:style style:name="T217" style:parent-style-name="Domyślnaczcionkaakapitu" style:family="text">
      <style:text-properties style:text-underline-type="single" style:text-underline-style="solid" style:text-underline-width="auto" style:text-underline-mode="continuous"/>
    </style:style>
    <style:style style:name="T218" style:parent-style-name="Domyślnaczcionkaakapitu" style:family="text">
      <style:text-properties fo:background-color="#80FFFF" style:text-underline-type="single" style:text-underline-style="solid" style:text-underline-width="auto" style:text-underline-mode="continuous"/>
    </style:style>
    <style:style style:name="T219" style:parent-style-name="Domyślnaczcionkaakapitu" style:family="text">
      <style:text-properties style:text-underline-type="single" style:text-underline-style="solid" style:text-underline-width="auto" style:text-underline-mode="continuous"/>
    </style:style>
    <style:style style:name="T220" style:parent-style-name="Domyślnaczcionkaakapitu" style:family="text">
      <style:text-properties fo:background-color="#80FFFF" style:text-underline-type="single" style:text-underline-style="solid" style:text-underline-width="auto" style:text-underline-mode="continuous"/>
    </style:style>
    <style:style style:name="P221" style:parent-style-name="Normalny" style:family="paragraph">
      <style:paragraph-properties fo:text-align="justify" fo:line-height="150%" fo:text-indent="0.2479in"/>
    </style:style>
    <style:style style:name="P222" style:parent-style-name="Normalny" style:family="paragraph">
      <style:paragraph-properties fo:text-align="justify" fo:line-height="150%" fo:text-indent="0.2479in"/>
    </style:style>
    <style:style style:name="P223" style:parent-style-name="Normalny" style:family="paragraph">
      <style:paragraph-properties fo:text-align="justify" fo:line-height="150%" fo:text-indent="0.2479in"/>
    </style:style>
    <style:style style:name="P224" style:parent-style-name="Normalny" style:family="paragraph">
      <style:paragraph-properties fo:text-align="justify" fo:line-height="150%"/>
    </style:style>
    <style:style style:name="T225" style:parent-style-name="Domyślnaczcionkaakapitu" style:family="text">
      <style:text-properties fo:background-color="#80FFFF" style:text-underline-type="single" style:text-underline-style="solid" style:text-underline-width="auto" style:text-underline-mode="continuous"/>
    </style:style>
    <style:style style:name="T226" style:parent-style-name="Domyślnaczcionkaakapitu" style:family="text">
      <style:text-properties style:text-underline-type="single" style:text-underline-style="solid" style:text-underline-width="auto" style:text-underline-mode="continuous"/>
    </style:style>
    <style:style style:name="T227" style:parent-style-name="Domyślnaczcionkaakapitu" style:family="text">
      <style:text-properties fo:background-color="#80FFFF" style:text-underline-type="single" style:text-underline-style="solid" style:text-underline-width="auto" style:text-underline-mode="continuous"/>
    </style:style>
    <style:style style:name="T228" style:parent-style-name="Domyślnaczcionkaakapitu" style:family="text">
      <style:text-properties style:text-underline-type="single" style:text-underline-style="solid" style:text-underline-width="auto" style:text-underline-mode="continuous"/>
    </style:style>
    <style:style style:name="T229" style:parent-style-name="Domyślnaczcionkaakapitu" style:family="text">
      <style:text-properties fo:background-color="#80FFFF" style:text-underline-type="single" style:text-underline-style="solid" style:text-underline-width="auto" style:text-underline-mode="continuous"/>
    </style:style>
    <style:style style:name="T230" style:parent-style-name="Domyślnaczcionkaakapitu" style:family="text">
      <style:text-properties style:text-underline-type="single" style:text-underline-style="solid" style:text-underline-width="auto" style:text-underline-mode="continuous"/>
    </style:style>
    <style:style style:name="P231" style:parent-style-name="Normalny" style:family="paragraph">
      <style:paragraph-properties fo:text-align="justify" fo:line-height="150%" fo:text-indent="0.2479in"/>
    </style:style>
    <style:style style:name="P232" style:parent-style-name="Normalny" style:family="paragraph">
      <style:paragraph-properties fo:text-align="justify" fo:line-height="150%" fo:text-indent="0.2479in"/>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479in"/>
    </style:style>
    <style:style style:name="P237" style:parent-style-name="Normalny" style:family="paragraph">
      <style:paragraph-properties fo:text-align="justify" fo:line-height="150%" fo:text-indent="0.2479in"/>
    </style:style>
    <style:style style:name="P238" style:parent-style-name="Normalny" style:family="paragraph">
      <style:paragraph-properties fo:text-align="justify" fo:line-height="150%" fo:text-indent="0.2479in"/>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479in"/>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479in">
        <style:tab-stops>
          <style:tab-stop style:type="left" style:position="4.9152in"/>
        </style:tab-stops>
      </style:paragraph-properties>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479in"/>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P298" style:parent-style-name="Normalny" style:family="paragraph">
      <style:paragraph-properties fo:text-align="justify" fo:line-height="150%"/>
    </style:style>
    <style:style style:name="T299" style:parent-style-name="Domyślnaczcionkaakapitu" style:family="text">
      <style:text-properties style:text-underline-type="single" style:text-underline-style="solid" style:text-underline-width="auto" style:text-underline-mode="continuous"/>
    </style:style>
    <style:style style:name="P300" style:parent-style-name="Normalny" style:family="paragraph">
      <style:paragraph-properties fo:text-align="justify" fo:line-height="150%" fo:text-indent="0.2479in"/>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style:style>
    <style:style style:name="T304" style:parent-style-name="Domyślnaczcionkaakapitu" style:family="text">
      <style:text-properties style:text-underline-type="single" style:text-underline-style="solid" style:text-underline-width="auto" style:text-underline-mode="continuous"/>
    </style:style>
    <style:style style:name="T305" style:parent-style-name="Domyślnaczcionkaakapitu" style:family="text">
      <style:text-properties fo:background-color="#80FFFF" style:text-underline-type="single" style:text-underline-style="solid" style:text-underline-width="auto" style:text-underline-mode="continuous"/>
    </style:style>
    <style:style style:name="T306" style:parent-style-name="Domyślnaczcionkaakapitu" style:family="text">
      <style:text-properties style:text-underline-type="single" style:text-underline-style="solid" style:text-underline-width="auto" style:text-underline-mode="continuous"/>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479in"/>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fo:text-indent="0.2479in"/>
    </style:style>
    <style:style style:name="T325" style:parent-style-name="Domyślnaczcionkaakapitu" style:family="text">
      <style:text-properties fo:background-color="#80FFFF"/>
    </style:style>
    <style:style style:name="P326" style:parent-style-name="Normalny" style:family="paragraph">
      <style:paragraph-properties fo:text-align="justify" fo:line-height="150%" fo:text-indent="0.2479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fo:text-indent="0.2479in"/>
    </style:style>
    <style:style style:name="P342" style:parent-style-name="Normalny" style:family="paragraph">
      <style:paragraph-properties fo:text-align="justify" fo:line-height="150%"/>
    </style:style>
    <style:style style:name="T343" style:parent-style-name="Domyślnaczcionkaakapitu" style:family="text">
      <style:text-properties style:text-underline-type="single" style:text-underline-style="solid" style:text-underline-width="auto" style:text-underline-mode="continuous"/>
    </style:style>
    <style:style style:name="P344" style:parent-style-name="Normalny" style:family="paragraph">
      <style:paragraph-properties fo:text-align="justify" fo:line-height="150%" fo:text-indent="0.2479in"/>
    </style:style>
    <style:style style:name="P345" style:parent-style-name="Normalny" style:family="paragraph">
      <style:paragraph-properties fo:text-align="justify" fo:line-height="150%"/>
    </style:style>
    <style:style style:name="T346" style:parent-style-name="Domyślnaczcionkaakapitu" style:family="text">
      <style:text-properties style:text-underline-type="single" style:text-underline-style="solid" style:text-underline-width="auto" style:text-underline-mode="continuous"/>
    </style:style>
    <style:style style:name="T347" style:parent-style-name="Domyślnaczcionkaakapitu" style:family="text">
      <style:text-properties fo:background-color="#80FFFF" style:text-underline-type="single" style:text-underline-style="solid" style:text-underline-width="auto" style:text-underline-mode="continuous"/>
    </style:style>
    <style:style style:name="T348" style:parent-style-name="Domyślnaczcionkaakapitu" style:family="text">
      <style:text-properties style:text-underline-type="single" style:text-underline-style="solid" style:text-underline-width="auto" style:text-underline-mode="continuous"/>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P353" style:parent-style-name="Normalny" style:family="paragraph">
      <style:paragraph-properties fo:text-align="justify" fo:line-height="150%"/>
    </style:style>
    <style:style style:name="T354" style:parent-style-name="Domyślnaczcionkaakapitu" style:family="text">
      <style:text-properties style:text-underline-type="single" style:text-underline-style="solid" style:text-underline-width="auto" style:text-underline-mode="continuous"/>
    </style:style>
    <style:style style:name="P355" style:parent-style-name="Normalny" style:family="paragraph">
      <style:paragraph-properties fo:text-align="justify" fo:line-height="150%" fo:text-indent="0.2479in"/>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style:style>
    <style:style style:name="T361" style:parent-style-name="Domyślnaczcionkaakapitu" style:family="text">
      <style:text-properties style:text-underline-type="single" style:text-underline-style="solid" style:text-underline-width="auto" style:text-underline-mode="continuous"/>
    </style:style>
    <style:style style:name="T362" style:parent-style-name="Domyślnaczcionkaakapitu" style:family="text">
      <style:text-properties fo:background-color="#80FFFF" style:text-underline-type="single" style:text-underline-style="solid" style:text-underline-width="auto" style:text-underline-mode="continuous"/>
    </style:style>
    <style:style style:name="T363" style:parent-style-name="Domyślnaczcionkaakapitu" style:family="text">
      <style:text-properties style:text-underline-type="single" style:text-underline-style="solid" style:text-underline-width="auto" style:text-underline-mode="continuous"/>
    </style:style>
    <style:style style:name="P364" style:parent-style-name="Normalny" style:family="paragraph">
      <style:paragraph-properties fo:text-align="justify" fo:line-height="150%" fo:text-indent="0.2479in"/>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style:style>
    <style:style style:name="T377" style:parent-style-name="Domyślnaczcionkaakapitu" style:family="text">
      <style:text-properties style:text-underline-type="single" style:text-underline-style="solid" style:text-underline-width="auto" style:text-underline-mode="continuous"/>
    </style:style>
    <style:style style:name="T378" style:parent-style-name="Domyślnaczcionkaakapitu" style:family="text">
      <style:text-properties fo:background-color="#80FFFF" style:text-underline-type="single" style:text-underline-style="solid" style:text-underline-width="auto" style:text-underline-mode="continuous"/>
    </style:style>
    <style:style style:name="T379" style:parent-style-name="Domyślnaczcionkaakapitu" style:family="text">
      <style:text-properties style:text-underline-type="single" style:text-underline-style="solid" style:text-underline-width="auto" style:text-underline-mode="continuous"/>
    </style:style>
    <style:style style:name="T380" style:parent-style-name="Domyślnaczcionkaakapitu" style:family="text">
      <style:text-properties fo:background-color="#80FFFF" style:text-underline-type="single" style:text-underline-style="solid" style:text-underline-width="auto" style:text-underline-mode="continuous"/>
    </style:style>
    <style:style style:name="T381" style:parent-style-name="Domyślnaczcionkaakapitu" style:family="text">
      <style:text-properties style:text-underline-type="single" style:text-underline-style="solid" style:text-underline-width="auto" style:text-underline-mode="continuous"/>
    </style:style>
    <style:style style:name="P382" style:parent-style-name="Normalny" style:family="paragraph">
      <style:paragraph-properties fo:text-align="justify" fo:line-height="150%" fo:text-indent="0.2479in"/>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style:style>
    <style:style style:name="T385" style:parent-style-name="Domyślnaczcionkaakapitu" style:family="text">
      <style:text-properties style:text-underline-type="single" style:text-underline-style="solid" style:text-underline-width="auto" style:text-underline-mode="continuous"/>
    </style:style>
    <style:style style:name="T386" style:parent-style-name="Domyślnaczcionkaakapitu" style:family="text">
      <style:text-properties fo:background-color="#80FFFF" style:text-underline-type="single" style:text-underline-style="solid" style:text-underline-width="auto" style:text-underline-mode="continuous"/>
    </style:style>
    <style:style style:name="T387" style:parent-style-name="Domyślnaczcionkaakapitu" style:family="text">
      <style:text-properties style:text-underline-type="single" style:text-underline-style="solid" style:text-underline-width="auto" style:text-underline-mode="continuous"/>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479in"/>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style:style>
    <style:style style:name="T403" style:parent-style-name="Domyślnaczcionkaakapitu" style:family="text">
      <style:text-properties style:text-underline-type="single" style:text-underline-style="solid" style:text-underline-width="auto" style:text-underline-mode="continuous"/>
    </style:style>
    <style:style style:name="T404" style:parent-style-name="Domyślnaczcionkaakapitu" style:family="text">
      <style:text-properties fo:background-color="#80FFFF" style:text-underline-type="single" style:text-underline-style="solid" style:text-underline-width="auto" style:text-underline-mode="continuous"/>
    </style:style>
    <style:style style:name="T405" style:parent-style-name="Domyślnaczcionkaakapitu" style:family="text">
      <style:text-properties style:text-underline-type="single" style:text-underline-style="solid" style:text-underline-width="auto" style:text-underline-mode="continuous"/>
    </style:style>
    <style:style style:name="T406" style:parent-style-name="Domyślnaczcionkaakapitu" style:family="text">
      <style:text-properties fo:background-color="#80FFFF" style:text-underline-type="single" style:text-underline-style="solid" style:text-underline-width="auto" style:text-underline-mode="continuous"/>
    </style:style>
    <style:style style:name="T407" style:parent-style-name="Domyślnaczcionkaakapitu" style:family="text">
      <style:text-properties style:text-underline-type="single" style:text-underline-style="solid" style:text-underline-width="auto" style:text-underline-mode="continuous"/>
    </style:style>
    <style:style style:name="T408" style:parent-style-name="Domyślnaczcionkaakapitu" style:family="text">
      <style:text-properties fo:background-color="#80FFFF" style:text-underline-type="single" style:text-underline-style="solid" style:text-underline-width="auto" style:text-underline-mode="continuous"/>
    </style:style>
    <style:style style:name="T409" style:parent-style-name="Domyślnaczcionkaakapitu" style:family="text">
      <style:text-properties style:text-underline-type="single" style:text-underline-style="solid" style:text-underline-width="auto" style:text-underline-mode="continuous"/>
    </style:style>
    <style:style style:name="T410" style:parent-style-name="Domyślnaczcionkaakapitu" style:family="text">
      <style:text-properties fo:background-color="#80FFFF" style:text-underline-type="single" style:text-underline-style="solid" style:text-underline-width="auto" style:text-underline-mode="continuous"/>
    </style:style>
    <style:style style:name="P411" style:parent-style-name="Normalny" style:family="paragraph">
      <style:paragraph-properties fo:text-align="justify" fo:line-height="150%" fo:text-indent="0.2479in"/>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P430" style:parent-style-name="Normalny" style:family="paragraph">
      <style:paragraph-properties fo:text-align="justify" fo:line-height="150%"/>
    </style:style>
    <style:style style:name="T431" style:parent-style-name="Domyślnaczcionkaakapitu" style:family="text">
      <style:text-properties fo:background-color="#80FFFF" style:text-underline-type="single" style:text-underline-style="solid" style:text-underline-width="auto" style:text-underline-mode="continuous"/>
    </style:style>
    <style:style style:name="T432" style:parent-style-name="Domyślnaczcionkaakapitu" style:family="text">
      <style:text-properties style:text-underline-type="single" style:text-underline-style="solid" style:text-underline-width="auto" style:text-underline-mode="continuous"/>
    </style:style>
    <style:style style:name="T433" style:parent-style-name="Domyślnaczcionkaakapitu" style:family="text">
      <style:text-properties fo:background-color="#80FFFF" style:text-underline-type="single" style:text-underline-style="solid" style:text-underline-width="auto" style:text-underline-mode="continuous"/>
    </style:style>
    <style:style style:name="T434" style:parent-style-name="Domyślnaczcionkaakapitu" style:family="text">
      <style:text-properties style:text-underline-type="single" style:text-underline-style="solid" style:text-underline-width="auto" style:text-underline-mode="continuous"/>
    </style:style>
    <style:style style:name="T435" style:parent-style-name="Domyślnaczcionkaakapitu" style:family="text">
      <style:text-properties fo:background-color="#80FFFF" style:text-underline-type="single" style:text-underline-style="solid" style:text-underline-width="auto" style:text-underline-mode="continuous"/>
    </style:style>
    <style:style style:name="T436" style:parent-style-name="Domyślnaczcionkaakapitu" style:family="text">
      <style:text-properties style:text-underline-type="single" style:text-underline-style="solid" style:text-underline-width="auto" style:text-underline-mode="continuous"/>
    </style:style>
    <style:style style:name="T437" style:parent-style-name="Domyślnaczcionkaakapitu" style:family="text">
      <style:text-properties fo:background-color="#80FFFF" style:text-underline-type="single" style:text-underline-style="solid" style:text-underline-width="auto" style:text-underline-mode="continuous"/>
    </style:style>
    <style:style style:name="T438" style:parent-style-name="Domyślnaczcionkaakapitu" style:family="text">
      <style:text-properties style:text-underline-type="single" style:text-underline-style="solid" style:text-underline-width="auto" style:text-underline-mode="continuous"/>
    </style:style>
    <style:style style:name="T439" style:parent-style-name="Domyślnaczcionkaakapitu" style:family="text">
      <style:text-properties fo:background-color="#80FFFF" style:text-underline-type="single" style:text-underline-style="solid" style:text-underline-width="auto" style:text-underline-mode="continuous"/>
    </style:style>
    <style:style style:name="P440" style:parent-style-name="Normalny" style:family="paragraph">
      <style:paragraph-properties fo:text-align="justify" fo:line-height="150%" fo:text-indent="0.2479in"/>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fo:text-indent="0.2479in"/>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479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P449" style:parent-style-name="Normalny" style:family="paragraph">
      <style:paragraph-properties fo:text-align="justify" fo:line-height="150%"/>
    </style:style>
    <style:style style:name="T450" style:parent-style-name="Domyślnaczcionkaakapitu" style:family="text">
      <style:text-properties style:text-underline-type="single" style:text-underline-style="solid" style:text-underline-width="auto" style:text-underline-mode="continuous"/>
    </style:style>
    <style:style style:name="T451" style:parent-style-name="Domyślnaczcionkaakapitu" style:family="text">
      <style:text-properties fo:background-color="#80FFFF" style:text-underline-type="single" style:text-underline-style="solid" style:text-underline-width="auto" style:text-underline-mode="continuous"/>
    </style:style>
    <style:style style:name="T452" style:parent-style-name="Domyślnaczcionkaakapitu" style:family="text">
      <style:text-properties style:text-underline-type="single" style:text-underline-style="solid" style:text-underline-width="auto" style:text-underline-mode="continuous"/>
    </style:style>
    <style:style style:name="T453" style:parent-style-name="Domyślnaczcionkaakapitu" style:family="text">
      <style:text-properties fo:background-color="#80FFFF" style:text-underline-type="single" style:text-underline-style="solid" style:text-underline-width="auto" style:text-underline-mode="continuous"/>
    </style:style>
    <style:style style:name="T454" style:parent-style-name="Domyślnaczcionkaakapitu" style:family="text">
      <style:text-properties style:text-underline-type="single" style:text-underline-style="solid" style:text-underline-width="auto" style:text-underline-mode="continuous"/>
    </style:style>
    <style:style style:name="T455" style:parent-style-name="Domyślnaczcionkaakapitu" style:family="text">
      <style:text-properties fo:background-color="#80FFFF" style:text-underline-type="single" style:text-underline-style="solid" style:text-underline-width="auto" style:text-underline-mode="continuous"/>
    </style:style>
    <style:style style:name="T456" style:parent-style-name="Domyślnaczcionkaakapitu" style:family="text">
      <style:text-properties style:text-underline-type="single" style:text-underline-style="solid" style:text-underline-width="auto" style:text-underline-mode="continuous"/>
    </style:style>
    <style:style style:name="T457" style:parent-style-name="Domyślnaczcionkaakapitu" style:family="text">
      <style:text-properties fo:background-color="#80FFFF" style:text-underline-type="single" style:text-underline-style="solid" style:text-underline-width="auto" style:text-underline-mode="continuous"/>
    </style:style>
    <style:style style:name="P458" style:parent-style-name="Normalny" style:family="paragraph">
      <style:paragraph-properties fo:text-align="justify" fo:line-height="150%" fo:text-indent="0.2479in"/>
    </style:style>
    <style:style style:name="P459" style:parent-style-name="Normalny" style:family="paragraph">
      <style:paragraph-properties fo:text-align="justify" fo:line-height="150%"/>
    </style:style>
    <style:style style:name="T460" style:parent-style-name="Domyślnaczcionkaakapitu" style:family="text">
      <style:text-properties style:text-underline-type="single" style:text-underline-style="solid" style:text-underline-width="auto" style:text-underline-mode="continuous"/>
    </style:style>
    <style:style style:name="T461" style:parent-style-name="Domyślnaczcionkaakapitu" style:family="text">
      <style:text-properties fo:background-color="#80FFFF" style:text-underline-type="single" style:text-underline-style="solid" style:text-underline-width="auto" style:text-underline-mode="continuous"/>
    </style:style>
    <style:style style:name="T462" style:parent-style-name="Domyślnaczcionkaakapitu" style:family="text">
      <style:text-properties style:text-underline-type="single" style:text-underline-style="solid" style:text-underline-width="auto" style:text-underline-mode="continuous"/>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style:style>
    <style:style style:name="T467" style:parent-style-name="Domyślnaczcionkaakapitu" style:family="text">
      <style:text-properties style:text-underline-type="single" style:text-underline-style="solid" style:text-underline-width="auto" style:text-underline-mode="continuous"/>
    </style:style>
    <style:style style:name="P468" style:parent-style-name="Normalny" style:family="paragraph">
      <style:paragraph-properties fo:text-align="justify" fo:line-height="150%" fo:text-indent="0.2479in"/>
    </style:style>
    <style:style style:name="P469" style:parent-style-name="Normalny" style:family="paragraph">
      <style:paragraph-properties fo:text-align="justify" fo:line-height="150%" fo:text-indent="0.2479in"/>
    </style:style>
    <style:style style:name="P470" style:parent-style-name="Normalny" style:family="paragraph">
      <style:paragraph-properties fo:text-align="justify" fo:line-height="150%" fo:text-indent="0.2479in"/>
    </style:style>
    <style:style style:name="P471" style:parent-style-name="Normalny" style:family="paragraph">
      <style:paragraph-properties fo:text-align="justify" fo:line-height="150%"/>
    </style:style>
    <style:style style:name="T472" style:parent-style-name="Domyślnaczcionkaakapitu" style:family="text">
      <style:text-properties style:text-underline-type="single" style:text-underline-style="solid" style:text-underline-width="auto" style:text-underline-mode="continuous"/>
    </style:style>
    <style:style style:name="T473" style:parent-style-name="Domyślnaczcionkaakapitu" style:family="text">
      <style:text-properties fo:background-color="#80FFFF" style:text-underline-type="single" style:text-underline-style="solid" style:text-underline-width="auto" style:text-underline-mode="continuous"/>
    </style:style>
    <style:style style:name="T474" style:parent-style-name="Domyślnaczcionkaakapitu" style:family="text">
      <style:text-properties style:text-underline-type="single" style:text-underline-style="solid" style:text-underline-width="auto" style:text-underline-mode="continuous"/>
    </style:style>
    <style:style style:name="T475" style:parent-style-name="Domyślnaczcionkaakapitu" style:family="text">
      <style:text-properties fo:background-color="#80FFFF" style:text-underline-type="single" style:text-underline-style="solid" style:text-underline-width="auto" style:text-underline-mode="continuous"/>
    </style:style>
    <style:style style:name="T476" style:parent-style-name="Domyślnaczcionkaakapitu" style:family="text">
      <style:text-properties style:text-underline-type="single" style:text-underline-style="solid" style:text-underline-width="auto" style:text-underline-mode="continuous"/>
    </style:style>
    <style:style style:name="T477" style:parent-style-name="Domyślnaczcionkaakapitu" style:family="text">
      <style:text-properties fo:background-color="#80FFFF" style:text-underline-type="single" style:text-underline-style="solid" style:text-underline-width="auto" style:text-underline-mode="continuous"/>
    </style:style>
    <style:style style:name="T478" style:parent-style-name="Domyślnaczcionkaakapitu" style:family="text">
      <style:text-properties style:text-underline-type="single" style:text-underline-style="solid" style:text-underline-width="auto" style:text-underline-mode="continuous"/>
    </style:style>
    <style:style style:name="T479" style:parent-style-name="Domyślnaczcionkaakapitu" style:family="text">
      <style:text-properties fo:background-color="#80FFFF" style:text-underline-type="single" style:text-underline-style="solid" style:text-underline-width="auto" style:text-underline-mode="continuous"/>
    </style:style>
    <style:style style:name="P480" style:parent-style-name="Normalny" style:family="paragraph">
      <style:paragraph-properties fo:text-align="justify" fo:line-height="150%" fo:text-indent="0.2479in"/>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fo:text-indent="0.2479in"/>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style:style>
    <style:style style:name="T486" style:parent-style-name="Domyślnaczcionkaakapitu" style:family="text">
      <style:text-properties style:text-underline-type="single" style:text-underline-style="solid" style:text-underline-width="auto" style:text-underline-mode="continuous"/>
    </style:style>
    <style:style style:name="T487" style:parent-style-name="Domyślnaczcionkaakapitu" style:family="text">
      <style:text-properties fo:background-color="#80FFFF" style:text-underline-type="single" style:text-underline-style="solid" style:text-underline-width="auto" style:text-underline-mode="continuous"/>
    </style:style>
    <style:style style:name="T488" style:parent-style-name="Domyślnaczcionkaakapitu" style:family="text">
      <style:text-properties style:text-underline-type="single" style:text-underline-style="solid" style:text-underline-width="auto" style:text-underline-mode="continuous"/>
    </style:style>
    <style:style style:name="T489" style:parent-style-name="Domyślnaczcionkaakapitu" style:family="text">
      <style:text-properties fo:background-color="#80FFFF" style:text-underline-type="single" style:text-underline-style="solid" style:text-underline-width="auto" style:text-underline-mode="continuous"/>
    </style:style>
    <style:style style:name="T490" style:parent-style-name="Domyślnaczcionkaakapitu" style:family="text">
      <style:text-properties style:text-underline-type="single" style:text-underline-style="solid" style:text-underline-width="auto" style:text-underline-mode="continuous"/>
    </style:style>
    <style:style style:name="T491" style:parent-style-name="Domyślnaczcionkaakapitu" style:family="text">
      <style:text-properties fo:background-color="#80FFFF" style:text-underline-type="single" style:text-underline-style="solid" style:text-underline-width="auto" style:text-underline-mode="continuous"/>
    </style:style>
    <style:style style:name="T492" style:parent-style-name="Domyślnaczcionkaakapitu" style:family="text">
      <style:text-properties style:text-underline-type="single" style:text-underline-style="solid" style:text-underline-width="auto" style:text-underline-mode="continuous"/>
    </style:style>
    <style:style style:name="T493" style:parent-style-name="Domyślnaczcionkaakapitu" style:family="text">
      <style:text-properties fo:background-color="#80FFFF" style:text-underline-type="single" style:text-underline-style="solid" style:text-underline-width="auto" style:text-underline-mode="continuous"/>
    </style:style>
    <style:style style:name="P494" style:parent-style-name="Normalny" style:family="paragraph">
      <style:paragraph-properties fo:text-align="justify" fo:line-height="150%" fo:text-indent="0.2479in"/>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fo:text-indent="0.2479in"/>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479in"/>
    </style:style>
    <style:style style:name="P502" style:parent-style-name="Normalny" style:family="paragraph">
      <style:paragraph-properties fo:text-align="justify" fo:line-height="150%"/>
    </style:style>
    <style:style style:name="T503" style:parent-style-name="Domyślnaczcionkaakapitu" style:family="text">
      <style:text-properties style:text-underline-type="single" style:text-underline-style="solid" style:text-underline-width="auto" style:text-underline-mode="continuous"/>
    </style:style>
    <style:style style:name="P504" style:parent-style-name="Normalny" style:family="paragraph">
      <style:paragraph-properties fo:text-align="justify" fo:line-height="150%" fo:text-indent="0.2479in"/>
    </style:style>
    <style:style style:name="P505" style:parent-style-name="Normalny" style:family="paragraph">
      <style:paragraph-properties fo:text-align="justify" fo:line-height="150%"/>
    </style:style>
    <style:style style:name="T506" style:parent-style-name="Domyślnaczcionkaakapitu" style:family="text">
      <style:text-properties style:text-underline-type="single" style:text-underline-style="solid" style:text-underline-width="auto" style:text-underline-mode="continuous"/>
    </style:style>
    <style:style style:name="T507" style:parent-style-name="Domyślnaczcionkaakapitu" style:family="text">
      <style:text-properties fo:background-color="#80FFFF" style:text-underline-type="single" style:text-underline-style="solid" style:text-underline-width="auto" style:text-underline-mode="continuous"/>
    </style:style>
    <style:style style:name="T508" style:parent-style-name="Domyślnaczcionkaakapitu" style:family="text">
      <style:text-properties style:text-underline-type="single" style:text-underline-style="solid" style:text-underline-width="auto" style:text-underline-mode="continuous"/>
    </style:style>
    <style:style style:name="T509" style:parent-style-name="Domyślnaczcionkaakapitu" style:family="text">
      <style:text-properties fo:background-color="#80FFFF"/>
    </style:style>
    <style:style style:name="P510" style:parent-style-name="Normalny" style:family="paragraph">
      <style:paragraph-properties fo:text-align="justify" fo:line-height="150%" fo:text-indent="0.2479in"/>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style:style>
    <style:style style:name="T516" style:parent-style-name="Domyślnaczcionkaakapitu" style:family="text">
      <style:text-properties style:text-underline-type="single" style:text-underline-style="solid" style:text-underline-width="auto" style:text-underline-mode="continuous"/>
    </style:style>
    <style:style style:name="T517" style:parent-style-name="Domyślnaczcionkaakapitu" style:family="text">
      <style:text-properties fo:background-color="#80FFFF" style:text-underline-type="single" style:text-underline-style="solid" style:text-underline-width="auto" style:text-underline-mode="continuous"/>
    </style:style>
    <style:style style:name="T518" style:parent-style-name="Domyślnaczcionkaakapitu" style:family="text">
      <style:text-properties style:text-underline-type="single" style:text-underline-style="solid" style:text-underline-width="auto" style:text-underline-mode="continuous"/>
    </style:style>
    <style:style style:name="T519" style:parent-style-name="Domyślnaczcionkaakapitu" style:family="text">
      <style:text-properties fo:background-color="#80FFFF" style:text-underline-type="single" style:text-underline-style="solid" style:text-underline-width="auto" style:text-underline-mode="continuous"/>
    </style:style>
    <style:style style:name="T520" style:parent-style-name="Domyślnaczcionkaakapitu" style:family="text">
      <style:text-properties style:text-underline-type="single" style:text-underline-style="solid" style:text-underline-width="auto" style:text-underline-mode="continuous"/>
    </style:style>
    <style:style style:name="T521" style:parent-style-name="Domyślnaczcionkaakapitu" style:family="text">
      <style:text-properties fo:background-color="#80FFFF" style:text-underline-type="single" style:text-underline-style="solid" style:text-underline-width="auto" style:text-underline-mode="continuous"/>
    </style:style>
    <style:style style:name="T522" style:parent-style-name="Domyślnaczcionkaakapitu" style:family="text">
      <style:text-properties style:text-underline-type="single" style:text-underline-style="solid" style:text-underline-width="auto" style:text-underline-mode="continuous"/>
    </style:style>
    <style:style style:name="T523" style:parent-style-name="Domyślnaczcionkaakapitu" style:family="text">
      <style:text-properties fo:background-color="#80FFFF" style:text-underline-type="single" style:text-underline-style="solid" style:text-underline-width="auto" style:text-underline-mode="continuous"/>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479in"/>
    </style:style>
    <style:style style:name="P527" style:parent-style-name="Normalny" style:family="paragraph">
      <style:paragraph-properties fo:text-align="justify" fo:line-height="150%" fo:text-indent="0.2479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style:style>
    <style:style style:name="T532" style:parent-style-name="Domyślnaczcionkaakapitu" style:family="text">
      <style:text-properties fo:background-color="#80FFFF" style:text-underline-type="single" style:text-underline-style="solid" style:text-underline-width="auto" style:text-underline-mode="continuous"/>
    </style:style>
    <style:style style:name="T533" style:parent-style-name="Domyślnaczcionkaakapitu" style:family="text">
      <style:text-properties style:text-underline-type="single" style:text-underline-style="solid" style:text-underline-width="auto" style:text-underline-mode="continuous"/>
    </style:style>
    <style:style style:name="T534" style:parent-style-name="Domyślnaczcionkaakapitu" style:family="text">
      <style:text-properties fo:background-color="#80FFFF" style:text-underline-type="single" style:text-underline-style="solid" style:text-underline-width="auto" style:text-underline-mode="continuous"/>
    </style:style>
    <style:style style:name="T535" style:parent-style-name="Domyślnaczcionkaakapitu" style:family="text">
      <style:text-properties style:text-underline-type="single" style:text-underline-style="solid" style:text-underline-width="auto" style:text-underline-mode="continuous"/>
    </style:style>
    <style:style style:name="T536" style:parent-style-name="Domyślnaczcionkaakapitu" style:family="text">
      <style:text-properties fo:background-color="#80FFFF" style:text-underline-type="single" style:text-underline-style="solid" style:text-underline-width="auto" style:text-underline-mode="continuous"/>
    </style:style>
    <style:style style:name="T537" style:parent-style-name="Domyślnaczcionkaakapitu" style:family="text">
      <style:text-properties style:text-underline-type="single" style:text-underline-style="solid" style:text-underline-width="auto" style:text-underline-mode="continuous"/>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fo:text-indent="0.2479in"/>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style:style>
    <style:style style:name="T548" style:parent-style-name="Domyślnaczcionkaakapitu" style:family="text">
      <style:text-properties style:text-underline-type="single" style:text-underline-style="solid" style:text-underline-width="auto" style:text-underline-mode="continuous"/>
    </style:style>
    <style:style style:name="T549" style:parent-style-name="Domyślnaczcionkaakapitu" style:family="text">
      <style:text-properties fo:background-color="#80FFFF" style:text-underline-type="single" style:text-underline-style="solid" style:text-underline-width="auto" style:text-underline-mode="continuous"/>
    </style:style>
    <style:style style:name="T550" style:parent-style-name="Domyślnaczcionkaakapitu" style:family="text">
      <style:text-properties style:text-underline-type="single" style:text-underline-style="solid" style:text-underline-width="auto" style:text-underline-mode="continuous"/>
    </style:style>
    <style:style style:name="T551" style:parent-style-name="Domyślnaczcionkaakapitu" style:family="text">
      <style:text-properties fo:background-color="#80FFFF" style:text-underline-type="single" style:text-underline-style="solid" style:text-underline-width="auto" style:text-underline-mode="continuous"/>
    </style:style>
    <style:style style:name="T552" style:parent-style-name="Domyślnaczcionkaakapitu" style:family="text">
      <style:text-properties style:text-underline-type="single" style:text-underline-style="solid" style:text-underline-width="auto" style:text-underline-mode="continuous"/>
    </style:style>
    <style:style style:name="T553" style:parent-style-name="Domyślnaczcionkaakapitu" style:family="text">
      <style:text-properties fo:background-color="#80FFFF" style:text-underline-type="single" style:text-underline-style="solid" style:text-underline-width="auto" style:text-underline-mode="continuous"/>
    </style:style>
    <style:style style:name="T554" style:parent-style-name="Domyślnaczcionkaakapitu" style:family="text">
      <style:text-properties style:text-underline-type="single" style:text-underline-style="solid" style:text-underline-width="auto" style:text-underline-mode="continuous"/>
    </style:style>
    <style:style style:name="T555" style:parent-style-name="Domyślnaczcionkaakapitu" style:family="text">
      <style:text-properties fo:background-color="#80FFFF" style:text-underline-type="single" style:text-underline-style="solid" style:text-underline-width="auto" style:text-underline-mode="continuous"/>
    </style:style>
    <style:style style:name="P556" style:parent-style-name="Normalny" style:family="paragraph">
      <style:paragraph-properties fo:text-align="justify" fo:line-height="150%" fo:text-indent="0.2479in"/>
    </style:style>
    <style:style style:name="P557" style:parent-style-name="Normalny" style:family="paragraph">
      <style:paragraph-properties fo:text-align="justify" fo:line-height="150%"/>
    </style:style>
    <style:style style:name="T558" style:parent-style-name="Domyślnaczcionkaakapitu" style:family="text">
      <style:text-properties style:text-underline-type="single" style:text-underline-style="solid" style:text-underline-width="auto" style:text-underline-mode="continuous"/>
    </style:style>
    <style:style style:name="P559" style:parent-style-name="Normalny" style:family="paragraph">
      <style:paragraph-properties fo:text-align="justify" fo:line-height="150%" fo:text-indent="0.2479in"/>
    </style:style>
    <style:style style:name="P560" style:parent-style-name="Normalny" style:family="paragraph">
      <style:paragraph-properties fo:text-align="justify" fo:line-height="150%" fo:text-indent="0.2479in"/>
    </style:style>
    <style:style style:name="P561" style:parent-style-name="Normalny" style:family="paragraph">
      <style:paragraph-properties fo:text-align="justify" fo:line-height="150%" fo:text-indent="0.2479in"/>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479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P579" style:parent-style-name="Normalny" style:family="paragraph">
      <style:paragraph-properties fo:text-align="justify" fo:line-height="150%" fo:text-indent="0.2479in"/>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P585" style:parent-style-name="Normalny" style:family="paragraph">
      <style:paragraph-properties fo:text-align="justify" fo:line-height="150%" fo:text-indent="0.2479in"/>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style:style>
    <style:style style:name="T588" style:parent-style-name="Domyślnaczcionkaakapitu" style:family="text">
      <style:text-properties style:text-underline-type="single" style:text-underline-style="solid" style:text-underline-width="auto" style:text-underline-mode="continuous"/>
    </style:style>
    <style:style style:name="P589" style:parent-style-name="Normalny" style:family="paragraph">
      <style:paragraph-properties fo:text-align="justify" fo:line-height="150%" fo:text-indent="0.2479in"/>
    </style:style>
    <style:style style:name="T590" style:parent-style-name="Domyślnaczcionkaakapitu" style:family="text">
      <style:text-properties fo:background-color="#80FFFF"/>
    </style:style>
    <style:style style:name="P591" style:parent-style-name="Normalny" style:family="paragraph">
      <style:paragraph-properties fo:text-align="justify" fo:line-height="150%" fo:text-indent="0.2479in"/>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style:style>
    <style:style style:name="T598" style:parent-style-name="Domyślnaczcionkaakapitu" style:family="text">
      <style:text-properties style:text-underline-type="single" style:text-underline-style="solid" style:text-underline-width="auto" style:text-underline-mode="continuous"/>
    </style:style>
    <style:style style:name="T599" style:parent-style-name="Domyślnaczcionkaakapitu" style:family="text">
      <style:text-properties fo:background-color="#80FFFF" style:text-underline-type="single" style:text-underline-style="solid" style:text-underline-width="auto" style:text-underline-mode="continuous"/>
    </style:style>
    <style:style style:name="T600" style:parent-style-name="Domyślnaczcionkaakapitu" style:family="text">
      <style:text-properties style:text-underline-type="single" style:text-underline-style="solid" style:text-underline-width="auto" style:text-underline-mode="continuous"/>
    </style:style>
    <style:style style:name="T601" style:parent-style-name="Domyślnaczcionkaakapitu" style:family="text">
      <style:text-properties fo:background-color="#80FFFF" style:text-underline-type="single" style:text-underline-style="solid" style:text-underline-width="auto" style:text-underline-mode="continuous"/>
    </style:style>
    <style:style style:name="P602" style:parent-style-name="Normalny" style:family="paragraph">
      <style:paragraph-properties fo:text-align="justify" fo:line-height="150%" fo:text-indent="0.2479in"/>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style:style>
    <style:style style:name="T606" style:parent-style-name="Domyślnaczcionkaakapitu" style:family="text">
      <style:text-properties style:text-underline-type="single" style:text-underline-style="solid" style:text-underline-width="auto" style:text-underline-mode="continuous"/>
    </style:style>
    <style:style style:name="T607" style:parent-style-name="Domyślnaczcionkaakapitu" style:family="text">
      <style:text-properties fo:background-color="#80FFFF" style:text-underline-type="single" style:text-underline-style="solid" style:text-underline-width="auto" style:text-underline-mode="continuous"/>
    </style:style>
    <style:style style:name="T608" style:parent-style-name="Domyślnaczcionkaakapitu" style:family="text">
      <style:text-properties style:text-underline-type="single" style:text-underline-style="solid" style:text-underline-width="auto" style:text-underline-mode="continuous"/>
    </style:style>
    <style:style style:name="T609" style:parent-style-name="Domyślnaczcionkaakapitu" style:family="text">
      <style:text-properties fo:background-color="#80FFFF" style:text-underline-type="single" style:text-underline-style="solid" style:text-underline-width="auto" style:text-underline-mode="continuous"/>
    </style:style>
    <style:style style:name="T610" style:parent-style-name="Domyślnaczcionkaakapitu" style:family="text">
      <style:text-properties style:text-underline-type="single" style:text-underline-style="solid" style:text-underline-width="auto" style:text-underline-mode="continuous"/>
    </style:style>
    <style:style style:name="T611" style:parent-style-name="Domyślnaczcionkaakapitu" style:family="text">
      <style:text-properties fo:background-color="#80FFFF" style:text-underline-type="single" style:text-underline-style="solid" style:text-underline-width="auto" style:text-underline-mode="continuous"/>
    </style:style>
    <style:style style:name="T612" style:parent-style-name="Domyślnaczcionkaakapitu" style:family="text">
      <style:text-properties style:text-underline-type="single" style:text-underline-style="solid" style:text-underline-width="auto" style:text-underline-mode="continuous"/>
    </style:style>
    <style:style style:name="T613" style:parent-style-name="Domyślnaczcionkaakapitu" style:family="text">
      <style:text-properties fo:background-color="#80FFFF" style:text-underline-type="single" style:text-underline-style="solid" style:text-underline-width="auto" style:text-underline-mode="continuous"/>
    </style:style>
    <style:style style:name="P614" style:parent-style-name="Normalny" style:family="paragraph">
      <style:paragraph-properties fo:text-align="justify" fo:line-height="150%" fo:text-indent="0.2479in"/>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479in"/>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P623" style:parent-style-name="Normalny" style:family="paragraph">
      <style:paragraph-properties fo:text-align="justify" fo:line-height="150%" fo:text-indent="0.2479in"/>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479in"/>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style>
    <style:style style:name="P632" style:parent-style-name="Normalny" style:family="paragraph">
      <style:paragraph-properties fo:text-align="justify" fo:line-height="150%"/>
    </style:style>
    <style:style style:name="T633" style:parent-style-name="Domyślnaczcionkaakapitu" style:family="text">
      <style:text-properties style:text-underline-type="single" style:text-underline-style="solid" style:text-underline-width="auto" style:text-underline-mode="continuous"/>
    </style:style>
    <style:style style:name="T634" style:parent-style-name="Domyślnaczcionkaakapitu" style:family="text">
      <style:text-properties fo:background-color="#80FFFF" style:text-underline-type="single" style:text-underline-style="solid" style:text-underline-width="auto" style:text-underline-mode="continuous"/>
    </style:style>
    <style:style style:name="T635" style:parent-style-name="Domyślnaczcionkaakapitu" style:family="text">
      <style:text-properties style:text-underline-type="single" style:text-underline-style="solid" style:text-underline-width="auto" style:text-underline-mode="continuous"/>
    </style:style>
    <style:style style:name="P636" style:parent-style-name="Normalny" style:family="paragraph">
      <style:paragraph-properties fo:text-align="justify" fo:line-height="150%" fo:text-indent="0.2479in"/>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479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P643" style:parent-style-name="Normalny" style:family="paragraph">
      <style:paragraph-properties fo:text-align="justify" fo:line-height="150%" fo:text-indent="0.2479in"/>
    </style:style>
    <style:style style:name="P644" style:parent-style-name="Normalny" style:family="paragraph">
      <style:paragraph-properties fo:text-align="justify" fo:line-height="150%"/>
    </style:style>
    <style:style style:name="T645" style:parent-style-name="Domyślnaczcionkaakapitu" style:family="text">
      <style:text-properties style:text-underline-type="single" style:text-underline-style="solid" style:text-underline-width="auto" style:text-underline-mode="continuous"/>
    </style:style>
    <style:style style:name="T646" style:parent-style-name="Domyślnaczcionkaakapitu" style:family="text">
      <style:text-properties fo:background-color="#80FFFF" style:text-underline-type="single" style:text-underline-style="solid" style:text-underline-width="auto" style:text-underline-mode="continuous"/>
    </style:style>
    <style:style style:name="T647" style:parent-style-name="Domyślnaczcionkaakapitu" style:family="text">
      <style:text-properties style:text-underline-type="single" style:text-underline-style="solid" style:text-underline-width="auto" style:text-underline-mode="continuous"/>
    </style:style>
    <style:style style:name="T648" style:parent-style-name="Domyślnaczcionkaakapitu" style:family="text">
      <style:text-properties fo:background-color="#80FFFF" style:text-underline-type="single" style:text-underline-style="solid" style:text-underline-width="auto" style:text-underline-mode="continuous"/>
    </style:style>
    <style:style style:name="T649" style:parent-style-name="Domyślnaczcionkaakapitu" style:family="text">
      <style:text-properties style:text-underline-type="single" style:text-underline-style="solid" style:text-underline-width="auto" style:text-underline-mode="continuous"/>
    </style:style>
    <style:style style:name="T650" style:parent-style-name="Domyślnaczcionkaakapitu" style:family="text">
      <style:text-properties fo:background-color="#80FFFF" style:text-underline-type="single" style:text-underline-style="solid" style:text-underline-width="auto" style:text-underline-mode="continuous"/>
    </style:style>
    <style:style style:name="P651" style:parent-style-name="Normalny" style:family="paragraph">
      <style:paragraph-properties fo:text-align="justify" fo:line-height="150%" fo:text-indent="0.2479in"/>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style:style>
    <style:style style:name="T656" style:parent-style-name="Domyślnaczcionkaakapitu" style:family="text">
      <style:text-properties style:text-underline-type="single" style:text-underline-style="solid" style:text-underline-width="auto" style:text-underline-mode="continuous"/>
    </style:style>
    <style:style style:name="P657" style:parent-style-name="Normalny" style:family="paragraph">
      <style:paragraph-properties fo:text-align="justify" fo:line-height="150%" fo:text-indent="0.2479in"/>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fo:text-indent="0.2479in"/>
    </style:style>
    <style:style style:name="P661" style:parent-style-name="Normalny" style:family="paragraph">
      <style:paragraph-properties fo:text-align="justify" fo:line-height="150%" fo:text-indent="0.2479in"/>
    </style:style>
    <style:style style:name="P662" style:parent-style-name="Normalny" style:family="paragraph">
      <style:paragraph-properties fo:text-align="justify" fo:line-height="150%"/>
    </style:style>
    <style:style style:name="T663" style:parent-style-name="Domyślnaczcionkaakapitu" style:family="text">
      <style:text-properties style:text-underline-type="single" style:text-underline-style="solid" style:text-underline-width="auto" style:text-underline-mode="continuous"/>
    </style:style>
    <style:style style:name="T664" style:parent-style-name="Domyślnaczcionkaakapitu" style:family="text">
      <style:text-properties fo:background-color="#80FFFF" style:text-underline-type="single" style:text-underline-style="solid" style:text-underline-width="auto" style:text-underline-mode="continuous"/>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fo:text-indent="0.2479in"/>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fo:text-indent="0.2479in"/>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style:style>
    <style:style style:name="T674" style:parent-style-name="Domyślnaczcionkaakapitu" style:family="text">
      <style:text-properties style:text-underline-type="single" style:text-underline-style="solid" style:text-underline-width="auto" style:text-underline-mode="continuous"/>
    </style:style>
    <style:style style:name="T675" style:parent-style-name="Domyślnaczcionkaakapitu" style:family="text">
      <style:text-properties fo:background-color="#80FFFF" style:text-underline-type="single" style:text-underline-style="solid" style:text-underline-width="auto" style:text-underline-mode="continuous"/>
    </style:style>
    <style:style style:name="T676" style:parent-style-name="Domyślnaczcionkaakapitu" style:family="text">
      <style:text-properties style:text-underline-type="single" style:text-underline-style="solid" style:text-underline-width="auto" style:text-underline-mode="continuous"/>
    </style:style>
    <style:style style:name="T677" style:parent-style-name="Domyślnaczcionkaakapitu" style:family="text">
      <style:text-properties fo:background-color="#80FFFF" style:text-underline-type="single" style:text-underline-style="solid" style:text-underline-width="auto" style:text-underline-mode="continuous"/>
    </style:style>
    <style:style style:name="T678" style:parent-style-name="Domyślnaczcionkaakapitu" style:family="text">
      <style:text-properties style:text-underline-type="single" style:text-underline-style="solid" style:text-underline-width="auto" style:text-underline-mode="continuous"/>
    </style:style>
    <style:style style:name="P679" style:parent-style-name="Normalny" style:family="paragraph">
      <style:paragraph-properties fo:text-align="justify" fo:line-height="150%" fo:text-indent="0.2479in"/>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fo:text-indent="0.2479in"/>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P687" style:parent-style-name="Normalny" style:family="paragraph">
      <style:paragraph-properties fo:text-align="justify" fo:line-height="150%" fo:text-indent="0.2479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P692" style:parent-style-name="Normalny" style:family="paragraph">
      <style:paragraph-properties fo:text-align="justify" fo:line-height="150%" fo:text-indent="0.2479in"/>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479in"/>
    </style:style>
    <style:style style:name="P704" style:parent-style-name="Normalny" style:family="paragraph">
      <style:paragraph-properties fo:text-align="justify" fo:line-height="150%" fo:text-indent="0.2479in"/>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fo:text-indent="0.2479in"/>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P712" style:parent-style-name="Normalny" style:family="paragraph">
      <style:paragraph-properties fo:text-align="justify" fo:line-height="150%" fo:text-indent="0.2479in"/>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P716" style:parent-style-name="Normalny" style:family="paragraph">
      <style:paragraph-properties fo:text-align="justify" fo:line-height="150%" fo:text-indent="0.2479in"/>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P723" style:parent-style-name="Normalny" style:family="paragraph">
      <style:paragraph-properties fo:text-align="justify" fo:line-height="150%" fo:text-indent="0.2479in"/>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P727" style:parent-style-name="Normalny" style:family="paragraph">
      <style:paragraph-properties fo:text-align="justify" fo:line-height="150%" fo:text-indent="0.2479in"/>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P736" style:parent-style-name="Normalny" style:family="paragraph">
      <style:paragraph-properties fo:text-align="justify" fo:line-height="150%" fo:text-indent="0.2479in"/>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fo:text-indent="0.2479in"/>
    </style:style>
    <style:style style:name="P745" style:parent-style-name="Normalny" style:family="paragraph">
      <style:paragraph-properties fo:text-align="justify" fo:line-height="150%" fo:text-indent="0.2479in"/>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479in"/>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479in"/>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479in"/>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479in"/>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479in"/>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479in"/>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479in"/>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P799" style:parent-style-name="Normalny" style:family="paragraph">
      <style:paragraph-properties fo:text-align="justify" fo:line-height="150%" fo:text-indent="0.2479in"/>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479in"/>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fo:text-indent="0.2479in"/>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fo:text-indent="0.2479in"/>
    </style:style>
    <style:style style:name="T813" style:parent-style-name="Domyślnaczcionkaakapitu" style:family="text">
      <style:text-properties fo:background-color="#80FFFF"/>
    </style:style>
    <style:style style:name="P814" style:parent-style-name="Normalny" style:family="paragraph">
      <style:paragraph-properties fo:text-align="justify" fo:line-height="150%"/>
    </style:style>
    <style:style style:name="T815" style:parent-style-name="Domyślnaczcionkaakapitu" style:family="text">
      <style:text-properties style:text-underline-type="single" style:text-underline-style="solid" style:text-underline-width="auto" style:text-underline-mode="continuous"/>
    </style:style>
    <style:style style:name="T816" style:parent-style-name="Domyślnaczcionkaakapitu" style:family="text">
      <style:text-properties fo:background-color="#80FFFF" style:text-underline-type="single" style:text-underline-style="solid" style:text-underline-width="auto" style:text-underline-mode="continuous"/>
    </style:style>
    <style:style style:name="T817" style:parent-style-name="Domyślnaczcionkaakapitu" style:family="text">
      <style:text-properties style:text-underline-type="single" style:text-underline-style="solid" style:text-underline-width="auto" style:text-underline-mode="continuous"/>
    </style:style>
    <style:style style:name="T818" style:parent-style-name="Domyślnaczcionkaakapitu" style:family="text">
      <style:text-properties fo:background-color="#80FFFF" style:text-underline-type="single" style:text-underline-style="solid" style:text-underline-width="auto" style:text-underline-mode="continuous"/>
    </style:style>
    <style:style style:name="T819" style:parent-style-name="Domyślnaczcionkaakapitu" style:family="text">
      <style:text-properties style:text-underline-type="single" style:text-underline-style="solid" style:text-underline-width="auto" style:text-underline-mode="continuous"/>
    </style:style>
    <style:style style:name="T820" style:parent-style-name="Domyślnaczcionkaakapitu" style:family="text">
      <style:text-properties fo:background-color="#80FFFF" style:text-underline-type="single" style:text-underline-style="solid" style:text-underline-width="auto" style:text-underline-mode="continuous"/>
    </style:style>
    <style:style style:name="T821" style:parent-style-name="Domyślnaczcionkaakapitu" style:family="text">
      <style:text-properties style:text-underline-type="single" style:text-underline-style="solid" style:text-underline-width="auto" style:text-underline-mode="continuous"/>
    </style:style>
    <style:style style:name="T822" style:parent-style-name="Domyślnaczcionkaakapitu" style:family="text">
      <style:text-properties fo:background-color="#80FFFF" style:text-underline-type="single" style:text-underline-style="solid" style:text-underline-width="auto" style:text-underline-mode="continuous"/>
    </style:style>
    <style:style style:name="P823" style:parent-style-name="Normalny" style:family="paragraph">
      <style:paragraph-properties fo:text-align="justify" fo:line-height="150%" fo:text-indent="0.2479in"/>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style:style>
    <style:style style:name="T826" style:parent-style-name="Domyślnaczcionkaakapitu" style:family="text">
      <style:text-properties style:text-underline-type="single" style:text-underline-style="solid" style:text-underline-width="auto" style:text-underline-mode="continuous"/>
    </style:style>
    <style:style style:name="T827" style:parent-style-name="Domyślnaczcionkaakapitu" style:family="text">
      <style:text-properties fo:background-color="#80FFFF" style:text-underline-type="single" style:text-underline-style="solid" style:text-underline-width="auto" style:text-underline-mode="continuous"/>
    </style:style>
    <style:style style:name="T828" style:parent-style-name="Domyślnaczcionkaakapitu" style:family="text">
      <style:text-properties style:text-underline-type="single" style:text-underline-style="solid" style:text-underline-width="auto" style:text-underline-mode="continuous"/>
    </style:style>
    <style:style style:name="P829" style:parent-style-name="Normalny" style:family="paragraph">
      <style:paragraph-properties fo:text-align="justify" fo:line-height="150%" fo:text-indent="0.2479in"/>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P833" style:parent-style-name="Normalny" style:family="paragraph">
      <style:paragraph-properties fo:text-align="justify" fo:line-height="150%" fo:text-indent="0.2479in"/>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479in"/>
    </style:style>
    <style:style style:name="P839" style:parent-style-name="Normalny" style:family="paragraph">
      <style:paragraph-properties fo:text-align="justify" fo:line-height="150%" fo:text-indent="0.2479in"/>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fo:text-indent="0.2479in"/>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479in"/>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fo:text-indent="0.2479in"/>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479in"/>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fo:text-indent="0.2479in"/>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fo:text-indent="0.2479in"/>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479in"/>
    </style:style>
    <style:style style:name="P870" style:parent-style-name="Normalny" style:family="paragraph">
      <style:paragraph-properties fo:text-align="justify" fo:line-height="150%" fo:text-indent="0.2479in"/>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fo:text-indent="0.2479in"/>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479in"/>
    </style:style>
    <style:style style:name="P879" style:parent-style-name="Normalny" style:family="paragraph">
      <style:paragraph-properties fo:text-align="justify" fo:line-height="150%" fo:text-indent="0.2479in"/>
    </style:style>
    <style:style style:name="P880" style:parent-style-name="Normalny" style:family="paragraph">
      <style:paragraph-properties fo:text-align="justify" fo:line-height="150%"/>
    </style:style>
    <style:style style:name="T881" style:parent-style-name="Domyślnaczcionkaakapitu" style:family="text">
      <style:text-properties style:text-underline-type="single" style:text-underline-style="solid" style:text-underline-width="auto" style:text-underline-mode="continuous"/>
    </style:style>
    <style:style style:name="T882" style:parent-style-name="Domyślnaczcionkaakapitu" style:family="text">
      <style:text-properties fo:background-color="#80FFFF" style:text-underline-type="single" style:text-underline-style="solid" style:text-underline-width="auto" style:text-underline-mode="continuous"/>
    </style:style>
    <style:style style:name="T883" style:parent-style-name="Domyślnaczcionkaakapitu" style:family="text">
      <style:text-properties style:text-underline-type="single" style:text-underline-style="solid" style:text-underline-width="auto" style:text-underline-mode="continuous"/>
    </style:style>
    <style:style style:name="T884" style:parent-style-name="Domyślnaczcionkaakapitu" style:family="text">
      <style:text-properties fo:background-color="#80FFFF" style:text-underline-type="single" style:text-underline-style="solid" style:text-underline-width="auto" style:text-underline-mode="continuous"/>
    </style:style>
    <style:style style:name="T885" style:parent-style-name="Domyślnaczcionkaakapitu" style:family="text">
      <style:text-properties style:text-underline-type="single" style:text-underline-style="solid" style:text-underline-width="auto" style:text-underline-mode="continuous"/>
    </style:style>
    <style:style style:name="T886" style:parent-style-name="Domyślnaczcionkaakapitu" style:family="text">
      <style:text-properties fo:background-color="#80FFFF" style:text-underline-type="single" style:text-underline-style="solid" style:text-underline-width="auto" style:text-underline-mode="continuous"/>
    </style:style>
    <style:style style:name="T887" style:parent-style-name="Domyślnaczcionkaakapitu" style:family="text">
      <style:text-properties style:text-underline-type="single" style:text-underline-style="solid" style:text-underline-width="auto" style:text-underline-mode="continuous"/>
    </style:style>
    <style:style style:name="T888" style:parent-style-name="Domyślnaczcionkaakapitu" style:family="text">
      <style:text-properties fo:background-color="#80FFFF" style:text-underline-type="single" style:text-underline-style="solid" style:text-underline-width="auto" style:text-underline-mode="continuous"/>
    </style:style>
    <style:style style:name="P889" style:parent-style-name="Normalny" style:family="paragraph">
      <style:paragraph-properties fo:text-align="justify" fo:line-height="150%" fo:text-indent="0.2479in"/>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P897" style:parent-style-name="Normalny" style:family="paragraph">
      <style:paragraph-properties fo:text-align="justify" fo:line-height="150%" fo:text-indent="0.2479in"/>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fo:text-indent="0.2479in"/>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479in"/>
    </style:style>
    <style:style style:name="P906" style:parent-style-name="Normalny" style:family="paragraph">
      <style:paragraph-properties fo:text-align="justify" fo:line-height="150%" fo:text-indent="0.2479in"/>
    </style:style>
    <style:style style:name="P907" style:parent-style-name="Normalny" style:family="paragraph">
      <style:paragraph-properties fo:text-align="justify" fo:line-height="150%"/>
    </style:style>
    <style:style style:name="T908" style:parent-style-name="Domyślnaczcionkaakapitu" style:family="text">
      <style:text-properties style:text-underline-type="single" style:text-underline-style="solid" style:text-underline-width="auto" style:text-underline-mode="continuous"/>
    </style:style>
    <style:style style:name="T909" style:parent-style-name="Domyślnaczcionkaakapitu" style:family="text">
      <style:text-properties fo:background-color="#80FFFF" style:text-underline-type="single" style:text-underline-style="solid" style:text-underline-width="auto" style:text-underline-mode="continuous"/>
    </style:style>
    <style:style style:name="T910" style:parent-style-name="Domyślnaczcionkaakapitu" style:family="text">
      <style:text-properties style:text-underline-type="single" style:text-underline-style="solid" style:text-underline-width="auto" style:text-underline-mode="continuous"/>
    </style:style>
    <style:style style:name="P911" style:parent-style-name="Normalny" style:family="paragraph">
      <style:paragraph-properties fo:text-align="justify" fo:line-height="150%" fo:text-indent="0.2479in"/>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P919" style:parent-style-name="Normalny" style:family="paragraph">
      <style:paragraph-properties fo:text-align="justify" fo:line-height="150%" fo:text-indent="0.2479in"/>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fo:text-indent="0.2479in"/>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fo:text-indent="0.2479in"/>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479in"/>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479in"/>
    </style:style>
    <style:style style:name="P944" style:parent-style-name="Normalny" style:family="paragraph">
      <style:paragraph-properties fo:text-align="justify" fo:line-height="150%" fo:text-indent="0.2479in"/>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P956" style:parent-style-name="Normalny" style:family="paragraph">
      <style:paragraph-properties fo:text-align="justify" fo:line-height="150%" fo:text-indent="0.2479in"/>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479in"/>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fo:text-indent="0.2479in"/>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fo:text-indent="0.2479in"/>
    </style:style>
    <style:style style:name="P968" style:parent-style-name="Normalny" style:family="paragraph">
      <style:paragraph-properties fo:text-align="justify" fo:line-height="150%"/>
    </style:style>
    <style:style style:name="T969" style:parent-style-name="Domyślnaczcionkaakapitu" style:family="text">
      <style:text-properties style:text-underline-type="single" style:text-underline-style="solid" style:text-underline-width="auto" style:text-underline-mode="continuous"/>
    </style:style>
    <style:style style:name="T970" style:parent-style-name="Domyślnaczcionkaakapitu" style:family="text">
      <style:text-properties fo:background-color="#80FFFF" style:text-underline-type="single" style:text-underline-style="solid" style:text-underline-width="auto" style:text-underline-mode="continuous"/>
    </style:style>
    <style:style style:name="T971" style:parent-style-name="Domyślnaczcionkaakapitu" style:family="text">
      <style:text-properties style:text-underline-type="single" style:text-underline-style="solid" style:text-underline-width="auto" style:text-underline-mode="continuous"/>
    </style:style>
    <style:style style:name="T972" style:parent-style-name="Domyślnaczcionkaakapitu" style:family="text">
      <style:text-properties fo:background-color="#80FFFF" style:text-underline-type="single" style:text-underline-style="solid" style:text-underline-width="auto" style:text-underline-mode="continuous"/>
    </style:style>
    <style:style style:name="T973" style:parent-style-name="Domyślnaczcionkaakapitu" style:family="text">
      <style:text-properties style:text-underline-type="single" style:text-underline-style="solid" style:text-underline-width="auto" style:text-underline-mode="continuous"/>
    </style:style>
    <style:style style:name="T974" style:parent-style-name="Domyślnaczcionkaakapitu" style:family="text">
      <style:text-properties fo:background-color="#80FFFF" style:text-underline-type="single" style:text-underline-style="solid" style:text-underline-width="auto" style:text-underline-mode="continuous"/>
    </style:style>
    <style:style style:name="T975" style:parent-style-name="Domyślnaczcionkaakapitu" style:family="text">
      <style:text-properties style:text-underline-type="single" style:text-underline-style="solid" style:text-underline-width="auto" style:text-underline-mode="continuous"/>
    </style:style>
    <style:style style:name="T976" style:parent-style-name="Domyślnaczcionkaakapitu" style:family="text">
      <style:text-properties fo:background-color="#80FFFF" style:text-underline-type="single" style:text-underline-style="solid" style:text-underline-width="auto" style:text-underline-mode="continuous"/>
    </style:style>
    <style:style style:name="P977" style:parent-style-name="Normalny" style:family="paragraph">
      <style:paragraph-properties fo:text-align="justify" fo:line-height="150%" fo:text-indent="0.2479in"/>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479in"/>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style:style>
    <style:style style:name="T982" style:parent-style-name="Domyślnaczcionkaakapitu" style:family="text">
      <style:text-properties style:text-underline-type="single" style:text-underline-style="solid" style:text-underline-width="auto" style:text-underline-mode="continuous"/>
    </style:style>
    <style:style style:name="T983" style:parent-style-name="Domyślnaczcionkaakapitu" style:family="text">
      <style:text-properties fo:background-color="#80FFFF" style:text-underline-type="single" style:text-underline-style="solid" style:text-underline-width="auto" style:text-underline-mode="continuous"/>
    </style:style>
    <style:style style:name="T984" style:parent-style-name="Domyślnaczcionkaakapitu" style:family="text">
      <style:text-properties style:text-underline-type="single" style:text-underline-style="solid" style:text-underline-width="auto" style:text-underline-mode="continuous"/>
    </style:style>
    <style:style style:name="P985" style:parent-style-name="Normalny" style:family="paragraph">
      <style:paragraph-properties fo:text-align="justify" fo:line-height="150%" fo:text-indent="0.2479in"/>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479in"/>
    </style:style>
    <style:style style:name="P991" style:parent-style-name="Normalny" style:family="paragraph">
      <style:paragraph-properties fo:text-align="justify" fo:line-height="150%"/>
    </style:style>
    <style:style style:name="T992" style:parent-style-name="Domyślnaczcionkaakapitu" style:family="text">
      <style:text-properties style:text-underline-type="single" style:text-underline-style="solid" style:text-underline-width="auto" style:text-underline-mode="continuous"/>
    </style:style>
    <style:style style:name="T993" style:parent-style-name="Domyślnaczcionkaakapitu" style:family="text">
      <style:text-properties fo:background-color="#80FFFF" style:text-underline-type="single" style:text-underline-style="solid" style:text-underline-width="auto" style:text-underline-mode="continuous"/>
    </style:style>
    <style:style style:name="T994" style:parent-style-name="Domyślnaczcionkaakapitu" style:family="text">
      <style:text-properties style:text-underline-type="single" style:text-underline-style="solid" style:text-underline-width="auto" style:text-underline-mode="continuous"/>
    </style:style>
    <style:style style:name="T995" style:parent-style-name="Domyślnaczcionkaakapitu" style:family="text">
      <style:text-properties fo:background-color="#80FFFF" style:text-underline-type="single" style:text-underline-style="solid" style:text-underline-width="auto" style:text-underline-mode="continuous"/>
    </style:style>
    <style:style style:name="P996" style:parent-style-name="Normalny" style:family="paragraph">
      <style:paragraph-properties fo:text-align="justify" fo:line-height="150%" fo:text-indent="0.2479in"/>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P1001" style:parent-style-name="Normalny" style:family="paragraph">
      <style:paragraph-properties fo:text-align="justify" fo:line-height="150%"/>
    </style:style>
    <style:style style:name="T1002" style:parent-style-name="Domyślnaczcionkaakapitu" style:family="text">
      <style:text-properties style:text-underline-type="single" style:text-underline-style="solid" style:text-underline-width="auto" style:text-underline-mode="continuous"/>
    </style:style>
    <style:style style:name="T1003" style:parent-style-name="Domyślnaczcionkaakapitu" style:family="text">
      <style:text-properties fo:background-color="#80FFFF" style:text-underline-type="single" style:text-underline-style="solid" style:text-underline-width="auto" style:text-underline-mode="continuous"/>
    </style:style>
    <style:style style:name="T1004" style:parent-style-name="Domyślnaczcionkaakapitu" style:family="text">
      <style:text-properties style:text-underline-type="single" style:text-underline-style="solid" style:text-underline-width="auto" style:text-underline-mode="continuous"/>
    </style:style>
    <style:style style:name="P1005" style:parent-style-name="Normalny" style:family="paragraph">
      <style:paragraph-properties fo:text-align="justify" fo:line-height="150%" fo:text-indent="0.2479in"/>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P1009" style:parent-style-name="Normalny" style:family="paragraph">
      <style:paragraph-properties fo:text-align="justify" fo:line-height="150%" fo:text-indent="0.2479in"/>
    </style:style>
    <style:style style:name="P1010" style:parent-style-name="Normalny" style:family="paragraph">
      <style:paragraph-properties fo:text-align="justify" fo:line-height="150%"/>
    </style:style>
    <style:style style:name="T1011" style:parent-style-name="Domyślnaczcionkaakapitu" style:family="text">
      <style:text-properties style:text-underline-type="single" style:text-underline-style="solid" style:text-underline-width="auto" style:text-underline-mode="continuous"/>
    </style:style>
    <style:style style:name="P1012" style:parent-style-name="Normalny" style:family="paragraph">
      <style:paragraph-properties fo:text-align="justify" fo:line-height="150%" fo:text-indent="0.2479in"/>
    </style:style>
    <style:style style:name="T1013" style:parent-style-name="Domyślnaczcionkaakapitu" style:family="text">
      <style:text-properties fo:background-color="#80FFFF"/>
    </style:style>
    <style:style style:name="P1014" style:parent-style-name="Normalny" style:family="paragraph">
      <style:paragraph-properties fo:text-align="justify" fo:line-height="150%"/>
    </style:style>
    <style:style style:name="T1015" style:parent-style-name="Domyślnaczcionkaakapitu" style:family="text">
      <style:text-properties style:text-underline-type="single" style:text-underline-style="solid" style:text-underline-width="auto" style:text-underline-mode="continuous"/>
    </style:style>
    <style:style style:name="T1016" style:parent-style-name="Domyślnaczcionkaakapitu" style:family="text">
      <style:text-properties fo:background-color="#80FFFF" style:text-underline-type="single" style:text-underline-style="solid" style:text-underline-width="auto" style:text-underline-mode="continuous"/>
    </style:style>
    <style:style style:name="T1017" style:parent-style-name="Domyślnaczcionkaakapitu" style:family="text">
      <style:text-properties style:text-underline-type="single" style:text-underline-style="solid" style:text-underline-width="auto" style:text-underline-mode="continuous"/>
    </style:style>
    <style:style style:name="P1018" style:parent-style-name="Normalny" style:family="paragraph">
      <style:paragraph-properties fo:text-align="justify" fo:line-height="150%" fo:text-indent="0.2479in"/>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style:style>
    <style:style style:name="T1027" style:parent-style-name="Domyślnaczcionkaakapitu" style:family="text">
      <style:text-properties style:text-underline-type="single" style:text-underline-style="solid" style:text-underline-width="auto" style:text-underline-mode="continuous"/>
    </style:style>
    <style:style style:name="T1028" style:parent-style-name="Domyślnaczcionkaakapitu" style:family="text">
      <style:text-properties fo:background-color="#80FFFF" style:text-underline-type="single" style:text-underline-style="solid" style:text-underline-width="auto" style:text-underline-mode="continuous"/>
    </style:style>
    <style:style style:name="P1029" style:parent-style-name="Normalny" style:family="paragraph">
      <style:paragraph-properties fo:text-align="justify" fo:line-height="150%" fo:text-indent="0.2479in"/>
    </style:style>
    <style:style style:name="P1030" style:parent-style-name="Normalny" style:family="paragraph">
      <style:paragraph-properties fo:text-align="justify" fo:line-height="150%"/>
    </style:style>
    <style:style style:name="T1031" style:parent-style-name="Domyślnaczcionkaakapitu" style:family="text">
      <style:text-properties style:text-underline-type="single" style:text-underline-style="solid" style:text-underline-width="auto" style:text-underline-mode="continuous"/>
    </style:style>
    <style:style style:name="T1032" style:parent-style-name="Domyślnaczcionkaakapitu" style:family="text">
      <style:text-properties fo:background-color="#80FFFF" style:text-underline-type="single" style:text-underline-style="solid" style:text-underline-width="auto" style:text-underline-mode="continuous"/>
    </style:style>
    <style:style style:name="T1033" style:parent-style-name="Domyślnaczcionkaakapitu" style:family="text">
      <style:text-properties style:text-underline-type="single" style:text-underline-style="solid" style:text-underline-width="auto" style:text-underline-mode="continuous"/>
    </style:style>
    <style:style style:name="P1034" style:parent-style-name="Normalny" style:family="paragraph">
      <style:paragraph-properties fo:text-align="justify" fo:line-height="150%" fo:text-indent="0.2479in"/>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fo:text-indent="0.2479in"/>
    </style:style>
    <style:style style:name="P1038" style:parent-style-name="Normalny" style:family="paragraph">
      <style:paragraph-properties fo:text-align="justify" fo:line-height="150%" fo:text-indent="0.2479in"/>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fo:text-indent="0.2479in"/>
    </style:style>
    <style:style style:name="P1044" style:parent-style-name="Normalny" style:family="paragraph">
      <style:paragraph-properties fo:text-align="justify" fo:line-height="150%" fo:text-indent="0.2479in"/>
    </style:style>
    <style:style style:name="T1045" style:parent-style-name="Domyślnaczcionkaakapitu" style:family="text">
      <style:text-properties fo:background-color="#80FFFF"/>
    </style:style>
    <style:style style:name="P1046" style:parent-style-name="Normalny" style:family="paragraph">
      <style:paragraph-properties fo:text-align="justify" fo:line-height="150%">
        <style:tab-stops>
          <style:tab-stop style:type="left" style:position="2.5736in"/>
        </style:tab-stops>
      </style:paragraph-properties>
    </style:style>
    <style:style style:name="T1047" style:parent-style-name="Domyślnaczcionkaakapitu" style:family="text">
      <style:text-properties style:text-underline-type="single" style:text-underline-style="solid" style:text-underline-width="auto" style:text-underline-mode="continuous"/>
    </style:style>
    <style:style style:name="T1048" style:parent-style-name="Domyślnaczcionkaakapitu" style:family="text">
      <style:text-properties fo:background-color="#80FFFF" style:text-underline-type="single" style:text-underline-style="solid" style:text-underline-width="auto" style:text-underline-mode="continuous"/>
    </style:style>
    <style:style style:name="P1049" style:parent-style-name="Normalny" style:family="paragraph">
      <style:paragraph-properties fo:text-align="justify" fo:line-height="150%" fo:text-indent="0.2479in">
        <style:tab-stops>
          <style:tab-stop style:type="left" style:position="2.5736in"/>
        </style:tab-stops>
      </style:paragraph-properties>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style:style>
    <style:style style:name="T1052" style:parent-style-name="Domyślnaczcionkaakapitu" style:family="text">
      <style:text-properties style:text-underline-type="single" style:text-underline-style="solid" style:text-underline-width="auto" style:text-underline-mode="continuous"/>
    </style:style>
    <style:style style:name="T1053" style:parent-style-name="Domyślnaczcionkaakapitu" style:family="text">
      <style:text-properties fo:background-color="#80FFFF" style:text-underline-type="single" style:text-underline-style="solid" style:text-underline-width="auto" style:text-underline-mode="continuous"/>
    </style:style>
    <style:style style:name="T1054" style:parent-style-name="Domyślnaczcionkaakapitu" style:family="text">
      <style:text-properties style:text-underline-type="single" style:text-underline-style="solid" style:text-underline-width="auto" style:text-underline-mode="continuous"/>
    </style:style>
    <style:style style:name="P1055" style:parent-style-name="Normalny" style:family="paragraph">
      <style:paragraph-properties fo:text-align="justify" fo:line-height="150%" fo:text-indent="0.2479in"/>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fo:text-indent="0.2479in"/>
    </style:style>
    <style:style style:name="T1059" style:parent-style-name="Domyślnaczcionkaakapitu" style:family="text">
      <style:text-properties fo:background-color="#80FFFF"/>
    </style:style>
    <style:style style:name="P1060" style:parent-style-name="Normalny" style:family="paragraph">
      <style:paragraph-properties fo:text-align="justify" fo:line-height="150%" fo:text-indent="0.2479in"/>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style:style>
    <style:style style:name="T1063" style:parent-style-name="Domyślnaczcionkaakapitu" style:family="text">
      <style:text-properties style:text-underline-type="single" style:text-underline-style="solid" style:text-underline-width="auto" style:text-underline-mode="continuous"/>
    </style:style>
    <style:style style:name="T1064" style:parent-style-name="Domyślnaczcionkaakapitu" style:family="text">
      <style:text-properties fo:background-color="#80FFFF" style:text-underline-type="single" style:text-underline-style="solid" style:text-underline-width="auto" style:text-underline-mode="continuous"/>
    </style:style>
    <style:style style:name="T1065" style:parent-style-name="Domyślnaczcionkaakapitu" style:family="text">
      <style:text-properties style:text-underline-type="single" style:text-underline-style="solid" style:text-underline-width="auto" style:text-underline-mode="continuous"/>
    </style:style>
    <style:style style:name="P1066" style:parent-style-name="Normalny" style:family="paragraph">
      <style:paragraph-properties fo:text-align="justify" fo:line-height="150%" fo:text-indent="0.2479in"/>
    </style:style>
    <style:style style:name="P1067" style:parent-style-name="Normalny" style:family="paragraph">
      <style:paragraph-properties fo:text-align="justify" fo:line-height="150%"/>
    </style:style>
    <style:style style:name="T1068" style:parent-style-name="Domyślnaczcionkaakapitu" style:family="text">
      <style:text-properties style:text-underline-type="single" style:text-underline-style="solid" style:text-underline-width="auto" style:text-underline-mode="continuous"/>
    </style:style>
    <style:style style:name="T1069" style:parent-style-name="Domyślnaczcionkaakapitu" style:family="text">
      <style:text-properties fo:background-color="#80FFFF" style:text-underline-type="single" style:text-underline-style="solid" style:text-underline-width="auto" style:text-underline-mode="continuous"/>
    </style:style>
    <style:style style:name="P1070" style:parent-style-name="Normalny" style:family="paragraph">
      <style:paragraph-properties fo:text-align="justify" fo:line-height="150%" fo:text-indent="0.2479in"/>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style:style>
    <style:style style:name="P1073" style:parent-style-name="Normalny" style:family="paragraph">
      <style:paragraph-properties fo:text-align="justify" fo:line-height="150%"/>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style:style>
    <style:style style:name="P1076" style:parent-style-name="Normalny" style:family="paragraph">
      <style:paragraph-properties fo:text-align="justify" fo:line-height="150%"/>
    </style:style>
    <style:style style:name="P1077" style:parent-style-name="Normalny" style:family="paragraph">
      <style:paragraph-properties fo:text-align="justify" fo:line-height="150%"/>
    </style:style>
    <style:style style:name="P1078" style:parent-style-name="Normalny" style:family="paragraph">
      <style:paragraph-properties fo:text-align="justify" fo:line-height="150%"/>
    </style:style>
    <style:style style:name="T1079" style:parent-style-name="Domyślnaczcionkaakapitu" style:family="text">
      <style:text-properties style:text-underline-type="single" style:text-underline-style="solid" style:text-underline-width="auto" style:text-underline-mode="continuous"/>
    </style:style>
    <style:style style:name="T1080" style:parent-style-name="Domyślnaczcionkaakapitu" style:family="text">
      <style:text-properties fo:background-color="#80FFFF" style:text-underline-type="single" style:text-underline-style="solid" style:text-underline-width="auto" style:text-underline-mode="continuous"/>
    </style:style>
    <style:style style:name="T1081" style:parent-style-name="Domyślnaczcionkaakapitu" style:family="text">
      <style:text-properties style:text-underline-type="single" style:text-underline-style="solid" style:text-underline-width="auto" style:text-underline-mode="continuous"/>
    </style:style>
    <style:style style:name="T1082" style:parent-style-name="Domyślnaczcionkaakapitu" style:family="text">
      <style:text-properties fo:background-color="#80FFFF" style:text-underline-type="single" style:text-underline-style="solid" style:text-underline-width="auto" style:text-underline-mode="continuous"/>
    </style:style>
    <style:style style:name="T1083" style:parent-style-name="Domyślnaczcionkaakapitu" style:family="text">
      <style:text-properties style:text-underline-type="single" style:text-underline-style="solid" style:text-underline-width="auto" style:text-underline-mode="continuous"/>
    </style:style>
    <style:style style:name="T1084" style:parent-style-name="Domyślnaczcionkaakapitu" style:family="text">
      <style:text-properties fo:background-color="#80FFFF" style:text-underline-type="single" style:text-underline-style="solid" style:text-underline-width="auto" style:text-underline-mode="continuous"/>
    </style:style>
    <style:style style:name="T1085" style:parent-style-name="Domyślnaczcionkaakapitu" style:family="text">
      <style:text-properties style:text-underline-type="single" style:text-underline-style="solid" style:text-underline-width="auto" style:text-underline-mode="continuous"/>
    </style:style>
    <style:style style:name="T1086" style:parent-style-name="Domyślnaczcionkaakapitu" style:family="text">
      <style:text-properties fo:background-color="#80FFFF" style:text-underline-type="single" style:text-underline-style="solid" style:text-underline-width="auto" style:text-underline-mode="continuous"/>
    </style:style>
    <style:style style:name="P1087" style:parent-style-name="Normalny" style:family="paragraph">
      <style:paragraph-properties fo:text-align="justify" fo:line-height="150%" fo:text-indent="0.2479in"/>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479in"/>
    </style:style>
    <style:style style:name="P1091" style:parent-style-name="Normalny" style:family="paragraph">
      <style:paragraph-properties fo:text-align="justify" fo:line-height="150%"/>
    </style:style>
    <style:style style:name="T1092" style:parent-style-name="Domyślnaczcionkaakapitu" style:family="text">
      <style:text-properties style:text-underline-type="single" style:text-underline-style="solid" style:text-underline-width="auto" style:text-underline-mode="continuous"/>
    </style:style>
    <style:style style:name="T1093" style:parent-style-name="Domyślnaczcionkaakapitu" style:family="text">
      <style:text-properties fo:background-color="#80FFFF" style:text-underline-type="single" style:text-underline-style="solid" style:text-underline-width="auto" style:text-underline-mode="continuous"/>
    </style:style>
    <style:style style:name="T1094" style:parent-style-name="Domyślnaczcionkaakapitu" style:family="text">
      <style:text-properties style:text-underline-type="single" style:text-underline-style="solid" style:text-underline-width="auto" style:text-underline-mode="continuous"/>
    </style:style>
    <style:style style:name="P1095" style:parent-style-name="Normalny" style:family="paragraph">
      <style:paragraph-properties fo:text-align="justify" fo:line-height="150%" fo:text-indent="0.2479in"/>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479in"/>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P1105" style:parent-style-name="Normalny" style:family="paragraph">
      <style:paragraph-properties fo:text-align="justify" fo:line-height="150%" fo:text-indent="0.2479in"/>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fo:text-indent="0.2479in"/>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fo:text-indent="0.2479in"/>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fo:text-indent="0.2479in"/>
    </style:style>
    <style:style style:name="T1130" style:parent-style-name="Domyślnaczcionkaakapitu" style:family="text">
      <style:text-properties fo:background-color="#80FFFF"/>
    </style:style>
    <style:style style:name="P1131" style:parent-style-name="Normalny" style:family="paragraph">
      <style:paragraph-properties fo:text-align="justify" fo:line-height="150%" fo:text-indent="0.2479in"/>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fo:text-indent="0.2479in"/>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style:style>
    <style:style style:name="T1140" style:parent-style-name="Domyślnaczcionkaakapitu" style:family="text">
      <style:text-properties style:text-underline-type="single" style:text-underline-style="solid" style:text-underline-width="auto" style:text-underline-mode="continuous"/>
    </style:style>
    <style:style style:name="T1141" style:parent-style-name="Domyślnaczcionkaakapitu" style:family="text">
      <style:text-properties fo:background-color="#80FFFF" style:text-underline-type="single" style:text-underline-style="solid" style:text-underline-width="auto" style:text-underline-mode="continuous"/>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P1144" style:parent-style-name="Normalny" style:family="paragraph">
      <style:paragraph-properties fo:text-align="justify" fo:line-height="150%"/>
    </style:style>
    <style:style style:name="T1145" style:parent-style-name="Domyślnaczcionkaakapitu" style:family="text">
      <style:text-properties style:text-underline-type="single" style:text-underline-style="solid" style:text-underline-width="auto" style:text-underline-mode="continuous"/>
    </style:style>
    <style:style style:name="P1146" style:parent-style-name="Normalny" style:family="paragraph">
      <style:paragraph-properties fo:text-align="justify" fo:line-height="150%" fo:text-indent="0.2479in"/>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fo:text-indent="0.2479in"/>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fo:text-indent="0.2479in"/>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fo:text-indent="0.2479in"/>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fo:text-indent="0.2479in"/>
    </style:style>
    <style:style style:name="P1161" style:parent-style-name="Normalny" style:family="paragraph">
      <style:paragraph-properties fo:text-align="justify" fo:line-height="150%" fo:text-indent="0.2479in"/>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fo:text-indent="0.2479in"/>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P1176" style:parent-style-name="Normalny" style:family="paragraph">
      <style:paragraph-properties fo:text-align="justify" fo:line-height="150%" fo:text-indent="0.2479in"/>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fo:text-indent="0.2479in"/>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fo:text-indent="0.2479in"/>
    </style:style>
    <style:style style:name="P1189" style:parent-style-name="Normalny" style:family="paragraph">
      <style:paragraph-properties fo:text-align="justify" fo:line-height="150%"/>
    </style:style>
    <style:style style:name="T1190" style:parent-style-name="Domyślnaczcionkaakapitu" style:family="text">
      <style:text-properties style:text-underline-type="single" style:text-underline-style="solid" style:text-underline-width="auto" style:text-underline-mode="continuous"/>
    </style:style>
    <style:style style:name="T1191" style:parent-style-name="Domyślnaczcionkaakapitu" style:family="text">
      <style:text-properties fo:background-color="#80FFFF" style:text-underline-type="single" style:text-underline-style="solid" style:text-underline-width="auto" style:text-underline-mode="continuous"/>
    </style:style>
    <style:style style:name="T1192" style:parent-style-name="Domyślnaczcionkaakapitu" style:family="text">
      <style:text-properties fo:background-color="#80FFFF"/>
    </style:style>
    <style:style style:name="P1193" style:parent-style-name="Normalny" style:family="paragraph">
      <style:paragraph-properties fo:text-align="justify" fo:line-height="150%" fo:text-indent="0.2479in"/>
    </style:style>
    <style:style style:name="P1194" style:parent-style-name="Normalny" style:family="paragraph">
      <style:paragraph-properties fo:text-align="justify" fo:line-height="150%" fo:text-indent="0.2479in"/>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P1198" style:parent-style-name="Normalny" style:family="paragraph">
      <style:paragraph-properties fo:text-align="justify" fo:line-height="150%"/>
    </style:style>
    <style:style style:name="T1199" style:parent-style-name="Domyślnaczcionkaakapitu" style:family="text">
      <style:text-properties style:text-underline-type="single" style:text-underline-style="solid" style:text-underline-width="auto" style:text-underline-mode="continuous"/>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fo:text-indent="0.2479in"/>
    </style:style>
    <style:style style:name="P1203" style:parent-style-name="Normalny" style:family="paragraph">
      <style:paragraph-properties fo:text-align="justify" fo:line-height="150%" fo:text-indent="0.2479in"/>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fo:text-indent="0.2479in"/>
    </style:style>
    <style:style style:name="P1206" style:parent-style-name="Normalny" style:family="paragraph">
      <style:paragraph-properties fo:text-align="justify" fo:line-height="150%" fo:text-indent="0.2479in"/>
    </style:style>
    <style:style style:name="T1207" style:parent-style-name="Domyślnaczcionkaakapitu" style:family="text">
      <style:text-properties fo:background-color="#80FFFF"/>
    </style:style>
    <style:style style:name="P1208" style:parent-style-name="Normalny" style:family="paragraph">
      <style:paragraph-properties fo:text-align="justify" fo:line-height="150%" fo:text-indent="0.2479in"/>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479in"/>
    </style:style>
    <style:style style:name="T1212" style:parent-style-name="Domyślnaczcionkaakapitu" style:family="text">
      <style:text-properties fo:background-color="#80FFFF"/>
    </style:style>
    <style:style style:name="P1213" style:parent-style-name="Normalny" style:family="paragraph">
      <style:paragraph-properties fo:text-align="justify" fo:line-height="150%" fo:text-indent="0.2479in"/>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fo:text-indent="0.2479in"/>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fo:text-indent="0.2479in"/>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fo:text-indent="0.2479in"/>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fo:text-indent="0.2479in"/>
    </style:style>
    <style:style style:name="P1222" style:parent-style-name="Normalny" style:family="paragraph">
      <style:paragraph-properties fo:text-align="justify" fo:line-height="150%" fo:text-indent="0.2479in"/>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fo:text-indent="0.2479in"/>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fo:text-indent="0.2479in"/>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479in"/>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fo:text-indent="0.2479in"/>
    </style:style>
    <style:style style:name="P1235" style:parent-style-name="Normalny" style:family="paragraph">
      <style:paragraph-properties fo:text-align="justify" fo:line-height="150%" fo:text-indent="0.2479in"/>
    </style:style>
    <style:style style:name="P1236" style:parent-style-name="Normalny" style:family="paragraph">
      <style:paragraph-properties fo:text-align="justify" fo:line-height="150%"/>
    </style:style>
    <style:style style:name="T1237" style:parent-style-name="Domyślnaczcionkaakapitu" style:family="text">
      <style:text-properties style:text-underline-type="single" style:text-underline-style="solid" style:text-underline-width="auto" style:text-underline-mode="continuous"/>
    </style:style>
    <style:style style:name="T1238" style:parent-style-name="Domyślnaczcionkaakapitu" style:family="text">
      <style:text-properties fo:background-color="#80FFFF" style:text-underline-type="single" style:text-underline-style="solid" style:text-underline-width="auto" style:text-underline-mode="continuous"/>
    </style:style>
    <style:style style:name="P1239" style:parent-style-name="Normalny" style:family="paragraph">
      <style:paragraph-properties fo:text-align="justify" fo:line-height="150%" fo:text-indent="0.2479in"/>
    </style:style>
    <style:style style:name="P1240" style:parent-style-name="Normalny" style:family="paragraph">
      <style:paragraph-properties fo:text-align="justify" fo:line-height="150%"/>
    </style:style>
    <style:style style:name="T1241" style:parent-style-name="Domyślnaczcionkaakapitu" style:family="text">
      <style:text-properties style:text-underline-type="single" style:text-underline-style="solid" style:text-underline-width="auto" style:text-underline-mode="continuous"/>
    </style:style>
    <style:style style:name="P1242" style:parent-style-name="Normalny" style:family="paragraph">
      <style:paragraph-properties fo:text-align="justify" fo:line-height="150%" fo:text-indent="0.2479in"/>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P1245" style:parent-style-name="Normalny" style:family="paragraph">
      <style:paragraph-properties fo:text-align="justify" fo:line-height="150%" fo:text-indent="0.2479in"/>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P1252" style:parent-style-name="Normalny" style:family="paragraph">
      <style:paragraph-properties fo:text-align="justify" fo:line-height="150%" fo:text-indent="0.2479in"/>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479in"/>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fo:text-indent="0.2479in"/>
    </style:style>
    <style:style style:name="T1259" style:parent-style-name="Domyślnaczcionkaakapitu" style:family="text">
      <style:text-properties fo:background-color="#80FFFF"/>
    </style:style>
    <style:style style:name="P1260" style:parent-style-name="Normalny" style:family="paragraph">
      <style:paragraph-properties fo:text-align="justify" fo:line-height="150%" fo:text-indent="0.2479in"/>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P1275" style:parent-style-name="Normalny" style:family="paragraph">
      <style:paragraph-properties fo:text-align="justify" fo:line-height="150%" fo:text-indent="0.2479in"/>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P1280" style:parent-style-name="Normalny" style:family="paragraph">
      <style:paragraph-properties fo:text-align="justify" fo:line-height="150%" fo:text-indent="0.2479in"/>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fo:text-indent="0.2479in"/>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P1293" style:parent-style-name="Normalny" style:family="paragraph">
      <style:paragraph-properties fo:text-align="justify" fo:line-height="150%" fo:text-indent="0.2479in"/>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479in"/>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P1301" style:parent-style-name="Normalny" style:family="paragraph">
      <style:paragraph-properties fo:text-align="justify" fo:line-height="150%" fo:text-indent="0.2479in"/>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fo:text-indent="0.2479in"/>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fo:text-indent="0.2479in"/>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479in"/>
    </style:style>
    <style:style style:name="P1327" style:parent-style-name="Normalny" style:family="paragraph">
      <style:paragraph-properties fo:text-align="justify" fo:line-height="150%" fo:text-indent="0.2479in"/>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fo:text-indent="0.2479in"/>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fo:text-indent="0.2479in"/>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style:style>
    <style:style style:name="T1342" style:parent-style-name="Domyślnaczcionkaakapitu" style:family="text">
      <style:text-properties style:text-underline-type="single" style:text-underline-style="solid" style:text-underline-width="auto" style:text-underline-mode="continuous"/>
    </style:style>
    <style:style style:name="T1343" style:parent-style-name="Domyślnaczcionkaakapitu" style:family="text">
      <style:text-properties fo:background-color="#80FFFF" style:text-underline-type="single" style:text-underline-style="solid" style:text-underline-width="auto" style:text-underline-mode="continuous"/>
    </style:style>
    <style:style style:name="P1344" style:parent-style-name="Normalny" style:family="paragraph">
      <style:paragraph-properties fo:text-align="justify" fo:line-height="150%" fo:text-indent="0.2479in"/>
    </style:style>
    <style:style style:name="P1345" style:parent-style-name="Normalny" style:family="paragraph">
      <style:paragraph-properties fo:text-align="justify" fo:line-height="150%"/>
    </style:style>
    <style:style style:name="T1346" style:parent-style-name="Domyślnaczcionkaakapitu" style:family="text">
      <style:text-properties fo:background-color="#80FFFF" style:text-underline-type="single" style:text-underline-style="solid" style:text-underline-width="auto" style:text-underline-mode="continuous"/>
    </style:style>
    <style:style style:name="T1347" style:parent-style-name="Domyślnaczcionkaakapitu" style:family="text">
      <style:text-properties style:text-underline-type="single" style:text-underline-style="solid" style:text-underline-width="auto" style:text-underline-mode="continuous"/>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style>
    <style:style style:name="P1352" style:parent-style-name="Normalny" style:family="paragraph">
      <style:paragraph-properties fo:text-align="justify" fo:line-height="150%" fo:text-indent="0.2479in"/>
    </style:style>
    <style:style style:name="P1353" style:parent-style-name="Normalny" style:family="paragraph">
      <style:paragraph-properties fo:text-align="justify" fo:line-height="150%"/>
    </style:style>
    <style:style style:name="T1354" style:parent-style-name="Domyślnaczcionkaakapitu" style:family="text">
      <style:text-properties style:text-underline-type="single" style:text-underline-style="solid" style:text-underline-width="auto" style:text-underline-mode="continuous"/>
    </style:style>
    <style:style style:name="T1355" style:parent-style-name="Domyślnaczcionkaakapitu" style:family="text">
      <style:text-properties fo:background-color="#80FFFF" style:text-underline-type="single" style:text-underline-style="solid" style:text-underline-width="auto" style:text-underline-mode="continuous"/>
    </style:style>
    <style:style style:name="T1356" style:parent-style-name="Domyślnaczcionkaakapitu" style:family="text">
      <style:text-properties style:text-underline-type="single" style:text-underline-style="solid" style:text-underline-width="auto" style:text-underline-mode="continuous"/>
    </style:style>
    <style:style style:name="T1357" style:parent-style-name="Domyślnaczcionkaakapitu" style:family="text">
      <style:text-properties fo:background-color="#80FFFF" style:text-underline-type="single" style:text-underline-style="solid" style:text-underline-width="auto" style:text-underline-mode="continuous"/>
    </style:style>
    <style:style style:name="T1358" style:parent-style-name="Domyślnaczcionkaakapitu" style:family="text">
      <style:text-properties style:text-underline-type="single" style:text-underline-style="solid" style:text-underline-width="auto" style:text-underline-mode="continuous"/>
    </style:style>
    <style:style style:name="P1359" style:parent-style-name="Normalny" style:family="paragraph">
      <style:paragraph-properties fo:text-align="justify" fo:line-height="150%" fo:text-indent="0.2479in"/>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style:style>
    <style:style style:name="T1363" style:parent-style-name="Domyślnaczcionkaakapitu" style:family="text">
      <style:text-properties style:text-underline-type="single" style:text-underline-style="solid" style:text-underline-width="auto" style:text-underline-mode="continuous"/>
    </style:style>
    <style:style style:name="T1364" style:parent-style-name="Domyślnaczcionkaakapitu" style:family="text">
      <style:text-properties fo:background-color="#80FFFF" style:text-underline-type="single" style:text-underline-style="solid" style:text-underline-width="auto" style:text-underline-mode="continuous"/>
    </style:style>
    <style:style style:name="T1365" style:parent-style-name="Domyślnaczcionkaakapitu" style:family="text">
      <style:text-properties style:text-underline-type="single" style:text-underline-style="solid" style:text-underline-width="auto" style:text-underline-mode="continuous"/>
    </style:style>
    <style:style style:name="P1366" style:parent-style-name="Normalny" style:family="paragraph">
      <style:paragraph-properties fo:text-align="justify" fo:line-height="150%" fo:text-indent="0.2479in"/>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style:style>
    <style:style style:name="T1369" style:parent-style-name="Domyślnaczcionkaakapitu" style:family="text">
      <style:text-properties style:text-underline-type="single" style:text-underline-style="solid" style:text-underline-width="auto" style:text-underline-mode="continuous"/>
    </style:style>
    <style:style style:name="T1370" style:parent-style-name="Domyślnaczcionkaakapitu" style:family="text">
      <style:text-properties fo:background-color="#80FFFF" style:text-underline-type="single" style:text-underline-style="solid" style:text-underline-width="auto" style:text-underline-mode="continuous"/>
    </style:style>
    <style:style style:name="P1371" style:parent-style-name="Normalny" style:family="paragraph">
      <style:paragraph-properties fo:text-align="justify" fo:line-height="150%" fo:text-indent="0.2479in"/>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479in"/>
    </style:style>
    <style:style style:name="T1377" style:parent-style-name="Domyślnaczcionkaakapitu" style:family="text">
      <style:text-properties fo:background-color="#80FFFF"/>
    </style:style>
    <style:style style:name="P1378" style:parent-style-name="Normalny" style:family="paragraph">
      <style:paragraph-properties fo:text-align="justify" fo:line-height="150%" fo:text-indent="0.2479in"/>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fo:text-indent="0.2479in"/>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P1385" style:parent-style-name="Normalny" style:family="paragraph">
      <style:paragraph-properties fo:text-align="justify" fo:line-height="150%" fo:text-indent="0.2479in"/>
    </style:style>
    <style:style style:name="T1386" style:parent-style-name="Domyślnaczcionkaakapitu" style:family="text">
      <style:text-properties fo:background-color="#80FFFF"/>
    </style:style>
    <style:style style:name="P1387" style:parent-style-name="Normalny" style:family="paragraph">
      <style:paragraph-properties fo:text-align="justify" fo:line-height="150%" fo:text-indent="0.2479in"/>
    </style:style>
    <style:style style:name="P1388" style:parent-style-name="Normalny" style:family="paragraph">
      <style:paragraph-properties fo:text-align="justify" fo:line-height="150%">
        <style:tab-stops>
          <style:tab-stop style:type="left" style:position="1.9381in"/>
        </style:tab-stops>
      </style:paragraph-properties>
    </style:style>
    <style:style style:name="T1389" style:parent-style-name="Domyślnaczcionkaakapitu" style:family="text">
      <style:text-properties style:text-underline-type="single" style:text-underline-style="solid" style:text-underline-width="auto" style:text-underline-mode="continuous"/>
    </style:style>
    <style:style style:name="T1390" style:parent-style-name="Domyślnaczcionkaakapitu" style:family="text">
      <style:text-properties fo:background-color="#80FFFF" style:text-underline-type="single" style:text-underline-style="solid" style:text-underline-width="auto" style:text-underline-mode="continuous"/>
    </style:style>
    <style:style style:name="T1391" style:parent-style-name="Domyślnaczcionkaakapitu" style:family="text">
      <style:text-properties style:text-underline-type="single" style:text-underline-style="solid" style:text-underline-width="auto" style:text-underline-mode="continuous"/>
    </style:style>
    <style:style style:name="P1392" style:parent-style-name="Normalny" style:family="paragraph">
      <style:paragraph-properties fo:text-align="justify" fo:line-height="150%" fo:text-indent="0.2479in">
        <style:tab-stops>
          <style:tab-stop style:type="left" style:position="1.9381in"/>
        </style:tab-stops>
      </style:paragraph-properties>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P1400" style:parent-style-name="Normalny" style:family="paragraph">
      <style:paragraph-properties fo:text-align="justify" fo:line-height="150%" fo:text-indent="0.2479in"/>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fo:text-indent="0.2479in"/>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P1412" style:parent-style-name="Normalny" style:family="paragraph">
      <style:paragraph-properties fo:text-align="justify" fo:line-height="150%" fo:text-indent="0.2479in"/>
    </style:style>
    <style:style style:name="P1413" style:parent-style-name="Normalny" style:family="paragraph">
      <style:paragraph-properties fo:text-align="justify" fo:line-height="150%" fo:text-indent="0.2479in"/>
    </style:style>
    <style:style style:name="P1414" style:parent-style-name="Normalny" style:family="paragraph">
      <style:paragraph-properties fo:text-align="justify" fo:line-height="150%" fo:text-indent="0.2479in"/>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479in"/>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479in"/>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479in"/>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479in"/>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P1439" style:parent-style-name="Normalny" style:family="paragraph">
      <style:paragraph-properties fo:text-align="justify" fo:line-height="150%" fo:text-indent="0.2479in"/>
    </style:style>
    <style:style style:name="T1440" style:parent-style-name="Domyślnaczcionkaakapitu" style:family="text">
      <style:text-properties fo:background-color="#80FFFF"/>
    </style:style>
    <style:style style:name="P1441" style:parent-style-name="Normalny" style:family="paragraph">
      <style:paragraph-properties fo:text-align="justify" fo:line-height="150%" fo:text-indent="0.2479in"/>
    </style:style>
    <style:style style:name="T1442" style:parent-style-name="Domyślnaczcionkaakapitu" style:family="text">
      <style:text-properties fo:background-color="#80FFFF"/>
    </style:style>
    <style:style style:name="P1443" style:parent-style-name="Normalny" style:family="paragraph">
      <style:paragraph-properties fo:text-align="justify" fo:line-height="150%" fo:text-indent="0.2479in"/>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P1451" style:parent-style-name="Normalny" style:family="paragraph">
      <style:paragraph-properties fo:text-align="justify" fo:line-height="150%" fo:text-indent="0.2479in"/>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fo:text-indent="0.2479in"/>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P1457" style:parent-style-name="Normalny" style:family="paragraph">
      <style:paragraph-properties fo:text-align="justify" fo:line-height="150%" fo:text-indent="0.2479in"/>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fo:text-indent="0.2479in"/>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fo:text-indent="0.2479in"/>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479in"/>
    </style:style>
    <style:style style:name="P1468" style:parent-style-name="Normalny" style:family="paragraph">
      <style:paragraph-properties fo:text-align="justify" fo:line-height="150%" fo:text-indent="0.2479in"/>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style:tab-stops>
          <style:tab-stop style:type="left" style:position="1.9381in"/>
        </style:tab-stops>
      </style:paragraph-properties>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style:text-underline-type="single" style:text-underline-style="solid" style:text-underline-width="auto" style:text-underline-mode="continuous"/>
    </style:style>
    <style:style style:name="T1483" style:parent-style-name="Domyślnaczcionkaakapitu" style:family="text">
      <style:text-properties style:text-underline-type="single" style:text-underline-style="solid" style:text-underline-width="auto" style:text-underline-mode="continuous"/>
    </style:style>
    <style:style style:name="T1484" style:parent-style-name="Domyślnaczcionkaakapitu" style:family="text">
      <style:text-properties style:text-underline-type="single" style:text-underline-style="solid" style:text-underline-width="auto" style:text-underline-mode="continuous"/>
    </style:style>
    <style:style style:name="T1485" style:parent-style-name="Domyślnaczcionkaakapitu" style:family="text">
      <style:text-properties style:text-underline-type="single" style:text-underline-style="solid" style:text-underline-width="auto" style:text-underline-mode="continuous"/>
    </style:style>
    <style:style style:name="T1486" style:parent-style-name="Domyślnaczcionkaakapitu" style:family="text">
      <style:text-properties style:text-underline-type="single" style:text-underline-style="solid" style:text-underline-width="auto" style:text-underline-mode="continuous"/>
    </style:style>
    <style:style style:name="T1487" style:parent-style-name="Domyślnaczcionkaakapitu" style:family="text">
      <style:text-properties style:text-underline-type="single" style:text-underline-style="solid" style:text-underline-width="auto" style:text-underline-mode="continuous"/>
    </style:style>
    <style:style style:name="T1488" style:parent-style-name="Domyślnaczcionkaakapitu" style:family="text">
      <style:text-properties style:text-underline-type="single" style:text-underline-style="solid" style:text-underline-width="auto" style:text-underline-mode="continuous"/>
    </style:style>
    <style:style style:name="P1489" style:parent-style-name="Normalny" style:family="paragraph">
      <style:paragraph-properties fo:text-align="justify" fo:line-height="150%" fo:text-indent="0.2479in"/>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fo:text-indent="0.2479in"/>
    </style:style>
    <style:style style:name="P1492" style:parent-style-name="Normalny" style:family="paragraph">
      <style:paragraph-properties fo:text-align="justify" fo:line-height="150%">
        <style:tab-stops>
          <style:tab-stop style:type="left" style:position="1.9381in"/>
        </style:tab-stops>
      </style:paragraph-properties>
    </style:style>
    <style:style style:name="T1493" style:parent-style-name="Domyślnaczcionkaakapitu" style:family="text">
      <style:text-properties style:text-underline-type="single" style:text-underline-style="solid" style:text-underline-width="auto" style:text-underline-mode="continuous"/>
    </style:style>
    <style:style style:name="P1494" style:parent-style-name="Normalny" style:family="paragraph">
      <style:paragraph-properties fo:text-align="justify" fo:line-height="150%" fo:text-indent="0.2479in"/>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fo:text-indent="0.2479in"/>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fo:text-indent="0.2479in"/>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P1516" style:parent-style-name="Normalny" style:family="paragraph">
      <style:paragraph-properties fo:text-align="justify" fo:line-height="150%" fo:text-indent="0.2479in"/>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479in"/>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P1534" style:parent-style-name="Normalny" style:family="paragraph">
      <style:paragraph-properties fo:text-align="justify" fo:line-height="150%" fo:text-indent="0.2479in"/>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fo:text-indent="0.2479in"/>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fo:text-indent="0.2479in"/>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fo:text-indent="0.2479in"/>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fo:text-indent="0.2479in"/>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P1555" style:parent-style-name="Normalny" style:family="paragraph">
      <style:paragraph-properties fo:text-align="justify" fo:line-height="150%" fo:text-indent="0.2479in"/>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479in"/>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fo:text-indent="0.2479in"/>
    </style:style>
    <style:style style:name="P1565" style:parent-style-name="Normalny" style:family="paragraph">
      <style:paragraph-properties fo:text-align="justify" fo:line-height="150%" fo:text-indent="0.2479in"/>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P1570" style:parent-style-name="Normalny" style:family="paragraph">
      <style:paragraph-properties fo:text-align="justify" fo:line-height="150%" fo:text-indent="0.2479in"/>
    </style:style>
    <style:style style:name="P1571" style:parent-style-name="Normalny" style:family="paragraph">
      <style:paragraph-properties fo:text-align="justify" fo:line-height="150%" fo:text-indent="0.2479in"/>
    </style:style>
    <style:style style:name="P1572" style:parent-style-name="Normalny" style:family="paragraph">
      <style:paragraph-properties fo:text-align="justify" fo:line-height="150%" fo:text-indent="0.2479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fo:text-indent="0.2479in"/>
    </style:style>
    <style:style style:name="T1584" style:parent-style-name="Domyślnaczcionkaakapitu" style:family="text">
      <style:text-properties fo:background-color="#80FFFF"/>
    </style:style>
    <style:style style:name="P1585" style:parent-style-name="Normalny" style:family="paragraph">
      <style:paragraph-properties fo:text-align="justify" fo:line-height="150%" fo:text-indent="0.2479in"/>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fo:text-indent="0.2479in"/>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P1593" style:parent-style-name="Normalny" style:family="paragraph">
      <style:paragraph-properties fo:text-align="justify" fo:line-height="150%" fo:text-indent="0.2479in"/>
    </style:style>
    <style:style style:name="T1594" style:parent-style-name="Domyślnaczcionkaakapitu" style:family="text">
      <style:text-properties fo:background-color="#80FFFF"/>
    </style:style>
    <style:style style:name="P1595" style:parent-style-name="Normalny" style:family="paragraph">
      <style:paragraph-properties fo:text-align="justify" fo:line-height="150%" fo:text-indent="0.2479in"/>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fo:text-indent="0.2479in"/>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fo:text-indent="0.2479in"/>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P1620" style:parent-style-name="Normalny" style:family="paragraph">
      <style:paragraph-properties fo:text-align="justify" fo:line-height="150%" fo:text-indent="0.2479in"/>
    </style:style>
    <style:style style:name="T1621" style:parent-style-name="Domyślnaczcionkaakapitu" style:family="text">
      <style:text-properties fo:background-color="#80FFFF"/>
    </style:style>
    <style:style style:name="P1622" style:parent-style-name="Normalny" style:family="paragraph">
      <style:paragraph-properties fo:text-align="justify" fo:line-height="150%" fo:text-indent="0.2479in"/>
    </style:style>
    <style:style style:name="P1623" style:parent-style-name="Normalny" style:family="paragraph">
      <style:paragraph-properties fo:text-align="justify" fo:line-height="150%" fo:text-indent="0.2479in"/>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P1629" style:parent-style-name="Normalny" style:family="paragraph">
      <style:paragraph-properties fo:text-align="justify" fo:line-height="150%" fo:text-indent="0.2479in"/>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P1632" style:parent-style-name="Normalny" style:family="paragraph">
      <style:paragraph-properties fo:text-align="justify" fo:line-height="150%" fo:text-indent="0.2479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P1642" style:parent-style-name="Normalny" style:family="paragraph">
      <style:paragraph-properties fo:text-align="justify" fo:line-height="150%" fo:text-indent="0.2479in"/>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479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479in"/>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fo:text-indent="0.2479in"/>
    </style:style>
    <style:style style:name="P1653" style:parent-style-name="Normalny" style:family="paragraph">
      <style:paragraph-properties fo:text-align="justify" fo:line-height="150%" fo:text-indent="0.2479in"/>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P1660" style:parent-style-name="Normalny" style:family="paragraph">
      <style:paragraph-properties fo:text-align="justify" fo:line-height="150%" fo:text-indent="0.2479in"/>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fo:text-indent="0.2479in"/>
    </style:style>
    <style:style style:name="T1679" style:parent-style-name="Domyślnaczcionkaakapitu" style:family="text">
      <style:text-properties fo:background-color="#80FFFF"/>
    </style:style>
    <style:style style:name="P1680" style:parent-style-name="Normalny" style:family="paragraph">
      <style:paragraph-properties fo:text-align="justify" fo:line-height="150%"/>
    </style:style>
    <style:style style:name="T1681" style:parent-style-name="Domyślnaczcionkaakapitu" style:family="text">
      <style:text-properties style:text-underline-type="single" style:text-underline-style="solid" style:text-underline-width="auto" style:text-underline-mode="continuous"/>
    </style:style>
    <style:style style:name="P1682" style:parent-style-name="Normalny" style:family="paragraph">
      <style:paragraph-properties fo:text-align="justify" fo:line-height="150%" fo:text-indent="0.2479in"/>
    </style:style>
    <style:style style:name="P1683" style:parent-style-name="Normalny" style:family="paragraph">
      <style:paragraph-properties fo:text-align="justify" fo:line-height="150%" fo:text-indent="0.2479in"/>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fo:text-indent="0.2479in"/>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fo:text-indent="0.2479in"/>
    </style:style>
    <style:style style:name="P1701" style:parent-style-name="Normalny" style:family="paragraph">
      <style:paragraph-properties fo:text-align="justify" fo:line-height="150%">
        <style:tab-stops>
          <style:tab-stop style:type="left" style:leader-style="dotted" style:leader-text="." style:position="2.0173in"/>
          <style:tab-stop style:type="left" style:leader-style="dotted" style:leader-text="." style:position="2.1513in"/>
        </style:tab-stops>
      </style:paragraph-properties>
    </style:style>
    <style:style style:name="T1702" style:parent-style-name="Domyślnaczcionkaakapitu" style:family="text">
      <style:text-properties style:text-underline-type="single" style:text-underline-style="solid" style:text-underline-width="auto" style:text-underline-mode="continuous"/>
    </style:style>
    <style:style style:name="P1703" style:parent-style-name="Normalny" style:family="paragraph">
      <style:paragraph-properties fo:text-align="justify" fo:line-height="150%" fo:text-indent="0.2479in">
        <style:tab-stops>
          <style:tab-stop style:type="left" style:leader-style="dotted" style:leader-text="." style:position="2.0173in"/>
          <style:tab-stop style:type="left" style:leader-style="dotted" style:leader-text="." style:position="2.1513in"/>
        </style:tab-stops>
      </style:paragraph-properties>
    </style:style>
    <style:style style:name="P1704" style:parent-style-name="Normalny" style:family="paragraph">
      <style:paragraph-properties fo:text-align="justify" fo:line-height="150%" fo:text-indent="0.2479in"/>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fo:text-indent="0.2479in"/>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fo:text-indent="0.2479in"/>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fo:text-indent="0.2479in"/>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P1717" style:parent-style-name="Normalny" style:family="paragraph">
      <style:paragraph-properties fo:text-align="justify" fo:line-height="150%" fo:text-indent="0.2479in"/>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style:style>
    <style:style style:name="T1722" style:parent-style-name="Domyślnaczcionkaakapitu" style:family="text">
      <style:text-properties style:text-underline-type="single" style:text-underline-style="solid" style:text-underline-width="auto" style:text-underline-mode="continuous"/>
    </style:style>
    <style:style style:name="T1723" style:parent-style-name="Domyślnaczcionkaakapitu" style:family="text">
      <style:text-properties fo:background-color="#80FFFF" style:text-underline-type="single" style:text-underline-style="solid" style:text-underline-width="auto" style:text-underline-mode="continuous"/>
    </style:style>
    <style:style style:name="P1724" style:parent-style-name="Normalny" style:family="paragraph">
      <style:paragraph-properties fo:text-align="justify" fo:line-height="150%" fo:text-indent="0.2479in"/>
    </style:style>
    <style:style style:name="T1725" style:parent-style-name="Domyślnaczcionkaakapitu" style:family="text">
      <style:text-properties fo:background-color="#80FFFF"/>
    </style:style>
    <style:style style:name="P1726" style:parent-style-name="Normalny" style:family="paragraph">
      <style:paragraph-properties fo:text-align="justify" fo:line-height="150%" fo:text-indent="0.2479in"/>
    </style:style>
    <style:style style:name="P1727" style:parent-style-name="Normalny" style:family="paragraph">
      <style:paragraph-properties fo:text-align="justify" fo:line-height="150%">
        <style:tab-stops>
          <style:tab-stop style:type="left" style:position="3.0576in"/>
        </style:tab-stops>
      </style:paragraph-properties>
    </style:style>
    <style:style style:name="T1728" style:parent-style-name="Domyślnaczcionkaakapitu" style:family="text">
      <style:text-properties style:text-underline-type="single" style:text-underline-style="solid" style:text-underline-width="auto" style:text-underline-mode="continuous"/>
    </style:style>
    <style:style style:name="P1729" style:parent-style-name="Normalny" style:family="paragraph">
      <style:paragraph-properties fo:text-align="justify" fo:line-height="150%" fo:text-indent="0.2479in">
        <style:tab-stops>
          <style:tab-stop style:type="left" style:position="3.0576in"/>
        </style:tab-stops>
      </style:paragraph-properties>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479in"/>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style:tab-stops>
          <style:tab-stop style:type="left" style:position="2.5576in"/>
        </style:tab-stops>
      </style:paragraph-properties>
    </style:style>
    <style:style style:name="T1736" style:parent-style-name="Domyślnaczcionkaakapitu" style:family="text">
      <style:text-properties style:text-underline-type="single" style:text-underline-style="solid" style:text-underline-width="auto" style:text-underline-mode="continuous"/>
    </style:style>
    <style:style style:name="T1737" style:parent-style-name="Domyślnaczcionkaakapitu" style:family="text">
      <style:text-properties fo:background-color="#80FFFF" style:text-underline-type="single" style:text-underline-style="solid" style:text-underline-width="auto" style:text-underline-mode="continuous"/>
    </style:style>
    <style:style style:name="P1738" style:parent-style-name="Normalny" style:family="paragraph">
      <style:paragraph-properties fo:text-align="justify" fo:line-height="150%" fo:text-indent="0.2479in">
        <style:tab-stops>
          <style:tab-stop style:type="left" style:position="2.5576in"/>
        </style:tab-stops>
      </style:paragraph-properties>
    </style:style>
    <style:style style:name="T1739" style:parent-style-name="Domyślnaczcionkaakapitu" style:family="text">
      <style:text-properties fo:background-color="#80FFFF"/>
    </style:style>
    <style:style style:name="P1740" style:parent-style-name="Normalny" style:family="paragraph">
      <style:paragraph-properties fo:text-align="justify" fo:line-height="150%"/>
    </style:style>
    <style:style style:name="T1741" style:parent-style-name="Domyślnaczcionkaakapitu" style:family="text">
      <style:text-properties style:text-underline-type="single" style:text-underline-style="solid" style:text-underline-width="auto" style:text-underline-mode="continuous"/>
    </style:style>
    <style:style style:name="P1742" style:parent-style-name="Normalny" style:family="paragraph">
      <style:paragraph-properties fo:text-align="justify" fo:line-height="150%" fo:text-indent="0.2479in"/>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P1745" style:parent-style-name="Normalny" style:family="paragraph">
      <style:paragraph-properties fo:text-align="justify" fo:line-height="150%" fo:text-indent="0.2479in"/>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fo:text-indent="0.2479in"/>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fo:text-indent="0.2479in"/>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fo:text-indent="0.2479in"/>
    </style:style>
    <style:style style:name="P1757" style:parent-style-name="Normalny" style:family="paragraph">
      <style:paragraph-properties fo:text-align="justify" fo:line-height="150%" fo:text-indent="0.2479in"/>
    </style:style>
    <style:style style:name="P1758" style:parent-style-name="Normalny" style:family="paragraph">
      <style:paragraph-properties fo:text-align="justify" fo:line-height="150%"/>
    </style:style>
    <style:style style:name="T1759" style:parent-style-name="Domyślnaczcionkaakapitu" style:family="text">
      <style:text-properties style:text-underline-type="single" style:text-underline-style="solid" style:text-underline-width="auto" style:text-underline-mode="continuous"/>
    </style:style>
    <style:style style:name="T1760" style:parent-style-name="Domyślnaczcionkaakapitu" style:family="text">
      <style:text-properties fo:background-color="#80FFFF" style:text-underline-type="single" style:text-underline-style="solid" style:text-underline-width="auto" style:text-underline-mode="continuous"/>
    </style:style>
    <style:style style:name="P1761" style:parent-style-name="Normalny" style:family="paragraph">
      <style:paragraph-properties fo:text-align="justify" fo:line-height="150%" fo:text-indent="0.2479in"/>
    </style:style>
    <style:style style:name="T1762" style:parent-style-name="Domyślnaczcionkaakapitu" style:family="text">
      <style:text-properties fo:background-color="#80FFFF"/>
    </style:style>
    <style:style style:name="P1763" style:parent-style-name="Normalny" style:family="paragraph">
      <style:paragraph-properties fo:text-align="justify" fo:line-height="150%" fo:text-indent="0.2479in"/>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style:style>
    <style:style style:name="T1766" style:parent-style-name="Domyślnaczcionkaakapitu" style:family="text">
      <style:text-properties fo:background-color="#80FFFF" style:text-underline-type="single" style:text-underline-style="solid" style:text-underline-width="auto" style:text-underline-mode="continuous"/>
    </style:style>
    <style:style style:name="T1767" style:parent-style-name="Domyślnaczcionkaakapitu" style:family="text">
      <style:text-properties style:text-underline-type="single" style:text-underline-style="solid" style:text-underline-width="auto" style:text-underline-mode="continuous"/>
    </style:style>
    <style:style style:name="T1768" style:parent-style-name="Domyślnaczcionkaakapitu" style:family="text">
      <style:text-properties fo:background-color="#80FFFF" style:text-underline-type="single" style:text-underline-style="solid" style:text-underline-width="auto" style:text-underline-mode="continuous"/>
    </style:style>
    <style:style style:name="T1769" style:parent-style-name="Domyślnaczcionkaakapitu" style:family="text">
      <style:text-properties style:text-underline-type="single" style:text-underline-style="solid" style:text-underline-width="auto" style:text-underline-mode="continuous"/>
    </style:style>
    <style:style style:name="P1770" style:parent-style-name="Normalny" style:family="paragraph">
      <style:paragraph-properties fo:text-align="justify" fo:line-height="150%" fo:text-indent="0.2479in"/>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fo:text-indent="0.2479in"/>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fo:text-indent="0.2479in"/>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fo:text-indent="0.2479in"/>
    </style:style>
    <style:style style:name="T1782" style:parent-style-name="Domyślnaczcionkaakapitu" style:family="text">
      <style:text-properties fo:background-color="#80FFFF"/>
    </style:style>
    <style:style style:name="P1783" style:parent-style-name="Normalny" style:family="paragraph">
      <style:paragraph-properties fo:text-align="justify" fo:line-height="150%" fo:text-indent="0.2479in"/>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P1787" style:parent-style-name="Normalny" style:family="paragraph">
      <style:paragraph-properties fo:text-align="justify" fo:line-height="150%" fo:text-indent="0.2479in"/>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P1798" style:parent-style-name="Normalny" style:family="paragraph">
      <style:paragraph-properties fo:text-align="justify" fo:line-height="150%" fo:text-indent="0.2479in"/>
    </style:style>
    <style:style style:name="P1799" style:parent-style-name="Normalny" style:family="paragraph">
      <style:paragraph-properties fo:text-align="justify" fo:line-height="150%" fo:text-indent="0.2479in"/>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P1803" style:parent-style-name="Normalny" style:family="paragraph">
      <style:paragraph-properties fo:text-align="justify" fo:line-height="150%"/>
    </style:style>
    <style:style style:name="T1804" style:parent-style-name="Domyślnaczcionkaakapitu" style:family="text">
      <style:text-properties style:text-underline-type="single" style:text-underline-style="solid" style:text-underline-width="auto" style:text-underline-mode="continuous"/>
    </style:style>
    <style:style style:name="P1805" style:parent-style-name="Normalny" style:family="paragraph">
      <style:paragraph-properties fo:text-align="justify" fo:line-height="150%" fo:text-indent="0.2479in"/>
    </style:style>
    <style:style style:name="P1806" style:parent-style-name="Normalny" style:family="paragraph">
      <style:paragraph-properties fo:text-align="justify" fo:line-height="150%" fo:text-indent="0.2479in"/>
    </style:style>
    <style:style style:name="P1807" style:parent-style-name="Normalny" style:family="paragraph">
      <style:paragraph-properties fo:text-align="justify" fo:line-height="150%"/>
    </style:style>
    <style:style style:name="T1808" style:parent-style-name="Domyślnaczcionkaakapitu" style:family="text">
      <style:text-properties style:text-underline-type="single" style:text-underline-style="solid" style:text-underline-width="auto" style:text-underline-mode="continuous"/>
    </style:style>
    <style:style style:name="T1809" style:parent-style-name="Domyślnaczcionkaakapitu" style:family="text">
      <style:text-properties fo:background-color="#80FFFF" style:text-underline-type="single" style:text-underline-style="solid" style:text-underline-width="auto" style:text-underline-mode="continuous"/>
    </style:style>
    <style:style style:name="T1810" style:parent-style-name="Domyślnaczcionkaakapitu" style:family="text">
      <style:text-properties style:text-underline-type="single" style:text-underline-style="solid" style:text-underline-width="auto" style:text-underline-mode="continuous"/>
    </style:style>
    <style:style style:name="T1811" style:parent-style-name="Domyślnaczcionkaakapitu" style:family="text">
      <style:text-properties fo:background-color="#80FFFF" style:text-underline-type="single" style:text-underline-style="solid" style:text-underline-width="auto" style:text-underline-mode="continuous"/>
    </style:style>
    <style:style style:name="T1812" style:parent-style-name="Domyślnaczcionkaakapitu" style:family="text">
      <style:text-properties style:text-underline-type="single" style:text-underline-style="solid" style:text-underline-width="auto" style:text-underline-mode="continuous"/>
    </style:style>
    <style:style style:name="T1813" style:parent-style-name="Domyślnaczcionkaakapitu" style:family="text">
      <style:text-properties fo:background-color="#80FFFF" style:text-underline-type="single" style:text-underline-style="solid" style:text-underline-width="auto" style:text-underline-mode="continuous"/>
    </style:style>
    <style:style style:name="T1814" style:parent-style-name="Domyślnaczcionkaakapitu" style:family="text">
      <style:text-properties style:text-underline-type="single" style:text-underline-style="solid" style:text-underline-width="auto" style:text-underline-mode="continuous"/>
    </style:style>
    <style:style style:name="T1815" style:parent-style-name="Domyślnaczcionkaakapitu" style:family="text">
      <style:text-properties fo:background-color="#80FFFF" style:text-underline-type="single" style:text-underline-style="solid" style:text-underline-width="auto" style:text-underline-mode="continuous"/>
    </style:style>
    <style:style style:name="T1816" style:parent-style-name="Domyślnaczcionkaakapitu" style:family="text">
      <style:text-properties style:text-underline-type="single" style:text-underline-style="solid" style:text-underline-width="auto" style:text-underline-mode="continuous"/>
    </style:style>
    <style:style style:name="P1817" style:parent-style-name="Normalny" style:family="paragraph">
      <style:paragraph-properties fo:text-align="justify" fo:line-height="150%" fo:text-indent="0.2479in"/>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fo:text-indent="0.2479in"/>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P1825" style:parent-style-name="Normalny" style:family="paragraph">
      <style:paragraph-properties fo:text-align="justify" fo:line-height="150%" fo:text-indent="0.2479in"/>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fo:text-indent="0.2479in"/>
    </style:style>
    <style:style style:name="T1833" style:parent-style-name="Domyślnaczcionkaakapitu" style:family="text">
      <style:text-properties fo:background-color="#80FFFF"/>
    </style:style>
    <style:style style:name="P1834" style:parent-style-name="Normalny" style:family="paragraph">
      <style:paragraph-properties fo:text-align="justify" fo:line-height="150%"/>
    </style:style>
    <style:style style:name="T1835" style:parent-style-name="Domyślnaczcionkaakapitu" style:family="text">
      <style:text-properties style:text-underline-type="single" style:text-underline-style="solid" style:text-underline-width="auto" style:text-underline-mode="continuous"/>
    </style:style>
    <style:style style:name="T1836" style:parent-style-name="Domyślnaczcionkaakapitu" style:family="text">
      <style:text-properties fo:background-color="#80FFFF" style:text-underline-type="single" style:text-underline-style="solid" style:text-underline-width="auto" style:text-underline-mode="continuous"/>
    </style:style>
    <style:style style:name="T1837" style:parent-style-name="Domyślnaczcionkaakapitu" style:family="text">
      <style:text-properties style:text-underline-type="single" style:text-underline-style="solid" style:text-underline-width="auto" style:text-underline-mode="continuous"/>
    </style:style>
    <style:style style:name="T1838" style:parent-style-name="Domyślnaczcionkaakapitu" style:family="text">
      <style:text-properties fo:background-color="#80FFFF" style:text-underline-type="single" style:text-underline-style="solid" style:text-underline-width="auto" style:text-underline-mode="continuous"/>
    </style:style>
    <style:style style:name="T1839" style:parent-style-name="Domyślnaczcionkaakapitu" style:family="text">
      <style:text-properties style:text-underline-type="single" style:text-underline-style="solid" style:text-underline-width="auto" style:text-underline-mode="continuous"/>
    </style:style>
    <style:style style:name="T1840" style:parent-style-name="Domyślnaczcionkaakapitu" style:family="text">
      <style:text-properties fo:background-color="#80FFFF" style:text-underline-type="single" style:text-underline-style="solid" style:text-underline-width="auto" style:text-underline-mode="continuous"/>
    </style:style>
    <style:style style:name="T1841" style:parent-style-name="Domyślnaczcionkaakapitu" style:family="text">
      <style:text-properties style:text-underline-type="single" style:text-underline-style="solid" style:text-underline-width="auto" style:text-underline-mode="continuous"/>
    </style:style>
    <style:style style:name="T1842" style:parent-style-name="Domyślnaczcionkaakapitu" style:family="text">
      <style:text-properties fo:background-color="#80FFFF" style:text-underline-type="single" style:text-underline-style="solid" style:text-underline-width="auto" style:text-underline-mode="continuous"/>
    </style:style>
    <style:style style:name="P1843" style:parent-style-name="Normalny" style:family="paragraph">
      <style:paragraph-properties fo:text-align="justify" fo:line-height="150%" fo:text-indent="0.2479in"/>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fo:text-indent="0.2479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fo:text-indent="0.2479in"/>
    </style:style>
    <style:style style:name="P1851" style:parent-style-name="Normalny" style:family="paragraph">
      <style:paragraph-properties fo:text-align="justify" fo:line-height="150%"/>
    </style:style>
    <style:style style:name="T1852" style:parent-style-name="Domyślnaczcionkaakapitu" style:family="text">
      <style:text-properties style:text-underline-type="single" style:text-underline-style="solid" style:text-underline-width="auto" style:text-underline-mode="continuous"/>
    </style:style>
    <style:style style:name="P1853" style:parent-style-name="Normalny" style:family="paragraph">
      <style:paragraph-properties fo:text-align="justify" fo:line-height="150%" fo:text-indent="0.2479in"/>
    </style:style>
    <style:style style:name="P1854" style:parent-style-name="Normalny" style:family="paragraph">
      <style:paragraph-properties fo:text-align="justify" fo:line-height="150%" fo:text-indent="0.2479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P1857" style:parent-style-name="Normalny" style:family="paragraph">
      <style:paragraph-properties fo:text-align="justify" fo:line-height="150%"/>
    </style:style>
    <style:style style:name="T1858" style:parent-style-name="Domyślnaczcionkaakapitu" style:family="text">
      <style:text-properties style:text-underline-type="single" style:text-underline-style="solid" style:text-underline-width="auto" style:text-underline-mode="continuous"/>
    </style:style>
    <style:style style:name="T1859" style:parent-style-name="Domyślnaczcionkaakapitu" style:family="text">
      <style:text-properties fo:background-color="#80FFFF" style:text-underline-type="single" style:text-underline-style="solid" style:text-underline-width="auto" style:text-underline-mode="continuous"/>
    </style:style>
    <style:style style:name="T1860" style:parent-style-name="Domyślnaczcionkaakapitu" style:family="text">
      <style:text-properties style:text-underline-type="single" style:text-underline-style="solid" style:text-underline-width="auto" style:text-underline-mode="continuous"/>
    </style:style>
    <style:style style:name="P1861" style:parent-style-name="Normalny" style:family="paragraph">
      <style:paragraph-properties fo:text-align="justify" fo:line-height="150%" fo:text-indent="0.2479in"/>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P1864" style:parent-style-name="Normalny" style:family="paragraph">
      <style:paragraph-properties fo:text-align="justify" fo:line-height="150%" fo:text-indent="0.2479in"/>
    </style:style>
    <style:style style:name="P1865" style:parent-style-name="Normalny" style:family="paragraph">
      <style:paragraph-properties fo:text-align="justify" fo:line-height="150%"/>
    </style:style>
    <style:style style:name="T1866" style:parent-style-name="Domyślnaczcionkaakapitu" style:family="text">
      <style:text-properties style:text-underline-type="single" style:text-underline-style="solid" style:text-underline-width="auto" style:text-underline-mode="continuous"/>
    </style:style>
    <style:style style:name="T1867" style:parent-style-name="Domyślnaczcionkaakapitu" style:family="text">
      <style:text-properties fo:background-color="#80FFFF" style:text-underline-type="single" style:text-underline-style="solid" style:text-underline-width="auto" style:text-underline-mode="continuous"/>
    </style:style>
    <style:style style:name="P1868" style:parent-style-name="Normalny" style:family="paragraph">
      <style:paragraph-properties fo:text-align="justify" fo:line-height="150%" fo:text-indent="0.2479in"/>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P1872" style:parent-style-name="Normalny" style:family="paragraph">
      <style:paragraph-properties fo:text-align="justify" fo:line-height="150%" fo:text-indent="0.2479in"/>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fo:text-indent="0.2479in"/>
    </style:style>
    <style:style style:name="T1877" style:parent-style-name="Domyślnaczcionkaakapitu" style:family="text">
      <style:text-properties fo:background-color="#80FFFF"/>
    </style:style>
    <style:style style:name="P1878" style:parent-style-name="Normalny" style:family="paragraph">
      <style:paragraph-properties fo:text-align="justify" fo:line-height="150%" fo:text-indent="0.2479in"/>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fo:text-indent="0.2479in"/>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fo:text-indent="0.2479in"/>
    </style:style>
    <style:style style:name="T1889" style:parent-style-name="Domyślnaczcionkaakapitu" style:family="text">
      <style:text-properties fo:background-color="#80FFFF"/>
    </style:style>
    <style:style style:name="P1890" style:parent-style-name="Normalny" style:family="paragraph">
      <style:paragraph-properties fo:text-align="justify" fo:line-height="150%" fo:text-indent="0.2479in"/>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P1895" style:parent-style-name="Normalny" style:family="paragraph">
      <style:paragraph-properties fo:text-align="justify" fo:line-height="150%" fo:text-indent="0.2479in"/>
    </style:style>
    <style:style style:name="P1896" style:parent-style-name="Normalny" style:family="paragraph">
      <style:paragraph-properties fo:text-align="justify" fo:line-height="150%"/>
    </style:style>
    <style:style style:name="T1897" style:parent-style-name="Domyślnaczcionkaakapitu" style:family="text">
      <style:text-properties style:text-underline-type="single" style:text-underline-style="solid" style:text-underline-width="auto" style:text-underline-mode="continuous"/>
    </style:style>
    <style:style style:name="T1898" style:parent-style-name="Domyślnaczcionkaakapitu" style:family="text">
      <style:text-properties fo:background-color="#80FFFF" style:text-underline-type="single" style:text-underline-style="solid" style:text-underline-width="auto" style:text-underline-mode="continuous"/>
    </style:style>
    <style:style style:name="T1899" style:parent-style-name="Domyślnaczcionkaakapitu" style:family="text">
      <style:text-properties style:text-underline-type="single" style:text-underline-style="solid" style:text-underline-width="auto" style:text-underline-mode="continuous"/>
    </style:style>
    <style:style style:name="P1900" style:parent-style-name="Normalny" style:family="paragraph">
      <style:paragraph-properties fo:text-align="justify" fo:line-height="150%" fo:text-indent="0.2479in"/>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P1906" style:parent-style-name="Normalny" style:family="paragraph">
      <style:paragraph-properties fo:text-align="justify" fo:line-height="150%" fo:text-indent="0.2479in"/>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fo:text-indent="0.2479in"/>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style:style>
    <style:style style:name="T1915" style:parent-style-name="Domyślnaczcionkaakapitu" style:family="text">
      <style:text-properties fo:background-color="#80FFFF" style:text-underline-type="single" style:text-underline-style="solid" style:text-underline-width="auto" style:text-underline-mode="continuous"/>
    </style:style>
    <style:style style:name="T1916" style:parent-style-name="Domyślnaczcionkaakapitu" style:family="text">
      <style:text-properties style:text-underline-type="single" style:text-underline-style="solid" style:text-underline-width="auto" style:text-underline-mode="continuous"/>
    </style:style>
    <style:style style:name="P1917" style:parent-style-name="Normalny" style:family="paragraph">
      <style:paragraph-properties fo:text-align="justify" fo:line-height="150%" fo:text-indent="0.2479in"/>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fo:text-indent="0.2479in"/>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P1934" style:parent-style-name="Normalny" style:family="paragraph">
      <style:paragraph-properties fo:text-align="justify" fo:line-height="150%" fo:text-indent="0.2479in"/>
    </style:style>
    <style:style style:name="P1935" style:parent-style-name="Normalny" style:family="paragraph">
      <style:paragraph-properties fo:text-align="justify" fo:line-height="150%"/>
    </style:style>
    <style:style style:name="T1936" style:parent-style-name="Domyślnaczcionkaakapitu" style:family="text">
      <style:text-properties style:text-underline-type="single" style:text-underline-style="solid" style:text-underline-width="auto" style:text-underline-mode="continuous"/>
    </style:style>
    <style:style style:name="P1937" style:parent-style-name="Normalny" style:family="paragraph">
      <style:paragraph-properties fo:text-align="justify" fo:line-height="150%" fo:text-indent="0.2479in"/>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fo:text-indent="0.2479in"/>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P1945" style:parent-style-name="Normalny" style:family="paragraph">
      <style:paragraph-properties fo:text-align="justify" fo:line-height="150%" fo:text-indent="0.2479in"/>
    </style:style>
    <style:style style:name="P1946" style:parent-style-name="Normalny" style:family="paragraph">
      <style:paragraph-properties fo:text-align="justify" fo:line-height="150%" fo:text-indent="0.2479in"/>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P1951" style:parent-style-name="Normalny" style:family="paragraph">
      <style:paragraph-properties fo:text-align="justify" fo:line-height="150%" fo:text-indent="0.2479in"/>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style:style>
    <style:style style:name="T1956" style:parent-style-name="Domyślnaczcionkaakapitu" style:family="text">
      <style:text-properties style:text-underline-type="single" style:text-underline-style="solid" style:text-underline-width="auto" style:text-underline-mode="continuous"/>
    </style:style>
    <style:style style:name="T1957" style:parent-style-name="Domyślnaczcionkaakapitu" style:family="text">
      <style:text-properties fo:background-color="#80FFFF" style:text-underline-type="single" style:text-underline-style="solid" style:text-underline-width="auto" style:text-underline-mode="continuous"/>
    </style:style>
    <style:style style:name="T1958" style:parent-style-name="Domyślnaczcionkaakapitu" style:family="text">
      <style:text-properties style:text-underline-type="single" style:text-underline-style="solid" style:text-underline-width="auto" style:text-underline-mode="continuous"/>
    </style:style>
    <style:style style:name="P1959" style:parent-style-name="Normalny" style:family="paragraph">
      <style:paragraph-properties fo:text-align="justify" fo:line-height="150%" fo:text-indent="0.2479in"/>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style:style>
    <style:style style:name="T1967" style:parent-style-name="Domyślnaczcionkaakapitu" style:family="text">
      <style:text-properties style:text-underline-type="single" style:text-underline-style="solid" style:text-underline-width="auto" style:text-underline-mode="continuous"/>
    </style:style>
    <style:style style:name="T1968" style:parent-style-name="Domyślnaczcionkaakapitu" style:family="text">
      <style:text-properties fo:background-color="#80FFFF" style:text-underline-type="single" style:text-underline-style="solid" style:text-underline-width="auto" style:text-underline-mode="continuous"/>
    </style:style>
    <style:style style:name="T1969" style:parent-style-name="Domyślnaczcionkaakapitu" style:family="text">
      <style:text-properties style:text-underline-type="single" style:text-underline-style="solid" style:text-underline-width="auto" style:text-underline-mode="continuous"/>
    </style:style>
    <style:style style:name="P1970" style:parent-style-name="Normalny" style:family="paragraph">
      <style:paragraph-properties fo:text-align="justify" fo:line-height="150%" fo:text-indent="0.2479in"/>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style:style>
    <style:style style:name="T1973" style:parent-style-name="Domyślnaczcionkaakapitu" style:family="text">
      <style:text-properties style:text-underline-type="single" style:text-underline-style="solid" style:text-underline-width="auto" style:text-underline-mode="continuous"/>
    </style:style>
    <style:style style:name="P1974" style:parent-style-name="Normalny" style:family="paragraph">
      <style:paragraph-properties fo:text-align="justify" fo:line-height="150%" fo:text-indent="0.2479in"/>
    </style:style>
    <style:style style:name="P1975" style:parent-style-name="Normalny" style:family="paragraph">
      <style:paragraph-properties fo:text-align="justify" fo:line-height="150%" fo:text-indent="0.2479in"/>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fo:text-indent="0.2479in"/>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style:style>
    <style:style style:name="T1983" style:parent-style-name="Domyślnaczcionkaakapitu" style:family="text">
      <style:text-properties style:text-underline-type="single" style:text-underline-style="solid" style:text-underline-width="auto" style:text-underline-mode="continuous"/>
    </style:style>
    <style:style style:name="T1984" style:parent-style-name="Domyślnaczcionkaakapitu" style:family="text">
      <style:text-properties fo:background-color="#80FFFF" style:text-underline-type="single" style:text-underline-style="solid" style:text-underline-width="auto" style:text-underline-mode="continuous"/>
    </style:style>
    <style:style style:name="T1985" style:parent-style-name="Domyślnaczcionkaakapitu" style:family="text">
      <style:text-properties style:text-underline-type="single" style:text-underline-style="solid" style:text-underline-width="auto" style:text-underline-mode="continuous"/>
    </style:style>
    <style:style style:name="T1986" style:parent-style-name="Domyślnaczcionkaakapitu" style:family="text">
      <style:text-properties fo:background-color="#80FFFF" style:text-underline-type="single" style:text-underline-style="solid" style:text-underline-width="auto" style:text-underline-mode="continuous"/>
    </style:style>
    <style:style style:name="T1987" style:parent-style-name="Domyślnaczcionkaakapitu" style:family="text">
      <style:text-properties style:text-underline-type="single" style:text-underline-style="solid" style:text-underline-width="auto" style:text-underline-mode="continuous"/>
    </style:style>
    <style:style style:name="T1988" style:parent-style-name="Domyślnaczcionkaakapitu" style:family="text">
      <style:text-properties fo:background-color="#80FFFF" style:text-underline-type="single" style:text-underline-style="solid" style:text-underline-width="auto" style:text-underline-mode="continuous"/>
    </style:style>
    <style:style style:name="T1989" style:parent-style-name="Domyślnaczcionkaakapitu" style:family="text">
      <style:text-properties style:text-underline-type="single" style:text-underline-style="solid" style:text-underline-width="auto" style:text-underline-mode="continuous"/>
    </style:style>
    <style:style style:name="T1990" style:parent-style-name="Domyślnaczcionkaakapitu" style:family="text">
      <style:text-properties fo:background-color="#80FFFF" style:text-underline-type="single" style:text-underline-style="solid" style:text-underline-width="auto" style:text-underline-mode="continuous"/>
    </style:style>
    <style:style style:name="P1991" style:parent-style-name="Normalny" style:family="paragraph">
      <style:paragraph-properties fo:text-align="justify" fo:line-height="150%" fo:text-indent="0.2479in"/>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fo:text-indent="0.2479in"/>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P1996" style:parent-style-name="Normalny" style:family="paragraph">
      <style:paragraph-properties fo:text-align="justify" fo:line-height="150%" fo:text-indent="0.2479in"/>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P2000" style:parent-style-name="Normalny" style:family="paragraph">
      <style:paragraph-properties fo:text-align="justify" fo:line-height="150%"/>
    </style:style>
    <style:style style:name="T2001" style:parent-style-name="Domyślnaczcionkaakapitu" style:family="text">
      <style:text-properties style:text-underline-type="single" style:text-underline-style="solid" style:text-underline-width="auto" style:text-underline-mode="continuous"/>
    </style:style>
    <style:style style:name="P2002" style:parent-style-name="Normalny" style:family="paragraph">
      <style:paragraph-properties fo:text-align="justify" fo:line-height="150%" fo:text-indent="0.2479in"/>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style:style>
    <style:style style:name="T2006" style:parent-style-name="Domyślnaczcionkaakapitu" style:family="text">
      <style:text-properties style:text-underline-type="single" style:text-underline-style="solid" style:text-underline-width="auto" style:text-underline-mode="continuous"/>
    </style:style>
    <style:style style:name="T2007" style:parent-style-name="Domyślnaczcionkaakapitu" style:family="text">
      <style:text-properties fo:background-color="#80FFFF" style:text-underline-type="single" style:text-underline-style="solid" style:text-underline-width="auto" style:text-underline-mode="continuous"/>
    </style:style>
    <style:style style:name="T2008" style:parent-style-name="Domyślnaczcionkaakapitu" style:family="text">
      <style:text-properties style:text-underline-type="single" style:text-underline-style="solid" style:text-underline-width="auto" style:text-underline-mode="continuous"/>
    </style:style>
    <style:style style:name="T2009" style:parent-style-name="Domyślnaczcionkaakapitu" style:family="text">
      <style:text-properties fo:background-color="#80FFFF" style:text-underline-type="single" style:text-underline-style="solid" style:text-underline-width="auto" style:text-underline-mode="continuous"/>
    </style:style>
    <style:style style:name="T2010" style:parent-style-name="Domyślnaczcionkaakapitu" style:family="text">
      <style:text-properties style:text-underline-type="single" style:text-underline-style="solid" style:text-underline-width="auto" style:text-underline-mode="continuous"/>
    </style:style>
    <style:style style:name="T2011" style:parent-style-name="Domyślnaczcionkaakapitu" style:family="text">
      <style:text-properties fo:background-color="#80FFFF" style:text-underline-type="single" style:text-underline-style="solid" style:text-underline-width="auto" style:text-underline-mode="continuous"/>
    </style:style>
    <style:style style:name="T2012" style:parent-style-name="Domyślnaczcionkaakapitu" style:family="text">
      <style:text-properties style:text-underline-type="single" style:text-underline-style="solid" style:text-underline-width="auto" style:text-underline-mode="continuous"/>
    </style:style>
    <style:style style:name="T2013" style:parent-style-name="Domyślnaczcionkaakapitu" style:family="text">
      <style:text-properties fo:background-color="#80FFFF" style:text-underline-type="single" style:text-underline-style="solid" style:text-underline-width="auto" style:text-underline-mode="continuous"/>
    </style:style>
    <style:style style:name="P2014" style:parent-style-name="Normalny" style:family="paragraph">
      <style:paragraph-properties fo:text-align="justify" fo:line-height="150%" fo:text-indent="0.2479in"/>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fo:text-indent="0.2479in"/>
    </style:style>
    <style:style style:name="T2017"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Środków Masowego Przekazu</text:p>
      <text:p text:style-name="P3">TYTUŁ= STENOGRAM z czwartego posiedzenia Podzespołu do spraw Środków Masowego Przekazu</text:p>
      <text:p text:style-name="P4">DATA= 10 marca 1989 r.</text:p>
      <text:p text:style-name="P5">SYGNATURA= C9540/11</text:p>
      <text:p text:style-name="P6">INW= 46056</text:p>
      <text:p text:style-name="P7">TEKST=</text:p>
      <text:p text:style-name="P8">Stenogram z posiedzenia Podzespołu do spraw Środków Masowego Przekazu z<text:s/><text:span text:style-name="T9">d</text:span>ni<text:span text:style-name="T10">a</text:span><text:s/>1<text:span text:style-name="T11">0</text:span><text:s/>ma<text:span text:style-name="T12">r</text:span>ca<text:s/><text:span text:style-name="T13">1</text:span>9<text:span text:style-name="T14">8</text:span>9 r<text:span text:style-name="T15">.</text:span></text:p>
      <text:p text:style-name="P16">/Obradom<text:s/>przewodniczy ob<text:span text:style-name="T17">.</text:span><text:s/><text:span text:style-name="T18">Krzysztof Kozłowski</text:span>/.</text:p>
      <text:p text:style-name="P19"><text:span text:style-name="T20">Przewodnicząc</text:span><text:span text:style-name="T21">y</text:span>:</text:p>
      <text:p text:style-name="P22">Witam pana współprzewodnicz<text:span text:style-name="T23">ą</text:span>cego, wszystkich obecnych<text:span text:style-name="T24">.</text:span><text:s/>Pocieszę państwa, że nie zamierz<text:span text:style-name="T25">a</text:span>my składać żadnych deklaracji politycznych tym razem, aczkolwiek nie mogę nie stwierdzić, że i tempo naszych prac, i ich jakość pozostawia wiele do życzenia<text:span text:style-name="T26">.</text:span><text:s/>Po prostu jest to<text:s/>„stolik”, który jeden ze<text:s/>„stolików”... któremu najgorzej idzie, czy kręci się jak kto woli<text:span text:style-name="T27">.</text:span></text:p>
      <text:p text:style-name="P28">Ma to swoje obiektywne na pewno przyczyny, ale stopień niezadowolenia chyba obopólny z tego<text:s/>„stolika”<text:s/>jest znaczny. No cóż nie będę ukrywał, że nasza strona nie dostrzega nadmiernej chęci kompromisu z drugiej strony W tej sytuacji nie będzie to ostatnie dzisiaj posiedzenie, bo być n<text:span text:style-name="T29">i</text:span>m nie może i wspólnie z panem współprzewodniczącym proponujemy następujący tryb naszych dalszych działań. Jak wszystkim wiadomo powołaliśmy trzy grupy robocze, na ostatnim posiedzeniu, że grupy pracowały i pracują dalej, dzisiaj poprosimy przewodniczących tych grup o krótkie sprawozdania z tym, że każda grupa będzie referowana obustronnie - przez przewodniczących obu st<text:span text:style-name="T30">ro</text:span>n, dalej dyskusja plenarna nad tymi sprawozdaniami, i upoważnienie co n<text:span text:style-name="T31">aj</text:span>mniej dwóch grup do dalszych prac<text:span text:style-name="T32">.<text:s/></text:span>O ile jedna z nich zakończyła, o tyle dwie będą musiały pra<text:span text:style-name="T33">c</text:span>ow<text:span text:style-name="T34">a</text:span><text:span text:style-name="T35">ć</text:span><text:s/>dalej<text:span text:style-name="T36">.</text:span></text:p>
      <text:p text:style-name="P37">To spra<text:span text:style-name="T38">w</text:span>ia, że nam kalendarz naszych działań bardzo się rozciąga<text:span text:style-name="T39">.</text:span><text:s/>Stąd propozycja, żeby jeszcze dzisiaj powołać redakcyjną komisję<text:span text:style-name="T40">,</text:span><text:s/>która by działała równolegle w najbliższych dniach do tych dwóch grup dalej pracujących i w rezultacie przy udziale współprzewodniczących komisja redakcyjna zebrałaby się w czwartek następny, i spróbowała zaproponować tekst na posiedzenie plenarne w piątek 17, czyli za tydzień<text:span text:style-name="T41">.</text:span><text:s/>I by może wówczas udałoby się nam zamknąć nasze obrady. Jest to najbardziej optymistyczny wariant naszych działań pod warunkiem że coś nam się nie zatnie po drodze i nie zab<text:span text:style-name="T42">l</text:span>o<text:span text:style-name="T43">k</text:span>uje<text:span text:style-name="T44">.</text:span></text:p>
      <text:p text:style-name="P45">Czy w tej sprawie może pan współprzewodniczący chciałby z<text:span text:style-name="T46">ab</text:span>rać głos?</text:p>
      <text:p text:style-name="P47"><text:span text:style-name="T48">Ob. Bogdan Jachacz</text:span>:</text:p>
      <text:p text:style-name="P49"><text:span text:style-name="T50">W</text:span><text:s/>pełni zgodni jesteśmy panie przewodniczący<text:span text:style-name="T51">.</text:span><text:s/><text:span text:style-name="T52">W</text:span><text:s/>intencji szybkiego osiągnięcia wspólnego stanowis<text:span text:style-name="T53">k</text:span>a<text:span text:style-name="T54">,</text:span><text:s/>to znaczy rejestru zbieżności jakie już osiągnęliśmy i jakie mamy szan<text:span text:style-name="T55">se</text:span><text:s/><text:span text:style-name="T56">w</text:span><text:s/>ciągu tego tygodnia osiągnąć przy całym szacunku dla tożsamości wszystkie zebranych przy stole, a więc przy gotowości także zapisu rozbieżnych zdań<text:span text:style-name="T57">.</text:span></text:p>
      <text:p text:style-name="P58"><text:span text:style-name="T59">Przewodniczący</text:span>:</text:p>
      <text:p text:style-name="P60"><text:span text:style-name="T61">R</text:span>ozumiem, z tym, że jeżeli mówiłem o niepokoju co do wyników naszej pracy, to miałem na myśli proporcje między uzgodnieniami a rozbieżnościami.<text:span text:style-name="T62"><text:s/></text:span>Otóż u nas ta proporcja jest niekorzystna w stosunku do wyników innych<text:s/>„stolików”. To nie znaczy,<text:s/><text:span text:style-name="T63">ż</text:span>e powinniśmy być w czołówce, ale jest rzeczą niepokojącą<text:s/><text:soft-page-break/>jak niewielki procent spraw udało nam się do tej pory uzgodnić<text:span text:style-name="T64">.</text:span></text:p>
      <text:p text:style-name="P65">Stwierdzam taki fakt, który nie może napawać nadmiernym optymizmem<text:span text:style-name="T66">.</text:span></text:p>
      <text:p text:style-name="P67">Wobec powyższego prosiłbym o sprawozdania z grup roboczych<text:span text:style-name="T68">.</text:span><text:s/>Może zaczniemy od grupy, która zakończyła swoje prace, czyli grupy telewizyjnej, mówiąc skrótowo.<text:s/>Dwie pozostałe jeszcze o ile się orientuję będą kontynuowały prace wobec czego jest tak więcej znaków zapytania.</text:p>
      <text:p text:style-name="P69">Grupa telewizyjna i jej wynik też nas nie zachwy<text:span text:style-name="T70">c</text:span>ają, ale jest jak gdyby już pewnym rozdzialikiem zamkniętym, aczkolwiek wysoce niezadowal<text:span text:style-name="T71">aj</text:span>ącym. Pozwolę sobie poprosić w takim razie pan<text:span text:style-name="T72">i</text:span>ą Jankowską o sprawozdanie z naszej strony, a następnie będziemy wysłuchiwali uwag strony przeciwnej.</text:p>
      <text:p text:style-name="P73"><text:span text:style-name="T74">Ob.</text:span><text:span text:style-name="T75"><text:s/>J</text:span><text:span text:style-name="T76">a</text:span><text:span text:style-name="T77">nin</text:span><text:span text:style-name="T78">a</text:span><text:span text:style-name="T79"><text:s/>Jankowska</text:span>:</text:p>
      <text:p text:style-name="P80">Sprawozdanie składa się<text:s/><text:span text:style-name="T81">z<text:s/></text:span>dwóch części, to znaczy z listy jakby uzgodnień i z protokołu rozbieżności<text:span text:style-name="T82">.</text:span><text:s/>Ja proponuję, żeby może listę uzgodnień przeczytał reprezentant przewodniczących komisji<text:s/><text:span text:style-name="T83">-</text:span><text:s/>strony rządowo-koalicyjnej<text:span text:style-name="T84">,</text:span><text:s/>ponieważ jest to tekst wspólny, nad którym oczywiście można jeszcze w tej chwili dyskutowa<text:span text:style-name="T85">ć</text:span>, i ponieważ on był redagowany ostatecznie przez stronę rządowo-koalicyjną, więc chciałabym żebyśmy usłyszeli ten tekst na początek<text:span text:style-name="T86">.</text:span></text:p>
      <text:p text:style-name="P87"><text:span text:style-name="T88">Przewodnicząc</text:span><text:span text:style-name="T89">y</text:span>:</text:p>
      <text:p text:style-name="P90">Proszę b<text:span text:style-name="T91">a</text:span>rdzo.</text:p>
      <text:p text:style-name="P92"><text:span text:style-name="T93">Ob. Roman Pillardy</text:span>:</text:p>
      <text:p text:style-name="P94">Więc składa się on właściwie z 6 punktów i ja je odczytam<text:span text:style-name="T95">.</text:span></text:p>
      <text:p text:style-name="P96">Strony wyrażają zgodę na wprowadzenie na antenę radia i telewizji programów o zróżnicowanych formie,<text:s/><text:span text:style-name="T97">k</text:span>tórych autorami na zasadzie umowy o dzieło będą osoby wspólnego zaufania, zaproponowani przez stronę opozycyjno- solidarnościową<text:span text:style-name="T98">.</text:span></text:p>
      <text:p text:style-name="P99">Czas i częstotliwość n<text:span text:style-name="T100">a</text:span>dawa<text:span text:style-name="T101">ni</text:span>a tych programów zostanie uzgodniona na roboczo.</text:p>
      <text:p text:style-name="P102">1/ Komitet do Spraw Radia i Telewizji zobowiązuje się do respektowania prawa do repliki i sprostowań zgodnie z prawem prasowym i opublikowanie ich w terminie do 3 dni od daty ich złożenia<text:span text:style-name="T103">.</text:span></text:p>
      <text:p text:style-name="P104">3/ Obie strony są zgodne, że należy opracować nowe zasady dotyc<text:span text:style-name="T105">z</text:span>ące składu rady programowej, trybu ustalania tego składu, a także koncepcj<text:span text:style-name="T106">i</text:span><text:s/>rozszerzenia<text:s/><text:span text:style-name="T107">i</text:span><text:s/>sprecyzowania uprawnień opiniodawczo-doradczych rady oraz określenia obowiązków odpowiednich organów Komitetu<text:s/>wobec rady<text:span text:style-name="T108">.</text:span></text:p>
      <text:p text:style-name="P109">4/ Obie strony zgodnie stwierdzają<text:span text:style-name="T110">,</text:span><text:s/>że wyznawany światopogląd nie może być przeszkodą w wykonywaniu zawodu dziennikarza radiowego i telewizyjnego<text:span text:style-name="T111">.</text:span></text:p>
      <text:p text:style-name="P112">5/ Obie strony zgodnie - przepraszam strony zgodnie podeszły do potrzeby wypracowania nowych, całościowych regulacji prawnych w formie ustawy regulującej ład w eterze i umożliwi<text:span text:style-name="T113">aj</text:span>ącej rozwój telewizji satelitarnej, kablowej, telegazety oraz stacji<text:s/><text:span text:style-name="T114">fi</text:span>nansowanych z różnych źródeł między innymi przez społeczności lokalne i działając w skali poniżej ogólnokr<text:span text:style-name="T115">ajo</text:span>wej.</text:p>
      <text:p text:style-name="P116">6/ Z całą mocą strona opozycyjno-solidarnościowa upomniała się o osoby usunięte z Komitetu do Spraw Radia i Telewizji w wyniku weryfikacji, w 1982 roku. Strona rzą<text:span text:style-name="T117">do</text:span>wo-koalicyjna oświadczyła, że nie wracamy do spraw z przeszłości, chociaż nie wszystkie decyzje w trakcie weryfikacji były trafne i dlatego zrozumiałe być może poczucie krzywdy poszczególnych osób.</text:p>
      <text:p text:style-name="P118">Kierownictwo Komitetu ds. Radia i Telewizji znajdzie formułę dla podkreślenia swojego otwartego stosunku do byłych pracowników i ich indywidualnego potraktowania.</text:p>
      <text:soft-page-break/>
      <text:p text:style-name="P119">Tyle punktów, jeżeli pani współprzewodnicząca się zgodzi - zgodności.</text:p>
      <text:p text:style-name="P120"><text:span text:style-name="T121">Ob. J</text:span><text:span text:style-name="T122">.</text:span><text:span text:style-name="T123"><text:s/>Jankowska</text:span>:</text:p>
      <text:p text:style-name="P124">Mam tylko jedną uwagę. Mianowicie w pkt. dotyczącym prawa do repliki zostało nam przedstawione rozwinięcie, wykładnia opracowana zresztą przez Komitet ds. Radia i Telewizji, dosyć szczegółowa pokazu<text:span text:style-name="T125">ją</text:span>ca w jakich sytuacjach to prawo ma funkcjonować.</text:p>
      <text:p text:style-name="P126">Naszym postulatem było włączenie tej wykładni do niniejszego tekstu i to nie znalazło tu odbicia.</text:p>
      <text:p text:style-name="P127"><text:span text:style-name="T128">Ob</text:span><text:span text:style-name="T129">.</text:span><text:span text:style-name="T130"><text:s/>Zbigniew Zem</text:span><text:span text:style-name="T131">l</text:span><text:span text:style-name="T132">er - OPZZ</text:span>:</text:p>
      <text:p text:style-name="P133">Czy mogę prosić o prawo do repliki?</text:p>
      <text:p text:style-name="P134">Proszę państwa, proponuję, aby w pkt. 1 dołączyć, zgodnie z zasadą pluralizmu, stronę opozycyjno-solida<text:span text:style-name="T135">r</text:span>nościową i inne strony niezależne od administracji i rządu. Ponieważ jest pluralizm, dlaczego mamy definiować jedną tylko, monopolistyczną reprezenta<text:span text:style-name="T136">cję</text:span><text:s/>niezależności.</text:p>
      <text:p text:style-name="P137"><text:span text:style-name="T138">Przewodn</text:span><text:span text:style-name="T139">ic</text:span><text:span text:style-name="T140">ząc</text:span><text:span text:style-name="T141">y</text:span>:</text:p>
      <text:p text:style-name="P142">Przepraszam bardzo, ale nie zrozumiałem. Co to znaczy niezależne od rządu? - w tym przypadku.</text:p>
      <text:p text:style-name="P143"><text:span text:style-name="T144">Ob</text:span><text:span text:style-name="T145">.</text:span><text:span text:style-name="T146"><text:s/>Zbigniew Zemler</text:span>:</text:p>
      <text:p text:style-name="P147">Na przykład OPZZ. A może inny związek jeszcze powstanie, a może inne ugrupowanie społeczne, polityczne. Dlaczego mamy to zawężać? Bo przecież idea tego<text:s/>jest, aby wszyscy ludzie, niezależni od rządu czy od koalicji mogli wyrażać swoje poglądy, znaleźć swoją tożsamość na antenie w spos<text:span text:style-name="T148">ó</text:span>b maksymalnie swobodny<text:span text:style-name="T149">.</text:span></text:p>
      <text:p text:style-name="P150">I o to mi chodziło po prostu, aby był to pluralizm, a nie jakiś dualizm czy coś takiego.</text:p>
      <text:p text:style-name="P151">Dziękuję.</text:p>
      <text:p text:style-name="P152"><text:span text:style-name="T153">Przewodniczący</text:span>:</text:p>
      <text:p text:style-name="P154">Chciałem przypomnieć, że właśnie o ten pluralizm walczyliśmy i próbowaliśmy poddać kontroli społecznej tamtą strukturę środków masowego przekazu. I to zostało odrzucone. Więc w tej chwili nie bardzo rozumiem, jakby to miało funkcjonować naprawdę. Jest tutaj zapis, który albo nic nie będzie znaczył, albo będzie bardzo niejasny co najmniej. Wołałbym zapisy realne, zapisy, które rzeczywiście coś znaczą.</text:p>
      <text:p text:style-name="P155">Prosiłbym o przeczytanie jeszcze raz.</text:p>
      <text:p text:style-name="P156"><text:span text:style-name="T157">Ob</text:span><text:span text:style-name="T158">.</text:span><text:span text:style-name="T159"><text:s/>Roman Pillardy</text:span>:</text:p>
      <text:p text:style-name="P160">Proszę bardzo. Jeżeli chodzi o prawo do repliki, to jest ten materiał, który omawialiśmy na naszym zespole redakcyjnym.</text:p>
      <text:p text:style-name="P161">Osobom fizycznym, prawnym lub innym jednostkom organizacyjnym przysługuje prawo do repliki w programie radiowym lub telewizyjnym w formie:</text:p>
      <text:p text:style-name="P162">Po pierwsze - rzeczowego i odn<text:span text:style-name="T163">o</text:span>szącego się do faktów sprostowania wiadomości nieprawdziwej lub nieścisłej.</text:p>
      <text:p text:style-name="P164">2 - rzeczowej odpowiedzi na stwierdzenia zagrażające dobrom osobistym.</text:p>
      <text:p text:style-name="P165"><text:span text:style-name="T166">3</text:span><text:s/>- wypowiedzi w celu przedstawienia poglądu i stanowiska danej strony, siły czy organizacji w sprawie będącej przedmiotem zainteresowania opinii publicznej, jeżeli była ona tematem wypowiedzi innej organizacji, czy siły zajmującej w tej sprawie inne stanowisko lub jeżeli dany pogląd nie znalazł jeszcze wyrazu na ante<text:span text:style-name="T167">n</text:span>ie<text:span text:style-name="T168">.</text:span><text:span text:style-name="T169"><text:s/></text:span>Na wniosek zainteresowanej osoby fizycznej<text:span text:style-name="T170">,</text:span><text:s/>prawnej czy jednostki organizacyjnej<text:s/><text:soft-page-break/>redakcja tworzy warunki do opublikowania, sprostowania, odpowiedzi czy przedstawienia stanowiska w rozumieniu ust. 3,<text:s/><text:span text:style-name="T171">w</text:span><text:s/>tych samych warunkach emisyjnych<text:span text:style-name="T172">;<text:s/></text:span>program radiowy czy telewizyjny, pora emisji czy czas trwania, warunki realizacyjne w jakich opublikowana została wiadomość nieprawdziwa lub nieścisła, stwierdzenie zagrażające doborom osobistym, czy wypowiedź innej organizacji bądź siły społecznej<text:span text:style-name="T173">.</text:span></text:p>
      <text:p text:style-name="P174"><text:span text:style-name="T175">P</text:span><text:span text:style-name="T176">r</text:span><text:span text:style-name="T177">zewod</text:span><text:span text:style-name="T178">ni</text:span><text:span text:style-name="T179">cz</text:span><text:span text:style-name="T180">ą</text:span><text:span text:style-name="T181">c</text:span><text:span text:style-name="T182">y</text:span>:</text:p>
      <text:p text:style-name="P183">Dzięku<text:span text:style-name="T184">ję.</text:span><text:s/>Jak brzmiałaby poprawka zgłoszona przez OPZZ?</text:p>
      <text:p text:style-name="P185"><text:span text:style-name="T186">Ob. Zbigniew Zemler</text:span>:</text:p>
      <text:p text:style-name="P187">Poprawka była do pierwszego punktu<text:span text:style-name="T188">.</text:span></text:p>
      <text:p text:style-name="P189"><text:span text:style-name="T190">Ob. Janina Jankowska</text:span>:</text:p>
      <text:p text:style-name="P191">Przepraszam bardzo, ja mam taką propozycję, ponieważ ta wykładnia prawa do repliki wzbudza zainteresowanie naszej strony, a cały zespół nie zna tego, zostało to oczywiście w tej chwili przeczytane, ale mam taką propozycję ze względu na jakieś uściślenia prawnicze, czy nie możemy tego tekstu otrzymać?</text:p>
      <text:p text:style-name="P192"><text:span text:style-name="T193">O</text:span><text:span text:style-name="T194">b. Bogdan Jachacz</text:span><text:span text:style-name="T195">:</text:span></text:p>
      <text:p text:style-name="P196">Panie przewodniczący, oczywiście, w każdej chwili można spełnić prośbę pani Jankowskiej wszak tekst nie jest tajemnicą<text:span text:style-name="T197">.</text:span><text:s/>Został przed chwilą odczytany<text:span text:style-name="T198">.</text:span><text:s/>Natomiast ja mam sugestie natury proceduraln<text:span text:style-name="T199">ej,</text:span><text:s/>które być może, że ułatwią nam odbycie dzisiejszego posiedzenia.</text:p>
      <text:p text:style-name="P200">Otóż chciałbym zaproponować, ab<text:span text:style-name="T201">yś</text:span>my podtrzymali naszą zasadę, sformułowaną przez pana przewodniczącego parę minut temu, mianowicie zasadę, aby każdy z zespolików powiedział, do czego ju<text:span text:style-name="T202">ż</text:span><text:s/>doszedł, żeby złożył sprawę<text:span text:style-name="T203">,</text:span><text:s/>sprawozdał to, nad czym pracowała dana grupka, nawet jeśli nie zakończyła swojej pracy w ostatnich dniach<text:span text:style-name="T204">.</text:span><text:s/>Na zasadzie<text:s/><text:span text:style-name="T205">-</text:span><text:s/>przewodniczący grupki ze strony państwa i przewodniczący grupki tytułem uzupełnienia ze strony naszej<text:span text:style-name="T206">.</text:span></text:p>
      <text:p text:style-name="P207">Ja rozumiem bowiem, dzisiaj nie redagujemy dokumentów końcowych, jak również konstatacje do których doszły grupy też nie są, nie mają charakteru dokumentów oficjalnych. Wydaje się, że te dokumenty oficjalne, czy końcowe będą powstawały piórem komisji redakcyjnej, jaką mam nadzieję w ciągu dzisiejszego dnia powołamy.</text:p>
      <text:p text:style-name="P208">Wydaje się, iż przy<text:span text:style-name="T209">ję</text:span>cie metody, iż wszystkie grupy złożą sprawozdania z dotychczasowej pracy, a potem przeprowadzenie dyskusji łącznej nad sprawami najbardziej budzącymi jeszcze kontrowersje, rozbieżnymi, dałoby nam szansę większej efektywności dzisiejszego posiedzenia. Bo inaczej, to boję się, że powstaną z obu stron, powstanie tyle pytań natury właśnie szczegółow<text:span text:style-name="T210">ej,</text:span><text:s/>także proceduraln<text:span text:style-name="T211">ej,</text:span><text:s/>technicznej że możemy się zagubić w tych szczegółach.</text:p>
      <text:p text:style-name="P212"><text:span text:style-name="T213">P</text:span><text:span text:style-name="T214">r</text:span><text:span text:style-name="T215">zewod</text:span><text:span text:style-name="T216">ni</text:span><text:span text:style-name="T217">cz</text:span><text:span text:style-name="T218">ą</text:span><text:span text:style-name="T219">c</text:span><text:span text:style-name="T220">y</text:span>:</text:p>
      <text:p text:style-name="P221">W pełni się zgadzam, tylko że poprawka była z waszej strony zgłoszona, nie z naszej.</text:p>
      <text:p text:style-name="P222">W takim razie to był protokół uzgodnień, który rozumiem, otrzymamy na piśmie i ewentualny retusz jeszcze będzie wprowadzony, aczkolwiek chyba brzmi to sensownie.</text:p>
      <text:p text:style-name="P223">Protokół rozbieżności.</text:p>
      <text:p text:style-name="P224"><text:span text:style-name="T225">O</text:span><text:span text:style-name="T226">b. J</text:span><text:span text:style-name="T227">a</text:span><text:span text:style-name="T228">nin</text:span><text:span text:style-name="T229">a</text:span><text:span text:style-name="T230"><text:s/>Jankowska</text:span>:</text:p>
      <text:p text:style-name="P231">Protokół rozbieżności.</text:p>
      <text:p text:style-name="P232">Strona solidarnościowo-opozycyjna - pkt. 1 - opowiada się<text:s/><text:span text:style-name="T233">z</text:span>a radiem i telewizją jako instytucją<text:s/><text:soft-page-break/>państwową podporządkowaną Sejmowi<text:span text:style-name="T234">.</text:span><text:s/>Jedną z idei przewodnich<text:s/>„okrągłego stołu”<text:s/>jest oddzielenie władzy ustawodawczej od wykonawczej i sądowniczej.<text:s/><text:span text:style-name="T235">W</text:span><text:s/>duchu tej filozofii środki komunikowania się, a więc prasa, radio i telewizja jako czwarta siła w imieniu społeczeństwa sprawują kontrolę nad trzema pozostałymi. Jest to niezbędny warunek demokracji, który chroni społeczeństwo przed kryzysami wynikającymi z arbitralnego sprawowania władzy i instrumentalnego traktowania środków społecznej komunikacji.</text:p>
      <text:p text:style-name="P236">Obecny rządowy model radia i telewizji w praktyce zarządzany przez jedną partię nie daje takich gwarancji.</text:p>
      <text:p text:style-name="P237">Drugie - strona solidarnościowo-opozycyjna stoi na stanowisku ewolucyjnego przechodzenia od modelu monopolistycznego do modelu społecznego radia i telewizji, przedstawionego w oddzielnym dokumencie stronie rządowej pt.:<text:s/>„Polskie Radio i Telewizja”.</text:p>
      <text:p text:style-name="P238">Po trzecie - podejmowane dzisiaj próby liberalizacji programu nie naruszają monopolist<text:span text:style-name="T239">yc</text:span>zn<text:span text:style-name="T240">yc</text:span>h mechanizmów zarządzania i funkcjonowania radia i telewizji. Pozytywne propozycje strony rządowej, typu programy autorskie, mieszczą się w dotychczasowym modelu, a nie otwierają programów radia i telewizji dla nowych sił społecznych, które wkrótce zasiądą w Sejmie.</text:p>
      <text:p text:style-name="P241">Po czwarte - strony naszej nie sat<text:span text:style-name="T242">ys</text:span>fakc<text:span text:style-name="T243">jo</text:span>nu<text:span text:style-name="T244">ją</text:span><text:s/>nadawane raz w tygodniu programy autorskie, w który<text:span text:style-name="T245">c</text:span>h autorzy<text:s/><text:span text:style-name="T246">i</text:span><text:s/>ich poglądy, od fazy scenariusza do fazy emisji poddane będą pełnej kontroli Radiokomitetu niezależnie od kontroli cenzury<text:span text:style-name="T247">.</text:span><text:s/>Mimo tych ograniczeń uważamy,<text:s/><text:span text:style-name="T248">ż</text:span>e emisje tych programów mogą być pożyteczne<text:span text:style-name="T249">.</text:span><text:s/>Traktujemy je jako formę wstępną zaistnienia niezależnej opinii, wyrażając jednocześnie przekonanie, że wraz z przemianami społeczno-politycznymi w kraju zarówno czas emisji, jak<text:s/><text:span text:style-name="T250">i</text:span><text:s/>formuła tych programów ulegną rozszerzeniu w kierunku przez nas postulowanym<text:span text:style-name="T251">.</text:span></text:p>
      <text:p text:style-name="P252">Po piąte, strona nasza powinna dysponowa<text:span text:style-name="T253">ć</text:span><text:s/>w radio<text:s/><text:span text:style-name="T254">i<text:s/></text:span>telew<text:span text:style-name="T255">i</text:span>zji codziennym odcinkiem przeznaczonym na własną informację<text:span text:style-name="T256">.</text:span><text:s/>Taki jest nasz punkt widzenia<text:span text:style-name="T257">.</text:span><text:s/>Jest to podstawa szerokiego k<text:span text:style-name="T258">o</text:span>munikowania się ze społeczeństwem szczególnie ważna w przejściowym okresie reformowania państwa<text:span text:style-name="T259">.</text:span></text:p>
      <text:p text:style-name="P260">Po szóste, jesteśmy zaniepok<text:span text:style-name="T261">oje</text:span>ni tendencją wzmacniania monopolu, utrzymania monopolu in<text:span text:style-name="T262">fo</text:span>rmacyjnego poprzez podporządkowanie rządowej strukturze zapowiadanego na przyszłość III programu telewizji i V programu radia<text:span text:style-name="T263">.</text:span><text:s/><text:span text:style-name="T264">N</text:span>aszym zdaniem winny to być programy społeczne, prezentujące niezależne opinie. Uważamy, że już w tej chwili istnieją warunki techniczno-organizacyjne do przekształcenia jednego z czterech programów radiowych w program społeczny<text:span text:style-name="T265">.</text:span></text:p>
      <text:p text:style-name="P266">Po siódme, strona solidarnościowo-opozycyjna stwierdza, że udział jej przedstawicieli w obecnej radzie programowej radia i telewizji byłby uczestnictwem w orga<text:span text:style-name="T267">n</text:span>ie<text:s/><text:span text:style-name="T268">f</text:span>asadowym,<text:s/>pozbawionym wpływu na program<text:span text:style-name="T269">.</text:span><text:s/>Dopiero po wyposażeniu<text:s/><text:span text:style-name="T270">r</text:span>ady programowej<text:s/><text:span text:style-name="T271">w</text:span><text:s/><text:span text:style-name="T272">k</text:span>ompetenc<text:span text:style-name="T273">j</text:span>e merytory<text:span text:style-name="T274">c</text:span>zne i po określeniu obowiązków organów Komitetu d/<text:span text:style-name="T275">s</text:span><text:s/>Radia i Telewizji wobec tejże rady, strona nasza rozważy możliwość uczestnictwa w radzie<text:span text:style-name="T276">.</text:span></text:p>
      <text:p text:style-name="P277">Widzimy także potrzeb<text:span text:style-name="T278">ę,</text:span><text:s/>i tu jest punk<text:span text:style-name="T279">t</text:span>u, który nie był dyskutowany, ale który łączył się z tą pie<text:span text:style-name="T280">r</text:span>wszą sprawą, który poddaję tutaj jako nowy temat, być może, że on znajdzie się we wspólnych uzg<text:span text:style-name="T281">od</text:span>nieniach, otóż widzimy także potrzebę przeanal<text:span text:style-name="T282">izow</text:span>ania zasad dobierania składów komisji kolaudacyjny<text:span text:style-name="T283">c</text:span>h, które decydują o programach filmowych w telewizji w taki sposób, by uwzględniana była również opinia krytyków i fachowców spoza sfery rządowej<text:span text:style-name="T284">.</text:span><text:s/>Wbrew pozorom to jest bardzo istotny moment decydowania o kształcie<text:s/><text:soft-page-break/>radia i telewizji, bo to są, bo niektóre zajmują przecież filmy i inne, cała produkcja filmowa, która zajmuje dużo miejsca w programie radiowym, telewizyjnym<text:span text:style-name="T285">.</text:span></text:p>
      <text:p text:style-name="P286">Po ósme, telewizyjnym, strona solidarnościowo-opozycyjna upomniała się z całą mocą o osoby usunięte z Komitetu d/s Radia i Telewizji w wyniku weryfikacji 19<text:span text:style-name="T287">8</text:span>0 r., 19<text:span text:style-name="T288">8</text:span>2 r., postulując m.<text:span text:style-name="T289">i</text:span>n<text:span text:style-name="T290">.</text:span><text:s/>uznanie ciągłości pracy w przypadku powrotu do Komitetu<text:span text:style-name="T291">.</text:span></text:p>
      <text:p text:style-name="P292">Po dziewiąte, stwierdzamy, że obrady grupy robocz<text:span text:style-name="T293">e</text:span>j radia i telewizji przebiegały w atmosferze dużej szczerości<text:span text:style-name="T294">.</text:span><text:s/>Niemniej na tle innych dyskusji<text:s/>„okrągłego stołu”, podejmujące kwestie zasadnicze dla zmian systemowych strona rządowa objawiała znaczący brak chęci do kompromisu<text:span text:style-name="T295">.</text:span></text:p>
      <text:p text:style-name="P296">Dziękuję<text:span text:style-name="T297">.</text:span></text:p>
      <text:p text:style-name="P298"><text:span text:style-name="T299">Przewodniczący</text:span>:</text:p>
      <text:p text:style-name="P300">Dziękuję bardzo<text:span text:style-name="T301">.</text:span><text:s/>Czy przew<text:span text:style-name="T302">od</text:span>niczący grupy rządowo-koalicyjnej chciałby zabrać glos?</text:p>
      <text:p text:style-name="P303"><text:span text:style-name="T304">P</text:span><text:span text:style-name="T305">.</text:span><text:span text:style-name="T306"><text:s/>Roman Pillardy</text:span>:</text:p>
      <text:p text:style-name="P307">Chciałbym przedstawić również nasze stanowisko, dotyczące jak gdyby protokołu rozbieżności<text:span text:style-name="T308">.</text:span></text:p>
      <text:p text:style-name="P309">Otóż, po pierwsze, strona koalicyjno-rządowa stoi zdecydowanie na stanowisku integralności prawno-organizacyjnej Komitetu ds<text:span text:style-name="T310">.</text:span><text:s/>Radia i Telewizji, Polskie Radio<text:s/><text:span text:style-name="T311">i</text:span><text:s/>Telewizja, jako instytucji państwowej, pozostającej pod administracją rządu<text:span text:style-name="T312">.</text:span></text:p>
      <text:p text:style-name="P313">Strona koalicyjno-rządowa uważa jednocześnie, że na radiu<text:s/><text:span text:style-name="T314">i</text:span><text:s/>telewizji ciąży obowiązek służby s<text:span text:style-name="T315">p</text:span>ołecznej, polegającej na tworzeniu pełnego, reprezentującego jak najwyższy poziom programu przy stałej trosce o zaspokojenie potrzeb całego audytorium oraz wszystkich występ<text:span text:style-name="T316">uj</text:span>ących w nim grup, zgodnie z aspiracjami plural<text:span text:style-name="T317">ist</text:span>ycz<text:span text:style-name="T318">ne</text:span>go społeczeń<text:span text:style-name="T319">st</text:span>wa<text:span text:style-name="T320">.</text:span></text:p>
      <text:p text:style-name="P321">Po drugie, Komitet ds<text:span text:style-name="T322">.</text:span><text:s/>Radia i Telewizji zaprasza środowiska opozycyjno-solidarnościowe do udziału w pracach Rady Programowe<text:span text:style-name="T323">j</text:span>.</text:p>
      <text:p text:style-name="P324">Po trzecie, Komitet d/s Radia i Telewizji uważa, że mogą być przyjmowane do emisji na zasadzie umowy kupna-sprzedaży programy audiowizualne tworzone poza Komitetem ds<text:span text:style-name="T325">.<text:s/></text:span>Radia i Telewizji przez niezależnych producentów.</text:p>
      <text:p text:style-name="P326">Cztery<text:span text:style-name="T327">.</text:span><text:s/>Strona koalicyjno-rządowa stwierdza, że istnieją perspektywy uruchomienia programu III telewizji oraz programu<text:s/><text:span text:style-name="T328">V</text:span><text:s/>krajowego Polskiego Radia, stanowiących integralną część Komitetu d<text:span text:style-name="T329">s</text:span>. Radia i Telewizji, w których główny trzon programowy stanowiłaby prezentacja problemów i stanowisk związków, stowarzyszeń, organizacji, kościołów i innych<text:s/>podmiotów plural<text:span text:style-name="T330">is</text:span>tycznego życia społeczno-pol<text:span text:style-name="T331">it</text:span>ycznego kraju<text:span text:style-name="T332">.<text:s/></text:span>Programy te mogłyby być uruchomi<text:span text:style-name="T333">a</text:span>ne w rok lub dwa lata pod podpisaniu kontraktu z zagranicznymi producentami urządzeń nadawczych i pomocniczych<text:span text:style-name="T334">.</text:span></text:p>
      <text:p text:style-name="P335">Po piąte<text:span text:style-name="T336">,</text:span><text:s/>strona koalicyjno-rządowa uważa, że korzystanie z prawa do repliki i sprostowań nie powinno być jednostronne. Domaga się od partnerów opozycji prostowania informacji podawanych przez nich do zagranicznych środków przekazu<text:span text:style-name="T337">,</text:span><text:s/>w tym rozgłośni polsko<text:span text:style-name="T338">ję</text:span>zycznych, jeżeli są to informacje nieprawdziwe, firmowane przez organizacje, związki lub ich działaczy<text:span text:style-name="T339">.</text:span><text:s/>Jeżeli zagraniczne środki przekazu nie będą sprostowań zamieszczać, należy ogłasza<text:span text:style-name="T340">ć</text:span><text:s/>te odmowy i te sprostowania w analogicznych polskich środkach przekazu zamieszczać.</text:p>
      <text:p text:style-name="P341">Dziękuję.</text:p>
      <text:p text:style-name="P342"><text:span text:style-name="T343">Przewodniczący</text:span>:</text:p>
      <text:soft-page-break/>
      <text:p text:style-name="P344">Czy pan na tym?</text:p>
      <text:h text:style-name="P345" text:outline-level="3"><text:span text:style-name="T346">P</text:span><text:span text:style-name="T347">.</text:span><text:span text:style-name="T348"><text:s/>Roman Pillardy</text:span>:<text:bookmark-start text:name="bookmark0"/><text:bookmark-end text:name="bookmark0"/></text:h>
      <text:p text:style-name="P349">Ja<text:s/><text:span text:style-name="T350">c</text:span>hciałbym jeszcze powiedzieć, to znaczy atmosfera pracy w naszym zespole, o którym mówiła pani Jankowska<text:span text:style-name="T351">,</text:span><text:s/>była rzeczywiście szczera, i myślę jednak, że ta dążność do znale<text:span text:style-name="T352">z</text:span>ienia wspólnego stanowiska mimo surowej oceny koleżanki Jankowskiej występowała po obydwu stronach.</text:p>
      <text:p text:style-name="P353"><text:span text:style-name="T354">Przewodniczący</text:span>:</text:p>
      <text:p text:style-name="P355">Ja rozumiem,<text:s/><text:span text:style-name="T356">ż</text:span>e nie chodzi przecież o nastawienie i postawy osób w konkretnej grupie roboczej. Jeżeli mówimy o braku chęci do kompromisu to mamy na myśli szersze tło zagadnienia, a nie konkretne osoby, które brały udział w tej grupie roboczej<text:span text:style-name="T357">.</text:span><text:s/>Proszę tego nie traktować jako uwagi personalnej<text:span text:style-name="T358">.</text:span><text:s/>Pani Jankowska<text:span text:style-name="T359">.</text:span></text:p>
      <text:p text:style-name="P360"><text:span text:style-name="T361">P.<text:s/></text:span><text:span text:style-name="T362">J</text:span><text:span text:style-name="T363">anina Jankowska</text:span>:</text:p>
      <text:p text:style-name="P364">Ja chciałam tylko mi<text:span text:style-name="T365">eć</text:span><text:s/>merytoryczną uwa<text:span text:style-name="T366">g</text:span>ę do<text:s/>protokołu<text:s/>rozbieżnośc<text:span text:style-name="T367">i</text:span><text:s/>jeśli można<text:span text:style-name="T368">.</text:span><text:s/>Otóż tu jest punkt, z którym my się zgadzamy, a jest to punkt mówiący o produkowaniu poza Radiokomitetem programów i przyjmowaniu i<text:span text:style-name="T369">c</text:span>h do emisji<text:span text:style-name="T370">.</text:span><text:span text:style-name="T371"><text:s/></text:span>Rzecz polega na tym, że myśmy nie włączali tego do naszego protokołu uzupełnień wychodząc z założenia, że jest to już zaczęta praktyka i słuszna zresztą Radiokom<text:span text:style-name="T372">itet</text:span>u, żeby wzbogacać swój program o materiały audiowizualne, które powstają poza programem, poza Radiokomitetem. Wobec tego wydaje mi się, że zamieszczenie tego w protokole rozbieżnoś<text:span text:style-name="T373">c</text:span>i może jest troszeczkę niezręczne, to znaczy jakby to się mieści, bo to nie jest żadna nowa oferta, bo to już jest proces, który się rozpoczął<text:span text:style-name="T374">.</text:span><text:s/>Natomiast nie jest to rozbieżność, bo my jesteśmy również tego zdania i chcemy z tej praktyki korzystać, to znaczy z możliwości robienia programów na zewnątrz i proponowania ich Radiokomitetowi. Jest to taka tylko czysto techniczna uwaga<text:span text:style-name="T375">.</text:span></text:p>
      <text:p text:style-name="P376"><text:span text:style-name="T377">Przew</text:span><text:span text:style-name="T378">o</text:span><text:span text:style-name="T379">dn</text:span><text:span text:style-name="T380">i</text:span><text:span text:style-name="T381">czący</text:span>:</text:p>
      <text:p text:style-name="P382">Dziękuję bardzo<text:span text:style-name="T383">.</text:span></text:p>
      <text:p text:style-name="P384"><text:span text:style-name="T385">P.<text:s/></text:span><text:span text:style-name="T386">Je</text:span><text:span text:style-name="T387">rzy Urban</text:span><text:span text:style-name="T388">:</text:span></text:p>
      <text:p text:style-name="P389">Ja wnoszę do pana przewodniczącego o rozwa<text:span text:style-name="T390">ż</text:span>en<text:span text:style-name="T391">i</text:span>e jakiejś metody pracy naszego podzespołu, bo wedle mojej oceny te uzgodnienia, które zostały przeczytane, zostały punkt po punkcie zakwestionowane, to znaczy pani Jankowska wyraziła w każdej sprawie stanowisko odrębne<text:span text:style-name="T392">.</text:span><text:s/>No wobec tego nie możemy chyba uznać, że to są wspólne stanowiska, jakieś uzgodnione wspólnie, że cokolwiek zostało u<text:span text:style-name="T393">z</text:span>godnione wspólnie, jeśli<text:s/>wszystko jest opatrzone kome<text:span text:style-name="T394">nt</text:span>a<text:span text:style-name="T395">rz</text:span>em, że strona wasza ma odrębne stanowisko<text:span text:style-name="T396">.</text:span><text:s/><text:span text:style-name="T397">Oczywiście,</text:span><text:s/>to można jakoś różnie, ale mnie się wydaje, że w ten sposób nie dojdziemy nigdy do<text:s/><text:span text:style-name="T398">ł</text:span>adu, co jest wspólne, a co jest niewspólne<text:span text:style-name="T399">.</text:span></text:p>
      <text:p text:style-name="P400">Dziękuję bardzo<text:span text:style-name="T401">.</text:span></text:p>
      <text:p text:style-name="P402"><text:span text:style-name="T403">P</text:span><text:span text:style-name="T404">r</text:span><text:span text:style-name="T405">zewod</text:span><text:span text:style-name="T406">ni</text:span><text:span text:style-name="T407">cz</text:span><text:span text:style-name="T408">ą</text:span><text:span text:style-name="T409">c</text:span><text:span text:style-name="T410">y</text:span>:</text:p>
      <text:p text:style-name="P411">Panie Ministrze! Ja rozumiem, że protokół uzgodnień<text:span text:style-name="T412"><text:s/></text:span>obowiązuje obie stro<text:span text:style-name="T413">n</text:span>y i jest niepodważalny, tak chcia<text:span text:style-name="T414">łb</text:span>ym<text:s/><text:span text:style-name="T415">g</text:span>o rozumieć<text:span text:style-name="T416">.</text:span><text:s/>Natomiast nie ulega najmni<text:span text:style-name="T417">ejs</text:span>zej wątpliwości, że te uzgodnienia stanowią minimalny procent naszych postulatów<text:span text:style-name="T418">. W</text:span><text:s/>zwi<text:span text:style-name="T419">ą</text:span>zku z tym my nie bardzo możemy powiedzieć, że uzgodniliśmy i wszystko jest cacy. Nie jest cacy, jest to pewien krok niewielki w kierunku i nie zawsze nawet w tym, o którym marzyliśmy<text:span text:style-name="T420">.</text:span><text:s/>Chcieliśmy uspołecznić Radiokomitet, to nam się nie udało<text:span text:style-name="T421">.</text:span><text:s/>I my nie bardzo możemy przystać na porozumienie, które nie będzie posiadał już tego komentarza<text:span text:style-name="T422">.</text:span><text:s/>Musimy powiedzieć, że jest to bardzo mało i bardzo niewystarczająco w stosunku do potrzeb, które reprezentu<text:span text:style-name="T423">je</text:span>my<text:s/><text:span text:style-name="T424">w</text:span><text:s/>jakiejś<text:s/><text:soft-page-break/>mierze, chyba społecznej.<text:s/>I stąd nam nie wystarczy oświadczenie o pluralizmie czy o urozmaicaniu programów telewizyjnych tudzież radiowych.</text:p>
      <text:p text:style-name="P425">I po to jest chyba protokół rozbieżności, że on ukazuje o co obu stronom chodzi. Aczkolwiek to nie wyklucza, że obie<text:s/><text:span text:style-name="T426">st</text:span>ron<text:span text:style-name="T427">y</text:span><text:s/><text:span text:style-name="T428">z</text:span>gadz<text:span text:style-name="T429">aj</text:span>ą się w pewnym zakresie na to co jest powiedziane w protokole uzgodnień.</text:p>
      <text:p text:style-name="P430"><text:span text:style-name="T431">O</text:span><text:span text:style-name="T432">b</text:span><text:span text:style-name="T433">.</text:span><text:span text:style-name="T434"><text:s/></text:span><text:span text:style-name="T435">J</text:span><text:span text:style-name="T436">a</text:span><text:span text:style-name="T437">c</text:span><text:span text:style-name="T438">hac</text:span><text:span text:style-name="T439">z</text:span>:</text:p>
      <text:p text:style-name="P440">W kwestii formalnej jeszcze, panie przewodniczący ja jednak podtrzymywałbym swoją propozycję i zachętę abyśmy aprobowali wysłuchać sprawozdań szefów tych grupek. Słowem, żeby szefowie opowiedzieli co robili, gdyż inaczej grozi nam nieustająca dyskusja, której jeszcze - jak sądzę<text:s/><text:span text:style-name="T441">-</text:span><text:s/>nie rozpoczęliśmy. A więc dyskusja nad stanem prac w tych grupkach, nad stanem zgodności i stanem rozbieżności. Myślę, że całe nasze grono zasługuje na to, aby posiadać pełny przegląd sytuacji w tych trzech grupkach i dopiero na tle tego pełnego przeglądu sytuacji, wszystkich zbieżności i rozbieżności, myślę, że mogłaby być efektywna dyskusja. Co dalej?</text:p>
      <text:p text:style-name="P442">A zatem podtrzymuję propozycję<text:span text:style-name="T443">,</text:span><text:s/>by wysłuchać najpierw sprawozdań jednego przewodniczącego grupki, drugiego przewodniczącego grupki. A po wysłuchaniu tych sprawozdań, żeby przejść do merytorycznej i dyskusji, i nad zastanowieniem<text:span text:style-name="T444"><text:s/></text:span>się co dalej mamy do zrobienia w ciągu tygodnia.</text:p>
      <text:p text:style-name="P445">I przy okazji pozwolę sobie jeszcze jedno zastrzeżenie, jak ja rozumiem<text:s/><text:span text:style-name="T446">-</text:span><text:s/>grupki, które powołaliśmy i które pracowały nie sporządzały dokumentu końcowego. To jest obowiązkiem<text:s/>całej naszej grupy<text:span text:style-name="T447">.</text:span></text:p>
      <text:p text:style-name="P448">Oczywiście grupki te spotkały się celem dyskutowania najdalej idących, największych rozbieżności i celem osiągania zbieżności. Natomiast ja nie mogę traktować tego dorobku, który już został wspólnie zresztą wydyskutowany zarówno po stronie zbieżności jak i rozbieżności, jako nienaruszalnego dokumentu, ponieważ zakładam, że ostateczny dokument, którego prawo, które prawo ma zredagować nasz zespół, będzie powstawał w najbliższym tygodniu w wyniku prac komisji redakcyjnej.</text:p>
      <text:p text:style-name="P449"><text:span text:style-name="T450">P</text:span><text:span text:style-name="T451">r</text:span><text:span text:style-name="T452">zewod</text:span><text:span text:style-name="T453">ni</text:span><text:span text:style-name="T454">cz</text:span><text:span text:style-name="T455">ą</text:span><text:span text:style-name="T456">c</text:span><text:span text:style-name="T457">y</text:span>:</text:p>
      <text:p text:style-name="P458">Proszę bardzo jeszcze pan Leśniak.</text:p>
      <text:p text:style-name="P459"><text:span text:style-name="T460">Ob.<text:s/></text:span><text:span text:style-name="T461">L</text:span><text:span text:style-name="T462">eśniak</text:span>:</text:p>
      <text:p text:style-name="P463">Ja chciałem w sprawie formalnej zgłosić pewien wniosek. Mianowicie chcielibyśmy zaprezentować tzn. Zjednoczone Stronnictwo Ludowe i Stronnictwo Demokratyczne swó<text:span text:style-name="T464">j</text:span><text:s/>odrębny punkt widzenia na niektóre sprawy związane z radiem i telewizją. Prośba o oddanie głosu ko<text:span text:style-name="T465">l</text:span>. Kowalczykowi.</text:p>
      <text:p text:style-name="P466"><text:span text:style-name="T467">Ob. Kozłowski</text:span>:</text:p>
      <text:p text:style-name="P468">Rozumiem że jest zgoda.</text:p>
      <text:p text:style-name="P469">Jest prośba, żeby zabierający głos podawali swoje nazwiska ze względu na stenogram.</text:p>
      <text:p text:style-name="P470">Pan Tabkowski - proszę.</text:p>
      <text:p text:style-name="P471"><text:span text:style-name="T472">P</text:span><text:span text:style-name="T473">r</text:span><text:span text:style-name="T474">zewod</text:span><text:span text:style-name="T475">ni</text:span><text:span text:style-name="T476">cz</text:span><text:span text:style-name="T477">ą</text:span><text:span text:style-name="T478">c</text:span><text:span text:style-name="T479">y</text:span>:</text:p>
      <text:p text:style-name="P480">Ja chciałem tylko zapytać - czy tryb prac nasz będzie polegał na tym, że będziemy dyskutowali teraz na temat tego zespoliku telewizyjnego, czy też będziemy mieli okazję wysłucha<text:span text:style-name="T481">ć</text:span><text:s/>sprawozdań<text:s/><text:span text:style-name="T482">wszys</text:span>tkich<text:s/>trzech zespołów i później globalnie dyskutować.</text:p>
      <text:p text:style-name="P483">Zwracam<text:s/>na to uwagę tylko dlatego, iż obawiam się, że w dniu dzisiejszym o godzinie 19.30 może nam się uda zakończyć dyskusję na temat radia i telewizji<text:span text:style-name="T484">.</text:span></text:p>
      <text:p text:style-name="P485"><text:span text:style-name="T486">P</text:span><text:span text:style-name="T487">r</text:span><text:span text:style-name="T488">zewod</text:span><text:span text:style-name="T489">ni</text:span><text:span text:style-name="T490">cz</text:span><text:span text:style-name="T491">ą</text:span><text:span text:style-name="T492">c</text:span><text:span text:style-name="T493">y</text:span>:</text:p>
      <text:soft-page-break/>
      <text:p text:style-name="P494">Rozumiem. Proszę zwrócić uwagę, że jest to jedyny zespó<text:span text:style-name="T495">ł</text:span><text:s/>- grupk<text:span text:style-name="T496">a</text:span>, która zakończyła swoje prace<text:span text:style-name="T497">.</text:span><text:s/>A więc jest najłatwiejsza do omówienia w gruncie rzeczy.</text:p>
      <text:p text:style-name="P498">Proszę państwa, ja nie jestem tak całkiem pewien czy nie lepiej byłoby dyskutować każdej grupy z osobna, ale przyjmuję wniosek pana współprzewodniczącego, że wysłuchamy wszystkich trzech sprawozdań i dyskusja będzie globalna. Aczkolwiek wpłynął wniosek ZSL i SD na temat odrębnego stanowiska. Wyjaśnienia wymaga sprawa repliki, bo tutaj zachęca się nas do obustronnych uzgodnień na temat<text:span text:style-name="T499">.</text:span><text:s/>Chcieliśmy na ten temat zabrać głos<text:span text:style-name="T500">.</text:span><text:s/>Oczywiście tutaj sprawa drobnych retuszy jak to że nie Sejm tylko parlament musielibyśmy zmienić w świetle obrazu<text:s/>„stolika”<text:s/>politycznego, że chcemy podporządkować komitet parlamentowi, a nie Sejmowi.</text:p>
      <text:p text:style-name="P501">Zgodnie z sugestią pana Bogdana Jachacza przechodzimy do sprawozdań dwóch pozostałych grup, a następnie wspólnej dyskusji.</text:p>
      <text:p text:style-name="P502"><text:span text:style-name="T503">Ob. Leśniak</text:span>:</text:p>
      <text:p text:style-name="P504">Protest jest. Proszę zwrócić uwagę, że nasza propozycja nie ma charakteru dyskutowania nad projektami tych przedstawionych tu dokumentów, tylko przedstawienia własnej opinii, która powinna być wzięta pod uwagę w dyskusji.</text:p>
      <text:p text:style-name="P505"><text:span text:style-name="T506">Ob.<text:s/></text:span><text:span text:style-name="T507">B</text:span><text:span text:style-name="T508">ogdan Jachacz</text:span><text:span text:style-name="T509">:</text:span></text:p>
      <text:p text:style-name="P510">Ja chciałbym raz jeszcze uprzejmie prosić wszystkich zebranych zarówno stronę koalicyjno-rządową, jak i stronę opozyc<text:span text:style-name="T511">y</text:span>jno-solidarnościową o próbę dogadania się w sprawie traktowania materiałów sprawozdawczych tych grup<text:span text:style-name="T512">.</text:span></text:p>
      <text:p text:style-name="P513">Ja bowiem nie traktuję tych materiałów sprawozdawczych owych sprawozdań jako pro<text:span text:style-name="T514">je</text:span>któw dokumentów.</text:p>
      <text:p text:style-name="P515"><text:span text:style-name="T516">P</text:span><text:span text:style-name="T517">r</text:span><text:span text:style-name="T518">zewod</text:span><text:span text:style-name="T519">ni</text:span><text:span text:style-name="T520">cz</text:span><text:span text:style-name="T521">ą</text:span><text:span text:style-name="T522">c</text:span><text:span text:style-name="T523">y</text:span>:</text:p>
      <text:p text:style-name="P524">Panie współprzewodniczący. Niemniej ja rozumiem to stanowisko, aczkolwiek również sądziłbym,<text:s/><text:span text:style-name="T525">ż</text:span>e te dokumenty opracowane weszłyby jako załączniki do naszego dokumentu końcowego. Ja sobie nie wyobrażam, żeby dokument końcowy mógł zawierać wszystko. Raczej będzie krótkim tekstem opatrzonym załącznikami. I poszczególne grupy opracowują jak gdyby załączniki do końcowego dokumentu, tak to rozumiem.</text:p>
      <text:p text:style-name="P526">A jeżeli nie przedyskutujemy tego dzisiaj, no to komisja redakcyjna będzie miała z tym duży kłopot i te wątpliwości mogą się ujawnić na ostatnim posiedzeniu, co może nam zahamować terminarz końcowy naszych prac.</text:p>
      <text:p text:style-name="P527">Dlatego ja bym apelował o traktowanie tego jako załączników. Oczywiście to może podlegać jeszcze takim czy innym modyfikacjom, ale nasz dokument będzie niestety, czy na szczęście będzie zawierał<text:s/><text:span text:style-name="T528">„</text:span><text:span text:style-name="T529">x</text:span><text:span text:style-name="T530">”</text:span><text:s/>załączników.</text:p>
      <text:p text:style-name="P531"><text:span text:style-name="T532">O</text:span><text:span text:style-name="T533">b.<text:s/></text:span><text:span text:style-name="T534">B</text:span><text:span text:style-name="T535">ogdan Jacha</text:span><text:span text:style-name="T536">c</text:span><text:span text:style-name="T537">z</text:span>:</text:p>
      <text:p text:style-name="P538">Panie przewodniczący przy takim podejściu do dalszego trybu prac naszego zespołu, oczywi<text:span text:style-name="T539">st</text:span>ym będzie, że ze strony koalicyjno-rządowej powstanie plik załączników włącznie z propozycją owego protokołu zbieżności, jaki przedstawiliśmy może niefortunnie, w niefortunnym trybie stronie solidarnościowo-opozycyjnej na poprzednim naszym spotkaniu<text:span text:style-name="T540">.</text:span></text:p>
      <text:p text:style-name="P541">Przecież tamten materiał, który państwu przedstawiliśmy nie wyparował, nie zniknął, on nadal jest na<text:s/><text:soft-page-break/>naszym stole. I spodziewamy się,<text:s/><text:span text:style-name="T542">ż</text:span>e<text:s/><text:span text:style-name="T543">i</text:span><text:s/>w trakcie dzisiejszego posiedzenia otrzymamy od państwa stanowisko przynajmniej w jakichś kwestiach z owego zapisu wyciągniętego z materiału dowodowego, jakim były stenogramy z naszych dotychczasowych posiedzeń zgadzamy się, bądź nie zgadzamy.</text:p>
      <text:p text:style-name="P544">Natomiast z pewnością podzielam pana troskę i pana obawy<text:span text:style-name="T545"><text:s/></text:span>co do kształtu końcowego naszego dokumentu czyli sumującego prace tego zespołu.<text:s/><text:span text:style-name="T546">I</text:span><text:s/>przy okazji wyrażam swoją obawę, że może nam grozić, iż poza krótkim komunikacikiem - nazwijmy to w objętości strony maszynopisu, wszystkie strony zebrane przy tym<text:s/>„stoliku”<text:s/>złożą jeszcze plik swoich załączników.</text:p>
      <text:p text:style-name="P547"><text:span text:style-name="T548">P</text:span><text:span text:style-name="T549">r</text:span><text:span text:style-name="T550">zewod</text:span><text:span text:style-name="T551">ni</text:span><text:span text:style-name="T552">cz</text:span><text:span text:style-name="T553">ą</text:span><text:span text:style-name="T554">c</text:span><text:span text:style-name="T555">y</text:span>:</text:p>
      <text:p text:style-name="P556">Chciałbym tylko uzyskać jasność co do trybu. Czy w tej chwili wysłuchamy stanowiska dwóch stronnic koalicyjnych. Sądzę, że zależałoby im na tym, żeby właśnie w tym momencie, a nie po sprawozdaniach następnych grup.</text:p>
      <text:p text:style-name="P557"><text:span text:style-name="T558">Ob. Józef Kowalczyk</text:span>:</text:p>
      <text:p text:style-name="P559">Ja powiem tutaj swoje nazwisko, żeby się w protokole znalazło - Józef Kowalczyk.</text:p>
      <text:p text:style-name="P560">Chciałem przeczytać wspólne oświadczenie ZSL i SD do protokołu rozbieżności w sprawie radia i telewizji.</text:p>
      <text:p text:style-name="P561">Po pierwsze - ZSL i SD opowiadają się za rozszerzeniem dostępu do radia i telewizji. Radio i telewizja winny być traktowane nie tylko jako<text:s/><text:span text:style-name="T562">at</text:span>rybut władzy, ale również jako dobro kultury, do którego wszystkie podmioty życia społeczno-politycznego powinny mieć zapewniony równoprawny dostęp<text:span text:style-name="T563">.</text:span></text:p>
      <text:p text:style-name="P564">Po drugie - ustanowienie nowego ładu informacyjnego wymaga ustawowego uregulowania całości spraw związanych z funkc<text:span text:style-name="T565">jo</text:span>nowaniem środków społecznej komunikacji<text:span text:style-name="T566">.</text:span><text:s/>ZSL i SD proponują, aby w ustawie sejmo<text:span text:style-name="T567">wej</text:span><text:s/>o systemie informac<text:span text:style-name="T568">ji<text:s/></text:span>w państwie znalazł się zapis o stworzeniu<text:s/><text:span text:style-name="T569">rady<text:s/></text:span>Ra<text:span text:style-name="T570">di</text:span>okomitetu<text:span text:style-name="T571">.</text:span><text:s/>Powyższą radę należy wyposażyć w kompeten<text:span text:style-name="T572">cj</text:span>e natury kadrowej i programowej wobec<text:s/><text:span text:style-name="T573">R</text:span>a<text:span text:style-name="T574">di</text:span>okomitetu<text:span text:style-name="T575">.</text:span><text:s/>Jednocześnie<text:s/><text:span text:style-name="T576">Z</text:span>SL proponuje, aby skład rady odzwierciedlał układ sił politycznych<text:s/><text:span text:style-name="T577">i</text:span><text:s/>ruchów społeczno-związkowych przy zachowaniu bezwzględnej większości koalicji<text:span text:style-name="T578">.</text:span></text:p>
      <text:p text:style-name="P579">Po trzecie ZSL i SD uważają za celowe powołanie komisji sejmowej nadzorującej funkcjonowanie środków społecznej komunikacji.</text:p>
      <text:p text:style-name="P580">Po czwarte - uważamy, że w kie<text:span text:style-name="T581">ro</text:span>waniu radiem i telewi<text:span text:style-name="T582">zj</text:span>ą powinien znaleźć szersze odzwierciedlenie deklarowany<text:s/><text:span text:style-name="T583">w</text:span><text:s/>oświadczenia na<text:span text:style-name="T584">j</text:span>wyższych instancji politycznych kraju koalicyjny system sprawowania władzy, co powinno wiązać się z zapewnieniem stosownych proporcji czasowych na antenie radia i TV dla poszczególnych podmiotów koalicji.</text:p>
      <text:p text:style-name="P585">Dziękuję<text:span text:style-name="T586">.</text:span></text:p>
      <text:p text:style-name="P587"><text:span text:style-name="T588">Przewodniczący</text:span>:</text:p>
      <text:p text:style-name="P589">Dziękuję bardzo<text:span text:style-name="T590">.</text:span></text:p>
      <text:p text:style-name="P591">Rozumiem, że jest to również jeden z załączników do protoko<text:span text:style-name="T592">ł</text:span>u uzgodnień? Protokół uzgodnień zawiera niektóre punkty, natomiast<text:s/><text:span text:style-name="T593">s</text:span>trony jak widzę chciałyby zarysowa<text:span text:style-name="T594">ć</text:span><text:s/>wizje ułoże<text:span text:style-name="T595">n</text:span>ia stosunków na antenie radia i telewizji i chyba mają prawo do takiej wizji<text:span text:style-name="T596">.</text:span></text:p>
      <text:p text:style-name="P597"><text:span text:style-name="T598">Ob</text:span><text:span text:style-name="T599">.</text:span><text:span text:style-name="T600"><text:s/>Bogdan Jachac</text:span><text:span text:style-name="T601">z</text:span>:</text:p>
      <text:p text:style-name="P602">Panie Przewodniczący! Ja zakładam, że lada moment może już w wyniku dzisiejszego posiedzenia powołamy komisję redakcyjną o której pan wspomniał na wstępie dzisiejszego posiedzenia i ta komisja<text:s/><text:soft-page-break/>redakcyjna powołana demokratycznie z uczestników tego naszego<text:s/>„po<text:span text:style-name="T603">ds</text:span>tolika”<text:s/>siądzie do opracowania dokumentu końcowego i będzie się zastanawiała także nad kształtem załączników<text:span text:style-name="T604">.</text:span></text:p>
      <text:p text:style-name="P605"><text:span text:style-name="T606">P</text:span><text:span text:style-name="T607">r</text:span><text:span text:style-name="T608">zewod</text:span><text:span text:style-name="T609">ni</text:span><text:span text:style-name="T610">cz</text:span><text:span text:style-name="T611">ą</text:span><text:span text:style-name="T612">c</text:span><text:span text:style-name="T613">y</text:span>:</text:p>
      <text:p text:style-name="P614">Świetnie, tylko chciałbym uniknąć sytuacji, kiedy komisja redakcyjna przyjdzie za tydzień na tę salę czy sąsiednią z gotowym projektem i wtedy rozszaleje się tutaj burza dyskusyjna - ponieważ wszyscy będą mówili, że nie tak miało to być, prawda? Bo my mamy inne stanowisko, bo nasze nie zostało uwzględnione<text:span text:style-name="T615">.<text:s/></text:span>I 7 marca zatnie się nam wszystko i będziemy w pośpiechu ratować się następnym posiedzeniem w dwa dni później<text:span text:style-name="T616">.</text:span></text:p>
      <text:p text:style-name="P617">Wołałbym przynajmniej, żeby z grubsza było<text:s/><text:span text:style-name="T618">wi</text:span>adomo, co ma zrobić komi<text:span text:style-name="T619">sj</text:span>a redakcyjna<text:span text:style-name="T620">.</text:span><text:s/>Ja przynajmniej tak widzę, że krótki tekst, no bo niestety on będzie dość krótki, zaopatrzony przy poszczególnych punktach w załączniki no i tych załączników nam się mnoży<text:span text:style-name="T621">.</text:span><text:s/>Na to nie widzę rady<text:span text:style-name="T622">.</text:span></text:p>
      <text:p text:style-name="P623"><text:span text:style-name="T624">O</text:span>czywiście mam nadzieję, że nie każdy z nas będzie miał odrębne zdanie, że potrafimy jakoś zmieścić się w jakichś sensownych granicach, ale to koalicja wykazuje pluralizm, koalicja rządowa w tym momencie wykazuje pluralizm, który chciałbym również uszanować. Mówię to bez ironii i bez złośliwości<text:span text:style-name="T625">.</text:span></text:p>
      <text:p text:style-name="P626">C<text:span text:style-name="T627">zy</text:span><text:s/><text:span text:style-name="T628">w</text:span><text:s/><text:span text:style-name="T629">spra</text:span>wie sprawozdań gru<text:span text:style-name="T630">p</text:span>y radiowo-telewizyjnej ktoś chciałby zabrać głos?</text:p>
      <text:p text:style-name="P631">Jacek Woźniakowski w sprawie formalnej o ile wiem?</text:p>
      <text:p text:style-name="P632"><text:span text:style-name="T633">Ob</text:span><text:span text:style-name="T634">.</text:span><text:span text:style-name="T635"><text:s/>Jacek Woźniakowski</text:span>:</text:p>
      <text:p text:style-name="P636">Ja bym chciał, ale to nie dotyczy specjalnie grupy telewizyjnej, tylko mnie się zdaje, że część naszych takich wahań tutaj i zamącenia obrazu tego co powinniśmy zrobić wynika z niejasnego określenia co to znaczy uzgodnienia i co to znaczy słowo rozbieżności<text:span text:style-name="T637">.</text:span><text:s/>Bo to można rozumieć dwojako i ja mam wrażenie, że my tu ciągle ocieramy się o dwa rozumienia tych terminów. Mianowicie uzgodnienia mogą być dwojakiego typu, albo w pełni się zgadzamy na niektóre punkty i z radością obie strony te punkty przyjmują, a inne punkty stanowią przedmiot kontrowersji i te odsuwamy do<text:s/>protokołu<text:s/>rozbieżności<text:span text:style-name="T638">.</text:span><text:s/>Albo zgadzamy się ze względów pragmatycznych, ze względu na to, że obie strony chcą zawrzeć kompromis, ale żadna z nich nie jest w pełni zadowolona z tego uzgodnienia, to znaczy mówi tak: ja się zgadzam, bo powinniśmy się w końcu dogadać w niektórych sprawach i praktyka wymaga tego, żebyśmy mogli wspólnie działać w przyszłości, ale rezerwuje sobie zastrzeżenia takie i takie<text:span text:style-name="T639">.</text:span></text:p>
      <text:p text:style-name="P640">Otóż to są dwa typy uzgodnień zupełnie różnych, to znaczy czy my w się w pewnych punktach zgadzamy z radością i w pełni, czy też my zgadzając się dla pewnej prz<text:span text:style-name="T641">ys</text:span>złej praktyki, zachowuje sobie prawo dopowiedzenia tego jak byśmy sobie te punkty wyobrażali idealnie. Zupełnie o co innego tu chodzi i trzeb<text:span text:style-name="T642">a</text:span><text:s/>zdecydować się co to są te uzgodnienia i co to są te rozbieżności, czy one dotyczy tylko punktów, gdzie zdecydowanie się nie zgadzamy, czy dotyczą też punktów, które się zgadzamy, ale gdzie mamy rezerwy pewne, rezervacio mentalism tutaj występuje.</text:p>
      <text:p text:style-name="P643">Dziękuję.</text:p>
      <text:p text:style-name="P644"><text:span text:style-name="T645">Prze</text:span><text:span text:style-name="T646">wo</text:span><text:span text:style-name="T647">dni</text:span><text:span text:style-name="T648">cz</text:span><text:span text:style-name="T649">ąc</text:span><text:span text:style-name="T650">y</text:span>:</text:p>
      <text:p text:style-name="P651"><text:span text:style-name="T652">Dziękuje</text:span><text:s/>bardzo.</text:p>
      <text:p text:style-name="P653">Czy ktoś jeszcze pragnie zabrać g<text:span text:style-name="T654">ł</text:span>os. Adam Michnik zgłasza się d głosu.</text:p>
      <text:p text:style-name="P655"><text:span text:style-name="T656">Ob. Adam Michnik</text:span>:</text:p>
      <text:p text:style-name="P657">Pan minister przeczytał wśród rozbieżności ten punkt o jakby wzajemnej replice, więc ja chcę tylko<text:s/><text:soft-page-break/>powiedzieć tyle, że proponuję, żeby to zawiesić. Myśmy po prostu od wczoraj nie mieli czasu w tej sprawie wypracować jakiegoś stanowiska, ale taki wstępny sondaż jest taki, że my zaproponu<text:span text:style-name="T658">je</text:span>my w tej sprawie jakieś stanowisko, które będzie zmierzało do odpowiedzi na te intencje, to znaczy chcemy respektować w polemikach w sporach zasadę fair play<text:span text:style-name="T659">.</text:span></text:p>
      <text:p text:style-name="P660">Tak że tutaj jest to nie tyle element rozbieżności co sprawa przez nas jeszcze niedyskutowana.</text:p>
      <text:p text:style-name="P661">Dziękuję.</text:p>
      <text:p text:style-name="P662"><text:span text:style-name="T663">Przewodnicząc</text:span><text:span text:style-name="T664">y</text:span>:</text:p>
      <text:p text:style-name="P665">D<text:span text:style-name="T666">zi</text:span>ęku<text:span text:style-name="T667">ję</text:span><text:s/>bardzo.</text:p>
      <text:p text:style-name="P668">Czy mam rozumieć, że możemy przejść do sprawozdania n<text:span text:style-name="T669">as</text:span>tępnej grupy?</text:p>
      <text:p text:style-name="P670">Proponowałbym grupę prawną. Kolejność jaka? Może dla<text:span text:style-name="T671"><text:s/></text:span>odmiany strona koalicyjno-rządowa pierwsza zreferuje sytuację w grupie prawnej<text:span text:style-name="T672">.</text:span></text:p>
      <text:p text:style-name="P673"><text:span text:style-name="T674">Ob</text:span><text:span text:style-name="T675">.</text:span><text:span text:style-name="T676"><text:s/>Jan B</text:span><text:span text:style-name="T677">ro</text:span><text:span text:style-name="T678">dzki</text:span>:</text:p>
      <text:p text:style-name="P679"><text:span text:style-name="T680">P</text:span>ozwolę sobie bynajmniej nie ze względów kurtuazyjnych, a z głębokiego przekonania powiedzie<text:span text:style-name="T681">ć</text:span>, że wydaje mi się, iż atmosfera pracy była bardzo szczera i otwarta<text:span text:style-name="T682">.</text:span></text:p>
      <text:p text:style-name="P683">Chciałbym powiedzieć, że w rozmowach przyjęto tryb warunkowy, tryb propozycji roboczych<text:span text:style-name="T684">.</text:span><text:s/>Wychodzil<text:span text:style-name="T685">i</text:span>śmy bowiem z założenia, że nie jesteśmy powołani do zastępowania ogniw legislacyjnych<text:span text:style-name="T686">.</text:span></text:p>
      <text:p text:style-name="P687"><text:span text:style-name="T688">N</text:span>ie mamy jeszcze jakiegoś opracowania końcowego, jesteśmy w niektórych sprawach w stadium roboczym<text:span text:style-name="T689">.</text:span><text:s/>I to o czym w tej chwili będ<text:span text:style-name="T690">ę</text:span><text:s/>mówił odpowiadać będzie właśnie, że się tak wyrażę statusowi stadium roboczego.</text:p>
      <text:p text:style-name="P691">Myślę, że trzeba powiedzieć, iż doszliśmy do wniosku zgodnego, że zachodzi konieczność bezwzględna konieczność zmian w ustawie o kontroli publikacji i widowisk i w ustawie prawo prasowe. Jeśli chodzi o zmiany w ustawie o kontroli publikacji i widowisk, to rozmawialiśmy o szczegółach, ale jak zaznaczam nie w formie propozycji legislacyjnych, a wymiany zdań poglądów.</text:p>
      <text:p text:style-name="P692">Zakończyły się one w tej części - myślę, że mogę tak powiedzieć - takim sformułowałem, że strony widzą, uznają że zaproponowane zmiany stanowią istotny krok w kierunku rozszerzenia wolności słowa, przy czym strony zgodnie stwierdzają celowość prowadzenia prac nad dalszymi zmianami obowiązującej ustawy o kontroli prasy i widowisk istnieje potrzeba odchodzenia od obecnego modelu cenzury w kierunku rozwiązań odpo<text:span text:style-name="T693">wi</text:span>ad<text:span text:style-name="T694">aj</text:span>ących<text:s/><text:span text:style-name="T695">de</text:span>mokratycznemu społeczeństwu obywatelskiemu. Uważam za swój obowiązek wyjaśnić istotę i sens, i przyczyny ostatniego zdania,<text:s/>które zostało sformułowane zamiast odpowiedzi wprost z przechodzenia z per<text:span text:style-name="T696">s</text:span>pekty<text:span text:style-name="T697">wi</text:span>cznego z cenzury typu wstępnego na cenzurę typu następnego. Otóż nastąpiło że tak powiem o<text:span text:style-name="T698">ds</text:span>tąpienie od tego sformułowania na rzecz tego ogólniejszego<text:span text:style-name="T699">,</text:span><text:s/>które tutaj zostało przeze mnie przeczytane, z tych względów, iż jak rozumiem, strona opozycyjno-solidarnościowa chciałaby móc pod takim sformułowaniem podpisać się dopiero wówczas, kiedy nastąpi pełna definicja obu sformułowań.</text:p>
      <text:p text:style-name="P700">Jak może wynikać z różnych innych, że tak powiem, oświadczeń w tej materii, chyba nie jest to jednolity pogląd strony solidarnościowo-opozycyjnej w tej materii, albowiem w tej naszej grupie to stanowisko było takie, jak zreferowałem, pozwoliłem sobie zreferować, natomiast przy innych okazjach mówi się<text:s/><text:span text:style-name="T701">je</text:span>dnak expressis<text:s/><text:span text:style-name="T702">v</text:span>erbis o perspektywie przechodzenia od cenzury wstępnej do cenzury następnej.</text:p>
      <text:p text:style-name="P703">Myślę jednak, że na potrzeby aktualne porozumienia się w tej materii to sformułowanie, które zostało<text:s/><text:soft-page-break/>użyte, jest celowe, a mianowicie praca nad dalszymi zmianami i uznanie potrzeby odchodzenia od obecnego modelu, w tym kierunku, który został sformułowany.</text:p>
      <text:p text:style-name="P704">Dalej - staraliśmy się w tym punkcie, w którym...<text:span text:style-name="T705"><text:s/></text:span>któ<text:span text:style-name="T706">r</text:span>y dotyczył zakazów, a mianowicie art. 2, również jak powiadam, nie w trybie legislacyjnym, unikania tych sformułowań, które są dostatecznie zabezpieczone innymi ustawami i aktami normatywnymi w konsultacji z ekspertami<text:span text:style-name="T707">.</text:span><text:s/>Natomiast strona rządowo-koalicyjna nie wyraziła zgody na bardzo daleko idące propozycje rezygnacji z szeregu sformułowań w tymże artykule, takich jak te, które przeczytał - nie pamiętam, na pierwszym czy na drugim naszym spotkaniu - minister Urban. Uważamy, że one powinny zostać zachowane. Zresztą one figurują w tym trybie, który obowiązuje w brzmieniu z ustawy z 31 lipca 1981 r.</text:p>
      <text:p text:style-name="P708">Natomiast zostały zaproponowane i przyjęte określone rozluźnienia, jak np. takie które dotyczą zwolnienia od cenzury wstępnej tych pism od szczebla miesięcznika w górę, tzn. miesięcznik, dwumiesięcznik, kwartalnik, rocznik, które ewentualnie wskazałyby siły zgromadzone wokół<text:s/>„okrągłego stołu”<text:span text:style-name="T709">.</text:span><text:s/>Nastąpiło tutaj jednak pewne - może to za duże słowo, protest, ale uściślenie strony opozycyjno-solidarnościowej, z którym nie zgodziliśmy się, a mianowicie, żeby pominą<text:span text:style-name="T710">ć</text:span><text:s/>tę formułę sił skupionych wokół<text:s/>„okrągłego stołu”. Wydaje nam się, że jednak to sformułowanie należałoby utrzymać i wtedy w tej materii byłaby pełna zgodność stanowisk.</text:p>
      <text:p text:style-name="P711">Muszę powiedzieć, że nie mogliśmy dojść do zgodności w sprawie jednego z punktów dotyczących zakazu, a mianowicie egzekwowania zapisu dotyczącego rozpowszechniania treści oczywiście stanowiących przestępstwo. Były tutaj próby znalezienia jakichś rozwiązań, ale próby te nie dały rezultatu. I w rezultacie pozostaliśmy, przyjmując sytuację na dzień dzisiejszy, przy różnych stanowiskach w tej materii.</text:p>
      <text:p text:style-name="P712">Również pozostaliśmy przy odrębnych stanowiskach, jeśli chodzi o sprawę wycofania się z poddania kon<text:span text:style-name="T713">tr</text:span>oli wstępnej pkt. 8 w art<text:span text:style-name="T714">.</text:span><text:s/>4 dotyczących publikacji tam wymienionych, które zostały poddane kontroli wstępnej w wyniku nowelizacji 198<text:span text:style-name="T715">3</text:span><text:s/>r.</text:p>
      <text:p text:style-name="P716">Chciałbym powiedzieć, że próbowaliśmy tutaj przedyskutować rozmaite możliwości zastępcze, dojść do j<text:span text:style-name="T717">a</text:span>k<text:span text:style-name="T718">i</text:span>c<text:span text:style-name="T719">hś<text:s/></text:span>sformułowań, które mogłyby zadowolić obie strony, ale nie udało nam się uzyskać w tej materii consensusu i doszliśmy jednak tutaj, jak powiadam, do tej rozbieżności. Strona<text:s/>koalicyjno-rządowa zarezerwowała sobie prawo do wyrażenia stanowiska,<text:s/><text:span text:style-name="T720">ż</text:span>e wymienione publikacje podlegają jednak kontroli wstępnej, w celu zapobieżenia ujawnienia wiadomości o których mowa w art<text:span text:style-name="T721">.</text:span><text:s/>2 pkt.<text:s/><text:span text:style-name="T722">5</text:span>, tzn. w tym, w którym mowa jest o ujawnianiu wiadomości stanowiących tajemnicę państwową, tajemnicę gospodarczą, tajemnicę służbową.</text:p>
      <text:p text:style-name="P723">Muszę powiedzieć, że szukaliśmy również rozwiązań i szukaliśmy ich dość długo w odniesieniu do pkt<text:span text:style-name="T724">.</text:span><text:s/>11, a mianowicie w sprawie działania biuletynów zawiera<text:span text:style-name="T725">ją</text:span>cych informacje, w tym i opinie dotyczące statutowej działalności podmiotów, w tym pkt. 11 uwzględnion<text:span text:style-name="T726">yc</text:span>h.</text:p>
      <text:p text:style-name="P727">Doszliśmy do wniosku, że jednak istnieje po prostu, nie ma dostatecznych gwarancji po temu, żeby uwzględnić<text:span text:style-name="T728"><text:s/></text:span>żądanie dopuszczenia tych biuletynów bez żadnej kontroli. Dotyczy to wszystkich, absolutnie wszystkich. Nie jest to skierowane przeciwko nikomu. Po prostu, dlatego że nie udało się znaleźć w toku rozmów takich zabezpieczeń, które przeciwdziałałyby nieprawidłowościom w tej dziedzinie, niezgodnym z ustawą o kontroli.</text:p>
      <text:soft-page-break/>
      <text:p text:style-name="P729">Muszę powiedzieć, że uznaliśmy za celowe rekomendowanie przywrócenie dawnego brzmienia pkt.<text:s/><text:span text:style-name="T730">13</text:span>, a mianowicie wznawiania tych publikacji, które już uprzednio uzyskały zezwolenie na druk. Podkreślam to raz jeszcz<text:span text:style-name="T731">e</text:span>, mówiliśmy o tym w trybie roboczym, a nie legislacyjnym.</text:p>
      <text:p text:style-name="P732">Jeżeli chodzi o sprawy dotyczące debitu, przyjęliśmy zasadę, która zresztą była już tutaj sygnalizowana, o znacznym złagodzeniu możliwości przewozu - tak jak tutaj zresztą<text:s/>była mow<text:span text:style-name="T733">a</text:span><text:s/>- w jednym egzemplarzu, materiałów, które dotychczas, że tak powiem, podlegały art<text:span text:style-name="T734">.</text:span><text:s/>16, przewożeniu w trybie indywidualnym<text:span text:style-name="T735">.</text:span></text:p>
      <text:p text:style-name="P736">[brak tekstu] wtedy indywidualnie dlatego, że jeżeli chodzi o biblioteki naukowe - biblioteki stowarzyszeń twórczych, towarzystw naukowych itd<text:span text:style-name="T737">.</text:span>, to wszystko zostało zawoalowane w punkcie 3 art. 16 i oczywiście pozostaje, natomiast to o czym mówiliśmy i do czego wspólnie doszliśmy,<text:s/><text:span text:style-name="T738">zr</text:span>es<text:span text:style-name="T739">zt</text:span>ą po uprzedniej dyskusji tutaj w tym zespole prowadzi do rozluźnienia w trybie indywidu<text:span text:style-name="T740">a</text:span>lnym.</text:p>
      <text:p text:style-name="P741">Natomiast muszę powiedzieć, że nie mogliśmy się zgodzić na rezygnację z punktu drugiego art. 16, a mianowicie na zapis, który powiada, że Główny Urząd może pozbawić debitu na okres od 1 do 5 lat czasopisma zagraniczne, w stosunku do którego co najmniej trzykrotnie orzeczono zakaz rozpowszechnienia, zarządzenie w tej sprawie podlega ogłoszeniu w Dzienniku Urzędowym Polskiej Rzeczypospolitej Ludowej Monitor Polski, po prostu nie dało nam się w tym punkcie dotychczas jeszcze znaleźć takiego rozwiązania, które odpowiadałoby dyskutującym s<text:span text:style-name="T742">tr</text:span>onom<text:span text:style-name="T743">.</text:span></text:p>
      <text:p text:style-name="P744">Natomiast przypominam, że jeśli chodzi o sprawy indywidualnych, że tak się wyrażę, podróżnych obywateli, ta sprawa została ujęta.</text:p>
      <text:p text:style-name="P745">Następnie uznaliśmy za możliwe zachowanie w aktualnym brzmieni<text:span text:style-name="T746">u</text:span>,<text:s/><text:span text:style-name="T747">a</text:span>ktualnie obowiązującym art. 17, dotyczącego, traktującego o obowiązku poddania się kontroli publikacji, widowiska, jest to aktualne brzmienie art. 17.</text:p>
      <text:p text:style-name="P748">Zbliżam się ku końcowi, bo rozumiem, że mój partner ze strony opozycyjno-solidarnościowej uzupełni pewne sprawy, natomiast chciałbym powiedzieć, że strona solidarnościowa zaproponowała w celu<text:s/><text:span text:style-name="T749">s</text:span>tworzenia warunków umożliwia<text:span text:style-name="T750">ją</text:span>cych funkcjonowanie niezależnych wydawnictw i pism, dalsze ograniczanie katalogu zakazów z art. 2 ustawy z 31 l<text:span text:style-name="T751">i</text:span>pca 1981 r. o kontroli, no ponadto uznaje za niezbędne dalsze rozszerzenie przewidzianych w art. 4 ustawy wyłączeń periodyków i wydawnictw<text:s/><text:span text:style-name="T752">s</text:span>pod kontroli wstępne<text:span text:style-name="T753">j.</text:span></text:p>
      <text:p text:style-name="P754"><text:span text:style-name="T755">N</text:span>a to strona rządowo-koalicy<text:span text:style-name="T756">jn</text:span>a wyraża pogląd, że niezależnie od zaproponowanych wspólnych zmian, o<text:span text:style-name="T757">d</text:span><text:s/>których wspomniałem, istnieją przecież możliwości legalnego działania wspomnianych wydawnictw, istnie<text:span text:style-name="T758">j</text:span>ą takie możliwości. Strona rządowo-<text:span text:style-name="T759">k</text:span>oalicy<text:span text:style-name="T760">jn</text:span>a opowiada się przeciwko dalszym o<text:span text:style-name="T761">gr</text:span>a<text:span text:style-name="T762">n</text:span>icz<text:span text:style-name="T763">eni</text:span>om katalogu zakazów wymienionych w art. 2 ustawy, o którym wspominałem.</text:p>
      <text:p text:style-name="P764">Odnosząc się pozytywnie do propozycji rozszerzania przewidzianych w art. 4 ustawy wył<text:span text:style-name="T765">ą</text:span>czeń jednocześnie strona rządowo-koalic<text:span text:style-name="T766">yj</text:span>na podkreśla, że mogą one dotyczyć jedynie legalnie ukazu<text:span text:style-name="T767">j</text:span>ących się periodyków i legalnie już działa<text:span text:style-name="T768">ją</text:span>cych wydawnictw. To sformułowanie z naszej strony wynika z tego, od czego niemal zacząłem, a mianowicie od tego, że jednak o tym jakie w<text:span text:style-name="T769">ył</text:span>ączenia od miesięcznika wzwyż powinny proponować siły skupione wokół<text:s/>„okr<text:span text:style-name="T770">ą</text:span>głego stołu”. To sformułowanie, to zastrzeżenie nasze w tej chwili przeczytane, jest po prostu konsekwencją niezgody na inne sformułowania.</text:p>
      <text:p text:style-name="P771">Wreszcie przechodzę do prawie sprawy ostatnie<text:span text:style-name="T772">j</text:span>, a mianowicie w odniesieniu do prawa prasowego. O ile sprawy poprzednie, któr<text:span text:style-name="T773">e</text:span><text:s/>referowałem, a które jak rozumiem uzupełni pan mec. Ambroziak, chciałbym<text:s/><text:soft-page-break/>powiedzieć, że one były omawiane na szczeblu niższego uogólnieni<text:span text:style-name="T774">a</text:span>, to znaczy siłą rzeczy musieliśmy wchodzić w pewne szczegóły. Natomiast jeżeli chodzi o prawo prasowe, to mam wrażenie, że sformułuję<text:s/>to w sposób taki jaki ustnie, żeśmy sobie to wypowiedzieli przed rozstaniem, a mianowicie że w odniesieniu do ustawy prawo prasowe przyjęto wspólny pogląd odejścia od systemu konce<text:span text:style-name="T775">sjo</text:span>nowa<text:span text:style-name="T776">ni</text:span>a działalności prasowej i zastąpienia go przez system zgłoszeniowy,<text:s/><text:span text:style-name="T777">r</text:span>ejestracji. Jest to stanowisko absolutnie zgodne.</text:p>
      <text:p text:style-name="P778">Strony uznają, że nowelizacja prawa prasowego powinna oczywiście współbrzmieć, tak wydaje mi się, że mogę t<text:span text:style-name="T779">a</text:span>k pow<text:span text:style-name="T780">i</text:span>edzieć, że uważają, że ona powinna współbrzmieć z ustawą o działalności gospodarczej oraz z nowym prawem stow<text:span text:style-name="T781">ar</text:span>zyszeniowym, zresztą co zawarte jest w tym dokumencie, który<text:s/><text:span text:style-name="T782">w</text:span><text:s/>ubiegłą sobotę został przekazany.</text:p>
      <text:p text:style-name="P783">Przy czym muszę powiedzieć, że strony uznały, że jest rzeczą celową rozważenie sprawy następu<text:span text:style-name="T784">ją</text:span>cej, my rozumiemy, że możliwości - jeżeli tak powiedzieć nieelegancko - przerobowe Sejmu są ograniczone, ale gdyby Sejm doszedł d<text:span text:style-name="T785">o</text:span><text:s/>wniosku, że nowelizacja prawa prasowego na tym odcinku, jakim jest zastąpienie systemu działalności, systemu koncesjonowania przez system zgłoszeniowy dałoby się zmieścić, byłby to pożądany i mile przez strony widziany. Oczywiście, nie możemy wchodzić w kompetencje Sejmu, zgodnie z prawem możemy tylko rekomendować.</text:p>
      <text:p text:style-name="P786">Natomiast strony doszły do wniosku,<text:s/><text:span text:style-name="T787">ż</text:span>e wymagają dalszej dyskusji i zarysowania propozycje szczegółowych rozwiązań, dlatego że trzeba sobie przecież zdać sprawę, że sformułowanie przejścia od koncesji do rejestracji jest sformułowaniem pozytywnym, ale bardzo uogólnia<text:span text:style-name="T788">ją</text:span>cym. Natomiast to sformułowanie wynika, wymaga jeszcze sformułowania pewnych przepisów, które by je w pełnym kształcie przedstawiał<text:span text:style-name="T789">y</text:span>. I nad tym właśnie powinniśmy porozmawiać.</text:p>
      <text:p text:style-name="P790">Doszliśmy do wniosku, że są rzeczywiście w prawie prasowym również inne elementy, które wymagaj<text:span text:style-name="T791">ą</text:span><text:s/>dyskusji, ale zgodnie doszliśmy do wniosku, że trzeba je rozłożyć na<text:s/><text:span text:style-name="T792">d</text:span>yskusję na ten temat na dłuższy okres, a skupić się na dwóch sprawach węzłowych, jeśli chodzi o prawo prasowe, węzłowych ze względu na termin. Ta pierwsza, to jest ta - którą wspomniałem, a druga jeśli oczywiście ten zespół wyrazi również tego rodzaju pogląd, a mianowicie następująca. Ja tutaj nawiązuję do..<text:span text:style-name="T793">.</text:span><text:s/>p<text:span text:style-name="T794">a</text:span>n<text:span text:style-name="T795">a</text:span><text:s/>współ<text:span text:style-name="T796">pr</text:span>zewodniczącego, z drugiego dnia naszych rozmów, kiedy pokwitował pan moje wystąpienie w tej części dotyczącej rady prasowej tym, że<text:span text:style-name="T797">by<text:s/></text:span>gdyby inaczej działała, to znaczy tak jak ja to określiłem, to byśmy się tutaj nie zebrali. Ja się oczywiście<text:s/><text:span text:style-name="T798">z</text:span><text:s/>tym sformułowaniem nie zgodziłem, uważałem, że jednak coś niecoś zrobiliśmy, niemniej nawet z zwischenrufu wyciągam wnioski i postaraliśmy się przedstawić pewną konstruktywną propozycję.</text:p>
      <text:p text:style-name="P799">Wydaje nam się, że tą konstruktywną propozycją może być zmiana parytetu, nie 1/3-1/3-1/3, podmiotów zarysowanych w art<text:span text:style-name="T800">.</text:span><text:s/>18 ustawy prasowej, natomiast zmiana parytetu na 1/2 i 1/2, a mianowicie 1/2 dziennikarzy i 1/2 pozostałych podmiotów, co w znacznym stopniu podniesie, że tak powiem, możliwość oddziaływania dziennikarzy na bieg pracy Rady i na jej funkcje zapisane w ustawie.</text:p>
      <text:p text:style-name="P801">Dlaczego mówię o tym w tej chwili? Mówię o tym w tej chwili dlatego, że skończyła się pierwsza kadencja, trzeba powołać drugą kadencję, byłoby dobrze, gdyby druga kadencja mogła być powołana według tej propozycji, o ile zostanie ona tutaj na tym zespole plenarnym przyjęta.<text:s/>Ta propozy<text:span text:style-name="T802">cja<text:s/></text:span>nie może być zrealizowana drogą decyzji administracyjnej. Może być ona zrealizowana tylko drogą ustawową. Dlatego te dwie sprawy zarekomendowaliśmy jako te, które warto by<text:s/>byłoby<text:s/>zmieściły się w sejmowym<text:s/><text:soft-page-break/>przerobie aktualnej kadencji.</text:p>
      <text:p text:style-name="P803">I ostatnie zdanie, które wiąże się jednak przecież z pracą naszej grupy roboczej. To jest to, że zgodnie z treścią dokumentu w zeszłym tygodniu zaproponowanego, przedstawionego, s<text:span text:style-name="T804">t</text:span>rona rządowo-koalicyjna zażądała potrzebę udz<text:span text:style-name="T805">i</text:span>ału<text:s/><text:span text:style-name="T806">śr</text:span>o<text:span text:style-name="T807">d</text:span>o<text:span text:style-name="T808">w</text:span>i<text:span text:style-name="T809">s</text:span>k opozycyjno-solidarnościowych w radach i instytucjach programujących, kontrolujących i doradczych, wobec działalności prasy, radia i telewizji, przy równoczesnym podniesieniu roli i wpływu tych instytucji.</text:p>
      <text:p text:style-name="P810">No dotyczy to m.in. - jak to wówczas mówiliśmy i rady prasowej przy premierze i rady programowej ds. radia i telewizji, kolegium, urzędu i innych, które mogą się jeszcze wyłonić. Taka była propozycja. Wydaje mi się, że wymogi uczciwości sprawiają, że trzeba powiedzieć, że strona opozycyjno-solidarnościowa pozytywnie nie ustosunkowała się do tych propozycji, ale nie w tym sensie, że zanegowała je w ogóle, przynajmniej w odniesieniu do niektórych z nich tylko zarezerwowała sobie prawo wyrażenia stanowiska w zależności od dalszego rozwoju uzgodnień i sytuac<text:span text:style-name="T811">ji</text:span>.</text:p>
      <text:p text:style-name="P812">Mam nadzieję, że możliwie wiernie w pewnym skrócie przedstawiłem te sprawy. Oczywiście nie pretendując do wyczerpania całości, bo zajęłoby to zbyt wiele czasu, a zd<text:span text:style-name="T813">aj</text:span>ę sobie sprawę z tego, że zabierze również głos pan mecenas Ambroziak.</text:p>
      <text:p text:style-name="P814"><text:span text:style-name="T815">P</text:span><text:span text:style-name="T816">r</text:span><text:span text:style-name="T817">zewod</text:span><text:span text:style-name="T818">ni</text:span><text:span text:style-name="T819">cz</text:span><text:span text:style-name="T820">ą</text:span><text:span text:style-name="T821">c</text:span><text:span text:style-name="T822">y</text:span>:</text:p>
      <text:p text:style-name="P823">Dziękuję bardzo za wnikliwe sprawozdanie i pro<text:span text:style-name="T824">s</text:span>zę pana Jacka Ambroziaka.</text:p>
      <text:p text:style-name="P825"><text:span text:style-name="T826">Ob.<text:s/></text:span><text:span text:style-name="T827">J</text:span><text:span text:style-name="T828">acek Ambroziak</text:span>:</text:p>
      <text:p text:style-name="P829">Dziękuję<text:span text:style-name="T830">.</text:span><text:s/>Ponieważ przewodniczący naszej grupy pan redaktor Brod<text:span text:style-name="T831">z</text:span>ki złożył bardzo szczegółowe i wnikliwy opis naszych prac, nie będę się do tego sprawozdania w ogóle ustosunk<text:span text:style-name="T832">ow</text:span>ywał ponieważ wymienił wszystkie istniejące między nami rozbieżności i te nieliczne zgodności.</text:p>
      <text:p text:style-name="P833">Raczej bym ograniczył się do stwierdzeń natury ogólniejszej przy pracach podzespołu grupy roboczej do spraw prawa prasowego i cenzury.</text:p>
      <text:p text:style-name="P834">Omawiając sprawę cenzury nasza grupa solidarnościowo-opozycyjna stoi na stanowisku, że oczywiście nie mamy kompetencji ustawodawczych sejmowych, ale mamy kompetencje rekomendujące do dużego zespołu do spraw środków społecznego przekazu, który by przeniósł te nasze rekomendacje w sprawie wymienionych obu ustaw do zespołu politycznego, ten zaś do całości<text:s/>„okrągłego stołu”. A to zgodnie z ustaleniami i wypowiedziami współprzewodniczących gen.<text:s/><text:span text:style-name="T835">K</text:span>iszczaka i przewodniczącego Lecha Wałęsy miałyby stanowi<text:span text:style-name="T836">ć</text:span><text:s/>konkrety do odpowiednich zmian legis<text:span text:style-name="T837">l</text:span>acyjnych w celu poruszenia procesu demokratyzacji życia i demokracji w naszym kraju.</text:p>
      <text:p text:style-name="P838">Strona koalicyjno-rządowa stwierdziła w tym wypadku, że nie ma możliwości takich uzgodnień, nawet w trybie roboczym i w związku z tym przyjęliśmy to wszystko jako propozycje. Ale zakładam, że nasz zespół do spraw środków społecznego przekazu może te propozycje potraktować znacznie poważniej niż to było w grupie roboczej potraktowane.</text:p>
      <text:p text:style-name="P839">Uzgodnienia były tylko częściowe i dotyczyły właściwie wariantu możliwości przywrócenia wariantu ustawy o kontroli publikacji widowisk w brzmieniu z roku 1981 i to nie w całości. Zreferował to bardzo szczegółowo i dokładnie i rzetelnie re<text:span text:style-name="T840">d</text:span>.<text:s/><text:span text:style-name="T841">B</text:span>ro<text:span text:style-name="T842">d</text:span>zki<text:span text:style-name="T843">.</text:span></text:p>
      <text:p text:style-name="P844">Nasze wnioski co do dalszych ograniczeń ustawy o kontroli publikacji i widowisk w celu zmniejszenia katalogu zakazów i zwiększenia katalogu wyłączeń spod cenzury, w związku z brakiem możliwości<text:s/><text:span text:style-name="T845">-</text:span><text:s/>jak by<text:s/><text:soft-page-break/>to było tej dyskusji quasi, tych propozycji legislacyjnych, ograniczyliśmy tylko do zasygnalizowania problemu, gdyż wymagałoby to wnikliwej dyskusji przez kilka godzin albo nawet przez ki<text:span text:style-name="T846">l</text:span>ka dni po kilka godzin przez nasz zespół. A z powodu braku tych możliwości kompetencyjnych ograniczyliśmy się do zasygnalizowania problemu<text:span text:style-name="T847">.</text:span></text:p>
      <text:p text:style-name="P848">Co do trybu prawa prasowego zgodziliśmy się,<text:s/><text:span text:style-name="T849">ż</text:span>e on wymaga niezbędnych i pilnych zmian i w zakresie oczywiście zniesienia systemu reglamentacyjnego na system rejestracyjno-zgłoszeniowy. Ale ponieważ mamy także bardziej szczegółowe propozycje, uznaliśmy za celowe jeszcze spotkań się dodatkowo, o ile współprzewodniczący i zespół ten obecny wyrazi na to zgodę, gdyż my jednak stoimy na<text:s/><text:span text:style-name="T850">st</text:span>anowisku, że wskazania kierunków konkretnych zmian w tych przepisach, jakby pozwolił uruchomić szybci<text:span text:style-name="T851">ej</text:span><text:s/>proces demokratyzac<text:span text:style-name="T852">ji<text:s/></text:span>życia w naszym państwie<text:span text:style-name="T853">.</text:span></text:p>
      <text:p text:style-name="P854">Następnie nie doszliśmy oczywiście do omówień szczegółowych tych wszystkich innych prac, ale naszym zdaniem był wielki brak, iż nie został ustalony żaden kalendarz zmian. Strona co prawda koalicyjno-rządowa wyraźnie zgłosiła i tutaj jakby miała kompetencje do zgłoszenia propozycji, iż kalendarz zmian w prawie prasowym powinien być uczyniony jeszcze w tej kadencji Sejmu.</text:p>
      <text:p text:style-name="P855">My jesteśmy zdania, że ten proces zmian powinien być, powinien dotyczyć także i w tej kadencji przepisów prawa o cenzurze, albowiem bez jej liberalizacji i to nie tylko w warunkach powr<text:span text:style-name="T856">ot</text:span>u do ro<text:span text:style-name="T857">k</text:span>u 1981 wychodzenie d<text:span text:style-name="T858">r</text:span>ugiego obiegu, o którym się tu wiele mówiło nie jest możliwe, gdyż ten obieg nie istnieje na tej zasadzie, że cenzura jemu ułatwia życie, tylko istnieje na tej zasadzie, że po prostu cenzura uniemożliwia spełnienia warunków wolności słowa i przekazywania myśli.</text:p>
      <text:p text:style-name="P859">To zapis o legalności wychodzących periodyków w ogóle dla nas był tutaj, to stanowisko strony koalicyjno-rządow<text:span text:style-name="T860">ej<text:s/></text:span>było ni<text:span text:style-name="T861">ez</text:span>rozumiałe, bo oczywiście wychodzące periodyki w drugim obiegu średnio się przejmują istnieniem Głównego Urzędu Kontroli Publikacji i Widowisk, je<text:span text:style-name="T862">ż</text:span>eli<text:s/><text:span text:style-name="T863">m</text:span>ożna tak delikatnie to wyrazić. Bo ich to jakby zupełnie nie interesuje.</text:p>
      <text:p text:style-name="P864">Oczywiście my chcemy po to rozszerzyć zakres wyłączeń, żeby te periodyki mogły wejść i ten odpowiedni zakres wyłączeń spod cenzury i zniesienie zakazów umożliwiłoby rozszerzenie wolności słowa, a wtedy te periodyki mogłyby także włączyć się w ten nurt istnienia oficjalnego i pr<text:span text:style-name="T865">zy</text:span><text:s/>systemie oczywiście rejestracyjnym. Bo przecież w tej chwili te periodyki się nigdzie nie rejestrują i w związku z tym jest to nieporozumienie jakby logiczne tego zapisu, który strona koalicyjno-rządowa wprowadziła. Ale to tak na marginesie.</text:p>
      <text:p text:style-name="P866">Zdaniem naszym oczywiście my nie uważamy, że możemy zmusić w ten czy w inny sposób Sejm do podjęcia takich czy innych decyzji, ale nie stoimy na stanowisku, żeby Sejm obecnej<text:s/>kadencji miał małe moce przerobowe<text:span text:style-name="T867">.</text:span><text:s/>Tym bardziej, że po stronie jakby koalicyjno-rządowej siedzą posłowie, przedstawiciele PZPR, ZSL, SD, posłowie związkowcy z OPZZ, którzy - jeśli zapadnie tu consensus - chyba będą mieli siłę uruchomić swoich kolegów posłów ze swoich grup czy stronnictw czy partii, aby tego rodzaju decyzje zapadły. Bo nasza strona wbrew może opinii strony koalicyjno-rządowej nie traktuje obecnego Sejmu jako j<text:span text:style-name="T868">ak</text:span>ichś granitowych złomów, których nie można poruszyć.</text:p>
      <text:p text:style-name="P869">Wydaje mi się więc, że te rzeczy można załatwić jeszcze w pilnym trybie i w tym Sejmie, jeżeli się rzeczywiście myśli o możliwości zwiększenia zakresu wolności słowa.</text:p>
      <text:p text:style-name="P870">Bardzo duże kontrowersje wywołała także sprawa biuletynów związkowych. Dla nas jest to problem<text:s/><text:soft-page-break/>istotny tym bardziej, że jednak kontrakt, który zostanie podpisany, jak ktoś powiedział żartobliwie, ten kontrakt ślubny między<text:s/>„Solidarnością”<text:s/>i opozycją a stroną koalicyjno-rządową, musi się jedna z tego kontraktu także urodzić możliwość przedstawiania opinii swobodnych przez związek zawodowy<text:s/>„Solidarność”<text:s/>i inne związki, które powstaną dla rzesz i swoich związkowców i także innych osób, do których te opinie powinny docierać. Stąd właśnie powrót do zapisu art. 4 pkt. 11 w brzmieniu ustawy z 1<text:span text:style-name="T871">9</text:span>81 r. uważamy za niezbędny.</text:p>
      <text:p text:style-name="P872">Jeszcze tylko jedna taka ogólna uwaga, że w całym... w tych rozmowach, które rzeczywiście były bardzo szczere i otwarte ze smutkiem można tylko jedno stwierdzić, że brak jest po stronie rządowej tego co biskupi w ostatnim komunikacie<text:s/>wyrazili, pozwolę sobie to zdanie odczytać:</text:p>
      <text:p text:style-name="P873"><text:span text:style-name="T874">„</text:span>Biskupi towarzyszą modlitwą i sercem,<text:s/><text:span text:style-name="T875">t</text:span>ym wysiłkom, czyli wysiłkom<text:s/><text:span text:style-name="T876">„</text:span>okrągłego stołu”<text:span text:style-name="T877">.</text:span><text:s/>Zachęcają władze do odwagi i konsekwencji w przeprowadzaniu rozpoczętych przemian”.</text:p>
      <text:p text:style-name="P878">A więc można powiedzieć, że liczą na to, że głos Kościoła i biskupów zachęci do odwagi i konsekwencji, a w związku z tym do rychłych zmian w ustawie o cenzurze i prawie prasowym.</text:p>
      <text:p text:style-name="P879">Dziękuję.</text:p>
      <text:p text:style-name="P880"><text:span text:style-name="T881">P</text:span><text:span text:style-name="T882">r</text:span><text:span text:style-name="T883">zewod</text:span><text:span text:style-name="T884">ni</text:span><text:span text:style-name="T885">cz</text:span><text:span text:style-name="T886">ą</text:span><text:span text:style-name="T887">c</text:span><text:span text:style-name="T888">y</text:span>:</text:p>
      <text:p text:style-name="P889">Dziękuję<text:s/><text:span text:style-name="T890">b</text:span>a<text:span text:style-name="T891">r</text:span>dzo. Chciałbym się przyłączyć do głosu mec.<text:s/><text:span text:style-name="T892">A</text:span>mbroziaka w tym sensie, żeby z tych naszych obrad coś wynikło.<text:s/>Grupa zagadnień prawnych jest to grupa spraw, gdzie jesteśmy najbliżej<text:span text:style-name="T893">.</text:span><text:s/>Stąd byłoby rzeczą chyba sensowną dla całokształtu naszych działań, żeby to w jakiś konkret przetworzyć. Tym konkretem oczywiście są zmiany w ustawie. Ja rozumiem trudności, zawał na j<text:span text:style-name="T894">a</text:span>k<text:span text:style-name="T895">i</text:span><text:s/>cierpi w tej ch<text:span text:style-name="T896">w</text:span>ili Sejm, czy będzie, ulegnie temu zawałowi lada chwila, ale sprawa tych ustaw dwóch o których była mowa rzutuje na sprawy drugiego obiegu i ogólnego klimatu w kraju.</text:p>
      <text:p text:style-name="P897">Trochę m<text:span text:style-name="T898">n</text:span>ie dziwi, że strona koalicyjno-rzą<text:span text:style-name="T899">do</text:span>wa, która dość ochoczo deklarowała chęć odejścia od cenzury prewencyjnej i<text:s/><text:span text:style-name="T900">w</text:span>olę zniesienia urzędu kon<text:span text:style-name="T901">t</text:span>roli w dużej mierze, w momencie kiedy mowa jest o złagodzeniu ustawy, no broni poszczególnych sformułowań naszym zdaniem już anachronicznych.</text:p>
      <text:p text:style-name="P902">My jesteśmy chyba większymi realistami proponując złagodzenie, a nie skok w nieznane, ale tu właśnie napotykamy na trudności, o których red. Bro<text:span text:style-name="T903">dz</text:span>ki tak szczegółowo mówił.<text:s/><text:span text:style-name="T904">C</text:span>zy ktoś w związku z tą grupą zagadnień chciałby zabrać głos?</text:p>
      <text:p text:style-name="P905">Mam jeszcze jedną grupę do omówienia drugiego obiegu, albo może wyjaśnienia, czy<text:s/>są<text:s/>pytania dotyczące trybu dalszego postępowania,<text:s/>czy<text:s/>też niejasności, jakie ona<text:s/>sprowadza?</text:p>
      <text:p text:style-name="P906">W takim razie proszę o grupę trzecią - w skrócie drugoobiegową, pan Kofman ma głos.</text:p>
      <text:p text:style-name="P907"><text:span text:style-name="T908">Ob</text:span><text:span text:style-name="T909">.</text:span><text:span text:style-name="T910"><text:s/>Jan Kofman</text:span>:</text:p>
      <text:p text:style-name="P911">Dwa spotkani<text:span text:style-name="T912">a</text:span>, kt<text:span text:style-name="T913">ó</text:span>re odbyła nasza grupa robocza n<text:span text:style-name="T914">i</text:span>e zaowocowały dotąd w<text:span text:style-name="T915">yp</text:span>ra<text:span text:style-name="T916">co</text:span>waniem bardziej skrystalizowanego wspólnego stanowiska<text:span text:style-name="T917">.</text:span><text:s/>Zwłaszcza w kwestii tworzenia niezbędnych warunków pozytywnych umożliwiających funkcjonowanie drugiego obiegu z perspektywą przełamy<text:span text:style-name="T918">w</text:span>ania różnego typu barier, które przeszkadzają zniesieniu tak charakterystycznych dla dnia dzisiejszego wieloobiegowości.</text:p>
      <text:p text:style-name="P919">Posługuję się tym neologizmem, który choć brzmi<text:s/>nie najlep<text:span text:style-name="T920">i</text:span>ej, to jest o tyle przydatny w użyciu,<text:s/><text:span text:style-name="T921">ż</text:span>e zaciera zawarte wart<text:span text:style-name="T922">oś</text:span>ciowanie w określeniach obieg pierwszy, drugi, trzeci itd. Wartościowanie mające w zależności od wypowiadającego zabarwienie dodatnie bądź ujemne<text:span text:style-name="T923">.</text:span><text:s/>Dyskusja dotychczasowa s<text:span text:style-name="T924">i</text:span>łą<text:s/><text:soft-page-break/>rzeczy skoncentrowała się na dokładnym wyjaśnieniu sobie przez obie strony własnych stanowisk w sprawie przyszłości drugiego obiegu i warunków sprzyjających jego trwaniu i odradzaniu się<text:span text:style-name="T925">.</text:span></text:p>
      <text:p text:style-name="P926">Muszę od razu powiedzieć, że strony prezentują jakby dwa punkty widzenia, czy dwie pewnego rodzaju filozofie, w ocenie przyczyn, które zrodziły ów drugi obieg oraz skutków, jakie jego funkc<text:span text:style-name="T927">jo</text:span>nowanie ze sobą niesie<text:span text:style-name="T928">.<text:s/></text:span>Nie muszę tutaj z kolei nikogo przekonywać, że w tych kwes<text:span text:style-name="T929">ti</text:span>ach różnica stanowisk pozostała, i nie ma potrzeby tej różnicy zacierać. Jednak i chcę to powiedzieć z ostrożnym optymizmem, wydaje się, po przebiegu rozmów, że możliwa jest zbliżenie stanowisk w kwestii wyboru dróg, które prowadziłyby<text:s/><text:span text:style-name="T930">d</text:span>o osiągnięcia warunków umożliwiających normalne funkcjonowan<text:span text:style-name="T931">i</text:span>e niezależnych wydawnictw i pism<text:span text:style-name="T932">.</text:span></text:p>
      <text:p text:style-name="P933">Myślę, że nie wypaczę ogólnego tonu naszej dyskusji gdy stwierdzę, że przynajmniej<text:s/><text:span text:style-name="T934">w</text:span><text:s/>czterech sprawach doszło do wzajemnego zrozumienia i wyznania ich za punkt wyjścia do dalszych negocjacji<text:span text:style-name="T935">.</text:span><text:s/>Po pierwsze, że obie strony z różnych w pewnej mierze przyczyn uważają nie uważają wieloobiegowości za sytuację zdrową dla dalszej kondycji społeczeństwa i kultury. Toteż wydaje się one zgodne, to znaczy strony, iż należ<text:span text:style-name="T936">y</text:span><text:s/>dążyć w sposób naturalny do usunięcia podziału kultury polskiej na różne obiegi.</text:p>
      <text:p text:style-name="P937">Po drugie strony uznały, że obumieranie wieloobiegowości jest procesem ewolucyjnym, to znaczy że dopiero wraz z pogłębi<text:span text:style-name="T938">aj</text:span>ącą<text:s/>się i rozszerz<text:span text:style-name="T939">aj</text:span>ącą demokratyzacją wszystkich sfer życia w kraju, zanikać będą przesłanki sprzyjające odradzaniu się stanu owej<text:s/><text:span text:style-name="T940">wi</text:span>eloobiegowoś<text:span text:style-name="T941">ci.</text:span><text:s/>Tutaj dodam, że z naszej strony podkreślamy, że warunkiem jego zniesienia jest nierepre<text:span text:style-name="T942">sj</text:span>onowanie drugiego obiegu.</text:p>
      <text:p text:style-name="P943">Po trzecie - muszę stwierdzić, że doszliśmy tak mi się wydaje do uzgodnienia, że należy wspólnie poszukiwać dróg, które ten proces no jednak przyspieszyły.</text:p>
      <text:p text:style-name="P944">Po czwarte wreszcie wydaje mi się, że strony są zgodne co do tego, iż ważnym elementem pobudzającym uruchomienie wspomnianego ewolucyjnego procesu będzie wnoszenie problematyki drugiego obiegu do tel<text:span text:style-name="T945">e</text:span>wizj<text:span text:style-name="T946">i</text:span>,<text:s/><text:span text:style-name="T947">r</text:span>a<text:span text:style-name="T948">d</text:span>ia i prasy<text:span text:style-name="T949">,</text:span><text:s/>oczy<text:span text:style-name="T950">wi</text:span>ście z udziałem ludzi z tego obiegu w sposób sprzyjający obiektywnemu prz<text:span text:style-name="T951">ed</text:span>stawieniu korzeni, stanu obecnego i przyszłości wieloobiegowości. Podobnie na zasadzie wzajemności my ze swej strony proponujemy by na te tematy w drugim obiegu wypowiadała się strona rządowo-koalicyjna. To co powy<text:span text:style-name="T952">ż</text:span>ej powiedziałem doty<text:span text:style-name="T953">c</text:span>zy zbliżenia w sprawach jednak ogólnych Jeśli chodzi natomiast o sprawy bardziej konkretne to gdy dochodzi do precyzac<text:span text:style-name="T954">ji</text:span><text:s/>proponowanych rozwiązań na razie nie osiągnięto w grupie fazy wkraczania w fazę wkraczania konkretyzowania rozstrzygnięć. Przedkładanie ogólnych deklaracji strony koalicyjno-rządowej<text:s/><text:span text:style-name="T955">n</text:span>a język konkretów nie przyniosło dotąd decyzji, które by nas zadowoliły.</text:p>
      <text:p text:style-name="P956">Ale muszę te<text:span text:style-name="T957">ż</text:span><text:s/>powiedzieć, z nadzieją, że dobrze zrozumiałem sens dyskusji, iż obie strony są zdania, że zaini<text:span text:style-name="T958">cj</text:span>owanie procesu prowadzącego do zanikania wieloobiegowości należy od konkretnej odważnej decyzji politycznej strony koalicyjno-rządowej. Nasza strona przedstawiła projekt stanowiska w sprawie drugiego obiegu, i po wstępnym ustosunkowaniu się doń partnerów sądzimy, że dyskusja będzie miała swój dalszy ciąg, choć zarazem oczekujemy, że strona koalicyjno-rządowa też przedstawi nam swoje st<text:span text:style-name="T959">a</text:span>nowisko na piśmie.</text:p>
      <text:p text:style-name="P960">Oceniając obecne zaawansowanie rozmów najogólniej mógłbym powiedzieć, że szanse porozumienia na dziś rysują się w sprawie realizacji wniesionej przez naszą stronę, a podtrzymaną przez ministra Jerzego Urbana koncepcji zniesienia wszelkich ograniczeń w publikowaniu i rozpowszechnianiu oraz zwolnienia od kontroli wstępnej periodyków o charakterze społeczno-politycznym, kulturalnym, naukowym<text:s/><text:soft-page-break/>i artystycznym, ukazujących się nie częściej niż raz w miesiącu. Obie strony rozumieją, że muszą temu towarzysz<text:span text:style-name="T961">y</text:span>ć<text:s/>możliwie szybkie zmiany przepisów prawnych, nad<text:s/>czym pracuje grupa<text:s/><text:span text:style-name="T962">d</text:span>o spraw cenzury i prawa prasowego<text:s/><text:span text:style-name="T963">-</text:span><text:s/>tutaj nasza grupa oraz podzespół prawny<text:span text:style-name="T964">.</text:span></text:p>
      <text:p text:style-name="P965">Kończąc pragnę poinformo<text:span text:style-name="T966">wa</text:span>ć, że obie strony uznały za celowe dalsze spotkania grupy i tę propozycję wnoszę z naszej strony na ręce współprzewodniczącego podzespołu.</text:p>
      <text:p text:style-name="P967">Dziękuję bardzo.</text:p>
      <text:p text:style-name="P968"><text:span text:style-name="T969">P</text:span><text:span text:style-name="T970">r</text:span><text:span text:style-name="T971">zewod</text:span><text:span text:style-name="T972">ni</text:span><text:span text:style-name="T973">cz</text:span><text:span text:style-name="T974">ą</text:span><text:span text:style-name="T975">c</text:span><text:span text:style-name="T976">y</text:span>:</text:p>
      <text:p text:style-name="P977">Dziękuję bardzo<text:span text:style-name="T978">.<text:s/></text:span></text:p>
      <text:p text:style-name="P979">Pan minister Urban<text:span text:style-name="T980">.</text:span></text:p>
      <text:p text:style-name="P981"><text:span text:style-name="T982">Ob</text:span><text:span text:style-name="T983">.</text:span><text:span text:style-name="T984"><text:s/>Jerzy Urban</text:span>:</text:p>
      <text:p text:style-name="P985">Ja tylko chciałem dodać sprostowanie<text:span text:style-name="T986">.</text:span><text:s/>Ta propozycja rzucona<text:s/><text:span text:style-name="T987">w<text:s/></text:span>dyskusji brzmiała, że można próbować znaleźć grupę takich<text:span text:style-name="T988"><text:s/></text:span>miesięczników, które na zasadach decyzji cenzury można by wyłączy<text:span text:style-name="T989">ć</text:span><text:s/>spod<text:s/>cenzury, natomiast nie było mowy oczywiście o tym, żeby wyłączać cenzury ze względu na częstotliwość ukazywania się jakimś systemowym aktem prawnym, co zresztą byłoby nielogicznie zupełnie.</text:p>
      <text:p text:style-name="P990">Dziękuję.</text:p>
      <text:p text:style-name="P991"><text:span text:style-name="T992">Prze</text:span><text:span text:style-name="T993">wo</text:span><text:span text:style-name="T994">dnicząc</text:span><text:span text:style-name="T995">y</text:span>:</text:p>
      <text:p text:style-name="P996"><text:span text:style-name="T997">T</text:span>ak było rzeczywiście na ostatnim posiedzeniu mowa o grupie, przykładowo mówiliśmy od<text:s/>„Nowych Dróg<text:span text:style-name="T998">”</text:span><text:s/>po<text:s/><text:span text:style-name="T999">„</text:span>Krytykę”.</text:p>
      <text:p text:style-name="P1000">Więc grupę rozumiemy szeroko, ale oczywiście, że powinna być lista tych miesięczników sporządzona.</text:p>
      <text:p text:style-name="P1001"><text:span text:style-name="T1002">Ob</text:span><text:span text:style-name="T1003">.</text:span><text:span text:style-name="T1004"><text:s/>Jan Kofman</text:span>:</text:p>
      <text:p text:style-name="P1005">Przepraszam bardzo może ja tutaj zabiorę głos<text:span text:style-name="T1006">.</text:span><text:s/>Więc tutaj jest sprawa sporna i pozostawiamy to dyskusji w naszej grupie, czy to miałaby być lista czy in<text:span text:style-name="T1007">dy</text:span>widu<text:span text:style-name="T1008">al</text:span>ny tryb.</text:p>
      <text:p text:style-name="P1009">Dziękuję.</text:p>
      <text:p text:style-name="P1010"><text:span text:style-name="T1011">Przewodniczący</text:span>:</text:p>
      <text:p text:style-name="P1012"><text:span text:style-name="T1013">J</text:span>a zrozumiałem listę tych, które się ukazują faktycznie w Polsce i wydaje się, że w stosunku do poszczególnych tytułów te zastrzeżenia byłyby chyba nie takie wielkie.</text:p>
      <text:p text:style-name="P1014"><text:span text:style-name="T1015">Ob</text:span><text:span text:style-name="T1016">.</text:span><text:span text:style-name="T1017"><text:s/>Jerzy Urban</text:span>:</text:p>
      <text:p text:style-name="P1018"><text:span text:style-name="T1019">I</text:span>stota rzeczy, ja bym się nie<text:s/><text:span text:style-name="T1020">wt</text:span>rącał broń Boże w wybór, gdyby pan Kofman nie powoływał się na mnie. Więc ja chciałem po prostu uściślić, że ja nie proponowałem wyłą<text:span text:style-name="T1021">c</text:span>zenia pism, które ukazują się nie częściej niż raz w miesiącu, tylko poszukania wśród tych pism<text:s/>takiej grupy pism różnej orientac<text:span text:style-name="T1022">ji</text:span>, które można by na zasadzie stopniowych kroków zwolnić spod kontroli wst<text:span text:style-name="T1023">ę</text:span>pnej.</text:p>
      <text:p text:style-name="P1024">Dziękuję<text:span text:style-name="T1025">.</text:span></text:p>
      <text:p text:style-name="P1026"><text:span text:style-name="T1027">Przewodnicząc</text:span><text:span text:style-name="T1028">y</text:span>:</text:p>
      <text:p text:style-name="P1029">Proszę bardzo, pan Tabkowski.</text:p>
      <text:p text:style-name="P1030"><text:span text:style-name="T1031">Ob</text:span><text:span text:style-name="T1032">.</text:span><text:span text:style-name="T1033"><text:s/>Sławomir Tabkowski</text:span>:</text:p>
      <text:p text:style-name="P1034">Pan Kofman przedstawił większość problemów naszych prac. Ja właściwie muszę i obecnie dokonać pewnych dwóch sprostowań. Jedno jest proste - nasza dyskusja o liście i o indywidualnym trybie nie dotyczyła propozycji rzuconej przez pana ministra Urbana, tylko zupełnie czegoś innego. Przepraszam bardzo. Więc to tak technicznie, o czymś innym mówiliśmy.</text:p>
      <text:soft-page-break/>
      <text:p text:style-name="P1035">Ale muszę dokonać pewnego sprostowania poważnie<text:span text:style-name="T1036">js</text:span>zego. Ja nie mogę się zgodzić po dwóch dniach pracy, aby - a tutaj licząca się ilość osób jest, która uczestniczyła w tych pracach - aby skądinąd, moim zdaniem bardzo interesujące konstruktywne w sumie, na wysokim stopniu uogólnienia i widzenia procesów pewnych, dyskusję tego zespołu wykorzystywać przy sprawozdaniu podpierając się pewną grą propagandową.</text:p>
      <text:p text:style-name="P1037">To znaczy, myśmy - a ci którzy uczestniczyli w tym zespole wiedzą - określili warunki rozwiązania, czy wychodzenia pism drugiego obiegu. Zgodziliśmy się wspólnie, iż pojęcie drugi obieg, albo państwo wczoraj zaproponowali, wieloobiegowość, że nie jest to jeden blok, że kryją się w tym różnego rodzaju wydawnictwa, różnych grup tych, które są, czy tych, które będą. To była dosyć głęboka analiza i zgodziliśmy się właściwie w większości, stanęliśmy tam w którymś momencie.</text:p>
      <text:p text:style-name="P1038">Natomiast<text:s/><text:span text:style-name="T1039">j</text:span>a tu słyszę,<text:s/><text:span text:style-name="T1040">ż</text:span>e my nie chcemy dać czegoś, że my coś bronimy, że my jakoś tam trzymamy coś itd<text:span text:style-name="T1041">.<text:s/></text:span>Warunki naszej pracy polegały na tym, żeśmy sformułowali sobie wzajemnie co trzeba zrobić z państwa strony i z naszej strony, aby coś się miało dalej wydarzyć<text:span text:style-name="T1042">.</text:span><text:s/>To co państwo mają zrobić u siebie ewentualnie i co my mamy zrobić u siebie, na zasadach, można by powiedzieć, żeby to wyjaśnić, jakby parytetowo. Może przynosić różne konsekwencje, również te, które są dla dwóch stron niewygodne.</text:p>
      <text:p text:style-name="P1043">Wobec tego rzecz<text:s/>nie<text:s/>polega w tym, co strona koalicyjno-rządowa odda, tylko wydaje mi się, że nasza rozmowa toczyła się z obopólną troską o partnerów. Wobec tego nie chciałbym, aby ją prezentować w tradycyjny sposób, jak to się dzieje nie tylko przy tej okazji, albo innej. Podkreślam, z obopólną troską o partnera.</text:p>
      <text:p text:style-name="P1044">Dziękuję<text:span text:style-name="T1045">.</text:span></text:p>
      <text:p text:style-name="P1046"><text:span text:style-name="T1047">Przewodnicząc</text:span><text:span text:style-name="T1048">y</text:span>:</text:p>
      <text:p text:style-name="P1049">Dzięku<text:span text:style-name="T1050">ję</text:span><text:s/>bardzo. Czy pan Kofman?</text:p>
      <text:p text:style-name="P1051"><text:span text:style-name="T1052">Ob</text:span><text:span text:style-name="T1053">.</text:span><text:span text:style-name="T1054"><text:s/>Jan Kofman</text:span>:</text:p>
      <text:p text:style-name="P1055">Tak. Chyba tu jest nieporozumienie. Zdawało mi się, że tutaj z naszej strony padło bardzo wyważone stanowisko. Zwracam uwagę, że tam gdzie podkreślałem odmienność naszego stanowiska, to zaznaczałem to bardzo wyraźnie. Np<text:span text:style-name="T1056">.</text:span><text:s/>dodam tu, że z naszej strony podkreślaliśmy, że warunkiem jego zniesienia jest nierepre<text:span text:style-name="T1057">sj</text:span>onowanie drugiego obiegu. Nie widzę tu nic niewłaściwego.</text:p>
      <text:p text:style-name="P1058">Tak samo tam, gdzie mówiliśmy o tym, to co pan Tabkowski proponuje jako wzajemne partnerskie dogadywanie się, to przecież my tutaj proponujemy w tym czwartym punkcie. I to jest jasne. Mówimy, że chodzi o dialogowanie, które by umożliwiło obu stronom przedstawienie swoich racji.<text:s/>Tu ja nie widzę w tym dokumencie nic, co mogłoby urazić drugą stronę<text:span text:style-name="T1059">.</text:span><text:s/>No przykro, może jestem jakoś za mało delikatny. Ale rzeczywiście nie.</text:p>
      <text:p text:style-name="P1060">Dzięku<text:span text:style-name="T1061">ję</text:span><text:s/>bardzo.</text:p>
      <text:p text:style-name="P1062"><text:span text:style-name="T1063">Ob</text:span><text:span text:style-name="T1064">.</text:span><text:span text:style-name="T1065"><text:s/>Bogdan Jachacz</text:span>:<text:s/></text:p>
      <text:p text:style-name="P1066">W kwestii formalnej. Panie przewodniczący, czy nie moglibyśmy spowodować przerwy na papierosa po wysłuchaniu sprawozdań?</text:p>
      <text:p text:style-name="P1067"><text:span text:style-name="T1068">Przewodnicząc</text:span><text:span text:style-name="T1069">y</text:span>:</text:p>
      <text:p text:style-name="P1070">Ja obiecałem ministrowi Urbanowi przerwę o godz. 12.00. Ale jeżeli jest taki wniosek.<text:span text:style-name="T1071">..<text:s/></text:span>Chciałem dotrzymać słowa. Ale jeżeli jest wolą większości, żeby po sprawozdaniach zrobić teraz przerwę, to bardzo<text:s/><text:soft-page-break/>proszę - 20 minut przerwy.</text:p>
      <text:p text:style-name="P1072"/>
      <text:p text:style-name="P1073">/<text:span text:style-name="T1074">Przerwa</text:span>/.</text:p>
      <text:p text:style-name="P1075"/>
      <text:p text:style-name="P1076">/Po przerwie/.</text:p>
      <text:p text:style-name="P1077"/>
      <text:p text:style-name="P1078"><text:span text:style-name="T1079">P</text:span><text:span text:style-name="T1080">r</text:span><text:span text:style-name="T1081">zewod</text:span><text:span text:style-name="T1082">ni</text:span><text:span text:style-name="T1083">cz</text:span><text:span text:style-name="T1084">ą</text:span><text:span text:style-name="T1085">c</text:span><text:span text:style-name="T1086">y</text:span>:</text:p>
      <text:p text:style-name="P1087">Wznawiamy dyskusję nad sprawozdaniami<text:span text:style-name="T1088">.<text:s/></text:span>Ma<text:span text:style-name="T1089">m</text:span><text:s/>zgłoszenia naszej strony, opozycyjnej. Bardzo bym prosił.</text:p>
      <text:p text:style-name="P1090">Głos ma pan Maciej Iłowiecki.</text:p>
      <text:p text:style-name="P1091"><text:span text:style-name="T1092">Ob</text:span><text:span text:style-name="T1093">.</text:span><text:span text:style-name="T1094"><text:s/>Maciej Iłowiecki</text:span>:</text:p>
      <text:p text:style-name="P1095">Proszę państwa, przykro mi, że znów muszę troszkę ponudzić, tzn. wrócić do spraw pewnych. Otóż dyskusje nasze o monopolu RSW<text:s/><text:span text:style-name="T1096">„</text:span>Prasy”<text:s/>przypominają - proszę wybaczyć - troszkę rozmowy dziada z obrazem. Tzn. my podtrzymujemy tezę, że istnienie jakiegokolwiek monopolu jest niezdrowe i że i tak nie da się utrzymać żadnych monopoli w najbliższym czasie<text:span text:style-name="T1097">.</text:span><text:s/>Natomiast pan prezes RSW<text:s/>„Prasy<text:span text:style-name="T1098">”</text:span><text:s/>Rydygier w rozmowie z<text:s/>„Polityką<text:span text:style-name="T1099">”</text:span><text:s/>podtrzymuje tezę, że sytuacja jest normalna, a do monopolu daleko.</text:p>
      <text:p text:style-name="P1100">Natomiast ani w<text:s/>„Polityce”, ani<text:s/>„P<text:span text:style-name="T1101">ol</text:span>it<text:span text:style-name="T1102">yc</text:span>e”<text:span text:style-name="T1103">,</text:span><text:s/>ani nam, ani społeczeństwu nie udało się dotąd dowiedzieć, jakie są naprawdę bilanse, wydatki, zarobki, podatki tej spółdzielni chociaż o to prosiliśmy na początku, jak panowie pamiętają<text:span text:style-name="T1104">.<text:s/></text:span>I jak to wszystko jest dzielone.</text:p>
      <text:p text:style-name="P1105">Zgodnie z ustaleniem pana prezesa Rydygiera pozostanę zatem demagogiem i zapytam, czy zdaniem panów prawdziwe są dane, które podał w<text:s/>„Tygodniu Powszechnym”<text:s/>Maciej Kozłowski, zwłaszcza na temat publikacji, które jak myślę, wielu z panów z tamtej strony stołu uznaje już nie tylko za nieuż<text:span text:style-name="T1106">yt</text:span>eczne, ale wręcz szkodliwe dla kultury narodowej.</text:p>
      <text:p text:style-name="P1107">I chciałbym też prosić o taką zdecydowaną odpowiedź, żebyśmy mogli wiedzieć sami, na ja<text:span text:style-name="T1108">k</text:span>im gruncie stoimy, a także żeby wiedziało to społeczeństwo<text:span text:style-name="T1109">.</text:span><text:s/>Czy strona koalicyjno-rządowa uznaje istnienie RSW<text:s/>„Prasy”<text:s/>w obecnej formie<text:s/>za rzecz właściwą<text:s/><text:span text:style-name="T1110">i</text:span><text:s/>korzystną dla społeczeństwa<text:s/><text:span text:style-name="T1111">i</text:span><text:s/>dla nowego ładu informacyjnego w Polsce?</text:p>
      <text:p text:style-name="P1112">Pan prezes Rydygier mówił w<text:s/>„Polityce”<text:s/>o trudnościach w ewentualnych zmianach formuły koncernu, czy też - przepraszam - spółdzielni ze względu na różne zaszłości prawne i historię<text:span text:style-name="T1113">.</text:span><text:s/>Mam tu akurat tę historię<text:span text:style-name="T1114">.</text:span><text:s/>Byłoby niezmiernie interesujące się z nią zapoznać<text:span text:style-name="T1115">.</text:span><text:s/>Nie chcę państwa nudzić<text:span text:style-name="T1116">.<text:s/></text:span>Wspomnę tylko taki drobiazg, pewną zaszłość<text:span text:style-name="T1117">.</text:span><text:s/>Otóż np. to, że Stowarzyszenie Dziennikarzy Polskich było swego czasu członkiem udziałowcem Spółdzielni RSW<text:s/><text:span text:style-name="T1118">„</text:span>Prasa”. A potem, kiedy zmieniły się władze SDP okazało się, że odpowiednie dokumenty, niestety, zaginęły w tej sprawie. I przestaliśmy być udziałowcem z dnia na dzień<text:span text:style-name="T1119">.</text:span></text:p>
      <text:p text:style-name="P1120">A ponieważ słyszę też zewsząd, że Iłowiecki chce rozwalić RSW<text:s/>„Prasę<text:span text:style-name="T1121">”</text:span><text:s/>i odebrać partii źródło zysku, chciałbym powiedzieć teraz wyraźnie - nie chcę niczego rozwalać, nie chcę odbierać nikomu zysków i jako pracownik RSW<text:s/>„Prasy”<text:s/>właśnie wydaje mi się nawet - zresztą lojalnie walczący o poziom i rozpowszechnianie takich pism jak<text:s/>„Problemy”<text:s/>czy<text:s/>„Wiedza i<text:s/><text:span text:style-name="T1122">Ży</text:span>c<text:span text:style-name="T1123">i</text:span>e”<text:s/>- natomiast jeżeli mamy w istocie traktować poważnie to, co nazywamy nowym informacyjnym ładem, to pozwólcie, że pozostanę do końca przy swoim zdaniu. A jest ono takie, że struktura obecnego ładu informacyjnego, którego bardzo istotną<text:s/><text:soft-page-break/>częścią jest spółdzielnia RSW<text:s/>„Prasa”<text:s/>nie prz<text:span text:style-name="T1124">ys</text:span>ta<text:span text:style-name="T1125">je</text:span>, mówiąc delikatnie, do obecnych zadań, jakie<text:s/>chcieliby panowie, już nie mówiąc<text:s/><text:span text:style-name="T1126">o</text:span><text:s/>nas, żeby prasa spełniała. Ergo, do tego ładu n<text:span text:style-name="T1127">i</text:span>e pasuje również struktura tej dziwnej spółdzielni<text:span text:style-name="T1128">.</text:span></text:p>
      <text:p text:style-name="P1129">I przypomnę tutaj, że reforma owej struktury została podjęta przez partię w roku 1981 i n<text:span text:style-name="T1130">i</text:span>e została nigdy wykonana, nawet te decyzje, które wtedy podjęto.</text:p>
      <text:p text:style-name="P1131">I pozwolę sobie przy okazji w tym miejscu wesprzeć całkowicie wygłoszoną tutaj poprzednio tezę, poprzednim razem, pana Kaczanowskiego ze Szczecina, wiele pism lokalnych powinno być własnością społeczności lokalnych<text:s/><text:span text:style-name="T1132">i</text:span><text:s/>podlegać ich kontroli. Je<text:span text:style-name="T1133">śl</text:span>i jest to teza niewłaściwa, również prosiłbym o rzeczowe argumenty przeciwko niej.</text:p>
      <text:p text:style-name="P1134">I wreszcie po raz nie wiem który, ta smutna sprawa weryfikacji. Otóż pozwolą panowie, doceniając dobrą wolę strony ko<text:span text:style-name="T1135">ali</text:span>cy<text:span text:style-name="T1136">jn</text:span>o-rządowej w sprawie naprawienia krzywd indywidualnych, nadal pozosta<text:span text:style-name="T1137">n</text:span>ę przy swoim zdaniu, że chodzi tu o pewne zasady przede wszystkim i że właśnie ta weryfikacja była możliwa dzięki istnieniu monopolu w prasie. I że była ona bezprawna i niemoralna, ponieważ stanowiła jednak formę karania za poglądy polityczne. I na razie usłyszałem stwierdzenie, że karanie za poglądy polityczne nie powinno nigdy mieć miejsca tylko z ust pana prezesa Howzana, co przyjmuję zresztą z zadowoleniem, ale to jednak, przypominam, nie pan Howzan był odpowiedzialny za weryfikację. To by było wszystko, dziękuj<text:span text:style-name="T1138">ę</text:span>.</text:p>
      <text:p text:style-name="P1139"><text:span text:style-name="T1140">Przewodnicząc</text:span><text:span text:style-name="T1141">y</text:span><text:span text:style-name="T1142">:</text:span></text:p>
      <text:p text:style-name="P1143">Dziękuję bardzo. Głos ma pan Sławomir Tabkowski.</text:p>
      <text:p text:style-name="P1144"><text:span text:style-name="T1145">P. Sławomir Tabkowski</text:span>:</text:p>
      <text:p text:style-name="P1146">Z uwagi na to, że czeka nas opracowanie dokumentów, chciałbym zadać państwu, ale nie tylko stronie opozycyjno- solidarnościowej, ale wszystkim, następujące pytanie: pytanie to wiąże się z wypowiedziami na poprzednim naszym wspólnym spotkaniu pana Kozłowskiego i pana Mazowiec<text:span text:style-name="T1147">ki</text:span>ego. Pozwolę sobie zacytować fragment wypowiedzi pana Mazowieckiego, w którym mówił - nie odpowiada nam taka poetyka dokumentu, który przedłożył w swoim czasie prezes Jachac<text:span text:style-name="T1148">z</text:span>. Chciałbym wobec tego zaproponować, abyśmy jeszcze tutaj jak jesteśmy razem, do czasu wyłonienia komitetu redakcyjnego odpowiedzieli na podstawowe pytanie, jak ma ten komitet redakcyjny pracować? Inaczej mówi<text:span text:style-name="T1149">ą</text:span>c, jaka ma być poetyka dokumentu?</text:p>
      <text:p text:style-name="P1150">Optuję za tym, aby nie był to jednak dokument o charakterze konfrontacyjnym. Optuję za tym, sądz<text:span text:style-name="T1151">ę</text:span>, że po to żeśmy usiedli przy tym stole i zaczęliśmy pracować, aby odszukać elementów wspólnych. Jak byśmy zakładali, że nie mamy wspólnej... że nie mamy możliwości dopracowania się czegokolwiek wspólnego, to nasze tutaj obrady miałyby tylko charakter towarzyski, ewentualnie jakiś tam inny.</text:p>
      <text:p text:style-name="P1152">Wobec tego sugeruję innym uczestnikom dzisiejszych obrad i również stronie opozycyjno-solidarnościowe<text:span text:style-name="T1153">j</text:span>, o wypowiedź w tej sprawie. Jeżeli nie padnie taka propozycja, czy nie zgodzimy się z taką propozycję, obawiam się, że prace nad dokumentem, a później przyjęcie na potwierdzenie wspólnie tego dokumentu, przyjęcie na posiedzeniu wspólnym tego dokumentu trwać będzie bardzo długo i zakończą się nawet, mogą się zakończyć nawet cofnięciem w niektórych sprawach, w których coś tam dopracow<text:span text:style-name="T1154">al</text:span>iśmy.</text:p>
      <text:p text:style-name="P1155">Natomiast korzystając z okazji,<text:s/><text:span text:style-name="T1156">że</text:span><text:s/>mój ukochany - jak by to dobrze nazwać - polemist<text:span text:style-name="T1157">a</text:span>, ja pana Iłowiecki<text:span text:style-name="T1158">e</text:span>go polemistą jestem, bo już po raz drugi się nam tak zdarza, że ja po panu zabieram głos, to<text:s/><text:soft-page-break/>oczywiście zbieg okoliczności, to chciałbym odpowiedzieć przy okazji od razu na kilka spraw, o których pan mówił, z tym że chciałbym zasugerować, abyśmy w tej sytuacji i w innych nie powtarzali pewnej rzeczy po raz kolejny, ponieważ prawdopodobnie wszyscy mieliśmy wystarczająco dużo okazji, żeby wyrazić swoje stanowisko i swojo zdanie, chyba że chcemy prowadzić dłużej te obrady, bądź też ktoś ma przekonanie, że pod wpływem pewnego nacisku znaczy przypomnienia tej sprawy, sprawa druga, zmieni opinię czy zmieni ocenę<text:span text:style-name="T1159">.</text:span></text:p>
      <text:p text:style-name="P1160">Ale w związku z tym, że zostało podjęte, to ja też powiem. Ile procent zysków RSW przekazało do właścicieli swoich niejako, to o tym powiedział pan Rydygier w tym tekście, jest to napisane.</text:p>
      <text:p text:style-name="P1161">Po drugie, mam nadzieję, że na różne opinie, oceny podjęte przez pana Kozłowskiego<text:s/><text:span text:style-name="T1162">w</text:span><text:s/>Tygodniu Powszechnym, mam nadzieję, że pan Iłowiecki będzie mógł znaleźć odpowiedź na łamach Tygodnika Powszechnego, bo z tego co usłyszałem, to osoby czy instytucje, które pan redaktor Kozłowski wymieniał, nie<text:s/><text:span text:style-name="T1163">w</text:span>iem czy zwróci<text:span text:style-name="T1164">m</text:span>y się czy chciały się zwrócić do Tygodnika Powszechnego o wydrukowanie po prostu ich odpowiedzi. Więc odpowiedź również zostanie upowszechniona, mam nadzieję przez redakcję Tygodnika Powszechnego.</text:p>
      <text:p text:style-name="P1165">Po trzecie, została podjęta sprawa RSW. Ja już mówiłem tutaj, na jednym ze spotkań, że byłoby dobrze, aby jednak j<text:span text:style-name="T1166">a</text:span>k<text:span text:style-name="T1167">ą</text:span>ś granice suwerenności uznali partnerzy, siadający przy tym stole<text:span text:style-name="T1168">.</text:span><text:s/>Mówi pan o reformie, mówiłem wtedy,<text:s/><text:span text:style-name="T1169">ż</text:span>e nasze strony czy ja osobiście chciałbym przedstawić też kilka dobrych pomysłów, co u państwa zreformować, wobec tego stanęliśmy w którymś momencie w sprawie RS<text:span text:style-name="T1170">W</text:span><text:s/>i wyszliśmy jak to pan Kozłowski powiedział, w jednej z naszych rozmów, wczoraj - jeśli się nie mylę, na zasadzie pewnego kompr<text:span text:style-name="T1171">o</text:span>misu<text:span text:style-name="T1172">.<text:s/></text:span>Kompromisu rozwiązu<text:span text:style-name="T1173">ją</text:span>cego kwestię papierowe<text:span text:style-name="T1174">.</text:span><text:s/>To wobec tego stanęliśmy<text:span text:style-name="T1175">.</text:span></text:p>
      <text:p text:style-name="P1176">Proponuję również, żeby formułować pewne wnioski, które się rzuca w sposób konkretny, dlatego że ja zgadzam się z panem red.<text:s/><text:span text:style-name="T1177">Ił</text:span>o<text:span text:style-name="T1178">wi</text:span>e<text:span text:style-name="T1179">ck</text:span>im, że pisma lokalne powinny podlegać społecznościom lokalnym.<text:s/><text:span text:style-name="T1180">Z</text:span><text:s/>tego co mi wiadomo, reprezentacją społeczności lokalnej jest rada narodowa. Czy wobec tego to takie rozwiązanie satysfakcjonowałoby czy też istnieją jakieś inne wspólne reprezentacje całych społeczności?</text:p>
      <text:p text:style-name="P1181">Albo tak, albo tak po prostu. I ostatnia kwestia.<text:s/>Ja chciałbym powiedzieć, że użycie sformułowania, nie wchodząc już i nie nawiązując już do stanowiska, które myśmy zajęli w sprawie weryfikac<text:span text:style-name="T1182">ji</text:span>, ale użycie sformułowania, że weryfikacja polegała, była formą karania poglądów politycznych, w momencie kiedy używa się to, do takiego zawodu jakim jest zawód dziennikarza, jest pewnego rodzaju nieścisłe, bo ja rozumiem, że, nie,<text:s/><text:span text:style-name="T1183">t</text:span>en zawód w sposób z natury swojej polega na tym, że nasze poglądy emitujemy. Jeśli tylko o tym mówić, bo ja nie podejmuję całego problemu weryfikacji, tylko o tym konkretnym fakcie... nie musi<text:s/>emitować swoich poglądów, nie musi ich prezentować, ale dziennikarz w sposób naturalny emituje. Dlatego też nie jest to do końca ścisłe i to troszkę inaczej, ale nie nawiązuję do całej sprawy weryfikacji, bo już ona była przedmiotem.</text:p>
      <text:p text:style-name="P1184">N<text:span text:style-name="T1185">aj</text:span>ważniejsze to co powiedziałem zrekapitulowa<text:span text:style-name="T1186">ć</text:span>, to prośba o odpowiedź, o próbę wspólnej odpowiedzi na pytanie o tę poetykę tego dokumentu wspólnego, zmierzam ku temu tylko, aby usprawnić pracę i aby osoby delegowane do komitetu redakcyjnego tę pracę mogły w naszym wspólnym imieniu wyko<text:span text:style-name="T1187">n</text:span>ywać przynajmniej wiedząc pewne rzeczy i znając pewne zasady.</text:p>
      <text:p text:style-name="P1188">Dziękuję.</text:p>
      <text:p text:style-name="P1189"><text:span text:style-name="T1190">Przewodnicząc</text:span><text:span text:style-name="T1191">y</text:span><text:span text:style-name="T1192">:</text:span></text:p>
      <text:soft-page-break/>
      <text:p text:style-name="P1193">Dziękuję bardzo. Mówiąc o poetyce mieliśmy na myśli język dokumentu. Otóż po prostu uważamy, że ten język powinien być maksymalnie rzeczowy, pozbawiony elementów ubocznych, nawet jeżeli brzmią on skądinąd pięknie i tak jak sytuacja przy tym stoliku wygląda sądzę, że dokument powinien być właśnie rzeczowy.<text:s/>Tylko na tym gruncie możemy się obronić przed zarzutami, że całkiem nie spełniliśmy pokładanych nadziei w nas.</text:p>
      <text:p text:style-name="P1194">Nas po prostu nie interesują pięknie brzmiące słowa, a raczej fakty. I oczywiście uzgodnienia tyle, na ile tylko się da. Nam również chodzi o to, żeby jak najwięcej rzeczy uzgodnić, co nie w<text:span text:style-name="T1195">yk</text:span>lucza ob<text:span text:style-name="T1196">s</text:span>zernych niestety protokołów rozbieżności.</text:p>
      <text:p text:style-name="P1197">Głos obecnie oddaję panu Jackowi Moskwie.</text:p>
      <text:p text:style-name="P1198"><text:span text:style-name="T1199">Ob. Jacek Moskwa</text:span>:</text:p>
      <text:p text:style-name="P1200">Ja chciał<text:span text:style-name="T1201">a</text:span>m odpowiedzieć na apel pana Tabkowskiego, żeby nasza dyskusja zawierała też pewne elementy wzięte z przedstawionych przez państwa 11 punktów propozycji.</text:p>
      <text:p text:style-name="P1202">W punkcie pierwszym znajduję sformułowanie następujące:<text:s/>„Może również w przyszłości powstać ogólnokrajowy dziennik informacyjny firmowanych przez środowiska skupione wokół Komitetu Obywatelskiego”.</text:p>
      <text:p text:style-name="P1203">Jest to sformułowanie słuszne, nie posiadające jednak waloru konkretu, gdyż brakuje zarówno konkretnych dat, jak i całego szeregu warunków związanych z wydawaniem konkretnego tytułu prasowego w obecnej sytuac<text:span text:style-name="T1204">ji</text:span>.</text:p>
      <text:p text:style-name="P1205">W związku z tym ja przygotowałem propozycję zawierającą 7 punktów. Tekst otrzymaliście państwo w tej chwili. Chciałbym je teraz po prostu przedstawić jako konkretną propozycję sądząc, że zapis na temat pisma codziennego opozycji - jeśli oczywiście dojdziemy do zgody w tym przedmiocie powinien znaleźć się - czy to jako załącznik,<text:s/>czy to jako integralna część naszych ustaleń.</text:p>
      <text:p text:style-name="P1206">Założenie niezależnego pisma codziennego. Po pierwsze<text:s/><text:span text:style-name="T1207">-</text:span><text:s/>istnienie niezależnego pisma codziennego jest warunkiem udziału opozycji w wyborach oraz jej normalnego funkcjonowania w przyszłym Sejmie i ewentualnym Senacie.</text:p>
      <text:p text:style-name="P1208">Po drugie - pismo takie powinno uwzględniać stosunkowo szeroki wachlarz poglądów i opinii. Stąd koncepcja oparcia przyszłego dziennika o Komitet Obywatelski przy przewodniczącym NSZZ<text:s/>„Solidarność”. Komitet ten jest organem opiniodawczym i doradczym, skupiającym przedstawicieli zróżnicowanych środowisk i orientacji politycznych wśród nich wybitnych przedstawicieli nauki i kultury.</text:p>
      <text:p text:style-name="P1209">Po trzecie - pismo powinno być wydawane przez powołaną do tego celu spółkę lub spółdzielnię wydawniczą na zlecenie<text:span text:style-name="T1210"><text:s/></text:span>wyżej wymienionego komitetu.</text:p>
      <text:p text:style-name="P1211">Po czwarte - z uwagi na to, że uruchomienie postulowanego pisma jest przedsięwzięciem bardzo kosztownym, niezbędne byłoby powołanie wspierającej go fundacji, z prawem przyjmowania darowizn krajowych i zagraniczn<text:span text:style-name="T1212">yc</text:span>h.</text:p>
      <text:p text:style-name="P1213">Po piąte - obecny stan prawny nie stwarza zasadniczych przeszkód dla udzielenia zezwolenia na wydawanie takiego pism<text:span text:style-name="T1214">a.</text:span></text:p>
      <text:p text:style-name="P1215">Istnieje jednak możliwość wykorzystywania biurokratycznej procedury dla przewlekania zezwolenia lub oddalenia wniosku. Stąd niezbędna jest polityczna gwarancja zapisana w ustaleniach<text:s/><text:span text:style-name="T1216">„</text:span>okrągłego stołu”. Powinna ona dotyczyć niezwłocznego zarejestrowania spółki wraz fundacją, udzielenia na działalność<text:s/><text:soft-page-break/>wydawniczą oraz zezwolenie na<text:s/>wydawanie konkretnego tytułu w określonym nakładzie.</text:p>
      <text:p text:style-name="P1217">Po szóste - w sytuacji, gdy obowiązuje reglamentacja papieru niezbędne jest zagwarantowanie odpowiedniego przydziału z rezerw państwowych 4-5 t<text:span text:style-name="T1218">ys.</text:span><text:s/>ton rocznie przy nakładzie 500 tys. egzemplarzy.</text:p>
      <text:p text:style-name="P1219">Po siódme - w warunkach istniejącego monopolu niezbędne jest zagwarantowanie przez prezesa RSW<text:s/><text:span text:style-name="T1220">„</text:span>Prasa”<text:s/>druku wyżej wymienionego pisma łącznie ze składem i chemigrafią, a także jego kolportażu na zasadach przyjętych dla innych tytułów prasy codziennej.</text:p>
      <text:p text:style-name="P1221">Z uwagi na wymogi kolportażu pismo powinno być drukowane w Warszawie , gdzie wchodzą w grę następujące drukarnie: Dom Słowa Polskiego, drukarnia<text:s/>„Życia Warszawy”<text:s/>lub<text:s/>„Expressu Wieczornego”.</text:p>
      <text:p text:style-name="P1222">Dwa słowa komentarza czy wyjaśnienia. Otóż to biurokratyczne przewlekanie procedury udzielania zezwoleń na prowadzenie działalności wydawniczej, czy wydawanie konkretnego tytułu pisma nie jest jakimś naszym wymysłem. Przykładów mogą być tutaj takie tytuły: rodzące się w bólach jak<text:s/>„Po Prostu”, czy tygodnik czy dwutygodnik grupy dialogowej<text:s/>„Consensus kraj”, o którym słyszy się co n<text:span text:style-name="T1223">aj</text:span>mniej<text:span text:style-name="T1224"><text:s/></text:span>od dwóch lat /przepraszam ód czterech lat tu koledzy mnie poprawiają/.</text:p>
      <text:p text:style-name="P1225">W związku z tym sądzimy, że powinien się na ten temat znaleźć konkretny zapis<text:span text:style-name="T1226">.</text:span></text:p>
      <text:p text:style-name="P1227">Podobnie w obecnej sytuacji, kiedy n<text:span text:style-name="T1228">i</text:span>e wiadomo nic na temat realnego terminu wprowadzenia wolnego rynku<text:s/>obrotu papierem, a zwłaszcza dostępu do drukarni, niezbędne byłoby podjęcie w tej sprawie również konkretnych zobowiązań<text:span text:style-name="T1229">.</text:span><text:s/>W związku z tym - jak rozumiem - zapis przez nas postulowany powinien być związany z kalendarzem, z zapisem dat kiedy uruchomienie takiego pisma byłoby możliwe.</text:p>
      <text:p text:style-name="P1230">Nasz postulat sięga tutaj bardzo daleko. A więc uruchomienia pisma już przy okazji wyborów, jako tytułu, w którym można by było prezentow<text:span text:style-name="T1231">ać</text:span><text:s/>sy<text:span text:style-name="T1232">lwet</text:span>ki kandydatów opozycji na posłów, rozwijającej s<text:span text:style-name="T1233">i</text:span>ę gazety wyborczej w normalny tytuł prasowy w realnej perspektywie.</text:p>
      <text:p text:style-name="P1234">To tyle mam do powiedzenia. I tutaj apelowałbym o bardzo konkretną odpowiedź w tej materii, bo wtedy być może w tym jednym punkcie moglibyśmy wyjść z jakimś konkretem.</text:p>
      <text:p text:style-name="P1235">Dziękuję bardzo.</text:p>
      <text:p text:style-name="P1236"><text:span text:style-name="T1237">Przewodnicząc</text:span><text:span text:style-name="T1238">y</text:span>:</text:p>
      <text:p text:style-name="P1239">Dziękuję. Oddaję głos panu Krzysztofowi Teodorowi Toeplitzowi.</text:p>
      <text:p text:style-name="P1240"><text:span text:style-name="T1241">Ob. K. T. Toeplitz</text:span>:</text:p>
      <text:p text:style-name="P1242">Proszę państwa, poniew<text:span text:style-name="T1243">a</text:span>ż j<text:span text:style-name="T1244">a</text:span>k rozumiem zbliżamy się do jakichś już postanowień to znaczy organizacyjnych postanowień co ma wyniknąć z naszych tutaj 3-dniowych spotkań. Chciałbym w tej sprawie po prostu parę słów powiedzieć.</text:p>
      <text:p text:style-name="P1245">Otóż wydaje się, że je<text:span text:style-name="T1246">s</text:span>t pora, ażebyśmy sobie zdali sprawę co ma i co może wyniknąć z tego naszego spotkania. Pan przewodniczący Kozłowski na początku dzisiejszego dnia dał wyraz pewnemu rozczarowaniu, pewnemu jak gdyby rozgoryczeniu tym, że tak niewiele posunęliśmy się do przodu. Wydaje mi się jednak, że podobny na<text:span text:style-name="T1247">st</text:span>rój panuje i po drugiej stronie stolika. I że obie strony<text:s/><text:span text:style-name="T1248">m</text:span>a<text:span text:style-name="T1249">j</text:span>ą poczucie tego, że nie osiągnęliśmy maksimum tego cośmy sobie przychodząc tutaj wyobrażali. Że z jednej strony panowie chcieli bardziej może, większych postępów zwłaszcza w dziedzinie telewizji. Że z kolei strona, po której siedzę, wyobrażała sobie, że ta ofer<text:span text:style-name="T1250">ta</text:span>,<text:s/><text:span text:style-name="T1251">k</text:span>tórą pierwszego dnia przedstawiliśmy, będzie przyjęta lepiej, że będzie to oferta, która w jakimś sensie no otwiera możliwości w naszym przekonaniu i że będzie po prostu skwitowana jako oferta szersza niż tak jak żeście panowie ją później ocenili.</text:p>
      <text:soft-page-break/>
      <text:p text:style-name="P1252">Ale taka jest po prostu rzeczywistość. I wydaje mi się, że celem czy też finalnym akcentem tego spotkania, które powinno znaleźć swoje odbicie w dokumencie pisanym, jest po prostu zdanie sobie sprawy, że zawieramy pewien rodzaj kompromisu, że zapisujemy pewien zbiór pewnych zupełnie postanowień, co do których obie strony nie mają wątpliwości. I w moim odczuciu granicą jak gdyby tego czy spełniliśmy, czy nie spełniliśmy swojego zadania, jest odpowiedź na pytanie<text:s/><text:span text:style-name="T1253">-</text:span><text:s/>czy to co zapiszemy z tego<text:s/>„stolika”<text:s/>będzie stwarzało możliwości do dalszej koegzystencji, jak gdyby dwóch tych stron, czy wielu stron, które tutaj siedzą przy tym stole, na gruncie publicznego życia w prasie i środkach przekazu. My po prostu musimy stworzyć wyjściowe warunki do koegzystowania bardzo różnych przecież podmiotów, bardzo różnych inten<text:span text:style-name="T1254">cj</text:span>i, bardzo różnych orientacji w ramach normalnego życia publicznego w Polsce.</text:p>
      <text:p text:style-name="P1255">Wydaje mi się<text:span text:style-name="T1256">,</text:span><text:s/>że gdybyśmy sobie powiedzieli, że nie jesteśmy w stanie doprowadzić do takiego zapi<text:span text:style-name="T1257">s</text:span>u, który stwarza te możliwości, to byśmy ponieśli porażkę, to byłaby prawdziwa porażka.</text:p>
      <text:p text:style-name="P1258"><text:span text:style-name="T1259">Mo</text:span>je odczucie jest takie, że mimo - jak powiadam - rozczarowania po obu stronach chyba, to jednak jesteśmy w stanie zanotować, napisać w wyniku tych naszych obrad pewien zbiór podstawowych punktów i postanowień, które stworzą wyjściowe warunki dla tej koegzystencji w publicznym życiu środków masowego przekazu w Polsce.</text:p>
      <text:p text:style-name="P1260">I to uważam za rzecz, którą powinniśmy mieć na względzie redagując jakby ten końcowy dokument - czy możemy tam rzeczywiście zapisać taki zbiór<text:s/>postanowień, który w odczuciu obu stron stworzy punkt w<text:span text:style-name="T1261">yj</text:span>ści<text:span text:style-name="T1262">o</text:span>wy jak po<text:span text:style-name="T1263">wi</text:span>a<text:span text:style-name="T1264">d</text:span>am do takiej koegzysten<text:span text:style-name="T1265">cji</text:span>. Dlaczego mówię o punkcie wyjściowym? Dlatego, że z tego co tutaj słyszymy i z tego o czym tutaj rozmawiamy wynika zupełnie jasno, że pr<text:span text:style-name="T1266">z</text:span>ecież nie jesteśmy w stanie dokonać, załatwić wszystkich spraw, które nas interesują, i które nam niekiedy doskwierają, że natomiast jesteśmy w stanie stworzyć punkty wyjściowe i przecież zdajemy sobie sprawę z tego, że życie toczy się dalej<text:span text:style-name="T1267">.</text:span><text:s/>To znaczy, że pewne wyjściowe sytuacje, które tutaj zaznaczamy, one będą ewoluować, one będą żłobić sobie rozmaite swoje koleiny, o których my nie mamy dzisiaj pojęcia<text:span text:style-name="T1268">.</text:span><text:s/>My nie wiemy jak się sprawy mogą potoczyć i praw<text:span text:style-name="T1269">dopod</text:span>ob<text:span text:style-name="T1270">ni</text:span>e jeżeli będą przynajmniej zdrowe podstawy, czy przynajmniej przyczółek do tego myślenia, które chcemy wprowadzić na terenie środków masowego przekazu, to ja się osobiście nie boję o to, że te koleiny się wyżłobią tak czy inaczej, zwłaszcza że przecież nad tym co my tutaj postanawiamy unoszą się pewne ogólne konstruk<text:span text:style-name="T1271">cj</text:span>e polityczne, które konstruują się przy innych stołach, które konstruuje<text:s/>„wielki stół”, a więc jak gdyby pracujemy w materii, która nie jest przec<text:span text:style-name="T1272">ie</text:span>ż z<text:span text:style-name="T1273">as</text:span>tygła, tylko która jest w ramach pewnej ewolucji, która jest płynna<text:span text:style-name="T1274">.</text:span></text:p>
      <text:p text:style-name="P1275">Wydaje mi się, że powinniśmy w ten sposób spojrzeć na to, co mamy do zapisania i powinniśmy sobie również powiedzieć, że to co w moim odczuciu jest tym warunkiem minimum kompromisu, to są<text:s/><text:span text:style-name="T1276">w</text:span>łaści<text:span text:style-name="T1277">wi</text:span>e trzy podstawowe punkty<text:span text:style-name="T1278">.</text:span><text:s/>To jest po pierwsze zniesienie knebla informacyjnego, który znajdował się po stronie części opinii<text:span text:style-name="T1279">,</text:span><text:s/>zniesienie knebla informacyjnego. Wydaje mi się że jesteśmy w stanie sobie powiedzieć, że ten knebel przy rozmaitych praktycznych uzgodnieniach właściwie jesteśmy w stanie usunąć.</text:p>
      <text:p text:style-name="P1280">Druga sprawa to jest doprowadzenie do sytuacji kiedy można by<text:s/><text:span text:style-name="T1281">a</text:span>rtykułować n<text:span text:style-name="T1282">aj</text:span>rozmaitsze stanowiska, a więc po prostu wolność wypowiedzi dla wszystkich, wypowiedzi nie prześladowanej, z powodu ich treś<text:span text:style-name="T1283">ci</text:span><text:s/>jak gdyby światopoglądowych, politycznych orientacji filozo<text:span text:style-name="T1284">fi</text:span>cznych itd.</text:p>
      <text:p text:style-name="P1285">Wydaje mi się, że w tym cośmy do tej pory omówili nie widzę niebezpieczeństwa, żeby tego rodzaju<text:s/><text:soft-page-break/>wolność została nam odebrana. Po trzecie wreszcie wydaje się,<text:s/><text:span text:style-name="T1286">ż</text:span>e należy dążyć do stworzenia równych praw dla wszystkich, w zakresie jak gdyby respektowania tych samych reguł gry. Tutaj stosunkowo jest najtrudniej się dogadać i to wcale nie dlatego, że po stronie koa<text:span text:style-name="T1287">li</text:span>cyjno-rządowej znajdują się rozmaite monopole, ale również dlatego, że po stronie na przykład drugiego obiegu, czy po stronie szerzej rozumianej opozycyjno-solidarnościowej znajdują się możliwości oddziaływania na opinie, nie podporządkowane to oddziaływanie jest jak gdyby tym regułom gry, które obowiązują na przykład prasę ukazującą się w kraju, czy prasę<text:span text:style-name="T1288"><text:s/></text:span>ukazującą się legalnie, a w<text:span text:style-name="T1289">i</text:span>ęc tutaj możliwości rozmaitych<text:span text:style-name="T1290">...</text:span><text:s/>są s<text:span text:style-name="T1291">p</text:span>ore. Chodziłoby o to, żeby po prostu po obu stronach przyjąć pewne reguły gry, które można nazwać regułami gry fair, czy regułami gry w ramach pewnego porządku albo prawnego, albo przynajmniej pewnej elegancji towarzyskiej, która również przecież w tym środowisku obowiązuje, czy też powinna obowiązywać<text:span text:style-name="T1292">.</text:span></text:p>
      <text:p text:style-name="P1293"><text:span text:style-name="T1294">I</text:span><text:s/>tak mi się wydaje, wyglądają te rzeczywiste jak gdyby punkty co do których możemy się na pewno w tej deklaracji końcowej porozumieć.</text:p>
      <text:p text:style-name="P1295">I teraz chciałem już mówi<text:span text:style-name="T1296">ć</text:span><text:s/>o rzeczach chyba bardziej konkretnych, mianowicie o sprawie tego jak ten zapis powinien wyglądać<text:span text:style-name="T1297">.</text:span><text:s/>Ja bym się<text:s/><text:span text:style-name="T1298">-</text:span><text:s/>pan Woźniakowski starał się tutaj nam przedstawić dwie możliwości jak gdyby tego zapisu<text:span text:style-name="T1299">.</text:span><text:s/>Jeden to jest - jedna możliwość to jest jak pan to określił zapis tego z czego się ogromnie po obu stronach cieszymy, klaszczemy i jesteśmy zachwyceni, z drugiej strony zapis tego do czegośmy się nie mogli porozumieć, względnie zapis tego co się stało z komentarzem poszczególnych stron do tego cośmy osiągnęli, z komentarzem oczywiście z obu stron krytycznym, czy nie polegającym na zupełnie pełnej satysfakcji, z tego cośmy zapisali i wyrażającym pewną jakby ideę przyszłościową tego jak sobie poszczególne strony, a nawet poszczególne osoby przy tym stole siedzące wyobrażają tę świetlaną przyszłość systemu informacyjnego<text:span text:style-name="T1300">.</text:span></text:p>
      <text:p text:style-name="P1301">Ja bym był przeciwny tej drugiej formule, żebyśmy składali, załączali do tego dokumentu nasze wyobrażenia i nasze pobożne życzenia na temat tego, jak to powinno wyglądać w przyszłości<text:span text:style-name="T1302">.</text:span><text:s/>Wszyscy wzajemnie, przynajmniej większość z nas zajmujemy się pisaniem, w rozmaitych gazetach, mamy okazję wielokrotnie wypowiadać swoje poglądy na temat tych świetlanych wizji przyszłości, czy na temat modelu, który by nam się marzył i będziemy to prawdopo<text:span text:style-name="T1303">do</text:span>bnie robić, myślę,<text:s/>że ta końcowa wizja żadnego z nas tutaj siedzących nie została, czy nie zostanie spełniona tak szybko, co nie znaczy, że mamy się o nią nie upominać, a więc odłożyłbym to raczej<text:span text:style-name="T1304">.</text:span><text:s/>Odłożyłbym te jak gdyby komentarze i<text:s/>przeniósłbym<text:s/>je po prostu na teren działalności publicystycznej. Natomiast w zapisie wydaje się, że stać nas na to, żebyśmy zapisali to do czegośmy się konkretnie na pewno dogadali i tematy co do których nie potrafiliśmy się porozumieć. To jest w zasadzie to co - tak jak sobie wyobrażam ten nasz projekt.<text:s/><text:span text:style-name="T1305">My</text:span>śl<text:span text:style-name="T1306">ę</text:span>, że jakkolwiek przed tygodniem panowie powiedzieli, że ten dokumen<text:span text:style-name="T1307">t</text:span>, który przedstawiliśmy jako propozycje naszych uzgodnień no jest nieodpowiedni - jeśli chodzi zwłaszcza o jego poetykę, to ma on jedną zaletę, on ma charakter wyliczenia problemów, o których mówiliśmy.<text:s/><text:span text:style-name="T1308">W</text:span><text:s/>tym sensie może być pożyteczny w pracy ostatecznej, w pracy redakcyjnej. Tam jest po prostu punkt, po punkcie napisane co wchodzi w zakres naszych z<text:span text:style-name="T1309">ai</text:span>nteresowań. I w tym sensie jako enumeratywne wyszczególnienie tematów, o których mówiliśmy proponowałbym go nie odrzucać całkowicie, może go użyć jako dokument roboczy<text:s/><text:span text:style-name="T1310">w</text:span>yjściowy i<text:s/><text:span text:style-name="T1311">g</text:span>o przeredagować, zastanowić się nad tym gdzie w poszczególnych punktach myśmy się dogadali gdzie nie. Będzie to pewnym ułatwieniem jednak dla naszej pracy, kiedy ten spis tematów omawianych będziemy mieli przed sobą.</text:p>
      <text:soft-page-break/>
      <text:p text:style-name="P1312">Myślę również, że nie ma nieszczęścia, jeżeli spiszemy jak powiedziałem rzeczy co do których się porozumieliśmy na pewno i rzeczy, co do których nie porozumieliśmy się jeszcze, bo przecież w moi odczuciu to cośmy tu osiągnęli, to jest to cośmy osiągnęli już, a tego czegośmy nie osiągnęli, to jest to czegośmy nie osiągnęli jeszcze, co nie znaczy, że nie osiągniemy czegoś<text:s/><text:span text:style-name="T1313">w</text:span><text:s/>tym rodzaju, czy czegoś podobnego w nadchodzącej przyszłości.</text:p>
      <text:p text:style-name="P1314">Jest natomiast kilka spraw, dwie konkretnie, które chciałbym, żebyśmy jednak tutaj sobie spuentowali, żebyśmy wiedzieli dokładnie jak mamy postępować dalej redagując ten dokument. Jedna sprawa dotyczy stanowisk<text:span text:style-name="T1315"><text:s/></text:span>rozmaitych, k<text:span text:style-name="T1316">t</text:span>óre zarysowały się w związku z tzw. programam<text:span text:style-name="T1317">i<text:s/></text:span>autorskimi, które jak rozumiem zostały ustalone w pewnym konkretnym wymiarze czasowym, jeśli chodzi o stronę opozyc<text:span text:style-name="T1318">yj</text:span>no-solidarnościową i do tego inni uczestnicy tego<text:s/>„stołu”<text:s/>zgłaszali swoje jak gdyby z<text:span text:style-name="T1319">as</text:span>trzeżenia, czy też swoje również chęci u<text:span text:style-name="T1320">czes</text:span>tniczenia w czymś podobnym. Mnie się wydaje proszę panów, że sprawa jest prostsza niż nam się może tutaj wydawać. Mówiąc zupełnie szczerze jeżeli patrzę na panów po tamtej stronie stołu, to widzę tam przecież kilku autorów, którzy jeżeli jutro pojawią się z zapisaną na karteczce propozycją swojego wystąpienia czy programu w tele<text:span text:style-name="T1321">w</text:span>iz<text:span text:style-name="T1322">j</text:span>i, to zostaną przez mojego sąsiada pro<text:span text:style-name="T1323">f</text:span>. Pillar<text:span text:style-name="T1324">de</text:span>go i jego kolegów po prostu wprowadzeni po czerwonym dywanie na odpowiednie piętra czy do studia i będą to natychmiast wykonywać. To samo przecież i poza wszelkimi porozumieniami<text:s/>zapisanymi przy tym stole<text:span text:style-name="T1325">.<text:s/></text:span>To jest oczywiste.</text:p>
      <text:p text:style-name="P1326">To samo dotyczy przecież innych podmiotów siedzących przy tym stole. Myślę, że jeżeli OPZZ zaproponuje swój program wspaniały, przyniesie jego ofertę, to nie wyobrażam sobie sytuacji, w której ten program nie byłby emitowany. To samo dotyczy przecież stronnictw koalicyjnych itd., itd.</text:p>
      <text:p text:style-name="P1327">Tak że nie tkwijmy w tym błędzie, że te pół godziny, czy ta godzina, czy te odcinki czasowe, o których tu mówiliśmy, to jest wszystko co ma się w telewizji znaleźć z tzw. pluralizmu. Nie. Ma się tam znaleźć nieporównanie więcej. Gdyby to miało być wszystko byłbym zrozpaczony osobiście. I ja takiej telewizji sobie nie wyobrażam. Myślę, że po prostu to jest to, co należy jak gdyby do zagwarantowanego w ramach tego porozumienia, deputatu - czy jak to nazwijmy. Natomiast tu absolutnie nie może w ogóle zamykać sprawy tego, co jest wielością poglądów, czy wielością stanowisk w telewizji. To jest jedna sprawa.<text:s/><text:span text:style-name="T1328">I</text:span><text:s/>co do tego chciałbym, żebyśm<text:span text:style-name="T1329">y</text:span><text:s/>mieli jasność. Bo jeżeli będziemy coś zapisywać, to wiedzmy o czym my tu rozmawiamy.</text:p>
      <text:p text:style-name="P1330">Druga sprawa dotyczy bezpośrednio tego pisma, które w tej chwili zreferował nam pan Moskwa i które w tej chwili przeczytałem. Ja osobiście nie rozumiem w nim - i to być może jest jakby nieporozumienie techniczne - jednej tylko sprawy<text:span text:style-name="T1331">.</text:span><text:s/>Panowie piszecie tutaj - bo wszystko inne wydaje mi się oczywiste i chyba się w ogromnej mierze rymuje z tymi ofertami, które były w tym naszym piśmie sprzed paru dni<text:s/>zapisane - jedna rzecz po prostu wydaje m<text:span text:style-name="T1332">i</text:span><text:s/>się tu niejasna. W trzecim punkcie panowie piszecie, że celem wydawania tego pisma powinna powstać spółka lub spółdzielnia wydawnicza. A wię<text:span text:style-name="T1333">c</text:span><text:s/>rozumiem, że taka spółdzielnia, jaką jest np.<text:s/>„Epoka”, czy Ludowa Spółdzielnia Wydawnicza wydająca gazety swoje itd., itd. Natomiast w pkt<text:span text:style-name="T1334">.</text:span><text:s/>7 zwracacie się panowie, czy też postulujecie wobec RSW<text:s/><text:span text:style-name="T1335">„</text:span>Prasy<text:span text:style-name="T1336">”</text:span>, żeby zapewniła druk itd., itd. To przecież wcale nie musi być pismo, które ma cokolwiek wspólnego z RSW<text:s/><text:span text:style-name="T1337">„</text:span>Prasą”. Wy musicie mieć miejsce w drukarni. To prawda. Natomiast wcale nie musicie być związani w żaden sposób z RSW<text:s/>„Prasą<text:span text:style-name="T1338">”</text:span><text:s/>tak jak nie jest związane z RSW<text:s/>„Prasą”<text:s/>powiedzmy wydawnictwo<text:s/>„Epoka”<text:s/>czy inne. To jest przecież inna<text:s/><text:soft-page-break/>sprawa. Tak mi się to przynajmniej wydaje. I jeżeli się mylę, to przepraszam.</text:p>
      <text:p text:style-name="P1339">Dzięku<text:span text:style-name="T1340">ję</text:span><text:s/>bardzo.</text:p>
      <text:p text:style-name="P1341"><text:span text:style-name="T1342">Przewodnicząc</text:span><text:span text:style-name="T1343">y</text:span>:</text:p>
      <text:p text:style-name="P1344">Dziękuję bardzo. Czy...</text:p>
      <text:p text:style-name="P1345"><text:span text:style-name="T1346">O</text:span><text:span text:style-name="T1347">b. Jacek Moskwa</text:span>:</text:p>
      <text:p text:style-name="P1348">Tylko słowo. Po prostu w obecnych warunkach technicznych.<text:span text:style-name="T1349">..</text:span><text:s/>Oczywiście dla nas to też byłoby ideałem posiadać własną drukarnię, ale po prostu sprawa zbudowania drukarni trwa tak długo i jest przedsięwzięciem tak skomplikowanym, kosztownym, że... a potrzeby polityczne są już teraz. A w przyszłości, oczywiście tak. W pełni się zgadzam, że posiadanie własnego zakładu poligraficznego jest ideałem<text:span text:style-name="T1350">.</text:span></text:p>
      <text:p text:style-name="P1351">Natomiast w propozycji naszej istotny jest czynnik czasu. Uważamy, że to powinno powstać jak najszybciej.</text:p>
      <text:p text:style-name="P1352">Dziękuję.</text:p>
      <text:p text:style-name="P1353"><text:span text:style-name="T1354">Ob</text:span><text:span text:style-name="T1355">.</text:span><text:span text:style-name="T1356"><text:s/>Krz</text:span><text:span text:style-name="T1357">y</text:span><text:span text:style-name="T1358">sztof Toeplitz</text:span>:</text:p>
      <text:p text:style-name="P1359">Po prostu chcecie mieć miejsce w drukarni<text:span text:style-name="T1360">.</text:span><text:s/><text:span text:style-name="T1361">I</text:span><text:s/>to jest absolutnie zrozumiałe.</text:p>
      <text:p text:style-name="P1362"><text:span text:style-name="T1363">Ob</text:span><text:span text:style-name="T1364">.</text:span><text:span text:style-name="T1365"><text:s/>Jacek Moskwa</text:span>:</text:p>
      <text:p text:style-name="P1366">Zagwarantowane,<text:s/><text:span text:style-name="T1367">je</text:span>śli można.</text:p>
      <text:p text:style-name="P1368"><text:span text:style-name="T1369">Przewodnicząc</text:span><text:span text:style-name="T1370">y</text:span>:</text:p>
      <text:p text:style-name="P1371">Bardziej dyskusyjna jest propozycja pana Toeplitza, jeśli chodzi o sposób redagowania dokumentu końcowego<text:span text:style-name="T1372">.</text:span><text:s/>Ja rozumiem intencje, ale nie mógłbym zgodzić się na dokument, który sugerowałby, nie nam, bo my wiemy, o czym mowa - my, tu siedzący<text:s/><text:span text:style-name="T1373">-</text:span><text:s/>natomiast ludziom na zewnątrz, że doszło do kompromisu bo zgodzono się,<text:s/><text:span text:style-name="T1374">ja</text:span>k ma wyglądać program telewizyjny. Że taki, a taki pan będzie mógł tam wygłosić w ramach autorskiego programu, czy<text:span text:style-name="T1375">....</text:span><text:s/>zorganizować w jakiś sposób.</text:p>
      <text:p text:style-name="P1376">Otóż my nie możemy odstąpić od postulatu, że uzgodnienia, do których przywiązujemy dużą wagę i bardzo o nie zabiegamy, stanowią tylko cząstkę i to minimalną cząstkę tego z czym tu przyszliśmy. I na to nie ma rady. My nie możemy pozbyć się załączników, ponieważ inaczej będzie przeważał ten ton, który charakteryzu<text:span text:style-name="T1377">je</text:span><text:s/>wywiad pana Rydygiera - właściwie wszystko jest w porządku. Strona opozycyjno-solidarnościowa czegoś tam chciała, dostała jakieś pismo, trochę papieru, jakąś audycję i powinna być zadowolona. Zresztą podpisała przecież dokument.</text:p>
      <text:p text:style-name="P1378">Otóż raz jeszcze, powołując się na pana Iłowieckiego, który o tym mówił, muszę powtórzyć, że w sprawach systemowych strona koalicyjno-rządowa nie drgnęła, uważając nadal za swoją własność - i to niestety, przebijało w przemówieniu pana Tabkowskiego, że my partia, my RSW<text:s/><text:span text:style-name="T1379">„</text:span>Prasa”<text:s/>mamy Radiokomitet i proszę nam tutaj się do tego nie mieszać.<text:s/>My ustalamy reguły gry, oczywiście reguły liberalnie<text:span text:style-name="T1380">js</text:span>ze, bardziej pluralistyczne niż do tej pory. My też tego nie negujemy<text:span text:style-name="T1381">.</text:span></text:p>
      <text:p text:style-name="P1382">Tylko spór jest doś<text:span text:style-name="T1383">ć</text:span><text:s/>zasadniczy. I w tym dokumencie końcowym będziemy ten spór chcieli pokazać, na czym on polegał, co nie przekreśla w niczym tych drobnych spraw, które udało nam się<text:span text:style-name="T1384">.</text:span><text:s/>Drobnych spraw, to jest względne, co jest drobne, a co nie jest drobne.</text:p>
      <text:p text:style-name="P1385">Bardzo popieram to, co pan Toeplitz powiedział o otwarciu, o tym wskazaniu kierunków. Bo te trzy punkty wstępne raczej mówią o docelowej, niż o stanie faktycznym. I tutaj oczywiście między nami<text:s/><text:soft-page-break/><text:span text:style-name="T1386">n</text:span>ajmniejszych sporów nie ma.</text:p>
      <text:p text:style-name="P1387">Pan Jan Dworak.</text:p>
      <text:p text:style-name="P1388"><text:span text:style-name="T1389">Ob</text:span><text:span text:style-name="T1390">.</text:span><text:span text:style-name="T1391"><text:s/>Jan Dworak</text:span>:</text:p>
      <text:p text:style-name="P1392">Ja chciałbym za<text:span text:style-name="T1393">ją</text:span>ć się krótko może i konkretnie sprawą telewizji w jednym tylko aspekcie, aspekcie zbliża<text:span text:style-name="T1394">ją</text:span>cych się wyborów. Ale zanim do tego dojdę, chciałbym wygłosić kilka zdań natury ogólnej, które zapewne nie będą oryginalne, bo powtarzają się praktycznie we wsz<text:span text:style-name="T1395">ys</text:span>tkich wystąpieniach naszej strony, które dotyczą telewizji.</text:p>
      <text:p text:style-name="P1396">Otóż rzeczywiście z dotychczasowej debaty i tutaj przy ogólnym stole i w zespole roboczym wynika, że telewizja pozostanie właściwie jako model niezmieniona<text:span text:style-name="T1397">.</text:span><text:s/>Będzie nadal przemawiała do społeczeństwa w sposób mentorski, będzie narzędziem władzy, czy też nawet narzędziem rządu. Jest to bez wątpienia model anachroniczny i niezgodny z aspiracjami społecznymi<text:span text:style-name="T1398">.</text:span><text:s/>Lecz to jest moje osobiste zdanie, które w tym ujęciu jest oczywiście tematem raczej na seminarium niż do stołu negocjacyjnego<text:span text:style-name="T1399">.</text:span></text:p>
      <text:p text:style-name="P1400">Więc chciałbym się skupić tylko na sprawie konkretnej<text:span text:style-name="T1401">.<text:s/></text:span>Chociaż być może takie stwierdzenie ogólne, mówiące o pewnym modelu porozumiewania się społecznego przy pomocy telewizji, być może - mówię, powinno znaleźć się w zapisie końcowym. I być może już tam trafiłoby, niestety, do katalogu rozbieżności, do<text:s/>protokołu<text:s/>rozbieżności<text:span text:style-name="T1402">.</text:span><text:s/>Ale to jest sprawa zespołu redakc<text:span text:style-name="T1403">yj</text:span>nego<text:span text:style-name="T1404">.</text:span></text:p>
      <text:p text:style-name="P1405">Natomiast uważam, że koniecznie i to właśnie tutaj trzeba poruszyć dwie kwestie właśnie w kontekście zbliżających się wyborów. Otóż faktem jest, że telewizja prezentuje program nieco bardziej liberalny w ciągu ostatnich miesięcy, liberalizu<text:span text:style-name="T1406">ją</text:span>cy się<text:span text:style-name="T1407">.</text:span><text:s/>To jest widoczne. Ale z wyjątkiem, powiedziałby<text:span text:style-name="T1408">m</text:span>, pewnych sytuacji gorących, sytuacji gorących politycznie. I tutaj telewizja zgodnie z deklaracjami strony koalic<text:span text:style-name="T1409">yj</text:span>no-rządowej i zgodnie z faktami pełni rzeczywiście rolę rządzenia. Mam na myśli tutaj deklaracje składane - to myśmy je słyszeli wszyscy wielokrotnie, a jeśli chodzi o fakty, to mam na myśli przebieg wydarzeń w Krakowie i sposób ich relac<text:span text:style-name="T1410">jo</text:span>nowania przez telewizję. Oczywiście zmieniło się tyle, że po jakimś czasie inne punkty widzenia niż tylko oficjalny czy rządowy znalazły swoje miejsce w prasie, np. w wywiadzie, jakiego<text:s/>„Życiu Warszawy”<text:s/>udzielił rektor Koj, ale... Więc to jest bez wątpienia pewien postęp w stosunku do tego, jakie obyczaje w tym względzie panowały jeszcze pół roku temu. I to należy docenić<text:span text:style-name="T1411">.</text:span></text:p>
      <text:p text:style-name="P1412">Natomiast obawiam się, że i te wypowiedzi i ten przykład wydarzeń krakowskich<text:s/>każe nam być bardzo ostrożnymi jeśli chodzi o rolę telewizji w gorącym okresie, jakim bez wątpienia będzie kampania przedwyborcza.</text:p>
      <text:p text:style-name="P1413">I myślę, że w tym aspekcie, z tego punktu widzenia patrząc dwie rzeczy są tutaj niezbędne do rozstrzygnięcia. To znaczy sądzę, że jeśli ich nie rozstrzygniemy tutaj, to będzie się musiał nimi zająć<text:s/>„stół”<text:s/>polityczny,<text:s/>„stół”<text:s/>wyższy i rozstrzygać je tam jakby w szerszym pakiecie spraw. Ale sądzę, że dobrze byłoby gdyby udało się nam rozstrzygnąć te kwestie, czy w każdym razie zaznaczyć nasze stanowisko. To są dwie sprawy.</text:p>
      <text:p text:style-name="P1414">Jedna jeszcze sprawa, to jest sprawa wykorzystywania czasu antenowego. Wiadomo, że padały takie oświadczenia, że 10 proc<text:span text:style-name="T1415">.</text:span><text:s/>czasu antenowego będzie przeznaczone na kampanię wyborczą<text:span text:style-name="T1416">.</text:span><text:s/>Z tych 10 proc<text:span text:style-name="T1417">.</text:span><text:s/>proporcjonalnie wszystkie siły, które biorą udział w wyborach dostaną odpowiednią ilość czasu<text:span text:style-name="T1418">.</text:span><text:s/>Według mnie wymaga to kilku uściśleń, i kilku zabezpieczeń<text:span text:style-name="T1419">.</text:span><text:s/>Już z tego widać, że strona opozycyjno-solidarnościowa nie będzie miała - jakby to powiedzieć połowy czasu. Wynika więc z tego, że będzie miała<text:s/><text:soft-page-break/>mniejszą część czasu.</text:p>
      <text:p text:style-name="P1420">Ale to<text:s/><text:span text:style-name="T1421">j</text:span>eszc<text:span text:style-name="T1422">z</text:span>e nie budzi z<text:span text:style-name="T1423">a</text:span>s<text:span text:style-name="T1424">t</text:span>rzeżeń, no tak wygląda ten kontrakt. Natomiast myślę, że koniecznie trzeba to rozstrzygnąć to właśnie tutaj, jak technicznie będzie wyglądała ta część czasu, która przypada nam - stronie solidarnościowo-opozycyj<text:span text:style-name="T1425">n</text:span>ej<text:span text:style-name="T1426">.</text:span></text:p>
      <text:p text:style-name="P1427">Precedens, jakim są programy wokół<text:s/>„okrągłego stołu”<text:s/>nie daje nam tutaj odpowiedzi. Bowiem ten program jest realizowany na terenie tego gmachu. Człowiek, który ma zaufanie naszej strony, że jeden z rzeczników prasowych i inni koledzy pełnią tutaj pewne funkcje, bym powiedział takie reprezent<text:span text:style-name="T1428">uj</text:span>ące nasze interesy również techniczne.</text:p>
      <text:p text:style-name="P1429">Natomiast ta kampania wyborcza będzie wymagała - sądzę - powołania pewnych mechanizmów doraźnych, na czas tej kampanii, które będą gwarantowały nam właściwe przedstawienie racji, które chcemy przedstawić<text:span text:style-name="T1430">.</text:span><text:s/>To jest jedna sprawa.</text:p>
      <text:p text:style-name="P1431">Druga sprawa - jest to kwestia zupełnie jasnego postawienia n<text:span text:style-name="T1432">as</text:span>tępu<text:span text:style-name="T1433">ją</text:span>cego zagadnienia. Wiadomo, że ta kampania wyborcza może się nie odbywać nie tylko w ramach tych 10 proc<text:span text:style-name="T1434">.</text:span><text:s/>I również precedens, jakim są obrady<text:s/>„okrągłego stołu”<text:s/>mówi o tym<text:span text:style-name="T1435">.</text:span><text:s/>Oprócz programów<text:s/>„okrągłego stołu”<text:s/>w telewizji pojawiały się inne programy, które nie nawiązując wprost do materii rozważanych na<text:s/>„okrągłym stole”<text:s/>naświetlały jednak pewne kwestie<text:span text:style-name="T1436">.</text:span><text:s/>Myślę tutaj m<text:span text:style-name="T1437">.</text:span>in. o audycji<text:s/>„Pytania dnia”, gdzie pojawiały się kwestie bez wątpienia będące punktem spornym, dyskusyjnym przy<text:s/>„okrągłym stole”, jak chociażb<text:span text:style-name="T1438">y</text:span><text:s/>kwestia indeksacji i wiele, wiele innych, których tu nie ma potrzeby przytaczać.</text:p>
      <text:p text:style-name="P1439">Więc sądzę, że jeśli chodzi o kampanię wyborczą również należy jakoś tę kwestię jasno postawić, prawda, gdyż strona dysponująca środkami technicznymi ma możliwość poruszania się w pewnej szarej strefie<text:span text:style-name="T1440">.</text:span><text:s/>To znaczy nie nadużywania pewnych wprost ustalonych umów. Natomiast jakby nadużywania pewnej sfery niedookreślonej, która jest trudna do określenia.</text:p>
      <text:p text:style-name="P1441">Zwracam na to uwagę i uważam, że na ile to jest możliwe to i ta sprawa precyzyjnie powinna być tutaj rozstrzygnięta<text:span text:style-name="T1442">.</text:span></text:p>
      <text:p text:style-name="P1443"><text:span text:style-name="T1444">I</text:span><text:s/>to<text:s/><text:span text:style-name="T1445">j</text:span>e<text:span text:style-name="T1446">s</text:span>t kwestia dotycząca czasu antenowego, który będzie poświęcony kampanii wyborczej<text:span text:style-name="T1447">.</text:span><text:s/>Ale na tym się sprawa nie kończy<text:span text:style-name="T1448">.</text:span><text:s/>Myślę, że również jasno i precyzyjnie musi być tutaj przez nasz<text:s/>„stół”<text:s/>rozstrzygnięta sprawa prawa do repliki. Myślę, że to również wchodzi w zakres pewnego minimum, jakie musimy sobie wyjaśnić przed kampanią<text:s/><text:span text:style-name="T1449">wy</text:span>borczą<text:span text:style-name="T1450">.</text:span></text:p>
      <text:p text:style-name="P1451">Otóż to prawo repliki, które tutaj zostało nam przedstawione jest prawem mocno zawężonym. Ja niestety nie pamiętam wszystkich szczegółów. Myślę, że tym się musi z<text:span text:style-name="T1452">aj</text:span>ąć komitet redakcyjny. Natomiast to co zapamiętałem, mianowicie chociażby termin 3-dniowy udzielenia repliki jest terminem bez wątpienia zbyt długim jak na wymogi tej kampanii wyborczej, jest bez wątpienia terminem zbyt długim. Oczywiście on tu jest i tak - bym powiedział - krótszy niż ten, który jest zawarty w prawie prasowym, ale to naprawdę i tak nie daje nam gwarancji właściwego wyrażenia swoich racji.</text:p>
      <text:p text:style-name="P1453">I w pr<text:span text:style-name="T1454">a</text:span>wie do repliki nie tylko termin jest ważny, jest jeszcze druga sprawa. Mianowicie te zapisy zarówno zawarte w prawie prasowym dotyczącym sprostowań i odpowiedzi /mówię o rozdziale V, jak i w tym co mówił pan Pillardy/ - zakładają pewne kwestie, które wymagałyby arbitra. To znaczy na przykład: w prawie prasowym jest podobne sformułowanie, o ile dobrze pamiętamy, były w tym co pan mówił. Jest takie sfor<text:span text:style-name="T1455">m</text:span>ułowanie, że sprostowanie, czy prawo do repliki przysługuje w wypadku jeśli jest to rzeczowe i<text:s/><text:soft-page-break/>odnoszące się do faktów sprostowanie wiadomości nieprawdziw<text:span text:style-name="T1456">ej</text:span><text:s/>lub nieścisłej.</text:p>
      <text:p text:style-name="P1457">No wiadom<text:span text:style-name="T1458">o,</text:span><text:s/>że w<text:s/><text:span text:style-name="T1459">t</text:span>ok<text:span text:style-name="T1460">u</text:span><text:s/>kampanii wyborczej padaj<text:span text:style-name="T1461">ą<text:s/></text:span>najrozmaitsze sformułowania, które rozumiane są przez inne strony właśnie jako nieprawdziwe. I kwestia arbitra jest oczywiście tutaj kwestią nie do ustalenia. A więc myślę, że należy, że trzeba wypracować formułę, która przyz<text:span text:style-name="T1462">n</text:span>awałaby stronie opozycyjno-solidarnościowej prawo automatycznej repliki, jeśli strona solidarnościowo-opozycyjna uważa, że taka replika powinna być udzielona.</text:p>
      <text:p text:style-name="P1463">W czasie ostatniej kampanii wyborczej w Kanadzie premier Mulroney i przywódca Nowej Partii Demokratycznej Broadbent zarzucali sobie wzajemnie kłamstwa. A następnie po zakończeniu wyborów gratulowali sobie męskiej walki. Ja obawiam się, że u nas do czegoś takiego nie dojdzie, może i dobrze, może to są obyczaje bardziej cywilizowane. Ale wskazuje to na to, jak niesłychanie subiektywna i gorąca jest to materia<text:span text:style-name="T1464">.</text:span></text:p>
      <text:p text:style-name="P1465">Dlatego myślę, że nie można poprzestać na sformułowaniac<text:span text:style-name="T1466">h<text:s/></text:span>tutaj zaproponowanych.</text:p>
      <text:p text:style-name="P1467">I to byłoby właściwie wszystko co chciałem powiedzieć.</text:p>
      <text:p text:style-name="P1468">Natomiast może jeszcze jedna krótka sprawa<text:span text:style-name="T1469">.</text:span><text:s/>Mianowicie nie chciałbym, bo tutaj były wypowiedzi pana Bilardy, był taki element mówiący o sprostowaniu przez nas nieprawdziwych wypowiedzi bąd<text:span text:style-name="T1470">ź</text:span><text:s/>faktów w radiostacjach zachodnich<text:span text:style-name="T1471">.</text:span><text:s/>Otóż radiostacje zachodnie są elementem normalnej, międzynarodowej wymiany informacji - jakby to powiedzieć... I tak to wygląda<text:span text:style-name="T1472">.</text:span><text:s/>W naszym wypadku wiadomo, że funkcje, które pełnią to są funkcje chore, wiadomo skąd się to wz<text:span text:style-name="T1473">i</text:span>ęło. Wiadomo że się to właśnie wzięło z blokady normalnego radia i telewizji polskiej dla części opinii publicznej<text:span text:style-name="T1474">.</text:span><text:s/>Natomiast to co pan zaproponował wymaga bar<text:span text:style-name="T1475">dz</text:span>o daleko idą<text:span text:style-name="T1476">c</text:span>ych uściśleń, bo tak to wygląda na sprawę ogromnie dziwną, że my musimy prostować coś, co wam się wydaje, że jest nieprawdziwe w naszych ustach. I to myślę,<text:s/><text:span text:style-name="T1477">ż</text:span>e nie chciałbym, żeby było traktowane ekwiwalentnie jako nasze prawo do repliki w Polskim<text:s/>Radio. Ale podnoszę to jakby na wszelki wypadek<text:span text:style-name="T1478">.</text:span><text:s/><text:span text:style-name="T1479">I</text:span><text:s/>to tyle.</text:p>
      <text:p text:style-name="P1480"><text:span text:style-name="T1481">P</text:span><text:span text:style-name="T1482">r</text:span><text:span text:style-name="T1483">zewod</text:span><text:span text:style-name="T1484">ni</text:span><text:span text:style-name="T1485">cz</text:span><text:span text:style-name="T1486">ą</text:span><text:span text:style-name="T1487">c</text:span><text:span text:style-name="T1488">y</text:span>:<text:bookmark-start text:name="bookmark2"/><text:bookmark-end text:name="bookmark2"/></text:p>
      <text:p text:style-name="P1489">Dziękuję bardzo. Rozumiem, że sprawę funkcjonowania studia wyborczego,<text:s/><text:span text:style-name="T1490">j</text:span>eśli tak to można nazwać, to wymaga troszkę osobnej dyskusji w mniejszym gronie. I chyba przedstawimy tu jakieś konkretne propozycje, jak sobie to wyobrażamy. Jest to problem, ale którego chyba tu nie rozstrzygniemy w tym momencie od strony technicznej.</text:p>
      <text:p text:style-name="P1491">Czy strona koalicyjno-rządowa? Proszę bardzo.</text:p>
      <text:p text:style-name="P1492"><text:span text:style-name="T1493">Ob. B. Jachacz</text:span>:<text:bookmark-start text:name="bookmark4"/><text:bookmark-end text:name="bookmark4"/></text:p>
      <text:p text:style-name="P1494">Panie i panowie,<text:s/><text:span text:style-name="T1495">p</text:span>anie przewodniczący, ja odnoszę tutaj wrażenie, że powoli zbliżamy się do obiadu i że już dzisiaj nic wielce mądrego przy tym stole ni wymyślimy. Toczymy bowiem od samego rana typowy spór o metodę, nie posuwając zanadto pracy. Chociaż zdaje się, że spora część dorobku, jaki już jest udziałem tych małych grupek roboczych oraz naszego plenarnego posiedzenia, może stanowić niezłe tworzywo do dokumentu końcowego.</text:p>
      <text:p text:style-name="P1496">A skoro spór o metody, to chciałbym także i swoich parę słów, spostrzeżeń i propozycji dorzucić, biorąc bardzo do serca i szczerze apel pana Ambroziaka, zacytowany przez pana Ambroziaka, mianowicie apel biskupów do uczestników<text:s/>„okrągłego<text:s/><text:span text:style-name="T1497">s</text:span>to<text:span text:style-name="T1498">ł</text:span>u”, aby starczyło im - uczestnikom - odwagi w podejmowaniu ważnych spraw, jakie ten<text:s/>„stół”<text:s/>ma omówić<text:span text:style-name="T1499">.</text:span><text:s/>Ja do tego apelu bardzo zrozumiałego oczywistego, pod którym<text:s/><text:soft-page-break/>się bardzo podpisuję i pod którym jak sądzę podpisuje się ogromna większość społeczeństwa, dodałbym j<text:span text:style-name="T1500">a</text:span>szcze jedno poza odwagą też bardzo potrzebny jest nam wszystkim, poczucie odpo<text:span text:style-name="T1501">wi</text:span>edzialnoś<text:span text:style-name="T1502">ci.</text:span></text:p>
      <text:p text:style-name="P1503">Przechodzę do uwag związanych z metodą dotychcz<text:span text:style-name="T1504">as</text:span>owej linii i dalszej naszej pracy<text:span text:style-name="T1505">.</text:span><text:s/>Otóż wychodząc jak gdyby naprzeciw poglądowi pana Woźniakowskie<text:span text:style-name="T1506">g</text:span>o podzielam jego opini<text:span text:style-name="T1507">ę</text:span>,<text:span text:style-name="T1508"><text:s/></text:span>iż powinniśmy pracować na kilku jakby piętrach wspólnego myślenia, a mianowicie co mam na myśli. Z pewnością przy tym stole w ciągu 4-krotnych już posiedzeń omówiliśmy szere<text:span text:style-name="T1509">g<text:s/></text:span>bardzo konkretnych spraw, co do których jesteśmy albo zbieżni albo prawie identyczni, albo rozbieżni, czy całkowicie rozbieżni, a także z pewności - mówiliśmy w czasie tych posiedzeń szereg ogólniejszych deklaracji, nazwijmy to deklaracji politycznych, które były zawarte w naszych ocenach, w punktach widzenia, w ogólni<text:span text:style-name="T1510">ej</text:span>szych poglądach politycznych itd<text:span text:style-name="T1511">.</text:span><text:s/>No i rzecz teraz w tym, jak do owego dokumentu końcowego bądź do załączników cały ów dorobek składający się i z konkretów, i z deklaracji ogólnych, czy nazwijmy to politycznych wprowadzić? Jakim systemem, jaką metodą?</text:p>
      <text:p text:style-name="P1512">Odnoszę wrażenie, że osobiście, że nie zawsze i ni<text:span text:style-name="T1513">e</text:span><text:s/>wszyscy pamiętamy co już jest dorobkiem naszego zespo<text:span text:style-name="T1514">ł</text:span>u i nie pamiętany o ty<text:span text:style-name="T1515">m</text:span><text:s/>co było na pierwszym, bądź drugim posiedzeniu. Ja zadaję sobie regularnie trud przeglądu tego co powiedzieliśmy wspólnie na spotkaniach chociażby miesiąc temu, na tym pierwszym spotkaniu.</text:p>
      <text:p text:style-name="P1516">Co zaliczam osobiście do konkretów, o które się panie i panowie ze strony solidarnościowej i opozycyjnej dopominacie? Zaliczam fakt uznania za oczywiste istnienie prasy solidarnościowo-opozycyjnej, o którym była mowa na pierwszym posiedzeniu, a więc<text:s/>„Tygodnik Solidarność<text:span text:style-name="T1517">”</text:span>,<text:span text:style-name="T1518"><text:s/></text:span>tygodników regionalnych, tygodnika<text:s/>„Solidarność Rolników Indywidualnych”, czyli nazwałem go<text:s/>„chłopskim”, dziennika opozycyjnego<text:span text:style-name="T1519">.</text:span></text:p>
      <text:p text:style-name="P1520">Sądzę, że wszystko co dobiliśmy także po tej drugiej stronie koalicyjno-rządowej zmierzało do tego, aby ta prasa uzyskała jak najszybciej możliwości wystartowania w pełnej legalizacji i pełnoprawnoś<text:span text:style-name="T1521">ci.</text:span><text:s/>Łącznie z gwarancją str<text:span text:style-name="T1522">o</text:span>ny koalicyjno-rządow<text:span text:style-name="T1523">ej,</text:span><text:s/>że dopóki nie zostaną unormowane w Polsce w sensie wolnego rynku sprawy papieru, to na rozruch owej prasy strona solidarnościowo-opoz<text:span text:style-name="T1524">yc</text:span>yjna otrzymałaby pełen przydział papieru z tzw. rezerwy bilansow<text:span text:style-name="T1525">ej</text:span><text:s/>państwa<text:span text:style-name="T1526">.</text:span><text:s/><text:span text:style-name="T1527">C</text:span>o do wysokości tego zastrzyku na rozruch owych wyda<text:span text:style-name="T1528">w</text:span>nictw nie jestem w stanie się dzisiaj zdeklarować, znamy zapotrzebowanie strony so<text:span text:style-name="T1529">l</text:span>idarnościowo-opozycyjnej przedstawione przez pana przewodniczącego Kozłowskiego na posiedzeniu zespołu politycznego, opiewające na kwotę jeśli tak wolno się wyrazić 20 - 25 tys<text:span text:style-name="T1530">.</text:span><text:s/>ton papieru drukowego, faktycznie mniej, ponieważ ten rok jest już w połowie zaawansowanym w sensie wydawniczym, prawie w połowie skonsumowany rok jest i zna<text:span text:style-name="T1531">n</text:span>a jest również<text:s/><text:span text:style-name="T1532">d</text:span>ekl<text:span text:style-name="T1533">a</text:span>racja ministra Kwaśniewskiego, co do gotowości przyjścia tu z pomocą, na ogólnych zasadach, to znaczy umożliwienia zakupu papieru przez stronę opozycyjno-solidarnościową z owej rezerwy bilansowej państwa.</text:p>
      <text:p text:style-name="P1534">Kolejny konkret, a odpowiedź powinniśmy mie<text:span text:style-name="T1535">ć</text:span><text:s/>już zdecydowaną, wyrażoną kwotowo w najbliższych dniach, takie mam zapewnienia ministra Kwaśniewskiego. Kolejny konkret - umówiliśmy się wspólnie, myślę co do tego nie ma rozbieżności, że niezbędna jest - po to między innymi, aby umożliwić normalny stan wydawnictw drugiego obiegu - pilna nowelizacja prawa prasowego, bodaj to jest istotny konkret, bodaj to jest b<text:span text:style-name="T1536">a</text:span>rdzo istotny konkret.</text:p>
      <text:p text:style-name="P1537">Zwłaszcza w tej części, która mówi o zasadzie - zastąpienie zasady konce<text:span text:style-name="T1538">sj</text:span>onowania i zasadą<text:s/><text:soft-page-break/>rejestracji.</text:p>
      <text:p text:style-name="P1539">Kolejnym konkretem w ramach tzw. demonopolizac<text:span text:style-name="T1540">ji</text:span>,<text:span text:style-name="T1541"><text:s/></text:span>o którą dopomina się konsekwentnie pan Maciej Iłowiecki od samego początku,<text:s/><text:span text:style-name="T1542">de</text:span>monopoliza<text:span text:style-name="T1543">cji</text:span><text:s/>dotyczącej RSW, dystrybu<text:span text:style-name="T1544">cji</text:span>, papieru, druku, prasy, to kolejnym konkretnym jest bodaj wspólne uzgodnienie, zbieżność, iż należy w<text:s/><text:span text:style-name="T1545">Pol</text:span>sce jak najszybciej doprowadzić do rynku papieru, z naszej strony deklarowaliśmy możliwość podjęcia decyzji przez rząd w tej sprawie od 1 stycznia, najbliższego roku.</text:p>
      <text:p text:style-name="P1546">No runąłby jeden z ważnych monopoli państwa w tej sprawie, Już nie mówię o monopolu kolportażu, bo tu akurat rząd Rakowskiego ten monopol kolporterski przepisany, w sensie prawnym uchylił z dniem 1 stycznia, choć faktycznie dzisiaj RSW jest potentatem w sensie działania bardzo krytykowanego zresztą przez gazety RSW, przez dziennikarzy RSW w<text:s/><text:span text:style-name="T1547">s</text:span>en<text:span text:style-name="T1548">s</text:span>i<text:span text:style-name="T1549">e</text:span><text:s/>działania ruchu<text:span text:style-name="T1550">.</text:span></text:p>
      <text:p text:style-name="P1551">Kolejny konkret<text:s/><text:span text:style-name="T1552">-</text:span><text:s/>umówiliśmy się i co do tego nie ma rozbieżności, że należy reformować prawo o cenzurze. Nasze apetyty były dalej idące i propozycje, gdyż opiewały, sugerowały wyjście naprzeciw propozycjom Stronnictwa Demokratycznego<text:span text:style-name="T1553"><text:s/></text:span>i OPZZ, takiego zreformowania systemu cenzury, aby odchodzić od cenzury prewencyjnej i zastępować ją bardziej cywilizowaną cenzurą. Oczywiście nie natychmiast, bo podobnie jak strona solidarnościowo-opozycyjna mamy świadomość tego, że aby na taką re<text:span text:style-name="T1554">f</text:span>ormę się poważyć to trzeba solidnie przez rok czy dwa poprawiać, może krócej, że trzeba jeszcze poza tym spełnić trochę warunków, o których kilkakrotnie strona solidarnościowo-opozycyjna mówiła.</text:p>
      <text:p text:style-name="P1555">Na dobrą sprawę w tej kwestii nie uzyskaliśmy wyraźnej deklaracji strony opozycyjno-solidarnościowej, czy zgoda na taki sposób myślenia, czy na reformę w tym kierunku. Dopóki cenzura prewencyjna nie zostałaby zastąpiona jakąś bardziej cywilizowaną, odpowiad<text:span text:style-name="T1556">aj</text:span>ącą stopniowo dojrzałości politycznej, pluralizacji politycznej naszego społeczeństwa, dopóty strona solidarnościowo-opozycyjna postawiła, stawiała postulat całościowego uchylenia poprawek do ustawy o cenzurze z 19<text:span text:style-name="T1557">8</text:span>1 roku. Nie wyraziliśmy gotowości poparcia w ciemno, czy w całości tego postulatu.</text:p>
      <text:p text:style-name="P1558">Uznając jednak zasadność, czy gotowość do podjęcia dyskusji na temat poszczególnych artykułów owej ustawy o cenzurze z 1981 i tu chcę przypomnieć, że między innymi w odpowiedzi na pisemne wnioski złożone przez pana mec. Ambroziaka pozytywnie odnosimy się<text:s/><text:span text:style-name="T1559">w</text:span><text:s/>pracach tej maleńkiej grupy roboczej zajmującej się sprawami prawnymi, reform i nowelizacji w obu tych ustawach, pozytywnie odnosimy się też do szeregu bardzo konkretnych postulatów<text:span text:style-name="T1560">.</text:span></text:p>
      <text:p text:style-name="P1561">Stąd nie ukrywam mojego, chociaż nieśmiałego zdziwienia, że niedostrzegana jest ta gotowość strony koalicyjno- rządowej do wychodzenia naprzeciw owym konkretnym postulatom dotyczącym prawa prasowego<text:s/><text:span text:style-name="T1562">i</text:span><text:s/>ustawy o cenzurze. Na przykład w materiale pisemnym nam dostarczonym postulowaliście panie i panowie potrzebę zmiany rozdziału czwartego prawa prasowego i uchylenia art. 19. Zgadzamy się. Stoimy na tym stanowisku, że artykuł 19, który mówi o wymogu uzyskiwania odrębnych zezwoleń na prowadzenie działalności wydawniczej i nakładczej jako... powinien być skasowany. Zlikwidowany. To<text:s/><text:span text:style-name="T1563">je</text:span>st sprawa pierwsza.</text:p>
      <text:p text:style-name="P1564">Postulujecie, aby w art. 20 zmienić tryb koncesyjny uzyskiwania zezwoleń na tryb rejestracyjny. Zgoda.</text:p>
      <text:p text:style-name="P1565">Postulujecie, żeby w związku z powyższymi dwoma zmianami stosownie zmienić redakcję art. 20 w ust. 2 w pkt. 3, 4<text:s/><text:span text:style-name="T1566">5</text:span><text:s/><text:span text:style-name="T1567">i</text:span><text:s/><text:span text:style-name="T1568">7</text:span>. Wszystko to uzna<text:span text:style-name="T1569">je</text:span>my za możliwe do dyskusji. Jesteśmy gotowi poprzeć postulaty nowelizujące zapisy w art. 20 ust. 2.</text:p>
      <text:soft-page-break/>
      <text:p text:style-name="P1570">Art. 22 - postulujecie szanowni państwo ograniczenie tylko do ust. 1, a więc do ochrony tytułu prasowego. Podtrzymujemy pozostawienie tego artykułu bez zmian.</text:p>
      <text:p text:style-name="P1571">Postulujecie szanowni państwo zmianę art. 23 w ust. 1 przez skreślenie pkt. 2 mówiącego o możliwości cofnięcia rejestracji z powodu zmiany zakresu tematycznego. Wydaje się, że jest to sprawa jeszcze ogromnie dyskusyjna i że ta grupka robocza, która się m.in. o ten artykuł spiera, jest w stanie dojść do kompromisowego stanowiska.</text:p>
      <text:p text:style-name="P1572">Postulujecie szanowni państwo w rozdziale siódmym uchylić przepis art<text:span text:style-name="T1573">.</text:span><text:s/>45 i odpowiednio skorygować art. 48, a także przeredagowa<text:span text:style-name="T1574">ć</text:span><text:s/>art. 30<text:span text:style-name="T1575">.</text:span><text:s/>Czego dotyczą te artykuły? Dotyczą obowiązkowej obecnie w Polsce rejestracji kopiarek. Podzieliliśmy wasz pogląd, ten postulat, a dowodem jest dokument z soboty, projekt tego dokumentu z soboty, gdzie si<text:span text:style-name="T1576">ę</text:span><text:s/>deklarujemy jako zwolennicy likwidacji tego przestarzałego obyczaju, a zatem odpowiedniego wyeliminowania owych artykułów bąd<text:span text:style-name="T1577">ź</text:span><text:s/>przeredagowania owych artykułów w prawie prasowym.</text:p>
      <text:p text:style-name="P1578">Tyle, jeśli idzie o prawo prasowe. Wydaje się - i tu właśnie nie podzielam oceny ogólnej pana mecenasa Ambroziaka, że tu jest więcej zbieżności niż rozbieżności. A usłyszałem - sprawdzę to w stenogramie - że właśnie jest tak dużo różnic, że te zbieżności, czy te zgodności są mini,<text:s/>„miniciu<text:span text:style-name="T1579">te</text:span>ńki<text:span text:style-name="T1580">e</text:span><text:span text:style-name="T1581">”</text:span><text:span text:style-name="T1582">.</text:span></text:p>
      <text:p text:style-name="P1583">Jeśli chodzi o cenzurę. Jak powiedziałem nie jesteśmy gotowi przyjąć w ciemno i na wiarę zasady, czy gotowości poparcia powrotu do zapisów z ustawy z 1981<text:s/>r. M.in. dlatego, że i panie i panowie wnosicie potrzebę pewnych modyfikacji w ustawie, tej tak bardzo nowoczesnej z 1981<text:s/>r., ponieważ już niektóre jej przepisy w wyniku 8 lat,<text:s/><text:span text:style-name="T1584">p</text:span>raktyki 8-letniej, są nieco zwietrzałe.</text:p>
      <text:p text:style-name="P1585">Ale choć nie chcemy przyją<text:span text:style-name="T1586">ć</text:span><text:s/>proponowanej przez was platformy całościowego powrotu do ustawy z 1981<text:s/>r.<text:s/>- powtarzam się - deklarujemy gotowość dyskusji nad poszczególnymi artykułami. I co tu konkretnie proponu<text:span text:style-name="T1587">je</text:span>cie, szanowni państwo?</text:p>
      <text:p text:style-name="P1588">Po pierwsze - cytuję materiał pisemny przedstawiony przez pana mecenasa Ambroziaka<text:span text:style-name="T1589">.</text:span><text:s/>Koniecznym staje się zmia<text:span text:style-name="T1590">n</text:span>a<text:span text:style-name="T1591"><text:s/></text:span>treści katalogu zakazów przewidzianych w art. 2, o cenzurze przez dokonanie w nim zmniejszenia ilości występujących zakazów<text:span text:style-name="T1592">.</text:span><text:s/>Zgoda. Możemy podjąć dyskusję. Bo rzeczywiście dyskusja na zasadzie, my się nie zgadzamy, a wy bardzo za tym optujecie, donikąd nas nie doprowadzi. Owe zakazy, ów katalog przedstawił minister Urban na naszym poprzednim posiedzeniu. Po prostu odczytał prawo o cenzurze. To jeśli szanowni panowie mamy podjąć merytoryczną dyskusję, a zachęcałbym do takiej ową grupę roboczą prawną, to sformułujcie na piśmie, tak byłoby najlepiej, o jakie zakazy konkretnie chodzi, o jakie sformułowania. A jest tam ich kilka.</text:p>
      <text:p text:style-name="P1593">Kolejny konkret przez was stawiany w kategoriach konkretów brzmi tak: niezbędnym jest rozszerzenie zakresu zwolnień od kontroli wstępnej przewidzianych w art.<text:s/><text:span text:style-name="T1594">4</text:span><text:s/>ustawy. Wyrażamy pełną gotowość, dużą gotowość do wyjścia naprzeciw temu postulatowi, który to postulat nie wymaga zmiany ustawy o cenzurze. Nie wymaga zmiany w tym zapisie, przez was sformułowanym.</text:p>
      <text:p text:style-name="P1595">I wreszcie kolejny konkretny wasz postulat - istnieje potrzeba uchylenia art.<text:s/><text:span text:style-name="T1596">16</text:span><text:s/>dotyczącego wydawnictw zagranicznych, a w związku z tym i uchylenia art. 13 prawa celnego. Ja chcę przypomnieć łaskawie, iż informowałem bodajże dwa tygodnie temu o zamiarze rządu likwidacji, czy zasadniczego ograniczenia restrykcyjnych funkcji art.<text:s/><text:span text:style-name="T1597">16</text:span><text:s/><text:span text:style-name="T1598">i</text:span><text:s/><text:span text:style-name="T1599">13</text:span><text:s/>w prawie celnym, a to artykułów dotyczących możliwości zakupu, przywozu, nabywania czy otrzymywania po jednym egzemplarzu przez indywidualn<text:span text:style-name="T1600">yc</text:span>h obywateli,<text:s/><text:soft-page-break/>instytucje, wydawnictw<text:span text:style-name="T1601"><text:s/></text:span>zagranicznych. Znowu wyda<text:span text:style-name="T1602">j</text:span>e się, że jest to konkretne wyjście naprzeciw, choć nie ze strony tego<text:s/>„stoliczka”, tylko ze strony rządu Polskiej Rzeczpospolitej Ludowej.</text:p>
      <text:p text:style-name="P1603">I wreszcie ostatni tu jest postulat - należy też uchylić przepis karny art<text:span text:style-name="T1604">.</text:span><text:s/>17 ustawy. Wydaje się, że to nieco przekracza kompetencje naszego zespołu, ponieważ jest to typowy.<text:span text:style-name="T1605">..</text:span><text:s/>jest to prawo, którym się zajmuje inny zespolik<text:s/><text:span text:style-name="T1606">„</text:span>okrągłego stołu”.</text:p>
      <text:p text:style-name="P1607">Bodaj odczytałem i odniosłem się do wszystkich konkretnych postulatów dotyczących prawa prasowego i ustawy o cenzurze. Gdybym miał zsumować ten przewlekły wywó<text:span text:style-name="T1608">d</text:span><text:s/>- za co przepraszam - to odnoszę wrażenie, że jest tu, choćby na wagę jakby brać, więcej owych zbieżności i sporo też konkretów niż nierozbieżności<text:span text:style-name="T1609">...</text:span><text:s/>niż właśnie rozbieżności. I naszej niegotowości do poparcia zmian w obu ustawach i naszego niezrozumienia potrzeby cywilizowania tych obu praw, prawa prasowego i ustawy o cenzurze<text:span text:style-name="T1610">.</text:span></text:p>
      <text:p text:style-name="P1611">Sprawa kolejna. Przypomnę, że nie mamy ze strony solidarnościowo-opozyc<text:span text:style-name="T1612">yj</text:span>nej jasnej deklaracji co do przyszłościowej reformy ustawy o cenzurze. A bylibyśmy wdzięczni, gdyby tu się ukazała deklaracja, może która by poparła ten kierunek myślenia, jaki strona koalic<text:span text:style-name="T1613">yj</text:span>no-rządowa prezentuje konsekwentnie od miesiąca.</text:p>
      <text:p text:style-name="P1614">Kolejny konkret - weryfikacja dziennikarzy. O tym sporo było mowy. Zdajemy sobie sprawę, jak bolesny temat, trudny i skomplikowany dla obu stron. Wydaje się, że dzisiejsza formuła, a tak<text:span text:style-name="T1615">ż</text:span>e i czę<text:span text:style-name="T1616">ś</text:span>ciowo ta sobotnia, sprzed tygodnia, jest jakimś - trudno mi o ocenę stopnia - ale jest jakimś wyjściem naprzeciw,<text:s/><text:span text:style-name="T1617">j</text:span>akimś krokiem dość istotnym strony koalic<text:span text:style-name="T1618">yj</text:span>no-rządow<text:span text:style-name="T1619">ej</text:span>.</text:p>
      <text:p text:style-name="P1620">Wreszcie wydaje się, że szereg konkretnych zapisów, propozycji w naszym poprzednim materiale wychodzi naprzeciw ambicjom do normalizacji stanu w tzw<text:span text:style-name="T1621">.</text:span><text:s/>drugim obiegu. Do torowania drogi do normalności w drugim obiegu.</text:p>
      <text:p text:style-name="P1622">No i ostatni konkret, to wspólny bodaj zamiar, aby wyrazić stanowisko naszego zespołu co do zasad obsługi kampanii wyborców do Sejmu.</text:p>
      <text:p text:style-name="P1623">Teraz co do ogólnych deklaracji politycznych. Ja odnosiłem wrażenie i być może że jestem w błędzie, w takim razie prosiłbym o stosowne korekty, bądź spory, że w tych ogólnych deklaracjach poza tym, że staramy się zachować własną twarz, myślimy o własnej tożsamości, o drodze jaką przebywaliśmy do<text:s/>„okrągłego stołu”, na tym tle myśmy wysłuchiwali bardzo ostrej krytyki stanu rzeczy, jaki jest w środkach społecznej komunikacji, owego stanu monopoli, monopolu PZPR, ostrej krytyki stanu rzeczy w RSW, w Radiokomitecie, funkcjon<text:span text:style-name="T1624">ow</text:span>ania cenzury, stosunków władz administracyjnych do wydawnictw drugiego obiegu - itd<text:span text:style-name="T1625">.</text:span><text:s/>Ale i także strona solidarnościowo-opozycyjna od nas sporo usłyszała jeśli idzie o nasze oczekiwania, związane choćby z podwójną miarką w stosowaniu prawa, jak choćby w stosunku do wydawnictw ukaz<text:span text:style-name="T1626">uj</text:span>ących się w drugim obiegu itd. Natomiast wydawało się, że bezsporne jest między nami wszystkimi uczestnikami tego posiedzenia, że należy zmieniać, reformować, unowocześniać system środków społecznej komunikac<text:span text:style-name="T1627">ji</text:span><text:s/>na miarę pluralistycznego i stającego się coraz bardziej pluralistycznym również w zewnętrznym instytu<text:span text:style-name="T1628">cj</text:span>onalnym wyrazie społeczeństwa.</text:p>
      <text:p text:style-name="P1629">Tu raz jeszcze chcę się podpisać w pełni pod tezą pana Iłowieckiego, wypowiedzianą dzisiaj iż miał nadzieję że będziemy w wyniku naszej pracy budować nowy ład informacyjny, a dotychczasowa struktura<text:s/><text:span text:style-name="T1630">R</text:span>S<text:span text:style-name="T1631">W</text:span><text:s/>do tego nowego ładu informacyjnego nie pasuje.</text:p>
      <text:p text:style-name="P1632">Wydawało się, że jesteśmy także w ramach tych deklaracji politycznych, ogólnych<text:s/><text:span text:style-name="T1633">ws</text:span>pólnie przekonani,<text:s/><text:soft-page-break/>że należy zreformować prawa o cenzurze, w duchu poszerzania wolności słowa, że jesteśmy zgodni co do potrzeby poszerzania rynku prasowego, demonopolizowania rynku prasowego, rozbijania monopolów jak to nazywacie, że jesteśmy zgodni do co potrzeby rozbijania monopolu na rynku papierowym to ważna deklaracja polityczna w moim przekonaniu, bo buduje coś nowego, czy jest zapowiedzią budowy czegoś nowego, że jesteśmy zgodni w deklaracjach politycznych w kwestii obaw przed komer<text:span text:style-name="T1634">cj</text:span>aliza<text:span text:style-name="T1635">cj</text:span>ą. Szanowni panowie bardzo się oburzacie i słusznie na wydawnictwa, które obrażają uszy i oczy<text:s/><text:span text:style-name="T1636">-</text:span><text:s/>które są w potocznej opinii traktowane za demoralizujące, i twier<text:span text:style-name="T1637">d</text:span>ząc, że nie przystoi Robotniczej Spółdzielni Wydawniczej wydawać ową nazwijmy to<text:s/>„pornografię”. A z kolei przecież i my nie ukrywamy naszych obaw, że przed komer<text:span text:style-name="T1638">cj</text:span>a<text:span text:style-name="T1639">l</text:span>iza<text:span text:style-name="T1640">cją</text:span><text:s/>wiemy jak szkodliwe skutki może ta komercjalizacja przynieść, przynosić w naszym społeczeństwie i myśmy na przykład mówili o swoistej pornografii politycznej, która także nas niepokoi<text:span text:style-name="T1641">.</text:span></text:p>
      <text:p text:style-name="P1642">Byliśmy także w ramach deklaracji politycznej zgodni, że wszystkie podmioty polityczne powinny posiadać prawo do posiadania swoich pism instrumentów informowania,<text:span text:style-name="T1643"><text:s/></text:span>propagowania swoich programów, poglądów, a w tym uzgodniliśmy to bodaj dzisiaj i nie ma rozbieżności bodaj, kwestię prawa do repliki.</text:p>
      <text:p text:style-name="P1644">Na gruncie prawa pras<text:span text:style-name="T1645">o</text:span>wego zwł<text:span text:style-name="T1646">as</text:span>zcz<text:span text:style-name="T1647">a</text:span><text:s/>w odniesieniu do radia i do telewizji idzie to prawa do repliki no wymagałoby właśnie jakiegoś doprecyzowania, czy jakiejś wykładni na użytek chociażby wspólnie przez nas podejmowanego dokumentu<text:span text:style-name="T1648">.</text:span></text:p>
      <text:p text:style-name="P1649">Byliśmy w ramach deklaracji politycznej zgodni, że trzeba myśleć o ładzie w eterze i bylibyśmy ogromnie wdzięczni gdybyście poparli na przykład ideę dość pilnego podjęcia prac nad taką ustawą, a w moim przekonaniu nie obejdzie się w Polsce bez tej ustawy wprowadz<text:span text:style-name="T1650">aj</text:span>ącej ład w eterze<text:span text:style-name="T1651">.</text:span></text:p>
      <text:p text:style-name="P1652">Myślę, że jesteśmy także w ramach deklaracji politycznej zgodni co do potrzeby wypracowania reguł gry fair play, a także byliśmy zgodni co do zasady niekarania za poglądy.</text:p>
      <text:p text:style-name="P1653">W sposób pośpieszny i<text:s/><text:span text:style-name="T1654">w</text:span><text:s/>trakcie dyskusji wypisałem tę częś<text:span text:style-name="T1655">ć</text:span><text:s/>poglądów politycznych i odpo<text:span text:style-name="T1656">lit</text:span>ycznych co do których sądziłem, że osiągnęliśmy dość dużą zbieżność. Pytanie czy jesteśmy w stanie być może, że jestem w błędzie co do owych zbieżnych poglądów je zapisać we wspólnym materiale<text:span text:style-name="T1657">,</text:span><text:s/>czy też skoncentru<text:span text:style-name="T1658">je</text:span>my uwagę na krótkim dokumencie pokazujący<text:span text:style-name="T1659">m</text:span><text:s/>to co jest w konkretach zbieżne, natomiast nasze deklaracje polityczne odłożymy sobie do załącznika.</text:p>
      <text:p text:style-name="P1660">Ja przy okaz<text:span text:style-name="T1661">ji</text:span><text:s/>zacytuję wczor<text:span text:style-name="T1662">aj</text:span>szą wypowiedź pana Aleksandra Paszyńskiego, pracująceg<text:span text:style-name="T1663">o</text:span><text:s/>w inny zespole, reprezentu<text:span text:style-name="T1664">ją</text:span>cego stronę solidarnościowo-opozycyjną, który podobne miał kłopoty jak i my domyślam się w pr<text:span text:style-name="T1665">a</text:span>cy nad dokumentem końcowym i mówi on:<text:s/>„Wbrew pierwotnym oczekiwaniom istotne różnice stanowisk ujawniły się wówczas, gdy trzeba było ogólne poglądy - ogólne poglądy jakich było pełne przez 4 nasze posiedzenia, przekształcić w s<text:span text:style-name="T1666">f</text:span>ormułowania dokumentu, który ma wyrażać nasze wspólne stanowisko. Podkreślam wspólne, bowiem chcemy, aby w maksymalnym stopniu takim ono właśnie było”<text:s/>- mówi Paszyński<text:span text:style-name="T1667">.</text:span><text:s/>„Nie chodzi przecież o manifestacje własnych poglądów i zbieranie tanich pok<text:span text:style-name="T1668">l</text:span>asków, ale o rzeczywisty postęp i poprawę sytuacji mieszkaniowej. Jest to zbyt ważna sprawa, aby poświęcać ją dla doraźnych celów politycznych, czy propagan<text:span text:style-name="T1669">do</text:span>wych”<text:s/>- mówi pan Aleksander Paszyński<text:span text:style-name="T1670">.</text:span></text:p>
      <text:p text:style-name="P1671">No<text:s/><text:span text:style-name="T1672">i</text:span><text:s/>aby nie przedłużać swojego głosu w sporze o metodzie, no to właściwie postawiłbym pytanie, na które jeszcze do obiadu spróbowaliśmy sobie o<text:span text:style-name="T1673">dp</text:span>o<text:span text:style-name="T1674">wi</text:span>edzieć, jaki kształt powinien mieć nasz dokument, czy wi<text:span text:style-name="T1675">ę</text:span>cej w tym dokumencie powinno być tych zbieżnych ocen deklaracji też politycznych, i konkretów, a<text:s/><text:soft-page-break/>mniej tych zapisów rozbieżności, czy te rozbieżności w postaci załączników czy też wprowadzone w dokument określający, będący wspólnym czy też odwrotnie<text:span text:style-name="T1676">,</text:span><text:s/>mniej zbieżnych a więcej i grubszych załączników<text:span text:style-name="T1677">.</text:span></text:p>
      <text:p text:style-name="P1678">Tyle panie przewodniczący z mojej strony<text:span text:style-name="T1679">.</text:span></text:p>
      <text:p text:style-name="P1680"><text:span text:style-name="T1681">Przewodniczący</text:span>:<text:s/></text:p>
      <text:p text:style-name="P1682">Dziękuję bardzo.</text:p>
      <text:p text:style-name="P1683">Tu jedna sprawa tylko wymaga chyba deklarowania, mimo że mówiliśmy już o tym wielokrotnie, stosunek do cenzury, wydawało mi się, że to jest sprawa aż nadto jasna<text:span text:style-name="T1684">.</text:span></text:p>
      <text:p text:style-name="P1685">Otóż sądzimy, że nie ma w ogóle cenzury cywilizowanej bardziej lub mniej<text:span text:style-name="T1686">.</text:span><text:s/>Po prostu jesteśmy przeciwni cenzurze prewencyjnej i następnej, czyli represyjnej. I wyobr<text:span text:style-name="T1687">aż</text:span>alibyśmy sobie - i mam nadzieję, że nie tylko my - sytuację, w której ponosi się odpowiedzialność za słowo pisane czy emitowane w programach telewizyjno-ra<text:span text:style-name="T1688">di</text:span>owych tak jak w k<text:span text:style-name="T1689">a</text:span>żdy<text:span text:style-name="T1690">m</text:span><text:s/>innym przypadku, czyli jeśli słowa naruszają dobra chronione przez prawo wówczas istnieje zawsze możliwość zaskarżenia autora i dochodzenia swoich praw na drodze sądowej.</text:p>
      <text:p text:style-name="P1691">Podkreśl<text:span text:style-name="T1692">al</text:span>iśmy wielokrotnie tut<text:span text:style-name="T1693">aj</text:span>,<text:s/><text:span text:style-name="T1694">ż</text:span>e ten prosty i jasny chyba obraz przyszłości będzie wówczas realnym stanem rzeczy, jeśli w Polsce będziemy mieli do czynienia z niezawisłymi sądami,<text:s/><text:span text:style-name="T1695">c</text:span>zyli sądami, które będą budzić autentyczny szacunek i ich wyroki nie będą powodować ustawicznych kontrowersji, jak to ma miejsce w sprawach politycznych do dzisiaj<text:span text:style-name="T1696">,</text:span><text:s/>stąd oczywiście kierunek zniesienia, który można określi<text:span text:style-name="T1697">ć</text:span><text:s/>jako zniesienie cenzury w przyszłości jest nam bliski, wszelkiej cenzur<text:span text:style-name="T1698">y</text:span>.<text:s/><text:span text:style-name="T1699">T</text:span>ylko to nie jest kwestia jedynie urzędu na Mysiej, to jest sprawa praworządności w kraju.</text:p>
      <text:p text:style-name="P1700">Jeśli chodzi o sprawy bardziej już techniczne, padło pytanie jak ma wyglądać dokument? Czy w tej sprawie są propozycje, pomysły, czy innego typu uzgodnienia?</text:p>
      <text:p text:style-name="P1701"><text:span text:style-name="T1702">Ob. <text:s text:c="22"/></text:span>:</text:p>
      <text:p text:style-name="P1703">Panie przewodniczący ja bym bardzo popierał pańską propozycję zgłoszoną na samym wstępie dzisiejszego posiedzenia, iżby powołać komitet redakcyjny, w składzie po 5 czy 6 osób z każdej strony. Jesteśmy gotowi dzisiaj listę tych autorów do komitetu redakcyjnego przekazać.</text:p>
      <text:p text:style-name="P1704">Wydaje się, że równolegle mogłyby kończyć pracę owe grupki dwie robocze, które jeszcze nie zakończyły swej pracy, a dotyczy to grupki prawnej i grupki zajmu<text:span text:style-name="T1705">ją</text:span>cej się sprawami drugiego obiegu. Równolegle - podkreślam, co by umożliwiało owemu komitetowi redakcyjnemu podjęcie pracy chociażby od dziś, czy od soboty.</text:p>
      <text:p text:style-name="P1706">Pan przewodniczący proponował, aby następne posiedzenie naszego plenarnego zespołu odbyło się w przyszły piątek. Wydaje się, że jest to wystarczająco dużo czasu, aby zakończyły pracę owe dwie grupki, jak również aby komitet redakcyjny, ta komisja redakcyjna - w składzie ustalonym - przedstawiła, czy do czwartku zakończyła pracę nad owym projektem dokumentu końcowego. Ona mogłaby się zastanowić nad jego strukturą, kształtem w trybie roboczym. I ona, myślę, że powinna i mogłaby skonsumować to, co już do tej pory zostało zrobione przy naszym podzespole<text:span text:style-name="T1707">.</text:span><text:s/><text:span text:style-name="T1708">A</text:span><text:s/>więc w postaci różnych pisemnych stanowisk, opracowań, wniosków, jakie już zostały przedstawione. Myślę, o tych materiałach, które choćby dzisiaj zostały zgłoszone. Myślę chociażby o tym materiale, który przedstawiliśmy paniom i panom w ostatnią sobotę.</text:p>
      <text:soft-page-break/>
      <text:p text:style-name="P1709">Tak wyobrażałbym sobie tryb pracy dalszej nad owym dokumentem końcowym. Chociaż przyzna<text:span text:style-name="T1710">ję</text:span>, że jego kształtu i struktury jeszcze w dniu dzisiejszym sobie nie wyobrażam.</text:p>
      <text:p text:style-name="P1711">I jeszcze jedno powinienem w odpowiedzi na wniosek pana Jacka Moskwy. Oczywiście, panie redaktorze, nie weźmie m<text:span text:style-name="T1712">i</text:span><text:s/>pan za złe, jeśli nie będę w stanie dziś detalicznie<text:s/><text:span text:style-name="T1713">od</text:span>po<text:span text:style-name="T1714">w</text:span>iedzieć na to pisemne stanowisko, ponieważ tak jak szanowni państwo czuliście się zaskoczeni w ostatnią sobotę, i słusznie karciliście nas za opóźnienie, tak samo i ta propozycja pisemna spadła na nas w ostatniej chwili<text:span text:style-name="T1715">.<text:s/></text:span>Nie powiem, że jak<text:s/>„grom z jasnego nieba”, ponieważ od dawna mamy świadomość postulatu powołania w Polsce dziennika opozycyjnego<text:s/><text:span text:style-name="T1716">ś</text:span>rodowisk skupionych wokół komitetu obywatelskiego pana Wałęsy i od dawna określiliśmy nasz stosunek w tej sprawie.</text:p>
      <text:p text:style-name="P1717">Natomiast jest tu szereg zapisów, które trzeba będzie bardzo analitycznie przejrzeć. Pan Krzysztof Teodor Toeplitz już co do niektórych z nich wyraził wątpliwości. Ja nie skrywam, że ja również będę miał niemało takich wątpliwości. Na przykład pierwsza z brzegu, czy uruchomienie tego pisma codziennego, niezależnego powinno być warunkiem udziału opozycji w wyborach? Czy tak powinniśmy w naszym zespole stawiać sprawę? Tzn. czy jeżeli nie powstanie to pismo, ten dziennik w ciągu na<text:span text:style-name="T1718">jb</text:span>liższych, ja wiem, 5 - 3 dni, czy tygodnia to znaczy, że zerwane zostaną rozmowy w zespole politycznym?</text:p>
      <text:p text:style-name="P1719">W tej sprawie jesteśmy gotowi udzielić odpowiedź w trybie roboczym, myślę, w ramach pracy owej komisji redakcyjnej. I chcielibyśmy też wyjaśnić, czy ten papier w wysokości 4 - 5 t<text:span text:style-name="T1720">ys</text:span>. ton rocznie to jest dodatkowy papier, poza postulatem pana Krzysztofa Kozłowskiego, czy to jest papier w ramach tego. No i więcej by się tu pytań jeszcze skojarzyło.</text:p>
      <text:p text:style-name="P1721"><text:span text:style-name="T1722">Przewodnicząc</text:span><text:span text:style-name="T1723">y</text:span>:</text:p>
      <text:p text:style-name="P1724">Przepraszam bardzo, tylko w sprawie<text:span text:style-name="T1725">...</text:span><text:s/>Tutaj nieporozumienie polega na tym, że już na<text:s/>„stoliku”<text:s/>politycznym była mowa o rodzaju gazety przedwyborczej, w okresie kampanii wyborczej. Czyli gazety... gazety? Jednodniówek licznych, co parę dni ukazujących się - bo to nawet nie miałoby charakteru ściśle gazety - który umożliwiłby prezentowanie kandydatów przez stronę opozycyjną. I ta gazeta wyborcza opozycyjna chcielibyśmy, żeby przeszła w dziennik informacyjny.</text:p>
      <text:p text:style-name="P1726">Dlatego uważamy, widzimy pewne iunctim między możliwością wydawania gazety wyborczej i później dziennika informacyjnego. Ale to są dwie trochę różne rzeczy, bo oczywiście nikt nie uruchomi dziennika w sensie ścisłym w ciągu kilku tygodni, czy nawet paru miesięcy, to jest za wielkie przedsięwzięcie. Można tylko uruchomić taki biuletyn wyborczy.</text:p>
      <text:p text:style-name="P1727"><text:span text:style-name="T1728">Ob. <text:s text:c="22"/></text:span>:</text:p>
      <text:p text:style-name="P1729">Jeśli można, słówko wyjaśnienia. Celem tego dokumentu po prostu byłoby zwrócenie uwagi na szereg po prostu wymogów praktycznych, bo jak rozumiem zgoda istnienie, natomiast istnieje potrzeba sprecyzowania kalendarza i spełnienia pewnych wymogów praktycznych, niezależnie od świetlanej przyszłości wolnorynkowej jaka nas czeka,<text:s/><text:span text:style-name="T1730">j</text:span>uż teraz.</text:p>
      <text:p text:style-name="P1731">I trzecia sprawa to powiązanie tej sprawy z kwestią wyborów, być może w formie gazety wyborczej, czy przedwyborczej. Oczywiście musiałby to być pewien proces. Natomiast na czym by nam zależało, to na zapisaniu po prostu pewnych konkretnych etapów<text:s/><text:span text:style-name="T1732">i</text:span><text:s/>zobowiązań<text:span text:style-name="T1733">.</text:span><text:s/>Niestety, zobowiązań strony rządowej, że te etapy mogłyby być tak, a nie inaczej realizowane<text:span text:style-name="T1734">.</text:span></text:p>
      <text:p text:style-name="P1735"><text:span text:style-name="T1736">Przewodnicząc</text:span><text:span text:style-name="T1737">y</text:span>:</text:p>
      <text:soft-page-break/>
      <text:p text:style-name="P1738">Przepraszam bardzo, ale muszę bronić praw obywatelskich ministra Jerzego Urbana<text:span text:style-name="T1739">.</text:span><text:s/>Ma głos.</text:p>
      <text:p text:style-name="P1740"><text:span text:style-name="T1741">Minister Jerzy Urban</text:span>:</text:p>
      <text:p text:style-name="P1742">Ja tak tylko do ostatniej wypowiedzi pana Moskwy chcę powiedzieć, że owszem, tylko etapy my widzimy nie tylko w czasie, ale różne etapy polityczne, zależne od rozwoju sytuacji<text:span text:style-name="T1743">.</text:span><text:s/>Czy się pobijemy, czy zaczniemy współżyć, jak to w małżeństwie z niechęcią, ale w jakiś sposób znośny. To tak, przepraszam..<text:span text:style-name="T1744">.</text:span></text:p>
      <text:p text:style-name="P1745">Natomiast moją intencją jest, żeby zaproponować jednak wyposażenie tego zespołu redakcyjnego w jakieś wskazówki metodologiczne, nad czym on właściwie ma pracować, żebyśmy się co do tego dogadali. Bo boję się, że to będzie inaczej kręcenie się w kółko<text:span text:style-name="T1746">.</text:span></text:p>
      <text:p text:style-name="P1747">I ja proponuję, żeby rzeczywiście to był rzeczowy zapis co do czego dogadaliśmy się, z ideologią na moment obecny, jako początek pewnego procesu. Do tego oczywiście można załączać dowolną ilość załączników reprezentu<text:span text:style-name="T1748">ją</text:span>cych ogromną ilość stanowisk. Ale jeżeli nie uda nam się sporządzić dokumentu, który będzie zawierał to, do czego dogadaliśmy się, a czego nikt nie traktu<text:span text:style-name="T1749">je</text:span><text:s/>jako ideał, tylko jako jakiś kompromis odpowiada<text:span text:style-name="T1750">ją</text:span>cy temu etapowi rozwoju i tym sprawom, którymi zajmuje się<text:s/>„okrągły stół”, no to to nie będzie miało, po pierwsze - waloru jakiejś umowy na teraz, bo wszystko będzie podważone jako ohydne. Po drugie - to się rozpłynie w tych rozbieżnościach, których będą nieskończone ilości<text:span text:style-name="T1751">.</text:span><text:s/>Mnie chodzi tu o rzecz czysto praktyczną, bo przecież przed opinią publiczną - jak to podkreślał Krzysztof Toeplitz - i tak wszyscy przecież wyrażają swój punkt widzenia w sposób nieskrępowany żadnym dokumentem<text:span text:style-name="T1752">.</text:span></text:p>
      <text:p text:style-name="P1753">Jednakże my jesteśmy pewnym zespołem roboczym, usługowym, podzespołem usługowym w stosunku do zespołu politycznego, który z tego dorobku ma coś wy<text:span text:style-name="T1754">ją</text:span>ć, jakieś konkretne rzeczy. I potem łącznie z innymi sprawami, porozumień wyborczych, co do ustro<text:span text:style-name="T1755">j</text:span>u państwa i innych, przekazać<text:s/>„okrągłemu stołowi”.</text:p>
      <text:p text:style-name="P1756">Myślę, że nie należy obarczać tego co mamy użytkowo stworzyć balastem dokumentów dla historii, czy jakichś stanowisk generalnych, odrębnych, odmiennych itd., bo to nie jest nasza rola. My nie pracujemy dla historii, ani w świetle jupiterów, tylko mamy się porozumieć tam, gdzie można w rzeczowych sprawach po to, żeby to przekazać instytucjom o wyższych kompetencjach.</text:p>
      <text:p text:style-name="P1757">Ja bym proponował wyposażyć ten zespół redakcyjny w jakieś zalecenia o charakterze dosyć roboczym. I proponuję zarazem, żeby może to omówić i żeby to był jakiś zarys porozumienia wielostronnego, nad czym ten zespół redakcyjny ma pracować. Dziękuję.</text:p>
      <text:p text:style-name="P1758"><text:span text:style-name="T1759">Przewodnicząc</text:span><text:span text:style-name="T1760">y</text:span>:</text:p>
      <text:p text:style-name="P1761">Dzięku<text:span text:style-name="T1762">ję</text:span><text:s/>bardzo. Czy w tej sprawie projektu do projektu dokumentu końcowego, tzn. jak powinien on wyglądać, jaki ma przybrać kształt?</text:p>
      <text:p text:style-name="P1763">Czy ktoś z państwa? Adam Michnik prosi o głos<text:span text:style-name="T1764">.</text:span></text:p>
      <text:p text:style-name="P1765"><text:span text:style-name="T1766">O</text:span><text:span text:style-name="T1767">b</text:span><text:span text:style-name="T1768">.</text:span><text:span text:style-name="T1769"><text:s/>Adam Michnik</text:span>:<text:s/></text:p>
      <text:p text:style-name="P1770">Mnie się wydaje, że myśląc o konstruowaniu takiego dokumentu ja namawiałbym pana ministra Urbana do unikania tej małżeńskiej metafory,<text:s/><text:span text:style-name="T1771">d</text:span>latego że tu zawsze istnieje wtedy niebezpieczeństwo, że jedna strona może myśleć, że nieźle byłoby zostać wdową czy wdowcem. Więc ja myślę, że ten dokument, o którym rozmawiamy on z jednej strony, musi być jakoś myślowo wkomponowany w coś co będzie całościowym dokumentem<text:s/>„okrągłego stołu”<text:s/>jeśli ja rozumiem dob<text:span text:style-name="T1772">rz</text:span>e. W związku z tym bez wątpienia to co zbieżne powinno się znaleź<text:span text:style-name="T1773">ć</text:span><text:s/>i podzielam wypowiedziane tu opinie, że powinno to się znaleźć w takim<text:s/><text:soft-page-break/>kontekście, żeby było oczywiste, że to jest punkt wyjścia do jakiegoś ładu.</text:p>
      <text:p text:style-name="P1774">Tu byłaby uwaga pierwsza. Uwaga druga bardzo myślę byłoby dobrze, żeby tam było jak najwięcej konkretów i jak najmniej stwierdzeń o charakterze ogólnym w rodzaju kultura jest wartością itd., no bo to jakby wiemy, to to może doprowadzić do zamulenia. Więc konkretów jak n<text:span text:style-name="T1775">aj</text:span>więcej<text:span text:style-name="T1776">.</text:span></text:p>
      <text:p text:style-name="P1777">Uwaga trzecia<text:s/><text:span text:style-name="T1778">-</text:span><text:s/>ja podzielam opinię mojego sąsiada prof. Jacka Woźniakowskiego, że trudno sobie wyobrazić taki dokument bez tak czy inaczej<text:s/><text:span text:style-name="T1779">-</text:span><text:s/>można tu wł<text:span text:style-name="T1780">aś</text:span>nie o formie rozmawiać rozumianego protokołu rozbieżności, po prostu dla... mówiąc najprościej - dla uwiarygodnienia tego dokumentu, bez protokołu rozbieżności on jest niewiarygodny i rzecz nie jest w tym czego się obawia pan Toeplitz, że tutaj obie strony zbudują jakiś utopijne wizje świetlanej przyszłości, tylko że rzecz jest w tym, że przynajmniej nasza strona czuje się w obowiązku sformułować jakie sprawy uważa za najbardziej pilne i cele do których w ramach obowiązujących przepisów prawa konstytucyjnego będzie dążyć.</text:p>
      <text:p text:style-name="P1781">To jest taki rodzaj obligu przed opinią publiczną. Przestrzegam przed przywiązywaniem do tego dokumentu nadmiernej wagi<text:span text:style-name="T1782">.</text:span><text:s/>Jest tak jak mówił pan minister i pan prezes, i pan Toeplitz, to zdecyduje życie, proces pewien i jeżeli się zdołamy ten proces uruchomić, a jak rozumiem istnieje w tym kierunku doba wola, to żaden protokół rozbieżności mu nie zaszkodzi.</text:p>
      <text:p text:style-name="P1783">Jeżeli tej dobrej woli po obu stronach nie stanie, bąd<text:span text:style-name="T1784">ź</text:span><text:s/>też nie poradzimy sobie z sytuacją zewnętrzną, to żaden dokument klajstrujący rozbieżności temu nie pomoże<text:s/><text:span text:style-name="T1785">i</text:span><text:s/>proponuję tutaj się trzymać tego z<text:span text:style-name="T1786">d</text:span>roworozsądkowego stanowiska.</text:p>
      <text:p text:style-name="P1787">Uwaga formalna do tego co mówił kolega z naszej delegacji Janek Dworak. Ja tutaj chcę powiedzieć za tę replikę 3-dniową ja się czuję się współodpowiedzialny wczoraj w atmosferze bardzo rzeczowej i poważnej dyskutowaliśmy na podgrupie i wychodząc od proponowanej formuły, że replika winna być bezzwłoczna, ustaliliśmy, wychodząc sobie nawzajem naprzeciw, żeby była nie dłuższa niż 3 dni<text:span text:style-name="T1788">.</text:span><text:s/>To ten kompromis jest, ale mnie się wydaje to jest kompromis do przyjęcia i kompromis, który mówiąc n<text:span text:style-name="T1789">aj</text:span>prościej replikujący jest z<text:span text:style-name="T1790">ai</text:span>n<text:span text:style-name="T1791">tere</text:span>sowa<text:span text:style-name="T1792">n</text:span>y, dlatego że trzy dni jak wskazuje empiria jest to po postu znacznie szybciej niż bez zwłoki<text:span text:style-name="T1793">.</text:span></text:p>
      <text:p text:style-name="P1794">Uwaga ostatnia.<text:s/><text:span text:style-name="T1795">W</text:span><text:s/>tym dokumencie jeżeli on w ogóle ma mie<text:span text:style-name="T1796">ć</text:span><text:s/>jakiś inny sens poza ozdobą musi być sformułowanie jakieś to - to będziemy szukali, gimnastykowali się, ale to z góry sygnalizuję - musi by<text:span text:style-name="T1797">ć</text:span><text:s/>sformułowanie o zaniechaniu represji w stosunku do drugiego obiegu.</text:p>
      <text:p text:style-name="P1798">Jeżeli - takiego sformułowania nie będzie to ten dokument będzie pełnił odwrotną funkcję od tego, której panowie byście sobie mogli życzyć, mianowicie on się stanie tarczą strzelniczą ułatwiającą blokowanie tego procesu, o który nam chodzi.</text:p>
      <text:p text:style-name="P1799">I wreszcie uwaga ostatnia - jeżeli mogę dać wyraz swojemu sta<text:span text:style-name="T1800">n</text:span>owi ducha, to mnie w tych wszystkich rozmowach na podgrupach, mnie najbardziej odpowiada pewien ton tych rozmów, to znaczy ż<text:span text:style-name="T1801">e</text:span><text:s/><text:span text:style-name="T1802">w</text:span><text:s/>pewnym momencie strony jakby przyjmowały robocze założenie dobrej woli, dobrej intencji partnera i wychodziły na szukanie rozwiązań, które by służyły nie wam, nie nam tylko wspólnemu dobru. I chciałbym, żeby redakcja nad tym dokumentem była właśnie taka.</text:p>
      <text:p text:style-name="P1803"><text:span text:style-name="T1804">Przewodniczący</text:span>:</text:p>
      <text:p text:style-name="P1805">Dziękuję panu Michnikowi.</text:p>
      <text:p text:style-name="P1806">Jeżeli nie ma dalszych pytań - pan Tabkowski proszę bardzo.</text:p>
      <text:soft-page-break/>
      <text:p text:style-name="P1807"><text:span text:style-name="T1808">Ob</text:span><text:span text:style-name="T1809">.</text:span><text:span text:style-name="T1810"><text:s/>Sławomir T</text:span><text:span text:style-name="T1811">a</text:span><text:span text:style-name="T1812">bk</text:span><text:span text:style-name="T1813">ow</text:span><text:span text:style-name="T1814">s</text:span><text:span text:style-name="T1815">k</text:span><text:span text:style-name="T1816">i</text:span>:</text:p>
      <text:p text:style-name="P1817">Ja chciałbym mówiąc o tym dokumencie, który mamy przygotować, ch<text:span text:style-name="T1818">c</text:span>iałbym się posłużyć argumentem rozumowania, które przedstawił pan Dworak prze<text:span text:style-name="T1819">d</text:span><text:s/>chwilą, a potem chcę się posłużyć - uważam że taki system rozumowania raczej nam nie powinien towarzyszyć w budowaniu tego dokumentu<text:span text:style-name="T1820">,<text:s/></text:span>który jest przed nami.</text:p>
      <text:p text:style-name="P1821">Z jednej strony pan Dworak zaproponował, aby prawo do repliki było automatyczne w okresie wyborów. Wiadomo, jeśli<text:s/>„Solidarność”<text:s/>czy ktoś inny uznaje, że trzeba replikować to automatycznie, a z drugiej strony rozpoczął pewien wywód mówiący, że jeśli chodzi o tę replikę i to w tym RWE to to nie jest taka sprawa, to trzeba rozważyć, popatrzyć itd. Ja proponuję, ab<text:span text:style-name="T1822">yś</text:span>my przyjęli parytet jeśli możemy prosić, bo proszę państwa taki system rozumowania przypomina taką rzecz, że są równi i równiejsi. To my zdaje się siedzimy również po to, żeby likwidować tego rodzaju systemy rozumowania<text:span text:style-name="T1823">.</text:span><text:s/>To tak nie można<text:span text:style-name="T1824">.</text:span></text:p>
      <text:p text:style-name="P1825">Druga sprawa - proszę państwa dyskutujemy na temat nowelizacji cenzury, z<text:span text:style-name="T1826">ap</text:span>is<text:span text:style-name="T1827">z</text:span>emy to czy tamto, czyli wobec tego mamy zamiar przestrzegać prawa, prawda a z drugiej strony mówimy o tym, żeby wszystkie wydawnictwa drugiego obiegu, cały drugi obieg<text:s/><text:span text:style-name="T1828">a</text:span>lbo inaczej cały obieg nie pierwszy nie był repres<text:span text:style-name="T1829">jo</text:span>nowany, cały - podkreślam drugi obieg bez zastrzeżeń. Tak nie można, w ogóle po co my rozmawiamy o tej cenzurze, właściwie nie bardzo wiadomo. To znaczy ja wiem oczywiście po to, ale ja proponuję również prz<text:span text:style-name="T1830">yj</text:span>ąć pewien rodzaj konsekwencji myślenia w tej sprawie. Wtedy będzie nam po prostu wygodniej i nie będziemy tworzyli takich dla mnie przynajmniej niezwykle niejasnych sytuacji po prostu bądź też bardzo jasnych<text:span text:style-name="T1831">.</text:span></text:p>
      <text:p text:style-name="P1832">Dziękuję<text:span text:style-name="T1833">.</text:span></text:p>
      <text:p text:style-name="P1834"><text:span text:style-name="T1835">P</text:span><text:span text:style-name="T1836">r</text:span><text:span text:style-name="T1837">zewod</text:span><text:span text:style-name="T1838">ni</text:span><text:span text:style-name="T1839">cz</text:span><text:span text:style-name="T1840">ą</text:span><text:span text:style-name="T1841">c</text:span><text:span text:style-name="T1842">y</text:span>:</text:p>
      <text:p text:style-name="P1843">Dziękuję ba<text:span text:style-name="T1844">rdz</text:span>o.</text:p>
      <text:p text:style-name="P1845">Proszę Państwa! Do głosu zapisane formalnie są jeszcze dwie osoby<text:span text:style-name="T1846">.</text:span><text:s/>Z naszej strony pan Boguta, pan Bartosz.<text:s/><text:span text:style-name="T1847">W</text:span>ięc jest godzina druga z minutami<text:span text:style-name="T1848">.</text:span><text:s/>Mamy powołać komisję<text:span text:style-name="T1849"><text:s/></text:span>redakcyjną. Czy kontynuujemy dyskusję, czy nie?</text:p>
      <text:p text:style-name="P1850">Pan współprzewodniczący?</text:p>
      <text:p text:style-name="P1851"><text:span text:style-name="T1852">Ob. Bogdan Jachacz</text:span>:</text:p>
      <text:p text:style-name="P1853">Panie Przewodniczący!</text:p>
      <text:p text:style-name="P1854">Ja sądzę, że chyba dotrwamy przez te 10 minut n<text:span text:style-name="T1855">aj</text:span>wyżej, aby wysłuchać obu panów zgłoszonych<text:span text:style-name="T1856">.</text:span></text:p>
      <text:p text:style-name="P1857"><text:span text:style-name="T1858">Przewodn</text:span><text:span text:style-name="T1859">i</text:span><text:span text:style-name="T1860">czący</text:span>:</text:p>
      <text:p text:style-name="P1861">W takim razie bardzo proszę o krótkie naprawdę wypowiedzi obu pan<text:span text:style-name="T1862">ó</text:span>w, żeby stało się<text:span text:style-name="T1863"><text:s/></text:span>zadość porządkowi dziennemu i potem jeszcze parę słów na temat komisji redakcyjnej.</text:p>
      <text:p text:style-name="P1864">Głos ma pan Grzegorz Boguta.</text:p>
      <text:p text:style-name="P1865"><text:span text:style-name="T1866">Ob. Grzegorz Bogu</text:span><text:span text:style-name="T1867">ta</text:span>:</text:p>
      <text:p text:style-name="P1868"><text:span text:style-name="T1869">J</text:span>a rzeczywiście krótko chciałem kilka uwag rzucić konkretnych,<text:s/><text:span text:style-name="T1870">k</text:span>tóre mogłyby nam się przydać przy opracowywaniu dokumentu końcowego i wołałbym żeby te sprawy n<text:span text:style-name="T1871">a</text:span>m<text:s/>nie umknęły.</text:p>
      <text:p text:style-name="P1872">Ja szalenie serio traktuję to co powiedział na pierwszym naszym spotkaniu minister Urban o kreacjonizmie czyli o tym<text:span text:style-name="T1873">,</text:span><text:s/>że z jednej strony, że ustawa o przedsiębiorczości rzeczywiście stwarza dobre warunki do zakładania nowych przedsiębiorstw między innymi również i wydawnictw, i przedsiębiorstw<text:s/><text:soft-page-break/>kolpo<text:span text:style-name="T1874">rtaż</text:span>owych, i że strona rządowa będzie popierać te starania<text:span text:style-name="T1875">.</text:span></text:p>
      <text:p text:style-name="P1876">Ja bym jednak tutaj chciał pokazać pewną sprzeczność inten<text:span text:style-name="T1877">c</text:span>ji z istniejącą rzeczywistością. Otóż moim zdaniem należy dość ostrej rewizji poddać przepisy podatkowe i celne w tej dziedzinie. I ja bym chciałbym zgłosić pewien taki ogólny postulat, że wszystko to co służy wytwarzaniu kultury - tak szeroko pojętej kultury, powinno spotkać się z pewną szczególną ochroną w związku z przepisami podatkowymi i celnymi.</text:p>
      <text:p text:style-name="P1878">Otóż dwa drobne przykłady. Sprawa sprzętu poligraficznego, Polska nie jest producentem sprzętu poligraficznego. Ceny wolnorynkowe w Polsce są bardzo wysokie. Otóż moim zdaniem konieczne jest zniesienie barier celnych<text:s/><text:span text:style-name="T1879">W</text:span><text:s/>tej chwili opłata celna wynosi 15<text:span text:style-name="T1880">%</text:span><text:s/>od wartości sprowadzanej maszyny z Zachodu. Po drugie kwestia zwolnienia od darowizn tego typu<text:span text:style-name="T1881">.</text:span><text:s/>To jest dość poważny paradoks, w krajach zachodnich można kupić używane maszyny poligra<text:span text:style-name="T1882">fi</text:span>czne bardzo tanio<text:span text:style-name="T1883">,</text:span><text:s/>nawet ceny nie przekraczają kilkuset dolarów podatku, natomiast od darowizn tego typu naliczane są od cen wolnorynkowych w Polsce, a więc od wartości co n<text:span text:style-name="T1884">aj</text:span>mniej kilkunastu milionów złotych i są to darowizny najwyżej opodatkowane.</text:p>
      <text:p text:style-name="P1885">Więc chciałbym zwrócić uwagę na ten jeden aspekt, kwestię zniesienia barier celnych i podatków od daro<text:span text:style-name="T1886">w</text:span>izn od sprzętu poligra<text:span text:style-name="T1887">fi</text:span>cznego.</text:p>
      <text:p text:style-name="P1888">Druga sprawa to jest kwestia zakładania wydawnictw i spółek prasowych. Otóż to wiąże się z podnoszoną tutaj kwestią komer<text:span text:style-name="T1889">cj</text:span>alizacji. Otóż jeżeli można byłoby rozważyć kwestię zwolnień podatkowych dla nowozakładanych wydawnictw i spółek prasowych, no powiedzmy na okres 5 lat i rozważyć sprawę daleko idących ulg podatkowych dla istniejących już wydawnictw, tych państwowych, spółdzielczych czy prywatnych jak to zwał wszystko jedno, dla nowozakładanych wydawnictw jest to sprawa o tyle istotna, że większość z nich startować będzie czy chce startować bez jakiegokolwiek kapitału.</text:p>
      <text:p text:style-name="P1890">I tu wkraczamy w sferę właśnie podnoszoną często - kwestię komer<text:span text:style-name="T1891">cj</text:span>alizac<text:span text:style-name="T1892">ji</text:span>. Otóż i tu jest ogólniejsza uwaga, że jeżeli mielibyśmy do czynienia z takimi ulgami wówczas wydawnictwa uniknęłyby zapewne publikowania książek poczytnych, ale wątpliwej wartości dobrze sprzedawanych, zaś drukar<text:span text:style-name="T1893">n</text:span>ie zamiast zarabiać na druku metek, naklejek czy dyplomów uznania dla MSW i wielu innych bogatych instytucji<text:span text:style-name="T1894">,</text:span><text:s/>mogłyby po prostu zarabiać na druku książek i pism istotnych dla kultury polskiej.</text:p>
      <text:p text:style-name="P1895">Dziękuję.</text:p>
      <text:p text:style-name="P1896"><text:span text:style-name="T1897">Ob</text:span><text:span text:style-name="T1898">.</text:span><text:span text:style-name="T1899"><text:s/>Bogdan Jachacz</text:span>:</text:p>
      <text:p text:style-name="P1900">Spotkałem akurat<text:s/><text:span text:style-name="T1901">w</text:span><text:s/>gazecie<text:s/><text:span text:style-name="T1902">„</text:span>Sprawy i ludzie”<text:s/>redagowanej przez następnego mówcę wypowiedź pana Lecha Wałęsy, która się niemal wprost odnosi do wypowiedzi pana Boguty<text:span text:style-name="T1903">.<text:s/></text:span>Czy koresponduje z jego wypowiedzią, mianowicie pytanie brzmiało:<text:s/>„Społeczeństwo nie jest poinformowane jak odebrać środki masowego przekazu stalinowcom”<text:span text:style-name="T1904">.</text:span><text:s/>Odpowiedź pana Wałęsy brzmiała tak:<text:s/>„Prawda jest taka, że dzisiaj mamy więcej tytułów i maszyn niż strona rządowa<text:span text:style-name="T1905">.</text:span><text:s/>Oczywiście odpowiednie rozmowy na ten temat trwają”.</text:p>
      <text:p text:style-name="P1906">Ale trzeba się - dla nas ważna jest kwestia teraz kwestia telewizji. Ale trzeba się zastanowić, czy ub<text:span text:style-name="T1907">ij</text:span>emy interes z telewizją, czy nie lepiej byłoby załatwić własnego satelitę, kupimy satelitę itd.</text:p>
      <text:p text:style-name="P1908">Tutaj głównie mi chodzi o ten aspekt majątkowy, gdyż nie po raz pierwszy przewodniczący<text:s/><text:span text:style-name="T1909">„</text:span>So<text:span text:style-name="T1910">lid</text:span>arn<text:span text:style-name="T1911">ości</text:span><text:span text:style-name="T1912">”</text:span><text:span text:style-name="T1913"><text:s/></text:span>deklaruje dość duży potencjał jak rozumiem poligraficzny itd. Nie mówię o finansowym, w każdym razie poligraficzny w postaci sprzętu, zaplecza itd. No, a pan Boguta postawił szereg nowych kwestii w kontekście tych spółek i wydawnictw, które jeszcze nie istnieją, one może istnieją, nie wiem, a chciałyby istnieć, czy chciałyby powstawać. To jest tworzenie nowej sytuacji w pewnym sensie,<text:s/><text:soft-page-break/>merytorycznie nowej sytuacji i stąd moje pytanie jak czytać wypowiedź pana Wałęsy dotyczącą jak gdyby tych spraw?</text:p>
      <text:p text:style-name="P1914"><text:span text:style-name="T1915">Ob</text:span><text:span text:style-name="T1916">. Bartosz</text:span>:</text:p>
      <text:p text:style-name="P1917">Pros<text:span text:style-name="T1918">z</text:span>ę państwa - przepraszam to nie jest związane z komunikatem i z redakcją dokumentu końcowego, ale ma się do tego w linii prostej, mianowicie idzie mi o to, o co już apelował pan Krzysztof Toeplitz. Mianowicie o kulturę współżycia między kolegami, koleżankami dziennikarzami, o różnej orientacji politycznej światopoglądowej itd<text:span text:style-name="T1919">.</text:span><text:s/>Idzie mi mianowicie o wypraktykowanie wszędzie także poza stolicą, także poza konferencją prasową ministra Urbana, gdzie jak wiadomo koledzy dziennikarze z ośrodka prasowego Lecha Wałęsy są równoprawnymi członkami, idzie mi po prostu o możliwoś<text:span text:style-name="T1920">ć</text:span><text:s/>roboczych koleżeńskich kontaktów tego typu, żeby nie trzeba było pisa<text:span text:style-name="T1921">ć</text:span><text:s/>podań na przykład do biura prasowego wizyty Lecha Wałęsy we Wrocławiu, podań ma być podanie, żeby nie była dowolność w dopuszczaniu, żeby nie było decyzji, że tego dopuszczamy, tamtego nie dopuszczamy, bo jeżeli jesteśmy demokraci, to bądźmy demokratami<text:span text:style-name="T1922">.</text:span></text:p>
      <text:p text:style-name="P1923">Chodzi o to, żeby nie było takich wypadkach jak niedopuszczanie również telewizji wrocławskiej na przykład ostatnio na wiecu politechniki. A więc<text:s/>mój<text:s/>głos jest apelem do państwa, żeby na tych, na których macie realny wpływ, bo wyobrażam sobie, że nie na wszystkich możecie, ani na Morawieckiego, ani na Gwiazdę, ale na tych na których macie realny wpływ, żeby powiedzieć, że z kolegam<text:span text:style-name="T1924">i</text:span><text:s/>z pierwszego czy z innego jak tam naz<text:span text:style-name="T1925">wi</text:span>ecie - reżimowa prasa, czy pierwszy obieg to nie o to chodzi, żeby<text:s/><text:span text:style-name="T1926">pr</text:span>óbow<text:span text:style-name="T1927">a</text:span>li współżyć, tak jak my tutaj w sensie takim ogólnym teore<text:span text:style-name="T1928">t</text:span>ycznym i bardzo potrzebnym, ale w jakiejś<text:s/><text:span text:style-name="T1929">at</text:span>mos<text:span text:style-name="T1930">fe</text:span>rze wielkiej kultury, żeby to się zaczęło dziać także poza Warszawą.</text:p>
      <text:p text:style-name="P1931">Rozumiemy wszelkie urazy, wszelkie zaszłości i potrafimy nad wieloma sprawami, których nam się tutaj przy tym stole na pewno by się nie podobały, przejść do porządku, przełknąć niejedno, ale żeby skoro mowa jest w naszym współdziałaniu w gruncie rz<text:span text:style-name="T1932">e</text:span>czy w trakcie kampanii o konkurencyjnym współdziałaniu w trakcie kampan<text:span text:style-name="T1933">i</text:span>i wyborczej, żeby po prostu zapanowały - użyję tutaj określenia<text:s/>„europejskie zwyczaje”<text:s/>i to jest mój apel, jak gdyby drobny przyczynek do tego, że współżycie nasze również w prasie, również między kolegami dziennikarzami musi nabrać pewnej cechy normalności przy wszystkich różnicach, takich czy innych.</text:p>
      <text:p text:style-name="P1934">I dziękuję za wysłuchanie tego apelu.</text:p>
      <text:p text:style-name="P1935"><text:span text:style-name="T1936">Przewodniczący</text:span>:</text:p>
      <text:p text:style-name="P1937">Dziękuj<text:span text:style-name="T1938">ę</text:span><text:s/>bardzo<text:span text:style-name="T1939">.</text:span><text:s/>Jestem upoważniony do stwierdzenia, że tego rodzaju bariery nie neguję ich istnienia w różnych ośrodkach, ale nie tylko są sprzeczne z tym co chcielibyśmy, żeby istniało<text:s/><text:span text:style-name="T1940">i</text:span><text:s/>zapanowało w Polsce, jak również biuro prasowe Lecha Wałęsy deklaruje, że nie ma żadnych przeszkód w udziale prasy pierwszego obiegu, oficjalnej czy jak pan - czy niezależnej partyjnej niezależnej w imprezach tego typu, jakie pan wymienił. Bardzo byłoby mi przykro gdyby takie przypadki się zdarzały.</text:p>
      <text:p text:style-name="P1941">Proszę Państw<text:span text:style-name="T1942">a</text:span>! Lista mówców została wyczerpana, obiad czeka. Wobec czego tylko co do naszej przyszłości najbliższej. Powołujemy jak rozumiem komisję redakcyjną dwustronną, ja pozwolę sobie może odczytać natychmiast z naszej strony, żeby nikt tu nie był niczym zaskoczony. Komisja zbierze się, może zebrać się już w najbliższych dniach, a w każdym razie powinna obradować we własnych gronach, a może spotkać się również w zestawie<text:s/><text:span text:style-name="T1943">d</text:span>wustronnym to jest do czwartku powinny być przygotowane jakieś<text:s/><text:soft-page-break/>materiały, żebyśmy zasiedli w czwartek, rozumiem przed południem czy po południu? Przed południem już z udziałem obu współprzewodniczących i przygotowali na piątek coś co będzie miało<text:s/>„ręce<text:s/><text:span text:style-name="T1944">i</text:span><text:s/>nogi”.</text:p>
      <text:p text:style-name="P1945">Jeśli chodzi o naszą stronę komisji redakcyjnej prosiłbym o kontakt poprzez asystentkę naszego stołu z panem Maciejem Iłowieckim, który będzie przygotowywał, no bo ja muszę jednak wrócić i coś porobić w Krakowie, ponadto trzy osoby, które brały udział w grupkach,<text:s/>to nie jest pejoratywne określenie,<text:s/>pan Ambroziak, przepraszam za kolejność, pani Jankowska, pan Kofman, ponadto Marcin Król i Adam Michnik.</text:p>
      <text:p text:style-name="P1946">To jest ta nasza propozycja będziemy wdzięczni również za wkład strony koalicyjno-rządowej. I cóż rozumiem, że do czwartku pomyślimy nad tym jak ten dokument myślę, że w czterech, pi<text:span text:style-name="T1947">ę</text:span>ciu rozdziałach możliwie zwięzłych ujęty, z tym że rozumiem, że pierwszy rozdział byłyby to cele i drogi prowadzące do nowego ładu informacyjnego, czyli te założenia docelowe<text:span text:style-name="T1948">.</text:span><text:s/>Drugi rozdział tak sobie wyobrażam obejmowałby sprawy prawne, prawo prasowe i ustawę o cenzurze<text:span text:style-name="T1949">,</text:span><text:s/>trzeci prasa związkowa, niezależna, problemy papieru;<text:s/>czwarty - radio-telewi<text:span text:style-name="T1950">zj</text:span>a, piąty - drugi obieg.</text:p>
      <text:p text:style-name="P1951">W każdym z tych rozdziałów widziałbym na początek naprawdę, chcielibyśmy wyeksponować to do czegośmy doszli wspólnie, w ramach tego tematu uzgodniono to a to, ale równocześnie strona jedna stwierdza, że jest to mały krok do przodu bądź w bok, natomiast należałoby i tutaj przerzucić do załączników, czy wmontować to niech się komisja redakcyjna<text:s/><text:span text:style-name="T1952">j</text:span>uż nad się tym pogłowi i pomyśli<text:span text:style-name="T1953">.<text:s/></text:span>To będzie zależało choćby od rozmiarów tego tekstu, nie może być tekst całkowicie karykaturalnie jakoś wykrzywiony w kierunku ró<text:span text:style-name="T1954">w</text:span>nych dygresji, wstawek i odnośników.</text:p>
      <text:p text:style-name="P1955"><text:span text:style-name="T1956">Ob</text:span><text:span text:style-name="T1957">.</text:span><text:span text:style-name="T1958"><text:s/>Bogdan Jachacz</text:span>:</text:p>
      <text:p text:style-name="P1959"><text:span text:style-name="T1960">W</text:span><text:s/>pełni zgadzam się panie przewodniczący. Tak że i w pewnym sensie do struktury propono<text:span text:style-name="T1961">w</text:span>ane<text:span text:style-name="T1962">g</text:span>o dokumentu, czy proponowanej s<text:span text:style-name="T1963">tr</text:span>uk<text:span text:style-name="T1964">t</text:span>ury dokumentu. Oczywiście można by tutaj jeszcze podjąć dyskusję czy ten rozdział piąty nie mógłby się - nie dałby się ożenić ze<text:s/>„stolikiem”<text:s/>trzecim, dotyczącym prasy związkowej, papieru itd<text:span text:style-name="T1965">.</text:span></text:p>
      <text:p text:style-name="P1966"><text:span text:style-name="T1967">Ob</text:span><text:span text:style-name="T1968">.</text:span><text:span text:style-name="T1969"><text:s/>Jerzy Urban</text:span>:</text:p>
      <text:p text:style-name="P1970">Bo to tak tworzy się wrażenie, jakby budowana została prasa legalna i nielegalna reprezentująca<text:span text:style-name="T1971"><text:s/></text:span>niezależne siły polityczne.</text:p>
      <text:p text:style-name="P1972"><text:span text:style-name="T1973">Ob. Bogdan Jachacz</text:span>:</text:p>
      <text:p text:style-name="P1974">Ale to jest przedmiot, którym się jak rozumiem zajmie komitet redakcyjny, żeby...</text:p>
      <text:p text:style-name="P1975">Chciałbym zaproponować z naszej strony do tego zespołu pana Krzysztofa Teodora Toeplitza, pana Protakiewicza, pana Brodzkiego, pana Leśniaka, a więc cztery osoby, miałbym jeszcze dwa miejsca. Ja rozumiem, że ta zasada nie wykluczałaby możliwości udziału w pracy jakichś doradców czy ekspertów, co do których jeszcze porozumiałbym się panie przewodnicz<text:span text:style-name="T1976">ą</text:span>cy z moimi kolegami z koalicji, myślę o OPZZ, ZSL, SD itd. i postaralibyśmy się zgłosić przez swojego asystenta komplet naszego składu, zgłosimy panu Maciejowi Iłowieckiemu, natomiast je<text:span text:style-name="T1977">ś</text:span>li można na zakończenie jeszcze coś zaproponować. Uważam, że warto by, aby ta komisja redakcyjna podjęła już w poniedziałe<text:span text:style-name="T1978">k</text:span><text:s/>pracę.</text:p>
      <text:p text:style-name="P1979">Słowem przekażemy panu Maciejowi Iłowieckiemu skład naszej grupy do komitetu redakcyjnego wraz z szefem jak gdyby. To uł<text:span text:style-name="T1980">atwi</text:span><text:s/><text:span text:style-name="T1981">wzaj</text:span>emne - obu panów - kontakty.</text:p>
      <text:p text:style-name="P1982"><text:span text:style-name="T1983">P</text:span><text:span text:style-name="T1984">r</text:span><text:span text:style-name="T1985">zewod</text:span><text:span text:style-name="T1986">ni</text:span><text:span text:style-name="T1987">cz</text:span><text:span text:style-name="T1988">ą</text:span><text:span text:style-name="T1989">c</text:span><text:span text:style-name="T1990">y</text:span>:</text:p>
      <text:p text:style-name="P1991">J<text:span text:style-name="T1992">a</text:span><text:s/>sadziłbym, że w poniedziałek gdyby udało się grupom małym skończyć pracę, a we wtorek<text:s/><text:soft-page-break/>przystąpiłaby komisja, no to byłoby chyba prawidłowo. Żeby nie w ciemno montować ten dokument końcowy, tylko w oparciu już o wyniki wszystkich grup roboczych.</text:p>
      <text:p text:style-name="P1993">Z tym, że my pewne tematy jeszcze sobie dogadamy w czwartek między innymi papierowe, jak będziemy<text:s/><text:span text:style-name="T1994">j</text:span>uż montow<text:span text:style-name="T1995">ać.</text:span></text:p>
      <text:p text:style-name="P1996"><text:span text:style-name="T1997">O</text:span><text:s/>której godzinie w czwartek? 10<text:span text:style-name="T1998">.</text:span>00, czyli komisja redakcyjna w komplecie wraz ze współprzewodniczącymi spotyka się w czwartek w tym budynku o godzinie 10<text:span text:style-name="T1999">.</text:span>00</text:p>
      <text:p text:style-name="P2000"><text:span text:style-name="T2001">Ob. Jerzy Urban</text:span>:</text:p>
      <text:p text:style-name="P2002">Jeśli są problemy lokalowe, to ja mam drugi budynek rz<text:span text:style-name="T2003">ą</text:span>dowy do dyspozyc<text:span text:style-name="T2004">ji</text:span>, gdzie są liczne sale i salony.</text:p>
      <text:p text:style-name="P2005"><text:span text:style-name="T2006">P</text:span><text:span text:style-name="T2007">r</text:span><text:span text:style-name="T2008">zewod</text:span><text:span text:style-name="T2009">ni</text:span><text:span text:style-name="T2010">cz</text:span><text:span text:style-name="T2011">ą</text:span><text:span text:style-name="T2012">c</text:span><text:span text:style-name="T2013">y</text:span>:</text:p>
      <text:p text:style-name="P2014">Czy<text:span text:style-name="T2015">li</text:span><text:s/>komisja redakcyjna w komplecie wraz ze współprzewodniczącymi spotyka się w czwartek w tym budynku o godzinie 10.00.</text:p>
      <text:p text:style-name="P2016">Chciałem podziękować pańs<text:span text:style-name="T2017">t</text:span>wu za udział i za może dość wyczerpujące tym razem obrady, ale chyba niezbęd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6:00Z</meta:creation-date>
    <dc:date>2023-10-30T19:36:00Z</dc:date>
    <meta:template xlink:href="Normal.dotm" xlink:type="simple"/>
    <meta:editing-cycles>2</meta:editing-cycles>
    <meta:editing-duration>PT0S</meta:editing-duration>
    <meta:document-statistic meta:page-count="47" meta:paragraph-count="297" meta:word-count="21302" meta:character-count="148823" meta:row-count="1065" meta:non-whitespace-character-count="127818"/>
  </office:meta>
</office:document-meta>
</file>